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  <style:text-properties fo:language="ru" fo:country="RU" officeooo:rsid="035c8b38" officeooo:paragraph-rsid="035c8b38"/>
    </style:style>
    <style:style style:name="P2" style:family="paragraph" style:parent-style-name="Heading_20_2">
      <style:paragraph-properties fo:line-height="100%"/>
      <style:text-properties fo:font-style="italic" officeooo:rsid="023e49aa" officeooo:paragraph-rsid="023e49aa" style:font-style-asian="italic" style:font-style-complex="italic"/>
    </style:style>
    <style:style style:name="P3" style:family="paragraph" style:parent-style-name="Footnote">
      <style:text-properties officeooo:paragraph-rsid="02ef077d"/>
    </style:style>
    <style:style style:name="P4" style:family="paragraph" style:parent-style-name="Footnote">
      <style:text-properties officeooo:rsid="0086a653" officeooo:paragraph-rsid="00cef838"/>
    </style:style>
    <style:style style:name="P5" style:family="paragraph" style:parent-style-name="Footnote">
      <style:text-properties officeooo:rsid="0086a653" officeooo:paragraph-rsid="0086a653"/>
    </style:style>
    <style:style style:name="P6" style:family="paragraph" style:parent-style-name="Text_20_body">
      <style:text-properties officeooo:paragraph-rsid="03363bec"/>
    </style:style>
    <style:style style:name="P7" style:family="paragraph" style:parent-style-name="Footnote">
      <style:text-properties officeooo:rsid="0286ee77" officeooo:paragraph-rsid="0286ee77"/>
    </style:style>
    <style:style style:name="P8" style:family="paragraph" style:parent-style-name="Text_20_body">
      <style:text-properties officeooo:paragraph-rsid="0337a0f4"/>
    </style:style>
    <style:style style:name="P9" style:family="paragraph" style:parent-style-name="Footnote">
      <style:text-properties officeooo:rsid="00961537" officeooo:paragraph-rsid="00b6aa84"/>
    </style:style>
    <style:style style:name="P10" style:family="paragraph" style:parent-style-name="Text_20_body">
      <style:text-properties officeooo:paragraph-rsid="033ae064"/>
    </style:style>
    <style:style style:name="P1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00%" fo:text-indent="0in" style:auto-text-indent="false" style:page-number="auto" fo:background-color="transparent"/>
      <style:text-properties fo:language="ru" fo:country="RU" fo:font-weight="bold" officeooo:rsid="005aec1e" officeooo:paragraph-rsid="0184f5f0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00%" fo:text-indent="0in" style:auto-text-indent="false" fo:background-color="transparent"/>
      <style:text-properties fo:language="ru" fo:country="RU" officeooo:rsid="005aec1e" officeooo:paragraph-rsid="0184f5f0"/>
    </style:style>
    <style:style style:name="P13" style:family="paragraph" style:parent-style-name="Text_20_body">
      <style:text-properties officeooo:paragraph-rsid="0360b56d"/>
    </style:style>
    <style:style style:name="P14" style:family="paragraph" style:parent-style-name="Text_20_body">
      <style:text-properties officeooo:paragraph-rsid="033b5dac"/>
    </style:style>
    <style:style style:name="P15" style:family="paragraph" style:parent-style-name="Text_20_body">
      <style:text-properties officeooo:paragraph-rsid="033c8442"/>
    </style:style>
    <style:style style:name="P16" style:family="paragraph" style:parent-style-name="Footnote">
      <style:text-properties officeooo:rsid="0299cf28" officeooo:paragraph-rsid="0299cf28"/>
    </style:style>
    <style:style style:name="P17" style:family="paragraph" style:parent-style-name="Footnote">
      <style:text-properties officeooo:rsid="00c42f19" officeooo:paragraph-rsid="00c42f19"/>
    </style:style>
    <style:style style:name="P18" style:family="paragraph" style:parent-style-name="Text_20_body">
      <style:text-properties officeooo:paragraph-rsid="033fa086"/>
    </style:style>
    <style:style style:name="P19" style:family="paragraph" style:parent-style-name="Footnote">
      <style:text-properties officeooo:paragraph-rsid="00e5157e"/>
    </style:style>
    <style:style style:name="P20" style:family="paragraph" style:parent-style-name="Text_20_body">
      <style:text-properties officeooo:paragraph-rsid="033fd4e6"/>
    </style:style>
    <style:style style:name="P21" style:family="paragraph" style:parent-style-name="Text_20_body">
      <style:text-properties officeooo:paragraph-rsid="0341d9b5"/>
    </style:style>
    <style:style style:name="P22" style:family="paragraph" style:parent-style-name="Footnote">
      <style:text-properties officeooo:rsid="0086f631" officeooo:paragraph-rsid="00873dd5"/>
    </style:style>
    <style:style style:name="P23" style:family="paragraph" style:parent-style-name="Text_20_body">
      <style:text-properties fo:language="ru" fo:country="RU" officeooo:rsid="007a1eb7" fo:background-color="transparent"/>
    </style:style>
    <style:style style:name="P24" style:family="paragraph" style:parent-style-name="Text_20_body">
      <style:text-properties officeooo:paragraph-rsid="03438b4c"/>
    </style:style>
    <style:style style:name="P25" style:family="paragraph" style:parent-style-name="Text_20_body">
      <style:text-properties officeooo:paragraph-rsid="0362e92c"/>
    </style:style>
    <style:style style:name="P26" style:family="paragraph" style:parent-style-name="Text_20_body">
      <style:text-properties officeooo:paragraph-rsid="03566cf4"/>
    </style:style>
    <style:style style:name="P27" style:family="paragraph" style:parent-style-name="Footnote">
      <style:text-properties officeooo:rsid="0095cb55" officeooo:paragraph-rsid="0285d29c"/>
    </style:style>
    <style:style style:name="P28" style:family="paragraph" style:parent-style-name="Footnote">
      <style:text-properties officeooo:rsid="009683a6" officeooo:paragraph-rsid="009683a6"/>
    </style:style>
    <style:style style:name="P29" style:family="paragraph" style:parent-style-name="Footnote">
      <style:text-properties officeooo:rsid="0095cb55" officeooo:paragraph-rsid="0096aecb"/>
    </style:style>
    <style:style style:name="P30" style:family="paragraph" style:parent-style-name="Text_20_body">
      <style:text-properties officeooo:paragraph-rsid="03660bf1"/>
    </style:style>
    <style:style style:name="P31" style:family="paragraph" style:parent-style-name="Footnote">
      <style:text-properties officeooo:rsid="00a74a46" officeooo:paragraph-rsid="00a74a46"/>
    </style:style>
    <style:style style:name="P32" style:family="paragraph" style:parent-style-name="Footnote">
      <style:text-properties officeooo:paragraph-rsid="009df707"/>
    </style:style>
    <style:style style:name="P33" style:family="paragraph" style:parent-style-name="Footnote">
      <style:text-properties officeooo:rsid="00a5465d" officeooo:paragraph-rsid="00a5465d"/>
    </style:style>
    <style:style style:name="P34" style:family="paragraph" style:parent-style-name="Footnote">
      <style:text-properties officeooo:rsid="00a5465d" officeooo:paragraph-rsid="00a6cb69"/>
    </style:style>
    <style:style style:name="P35" style:family="paragraph" style:parent-style-name="Footnote">
      <style:text-properties officeooo:paragraph-rsid="00a7d6fa"/>
    </style:style>
    <style:style style:name="P36" style:family="paragraph" style:parent-style-name="Footnote">
      <style:text-properties fo:language="ru" fo:country="RU" officeooo:rsid="00a65a53" officeooo:paragraph-rsid="0364b3db"/>
    </style:style>
    <style:style style:name="P37" style:family="paragraph" style:parent-style-name="Footnote">
      <style:text-properties officeooo:rsid="00a6cb69" officeooo:paragraph-rsid="00a6cb69"/>
    </style:style>
    <style:style style:name="P38" style:family="paragraph" style:parent-style-name="Footnote">
      <style:text-properties officeooo:rsid="00a2e450" officeooo:paragraph-rsid="00a2e450"/>
    </style:style>
    <style:style style:name="P39" style:family="paragraph" style:parent-style-name="Text_20_body">
      <style:text-properties officeooo:paragraph-rsid="0364b3db"/>
    </style:style>
    <style:style style:name="P40" style:family="paragraph" style:parent-style-name="Footnote">
      <style:text-properties officeooo:rsid="00cc664c" officeooo:paragraph-rsid="00cc664c"/>
    </style:style>
    <style:style style:name="P41" style:family="paragraph" style:parent-style-name="Footnote">
      <style:text-properties officeooo:rsid="00bb6bf2" officeooo:paragraph-rsid="00bb6bf2"/>
    </style:style>
    <style:style style:name="P42" style:family="paragraph" style:parent-style-name="Heading_20_2">
      <style:paragraph-properties fo:line-height="100%"/>
      <style:text-properties officeooo:paragraph-rsid="023e49aa"/>
    </style:style>
    <style:style style:name="P43" style:family="paragraph" style:parent-style-name="Footnote">
      <style:text-properties officeooo:paragraph-rsid="00dff9db"/>
    </style:style>
    <style:style style:name="P44" style:family="paragraph" style:parent-style-name="Text_20_body">
      <style:text-properties officeooo:paragraph-rsid="03657c68"/>
    </style:style>
    <style:style style:name="P45" style:family="paragraph" style:parent-style-name="Footnote">
      <style:text-properties officeooo:rsid="01318900" officeooo:paragraph-rsid="017add70"/>
    </style:style>
    <style:style style:name="P46" style:family="paragraph" style:parent-style-name="Footnote">
      <style:text-properties officeooo:paragraph-rsid="017add70"/>
    </style:style>
    <style:style style:name="P47" style:family="paragraph" style:parent-style-name="Footnote">
      <style:text-properties officeooo:rsid="01360d6d" officeooo:paragraph-rsid="017add70"/>
    </style:style>
    <style:style style:name="P48" style:family="paragraph" style:parent-style-name="Footnote">
      <style:text-properties officeooo:rsid="0149e8d3" officeooo:paragraph-rsid="0149e8d3"/>
    </style:style>
    <style:style style:name="P49" style:family="paragraph" style:parent-style-name="Footnote">
      <style:text-properties officeooo:rsid="02480061" officeooo:paragraph-rsid="02480061"/>
    </style:style>
    <style:style style:name="P50" style:family="paragraph" style:parent-style-name="Footnote">
      <style:text-properties officeooo:rsid="0179e6b8" officeooo:paragraph-rsid="017a099c"/>
    </style:style>
    <style:style style:name="P51" style:family="paragraph" style:parent-style-name="Text_20_body">
      <style:text-properties officeooo:paragraph-rsid="036841fe"/>
    </style:style>
    <style:style style:name="P52" style:family="paragraph" style:parent-style-name="Footnote">
      <style:text-properties officeooo:paragraph-rsid="01c0585d"/>
    </style:style>
    <style:style style:name="P53" style:family="paragraph" style:parent-style-name="Text_20_body">
      <style:text-properties officeooo:paragraph-rsid="034f008c"/>
    </style:style>
    <style:style style:name="P54" style:family="paragraph" style:parent-style-name="Text_20_body" style:list-style-name="L1"/>
    <style:style style:name="P55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00%" fo:text-indent="0in" style:auto-text-indent="false" style:page-number="auto" fo:background-color="transparent"/>
      <style:text-properties officeooo:paragraph-rsid="01fc17bf"/>
    </style:style>
    <style:style style:name="P56" style:family="paragraph" style:parent-style-name="Heading_20_2">
      <style:paragraph-properties fo:line-height="100%"/>
      <style:text-properties officeooo:paragraph-rsid="03049d04"/>
    </style:style>
    <style:style style:name="P57" style:family="paragraph" style:parent-style-name="Text_20_body">
      <style:text-properties officeooo:paragraph-rsid="036a1114"/>
    </style:style>
    <style:style style:name="P58" style:family="paragraph" style:parent-style-name="Footnote">
      <style:text-properties officeooo:paragraph-rsid="029cf1db"/>
    </style:style>
    <style:style style:name="P59" style:family="paragraph" style:parent-style-name="Footnote">
      <style:text-properties fo:language="ru" fo:country="RU" officeooo:rsid="0239fcc8" officeooo:paragraph-rsid="0239fcc8"/>
    </style:style>
    <style:style style:name="P60" style:family="paragraph" style:parent-style-name="Footnote">
      <style:text-properties fo:language="en" fo:country="US" officeooo:rsid="023a2916" officeooo:paragraph-rsid="02443121"/>
    </style:style>
    <style:style style:name="P61" style:family="paragraph" style:parent-style-name="Footnote">
      <style:text-properties fo:language="ru" fo:country="RU" officeooo:rsid="02bbe9d7" officeooo:paragraph-rsid="02bbe9d7"/>
    </style:style>
    <style:style style:name="P62" style:family="paragraph" style:parent-style-name="Text_20_body">
      <style:text-properties officeooo:paragraph-rsid="036e46ae"/>
    </style:style>
    <style:style style:name="P63" style:family="paragraph" style:parent-style-name="Footnote">
      <style:text-properties officeooo:rsid="031ec9b3" officeooo:paragraph-rsid="031ec9b3"/>
    </style:style>
    <style:style style:name="P64" style:family="paragraph" style:parent-style-name="Text_20_body">
      <style:text-properties officeooo:paragraph-rsid="03717d82"/>
    </style:style>
    <style:style style:name="P65" style:family="paragraph" style:parent-style-name="Footnote">
      <style:text-properties officeooo:rsid="031debf5" officeooo:paragraph-rsid="0321fccd"/>
    </style:style>
    <style:style style:name="P66" style:family="paragraph" style:parent-style-name="Text_20_body">
      <style:text-properties officeooo:paragraph-rsid="037a46cd"/>
    </style:style>
    <style:style style:name="P67" style:family="paragraph" style:parent-style-name="Text_20_body">
      <style:text-properties officeooo:paragraph-rsid="0372736a"/>
    </style:style>
    <style:style style:name="P68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officeooo:rsid="03744b0c"/>
    </style:style>
    <style:style style:name="T2" style:family="text">
      <style:text-properties fo:language="ru" fo:country="RU" officeooo:rsid="0011531c"/>
    </style:style>
    <style:style style:name="T3" style:family="text">
      <style:text-properties fo:language="ru" fo:country="RU" officeooo:rsid="02ef077d"/>
    </style:style>
    <style:style style:name="T4" style:family="text">
      <style:text-properties fo:language="ru" fo:country="RU" officeooo:rsid="0017b143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officeooo:rsid="00cef838" style:font-style-asian="normal" style:font-weight-asian="normal" style:font-style-complex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292bb"/>
    </style:style>
    <style:style style:name="T9" style:family="text">
      <style:text-properties fo:language="ru" fo:country="RU" officeooo:rsid="00146a47"/>
    </style:style>
    <style:style style:name="T10" style:family="text">
      <style:text-properties fo:language="ru" fo:country="RU" officeooo:rsid="0021a987"/>
    </style:style>
    <style:style style:name="T11" style:family="text">
      <style:text-properties fo:language="ru" fo:country="RU" officeooo:rsid="0033561b"/>
    </style:style>
    <style:style style:name="T12" style:family="text">
      <style:text-properties fo:language="ru" fo:country="RU" officeooo:rsid="003bae0b"/>
    </style:style>
    <style:style style:name="T13" style:family="text">
      <style:text-properties fo:language="ru" fo:country="RU" officeooo:rsid="001420d2"/>
    </style:style>
    <style:style style:name="T14" style:family="text">
      <style:text-properties fo:language="ru" fo:country="RU" officeooo:rsid="004c0bef"/>
    </style:style>
    <style:style style:name="T15" style:family="text">
      <style:text-properties fo:language="ru" fo:country="RU" officeooo:rsid="0019562f"/>
    </style:style>
    <style:style style:name="T16" style:family="text">
      <style:text-properties fo:language="ru" fo:country="RU" officeooo:rsid="0150e68a"/>
    </style:style>
    <style:style style:name="T17" style:family="text">
      <style:text-properties fo:language="ru" fo:country="RU" officeooo:rsid="00cef838"/>
    </style:style>
    <style:style style:name="T18" style:family="text">
      <style:text-properties fo:language="ru" fo:country="RU" officeooo:rsid="00873dd5"/>
    </style:style>
    <style:style style:name="T19" style:family="text">
      <style:text-properties fo:language="en" fo:country="US" officeooo:rsid="00cef838"/>
    </style:style>
    <style:style style:name="T20" style:family="text">
      <style:text-properties fo:language="ru" fo:country="RU" fo:font-weight="normal" officeooo:rsid="00873dd5" style:font-weight-asian="normal" style:font-weight-complex="normal"/>
    </style:style>
    <style:style style:name="T21" style:family="text">
      <style:text-properties fo:language="ru" fo:country="RU" fo:font-weight="normal" officeooo:rsid="0017d702" style:font-weight-asian="normal" style:font-weight-complex="normal"/>
    </style:style>
    <style:style style:name="T22" style:family="text">
      <style:text-properties fo:language="ru" fo:country="RU" fo:font-weight="normal" officeooo:rsid="00b6aa84" style:font-weight-asian="normal" style:font-weight-complex="normal"/>
    </style:style>
    <style:style style:name="T23" style:family="text">
      <style:text-properties fo:language="en" fo:country="US" officeooo:rsid="00873dd5"/>
    </style:style>
    <style:style style:name="T24" style:family="text">
      <style:text-properties fo:language="ru" fo:country="RU" officeooo:rsid="0025c176"/>
    </style:style>
    <style:style style:name="T25" style:family="text">
      <style:text-properties fo:language="ru" fo:country="RU" officeooo:rsid="001cce98"/>
    </style:style>
    <style:style style:name="T26" style:family="text">
      <style:text-properties fo:language="ru" fo:country="RU" officeooo:rsid="01610f5d"/>
    </style:style>
    <style:style style:name="T27" style:family="text">
      <style:text-properties fo:language="ru" fo:country="RU" officeooo:rsid="035e156e"/>
    </style:style>
    <style:style style:name="T28" style:family="text">
      <style:text-properties fo:language="ru" fo:country="RU" officeooo:rsid="004b5ddf"/>
    </style:style>
    <style:style style:name="T29" style:family="text">
      <style:text-properties fo:language="ru" fo:country="RU" officeooo:rsid="025400ea"/>
    </style:style>
    <style:style style:name="T30" style:family="text">
      <style:text-properties fo:language="ru" fo:country="RU" officeooo:rsid="00418ef0"/>
    </style:style>
    <style:style style:name="T31" style:family="text">
      <style:text-properties fo:language="ru" fo:country="RU" officeooo:rsid="023dde6f"/>
    </style:style>
    <style:style style:name="T32" style:family="text">
      <style:text-properties fo:language="ru" fo:country="RU" officeooo:rsid="004dc8ce"/>
    </style:style>
    <style:style style:name="T33" style:family="text">
      <style:text-properties style:text-position="super 58%" fo:language="ru" fo:country="RU" officeooo:rsid="004268c0"/>
    </style:style>
    <style:style style:name="T34" style:family="text">
      <style:text-properties fo:language="ru" fo:country="RU" officeooo:rsid="0011b1d0"/>
    </style:style>
    <style:style style:name="T35" style:family="text">
      <style:text-properties fo:language="ru" fo:country="RU" officeooo:rsid="004268c0"/>
    </style:style>
    <style:style style:name="T36" style:family="text">
      <style:text-properties fo:language="ru" fo:country="RU" fo:font-style="italic" officeooo:rsid="004268c0" style:font-style-asian="italic" style:font-style-complex="italic"/>
    </style:style>
    <style:style style:name="T37" style:family="text">
      <style:text-properties fo:language="ru" fo:country="RU" officeooo:rsid="033441d4"/>
    </style:style>
    <style:style style:name="T38" style:family="text">
      <style:text-properties fo:language="ru" fo:country="RU" officeooo:rsid="0019804d"/>
    </style:style>
    <style:style style:name="T39" style:family="text">
      <style:text-properties officeooo:rsid="004c0bef"/>
    </style:style>
    <style:style style:name="T40" style:family="text">
      <style:text-properties fo:language="ru" fo:country="RU" officeooo:rsid="005253f7"/>
    </style:style>
    <style:style style:name="T41" style:family="text">
      <style:text-properties officeooo:rsid="0069d9fb"/>
    </style:style>
    <style:style style:name="T42" style:family="text">
      <style:text-properties officeooo:rsid="023e49aa"/>
    </style:style>
    <style:style style:name="T43" style:family="text">
      <style:text-properties officeooo:rsid="0335fcce"/>
    </style:style>
    <style:style style:name="T44" style:family="text">
      <style:text-properties fo:language="ru" fo:country="RU" officeooo:rsid="00b6aa84"/>
    </style:style>
    <style:style style:name="T45" style:family="text">
      <style:text-properties fo:language="ru" fo:country="RU" officeooo:rsid="023e49aa"/>
    </style:style>
    <style:style style:name="T46" style:family="text">
      <style:text-properties fo:language="ru" fo:country="RU" officeooo:rsid="001c43a0"/>
    </style:style>
    <style:style style:name="T47" style:family="text">
      <style:text-properties officeooo:rsid="004dc8ce"/>
    </style:style>
    <style:style style:name="T48" style:family="text">
      <style:text-properties officeooo:rsid="0033561b"/>
    </style:style>
    <style:style style:name="T49" style:family="text">
      <style:text-properties officeooo:rsid="0056fb0e"/>
    </style:style>
    <style:style style:name="T50" style:family="text">
      <style:text-properties officeooo:rsid="00b6aa84"/>
    </style:style>
    <style:style style:name="T51" style:family="text">
      <style:text-properties officeooo:rsid="00349fd9"/>
    </style:style>
    <style:style style:name="T52" style:family="text">
      <style:text-properties officeooo:rsid="004aeb52"/>
    </style:style>
    <style:style style:name="T53" style:family="text">
      <style:text-properties officeooo:rsid="00bfe8f9"/>
    </style:style>
    <style:style style:name="T54" style:family="text">
      <style:text-properties officeooo:rsid="005253f7"/>
    </style:style>
    <style:style style:name="T55" style:family="text">
      <style:text-properties fo:language="ru" fo:country="RU" officeooo:rsid="002f5b8e"/>
    </style:style>
    <style:style style:name="T56" style:family="text">
      <style:text-properties fo:language="ru" fo:country="RU" officeooo:rsid="003d4885"/>
    </style:style>
    <style:style style:name="T57" style:family="text">
      <style:text-properties officeooo:rsid="00496653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467110"/>
    </style:style>
    <style:style style:name="T60" style:family="text">
      <style:text-properties fo:language="ru" fo:country="RU" officeooo:rsid="004457e4"/>
    </style:style>
    <style:style style:name="T61" style:family="text">
      <style:text-properties fo:language="ru" fo:country="RU" officeooo:rsid="003b15c0"/>
    </style:style>
    <style:style style:name="T62" style:family="text">
      <style:text-properties fo:language="ru" fo:country="RU" officeooo:rsid="00368c7a"/>
    </style:style>
    <style:style style:name="T63" style:family="text">
      <style:text-properties fo:language="ru" fo:country="RU" officeooo:rsid="003704cd"/>
    </style:style>
    <style:style style:name="T64" style:family="text">
      <style:text-properties fo:language="ru" fo:country="RU" officeooo:rsid="004aeb52"/>
    </style:style>
    <style:style style:name="T65" style:family="text">
      <style:text-properties fo:language="ru" fo:country="RU" officeooo:rsid="0285d29c"/>
    </style:style>
    <style:style style:name="T66" style:family="text">
      <style:text-properties officeooo:rsid="0285d29c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language="ru" fo:country="RU" fo:font-style="normal" fo:font-weight="normal" officeooo:rsid="0086a653" style:font-style-asian="normal" style:font-weight-asian="normal" style:font-style-complex="normal" style:font-weight-complex="normal"/>
    </style:style>
    <style:style style:name="T69" style:family="text">
      <style:text-properties officeooo:rsid="006365ca"/>
    </style:style>
    <style:style style:name="T70" style:family="text">
      <style:text-properties fo:language="ru" fo:country="RU" officeooo:rsid="003a0a2d"/>
    </style:style>
    <style:style style:name="T71" style:family="text">
      <style:text-properties fo:language="ru" fo:country="RU" officeooo:rsid="00496653"/>
    </style:style>
    <style:style style:name="T72" style:family="text">
      <style:text-properties fo:language="ru" fo:country="RU" officeooo:rsid="003caadb"/>
    </style:style>
    <style:style style:name="T73" style:family="text">
      <style:text-properties fo:language="ru" fo:country="RU" officeooo:rsid="003f0217"/>
    </style:style>
    <style:style style:name="T74" style:family="text">
      <style:text-properties fo:language="ru" fo:country="RU" officeooo:rsid="00406f62"/>
    </style:style>
    <style:style style:name="T75" style:family="text">
      <style:text-properties fo:language="ru" fo:country="RU" officeooo:rsid="00422e4c"/>
    </style:style>
    <style:style style:name="T76" style:family="text">
      <style:text-properties fo:language="ru" fo:country="RU" officeooo:rsid="0046d33e"/>
    </style:style>
    <style:style style:name="T77" style:family="text">
      <style:text-properties fo:language="ru" fo:country="RU" officeooo:rsid="004518ba"/>
    </style:style>
    <style:style style:name="T78" style:family="text">
      <style:text-properties officeooo:rsid="004518ba"/>
    </style:style>
    <style:style style:name="T79" style:family="text">
      <style:text-properties officeooo:rsid="00540892"/>
    </style:style>
    <style:style style:name="T80" style:family="text">
      <style:text-properties officeooo:rsid="006bad61"/>
    </style:style>
    <style:style style:name="T81" style:family="text">
      <style:text-properties fo:language="ru" fo:country="RU" officeooo:rsid="005547e2"/>
    </style:style>
    <style:style style:name="T82" style:family="text">
      <style:text-properties fo:language="ru" fo:country="RU" officeooo:rsid="0069d9fb"/>
    </style:style>
    <style:style style:name="T83" style:family="text">
      <style:text-properties fo:language="ru" fo:country="RU" officeooo:rsid="0056df23"/>
    </style:style>
    <style:style style:name="T84" style:family="text">
      <style:text-properties fo:language="ru" fo:country="RU" officeooo:rsid="0337a0f4"/>
    </style:style>
    <style:style style:name="T85" style:family="text">
      <style:text-properties officeooo:rsid="002a6965"/>
    </style:style>
    <style:style style:name="T86" style:family="text">
      <style:text-properties fo:language="ru" fo:country="RU" officeooo:rsid="002a6965"/>
    </style:style>
    <style:style style:name="T87" style:family="text">
      <style:text-properties fo:language="en" fo:country="US" officeooo:rsid="004457e4"/>
    </style:style>
    <style:style style:name="T88" style:family="text">
      <style:text-properties officeooo:rsid="035f0bc3"/>
    </style:style>
    <style:style style:name="T89" style:family="text">
      <style:text-properties officeooo:rsid="0337a0f4"/>
    </style:style>
    <style:style style:name="T90" style:family="text">
      <style:text-properties fo:language="en" fo:country="US" officeooo:rsid="0337a0f4"/>
    </style:style>
    <style:style style:name="T91" style:family="text">
      <style:text-properties officeooo:rsid="030e1c1d"/>
    </style:style>
    <style:style style:name="T92" style:family="text">
      <style:text-properties officeooo:rsid="002f5b8e"/>
    </style:style>
    <style:style style:name="T93" style:family="text">
      <style:text-properties officeooo:rsid="003a0a2d"/>
    </style:style>
    <style:style style:name="T94" style:family="text">
      <style:text-properties officeooo:rsid="03390058"/>
    </style:style>
    <style:style style:name="T95" style:family="text">
      <style:text-properties officeooo:rsid="00a2e450"/>
    </style:style>
    <style:style style:name="T96" style:family="text">
      <style:text-properties officeooo:rsid="035e4fcc"/>
    </style:style>
    <style:style style:name="T97" style:family="text">
      <style:text-properties officeooo:rsid="003068a8"/>
    </style:style>
    <style:style style:name="T98" style:family="text">
      <style:text-properties officeooo:rsid="00433c25"/>
    </style:style>
    <style:style style:name="T99" style:family="text">
      <style:text-properties officeooo:rsid="002fd2bc"/>
    </style:style>
    <style:style style:name="T100" style:family="text">
      <style:text-properties fo:language="ru" fo:country="RU" officeooo:rsid="004f6e40"/>
    </style:style>
    <style:style style:name="T101" style:family="text">
      <style:text-properties fo:language="ru" fo:country="RU" officeooo:rsid="0069f21e"/>
    </style:style>
    <style:style style:name="T102" style:family="text">
      <style:text-properties officeooo:rsid="004f6e40"/>
    </style:style>
    <style:style style:name="T103" style:family="text">
      <style:text-properties officeooo:rsid="035f0e41"/>
    </style:style>
    <style:style style:name="T104" style:family="text">
      <style:text-properties officeooo:rsid="00a3fbb2"/>
    </style:style>
    <style:style style:name="T105" style:family="text">
      <style:text-properties fo:font-weight="normal" officeooo:rsid="004f6e40" style:font-weight-asian="normal" style:font-weight-complex="normal"/>
    </style:style>
    <style:style style:name="T106" style:family="text">
      <style:text-properties officeooo:rsid="00664d15"/>
    </style:style>
    <style:style style:name="T107" style:family="text">
      <style:text-properties officeooo:rsid="00639a5e"/>
    </style:style>
    <style:style style:name="T108" style:family="text">
      <style:text-properties officeooo:rsid="006d7098"/>
    </style:style>
    <style:style style:name="T109" style:family="text">
      <style:text-properties officeooo:rsid="033ae064"/>
    </style:style>
    <style:style style:name="T110" style:family="text">
      <style:text-properties officeooo:rsid="0069f21e"/>
    </style:style>
    <style:style style:name="T111" style:family="text">
      <style:text-properties fo:language="ru" fo:country="RU" officeooo:rsid="00576221"/>
    </style:style>
    <style:style style:name="T112" style:family="text">
      <style:text-properties fo:language="ru" fo:country="RU" officeooo:rsid="0056fb0e"/>
    </style:style>
    <style:style style:name="T113" style:family="text">
      <style:text-properties fo:language="ru" fo:country="RU" officeooo:rsid="033ae064"/>
    </style:style>
    <style:style style:name="T114" style:family="text">
      <style:text-properties fo:language="ru" fo:country="RU" officeooo:rsid="00b7303d"/>
    </style:style>
    <style:style style:name="T115" style:family="text">
      <style:text-properties fo:language="ru" fo:country="RU" officeooo:rsid="030e1c1d"/>
    </style:style>
    <style:style style:name="T116" style:family="text">
      <style:text-properties officeooo:rsid="00591d1b"/>
    </style:style>
    <style:style style:name="T117" style:family="text">
      <style:text-properties officeooo:rsid="005ad30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officeooo:rsid="0304b607"/>
    </style:style>
    <style:style style:name="T120" style:family="text">
      <style:text-properties fo:language="en" fo:country="US" officeooo:rsid="0186c897"/>
    </style:style>
    <style:style style:name="T121" style:family="text">
      <style:text-properties fo:language="ru" fo:country="RU" officeooo:rsid="005aec1e"/>
    </style:style>
    <style:style style:name="T122" style:family="text">
      <style:text-properties fo:language="ru" fo:country="RU" officeooo:rsid="00bfe8f9"/>
    </style:style>
    <style:style style:name="T123" style:family="text">
      <style:text-properties fo:language="ru" fo:country="RU" officeooo:rsid="005ea6de"/>
    </style:style>
    <style:style style:name="T124" style:family="text">
      <style:text-properties fo:language="ru" fo:country="RU" officeooo:rsid="00b8fd24"/>
    </style:style>
    <style:style style:name="T125" style:family="text">
      <style:text-properties fo:language="ru" fo:country="RU" officeooo:rsid="00664d15"/>
    </style:style>
    <style:style style:name="T126" style:family="text">
      <style:text-properties fo:language="ru" fo:country="RU" officeooo:rsid="007a7432"/>
    </style:style>
    <style:style style:name="T127" style:family="text">
      <style:text-properties fo:language="ru" fo:country="RU" officeooo:rsid="006def75"/>
    </style:style>
    <style:style style:name="T128" style:family="text">
      <style:text-properties fo:language="ru" fo:country="RU" officeooo:rsid="005cb4b4"/>
    </style:style>
    <style:style style:name="T129" style:family="text">
      <style:text-properties fo:language="ru" fo:country="RU" officeooo:rsid="033b5dac"/>
    </style:style>
    <style:style style:name="T130" style:family="text">
      <style:text-properties fo:language="ru" fo:country="RU" officeooo:rsid="005e31ec"/>
    </style:style>
    <style:style style:name="T131" style:family="text">
      <style:text-properties fo:language="ru" fo:country="RU" officeooo:rsid="0072a1dd"/>
    </style:style>
    <style:style style:name="T132" style:family="text">
      <style:text-properties fo:language="ru" fo:country="RU" officeooo:rsid="0064ef85"/>
    </style:style>
    <style:style style:name="T133" style:family="text">
      <style:text-properties fo:language="ru" fo:country="RU" officeooo:rsid="0061c744"/>
    </style:style>
    <style:style style:name="T134" style:family="text">
      <style:text-properties fo:language="ru" fo:country="RU" officeooo:rsid="033c8442"/>
    </style:style>
    <style:style style:name="T135" style:family="text">
      <style:text-properties fo:language="ru" fo:country="RU" officeooo:rsid="0361374f"/>
    </style:style>
    <style:style style:name="T136" style:family="text">
      <style:text-properties fo:language="ru" fo:country="RU" officeooo:rsid="00607aaf"/>
    </style:style>
    <style:style style:name="T137" style:family="text">
      <style:text-properties officeooo:rsid="0061c744"/>
    </style:style>
    <style:style style:name="T138" style:family="text">
      <style:text-properties officeooo:rsid="00607aaf"/>
    </style:style>
    <style:style style:name="T139" style:family="text">
      <style:text-properties officeooo:rsid="0361374f"/>
    </style:style>
    <style:style style:name="T140" style:family="text">
      <style:text-properties officeooo:rsid="0064ef85"/>
    </style:style>
    <style:style style:name="T141" style:family="text">
      <style:text-properties officeooo:rsid="00800778"/>
    </style:style>
    <style:style style:name="T142" style:family="text">
      <style:text-properties officeooo:rsid="0094f922"/>
    </style:style>
    <style:style style:name="T143" style:family="text">
      <style:text-properties fo:font-weight="normal" officeooo:rsid="0094f922" style:font-weight-asian="normal" style:font-weight-complex="normal"/>
    </style:style>
    <style:style style:name="T144" style:family="text">
      <style:text-properties fo:font-weight="normal" officeooo:rsid="0299cf28" style:font-weight-asian="normal" style:font-weight-complex="normal"/>
    </style:style>
    <style:style style:name="T145" style:family="text">
      <style:text-properties fo:font-weight="normal" officeooo:rsid="005aec1e" style:font-weight-asian="normal" style:font-weight-complex="normal"/>
    </style:style>
    <style:style style:name="T146" style:family="text">
      <style:text-properties officeooo:rsid="0066a50e"/>
    </style:style>
    <style:style style:name="T147" style:family="text">
      <style:text-properties officeooo:rsid="007111bb"/>
    </style:style>
    <style:style style:name="T148" style:family="text">
      <style:text-properties officeooo:rsid="00706102"/>
    </style:style>
    <style:style style:name="T149" style:family="text">
      <style:text-properties officeooo:rsid="0376cde2"/>
    </style:style>
    <style:style style:name="T150" style:family="text">
      <style:text-properties officeooo:rsid="00683364"/>
    </style:style>
    <style:style style:name="T151" style:family="text">
      <style:text-properties officeooo:rsid="00c1643c"/>
    </style:style>
    <style:style style:name="T152" style:family="text">
      <style:text-properties fo:language="ru" fo:country="RU" officeooo:rsid="00c1643c"/>
    </style:style>
    <style:style style:name="T153" style:family="text">
      <style:text-properties fo:font-weight="normal" officeooo:rsid="003dc94d" style:font-weight-asian="normal" style:font-weight-complex="normal"/>
    </style:style>
    <style:style style:name="T154" style:family="text">
      <style:text-properties fo:font-weight="normal" officeooo:rsid="00142dd1" style:font-weight-asian="normal" style:font-weight-complex="normal"/>
    </style:style>
    <style:style style:name="T155" style:family="text">
      <style:text-properties officeooo:rsid="00142dd1"/>
    </style:style>
    <style:style style:name="T156" style:family="text">
      <style:text-properties fo:font-weight="normal" officeooo:rsid="02ef077d" style:font-weight-asian="normal" style:font-weight-complex="normal"/>
    </style:style>
    <style:style style:name="T157" style:family="text">
      <style:text-properties fo:font-weight="normal" officeooo:rsid="030e1c1d" style:font-weight-asian="normal" style:font-weight-complex="normal"/>
    </style:style>
    <style:style style:name="T158" style:family="text">
      <style:text-properties fo:language="ru" fo:country="RU" officeooo:rsid="00c42f19"/>
    </style:style>
    <style:style style:name="T159" style:family="text">
      <style:text-properties officeooo:rsid="00ba8d3a"/>
    </style:style>
    <style:style style:name="T160" style:family="text">
      <style:text-properties officeooo:rsid="00c5065b"/>
    </style:style>
    <style:style style:name="T161" style:family="text">
      <style:text-properties officeooo:rsid="00ebb2e5"/>
    </style:style>
    <style:style style:name="T162" style:family="text">
      <style:text-properties officeooo:rsid="033e4c1f"/>
    </style:style>
    <style:style style:name="T163" style:family="text">
      <style:text-properties officeooo:rsid="0362e92c"/>
    </style:style>
    <style:style style:name="T164" style:family="text">
      <style:text-properties officeooo:rsid="0150e68a"/>
    </style:style>
    <style:style style:name="T165" style:family="text">
      <style:text-properties officeooo:rsid="00736838"/>
    </style:style>
    <style:style style:name="T166" style:family="text">
      <style:text-properties officeooo:rsid="033fa086"/>
    </style:style>
    <style:style style:name="T167" style:family="text">
      <style:text-properties fo:language="ru" fo:country="RU" fo:font-style="normal" officeooo:rsid="00e31ac1" style:font-style-asian="normal" style:font-style-complex="normal"/>
    </style:style>
    <style:style style:name="T168" style:family="text">
      <style:text-properties fo:language="ru" fo:country="RU" fo:font-style="normal" officeooo:rsid="00ed2994" style:font-style-asian="normal" style:font-style-complex="normal"/>
    </style:style>
    <style:style style:name="T169" style:family="text">
      <style:text-properties fo:language="ru" fo:country="RU" fo:font-style="normal" officeooo:rsid="00e5157e" style:font-style-asian="normal" style:font-style-complex="normal"/>
    </style:style>
    <style:style style:name="T170" style:family="text">
      <style:text-properties fo:font-weight="normal" officeooo:rsid="004f50e7" style:font-weight-asian="normal" style:font-weight-complex="normal"/>
    </style:style>
    <style:style style:name="T171" style:family="text">
      <style:text-properties fo:font-weight="normal" officeooo:rsid="00e5157e" style:font-weight-asian="normal" style:font-weight-complex="normal"/>
    </style:style>
    <style:style style:name="T172" style:family="text">
      <style:text-properties fo:language="ru" fo:country="RU" fo:font-style="normal" officeooo:rsid="0362e92c" style:font-style-asian="normal" style:font-style-complex="normal"/>
    </style:style>
    <style:style style:name="T173" style:family="text">
      <style:text-properties fo:language="ru" fo:country="RU" fo:font-style="normal" officeooo:rsid="033fa086" style:font-style-asian="normal" style:font-style-complex="normal"/>
    </style:style>
    <style:style style:name="T174" style:family="text">
      <style:text-properties fo:language="ru" fo:country="RU" fo:font-style="normal" fo:font-weight="normal" officeooo:rsid="00e7f9c8" style:font-style-asian="normal" style:font-weight-asian="normal" style:font-style-complex="normal" style:font-weight-complex="normal"/>
    </style:style>
    <style:style style:name="T175" style:family="text">
      <style:text-properties fo:language="ru" fo:country="RU" fo:font-style="normal" fo:font-weight="normal" officeooo:rsid="033fd4e6" style:font-style-asian="normal" style:font-weight-asian="normal" style:font-style-complex="normal" style:font-weight-complex="normal"/>
    </style:style>
    <style:style style:name="T176" style:family="text">
      <style:text-properties fo:language="ru" fo:country="RU" fo:font-style="normal" fo:font-weight="normal" officeooo:rsid="00e714c1" style:font-style-asian="normal" style:font-weight-asian="normal" style:font-style-complex="normal" style:font-weight-complex="normal"/>
    </style:style>
    <style:style style:name="T177" style:family="text">
      <style:text-properties fo:language="ru" fo:country="RU" fo:font-style="normal" fo:font-weight="normal" officeooo:rsid="0362e92c" style:font-style-asian="normal" style:font-weight-asian="normal" style:font-style-complex="normal" style:font-weight-complex="normal"/>
    </style:style>
    <style:style style:name="T178" style:family="text">
      <style:text-properties fo:language="ru" fo:country="RU" fo:font-style="normal" fo:font-weight="normal" officeooo:rsid="00e8a15e" style:font-style-asian="normal" style:font-weight-asian="normal" style:font-style-complex="normal" style:font-weight-complex="normal"/>
    </style:style>
    <style:style style:name="T179" style:family="text">
      <style:text-properties officeooo:rsid="0076ce0f"/>
    </style:style>
    <style:style style:name="T180" style:family="text">
      <style:text-properties fo:font-weight="normal" officeooo:rsid="00873dd5" style:font-weight-asian="normal" style:font-weight-complex="normal"/>
    </style:style>
    <style:style style:name="T18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2" style:family="text">
      <style:text-properties fo:language="en" fo:country="US" fo:font-style="italic" fo:font-weight="normal" officeooo:rsid="00873dd5" style:font-style-asian="italic" style:font-weight-asian="normal" style:font-style-complex="italic" style:font-weight-complex="normal"/>
    </style:style>
    <style:style style:name="T183" style:family="text">
      <style:text-properties fo:font-style="italic" fo:font-weight="normal" officeooo:rsid="00873dd5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normal" officeooo:rsid="00706102" style:font-style-asian="italic" style:font-weight-asian="normal" style:font-style-complex="italic" style:font-weight-complex="normal"/>
    </style:style>
    <style:style style:name="T185" style:family="text">
      <style:text-properties fo:language="ru" fo:country="RU" officeooo:rsid="00c6b9a2" fo:background-color="transparent" loext:char-shading-value="0"/>
    </style:style>
    <style:style style:name="T186" style:family="text">
      <style:text-properties fo:language="ru" fo:country="RU" officeooo:rsid="008bd39d" fo:background-color="transparent" loext:char-shading-value="0"/>
    </style:style>
    <style:style style:name="T187" style:family="text">
      <style:text-properties fo:language="ru" fo:country="RU" officeooo:rsid="007a1eb7" fo:background-color="transparent" loext:char-shading-value="0"/>
    </style:style>
    <style:style style:name="T188" style:family="text">
      <style:text-properties fo:language="ru" fo:country="RU" officeooo:rsid="008a41ff" fo:background-color="transparent" loext:char-shading-value="0"/>
    </style:style>
    <style:style style:name="T189" style:family="text">
      <style:text-properties officeooo:rsid="008bd39d"/>
    </style:style>
    <style:style style:name="T190" style:family="text">
      <style:text-properties officeooo:rsid="007a1eb7"/>
    </style:style>
    <style:style style:name="T191" style:family="text">
      <style:text-properties officeooo:rsid="008a41ff"/>
    </style:style>
    <style:style style:name="T192" style:family="text">
      <style:text-properties officeooo:rsid="007c6644"/>
    </style:style>
    <style:style style:name="T193" style:family="text">
      <style:text-properties officeooo:rsid="00c77cac"/>
    </style:style>
    <style:style style:name="T194" style:family="text">
      <style:text-properties officeooo:rsid="00bdcd00"/>
    </style:style>
    <style:style style:name="T195" style:family="text">
      <style:text-properties officeooo:rsid="00c6b9a2"/>
    </style:style>
    <style:style style:name="T196" style:family="text">
      <style:text-properties officeooo:rsid="007a9d9c"/>
    </style:style>
    <style:style style:name="T197" style:family="text">
      <style:text-properties officeooo:rsid="0095cb55"/>
    </style:style>
    <style:style style:name="T198" style:family="text">
      <style:text-properties officeooo:rsid="00ec33ad"/>
    </style:style>
    <style:style style:name="T199" style:family="text">
      <style:text-properties officeooo:rsid="0240c410"/>
    </style:style>
    <style:style style:name="T200" style:family="text">
      <style:text-properties officeooo:rsid="00b7303d"/>
    </style:style>
    <style:style style:name="T201" style:family="text">
      <style:text-properties officeooo:rsid="007ebb10"/>
    </style:style>
    <style:style style:name="T202" style:family="text">
      <style:text-properties officeooo:rsid="007da26c"/>
    </style:style>
    <style:style style:name="T203" style:family="text">
      <style:text-properties officeooo:rsid="0082463a"/>
    </style:style>
    <style:style style:name="T204" style:family="text">
      <style:text-properties officeooo:rsid="0082ccc4"/>
    </style:style>
    <style:style style:name="T205" style:family="text">
      <style:text-properties officeooo:rsid="00c874ec"/>
    </style:style>
    <style:style style:name="T206" style:family="text">
      <style:text-properties officeooo:rsid="0084a850"/>
    </style:style>
    <style:style style:name="T207" style:family="text">
      <style:text-properties officeooo:rsid="008d67c5"/>
    </style:style>
    <style:style style:name="T208" style:family="text">
      <style:text-properties fo:language="ru" fo:country="RU" officeooo:rsid="0091acaf"/>
    </style:style>
    <style:style style:name="T209" style:family="text">
      <style:text-properties fo:language="ru" fo:country="RU" officeooo:rsid="00706102"/>
    </style:style>
    <style:style style:name="T210" style:family="text">
      <style:text-properties officeooo:rsid="0091acaf"/>
    </style:style>
    <style:style style:name="T211" style:family="text">
      <style:text-properties officeooo:rsid="00923297"/>
    </style:style>
    <style:style style:name="T212" style:family="text">
      <style:text-properties fo:language="ru" fo:country="RU" officeooo:rsid="03460727"/>
    </style:style>
    <style:style style:name="T213" style:family="text">
      <style:text-properties fo:language="ru" fo:country="RU" officeooo:rsid="00ffe8e6"/>
    </style:style>
    <style:style style:name="T214" style:family="text">
      <style:text-properties fo:language="ru" fo:country="RU" officeooo:rsid="00c90897"/>
    </style:style>
    <style:style style:name="T215" style:family="text">
      <style:text-properties fo:language="ru" fo:country="RU" officeooo:rsid="010004dd"/>
    </style:style>
    <style:style style:name="T216" style:family="text">
      <style:text-properties fo:language="ru" fo:country="RU" officeooo:rsid="0094f922"/>
    </style:style>
    <style:style style:name="T217" style:family="text">
      <style:text-properties fo:language="ru" fo:country="RU" officeooo:rsid="0099b69e"/>
    </style:style>
    <style:style style:name="T218" style:family="text">
      <style:text-properties officeooo:rsid="03460727"/>
    </style:style>
    <style:style style:name="T219" style:family="text">
      <style:text-properties fo:font-weight="normal" officeooo:rsid="0015eac8" style:font-weight-asian="normal" style:font-weight-complex="normal"/>
    </style:style>
    <style:style style:name="T220" style:family="text">
      <style:text-properties officeooo:rsid="0028ea15"/>
    </style:style>
    <style:style style:name="T221" style:family="text">
      <style:text-properties fo:language="ru" fo:country="RU" officeooo:rsid="0096aecb"/>
    </style:style>
    <style:style style:name="T222" style:family="text">
      <style:text-properties fo:language="ru" fo:country="RU" officeooo:rsid="009683a6"/>
    </style:style>
    <style:style style:name="T223" style:family="text">
      <style:text-properties officeooo:rsid="00961537"/>
    </style:style>
    <style:style style:name="T224" style:family="text">
      <style:text-properties officeooo:rsid="0084086b"/>
    </style:style>
    <style:style style:name="T225" style:family="text">
      <style:text-properties officeooo:rsid="00ffe8e6"/>
    </style:style>
    <style:style style:name="T226" style:family="text">
      <style:text-properties officeooo:rsid="010004dd"/>
    </style:style>
    <style:style style:name="T227" style:family="text">
      <style:text-properties officeooo:rsid="03525a2d"/>
    </style:style>
    <style:style style:name="T228" style:family="text">
      <style:text-properties officeooo:rsid="035589ee"/>
    </style:style>
    <style:style style:name="T229" style:family="text">
      <style:text-properties officeooo:rsid="00c90897"/>
    </style:style>
    <style:style style:name="T230" style:family="text">
      <style:text-properties fo:font-style="normal" style:font-style-asian="normal" style:font-style-complex="normal"/>
    </style:style>
    <style:style style:name="T231" style:family="text">
      <style:text-properties fo:font-style="normal" officeooo:rsid="00caccb7" style:font-style-asian="normal" style:font-style-complex="normal"/>
    </style:style>
    <style:style style:name="T232" style:family="text">
      <style:text-properties fo:font-style="normal" officeooo:rsid="010004dd" style:font-style-asian="normal" style:font-style-complex="normal"/>
    </style:style>
    <style:style style:name="T233" style:family="text">
      <style:text-properties fo:language="ru" fo:country="RU" fo:font-style="normal" officeooo:rsid="009c7319" style:font-style-asian="normal" style:font-style-complex="normal"/>
    </style:style>
    <style:style style:name="T234" style:family="text">
      <style:text-properties fo:language="en" fo:country="US" fo:font-style="normal" officeooo:rsid="009c7319" style:font-style-asian="normal" style:font-style-complex="normal"/>
    </style:style>
    <style:style style:name="T235" style:family="text">
      <style:text-properties fo:font-style="normal" officeooo:rsid="00bacbef" style:font-style-asian="normal" style:font-style-complex="normal"/>
    </style:style>
    <style:style style:name="T236" style:family="text">
      <style:text-properties fo:font-style="normal" officeooo:rsid="0364b3db" style:font-style-asian="normal" style:font-style-complex="normal"/>
    </style:style>
    <style:style style:name="T237" style:family="text">
      <style:text-properties fo:font-style="normal" officeooo:rsid="00ad18fb" style:font-style-asian="normal" style:font-style-complex="normal"/>
    </style:style>
    <style:style style:name="T238" style:family="text">
      <style:text-properties fo:font-style="normal" officeooo:rsid="009df707" style:font-style-asian="normal" style:font-style-complex="normal"/>
    </style:style>
    <style:style style:name="T239" style:family="text">
      <style:text-properties fo:language="en" fo:country="US" fo:font-style="normal" fo:font-weight="normal" officeooo:rsid="034c75ee" style:font-style-asian="normal" style:font-weight-asian="normal" style:font-style-complex="normal" style:font-weight-complex="normal"/>
    </style:style>
    <style:style style:name="T240" style:family="text">
      <style:text-properties fo:font-style="normal" officeooo:rsid="009b322c" style:font-style-asian="normal" style:font-style-complex="normal"/>
    </style:style>
    <style:style style:name="T241" style:family="text">
      <style:text-properties fo:font-style="normal" officeooo:rsid="009c7319" style:font-style-asian="normal" style:font-style-complex="normal"/>
    </style:style>
    <style:style style:name="T2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3" style:family="text">
      <style:text-properties fo:font-style="normal" officeooo:rsid="002d9dff" style:font-style-asian="normal" style:font-style-complex="normal"/>
    </style:style>
    <style:style style:name="T244" style:family="text">
      <style:text-properties fo:font-style="normal" officeooo:rsid="034c75ee" style:font-style-asian="normal" style:font-style-complex="normal"/>
    </style:style>
    <style:style style:name="T245" style:family="text">
      <style:text-properties fo:font-style="normal" officeooo:rsid="009e46b6" style:font-style-asian="normal" style:font-style-complex="normal"/>
    </style:style>
    <style:style style:name="T246" style:family="text">
      <style:text-properties fo:font-weight="normal" officeooo:rsid="009df707" style:font-weight-asian="normal" style:font-weight-complex="normal"/>
    </style:style>
    <style:style style:name="T247" style:family="text">
      <style:text-properties fo:font-style="normal" officeooo:rsid="00a01077" style:font-style-asian="normal" style:font-style-complex="normal"/>
    </style:style>
    <style:style style:name="T248" style:family="text">
      <style:text-properties fo:font-style="normal" officeooo:rsid="00a9e228" style:font-style-asian="normal" style:font-style-complex="normal"/>
    </style:style>
    <style:style style:name="T249" style:family="text">
      <style:text-properties fo:font-style="normal" style:text-underline-style="none" style:font-style-asian="normal" style:font-style-complex="normal"/>
    </style:style>
    <style:style style:name="T250" style:family="text">
      <style:text-properties fo:language="ru" fo:country="RU" officeooo:rsid="00a7d6fa"/>
    </style:style>
    <style:style style:name="T251" style:family="text">
      <style:text-properties officeooo:rsid="00a7d6fa"/>
    </style:style>
    <style:style style:name="T252" style:family="text">
      <style:text-properties fo:language="ru" fo:country="RU" fo:font-weight="normal" officeooo:rsid="00a7d6fa" style:font-weight-asian="normal" style:font-weight-complex="normal"/>
    </style:style>
    <style:style style:name="T253" style:family="text">
      <style:text-properties fo:language="ru" fo:country="RU" fo:font-style="normal" officeooo:rsid="00a7d6fa" style:font-style-asian="normal" style:font-style-complex="normal"/>
    </style:style>
    <style:style style:name="T254" style:family="text">
      <style:text-properties fo:font-style="normal" officeooo:rsid="00e30a2d" style:font-style-asian="normal" style:font-style-complex="normal"/>
    </style:style>
    <style:style style:name="T255" style:family="text">
      <style:text-properties fo:language="en" fo:country="US" officeooo:rsid="0364b3db"/>
    </style:style>
    <style:style style:name="T256" style:family="text">
      <style:text-properties fo:language="en" fo:country="US" fo:font-style="normal" officeooo:rsid="00caccb7" style:font-style-asian="normal" style:font-style-complex="normal"/>
    </style:style>
    <style:style style:name="T257" style:family="text">
      <style:text-properties officeooo:rsid="0364b3db"/>
    </style:style>
    <style:style style:name="T258" style:family="text">
      <style:text-properties fo:font-style="normal" fo:font-weight="normal" officeooo:rsid="00a01077" style:font-style-asian="normal" style:font-weight-asian="normal" style:font-style-complex="normal" style:font-weight-complex="normal"/>
    </style:style>
    <style:style style:name="T259" style:family="text">
      <style:text-properties fo:font-style="normal" officeooo:rsid="00a2e450" style:font-style-asian="normal" style:font-style-complex="normal"/>
    </style:style>
    <style:style style:name="T260" style:family="text">
      <style:text-properties fo:font-weight="normal" officeooo:rsid="003777cc" style:font-weight-asian="normal" style:font-weight-complex="normal"/>
    </style:style>
    <style:style style:name="T261" style:family="text">
      <style:text-properties fo:font-style="normal" officeooo:rsid="00a6cb69" style:font-style-asian="normal" style:font-style-complex="normal"/>
    </style:style>
    <style:style style:name="T262" style:family="text">
      <style:text-properties fo:font-style="normal" officeooo:rsid="00a5465d" style:font-style-asian="normal" style:font-style-complex="normal"/>
    </style:style>
    <style:style style:name="T263" style:family="text">
      <style:text-properties fo:font-style="normal" officeooo:rsid="00a8ee3b" style:font-style-asian="normal" style:font-style-complex="normal"/>
    </style:style>
    <style:style style:name="T264" style:family="text">
      <style:text-properties fo:language="ru" fo:country="RU" fo:font-style="normal" officeooo:rsid="00caccb7" style:font-style-asian="normal" style:font-style-complex="normal"/>
    </style:style>
    <style:style style:name="T265" style:family="text">
      <style:text-properties fo:font-style="normal" officeooo:rsid="00af8ac1" style:font-style-asian="normal" style:font-style-complex="normal"/>
    </style:style>
    <style:style style:name="T266" style:family="text">
      <style:text-properties fo:font-style="normal" officeooo:rsid="00af5e7a" style:font-style-asian="normal" style:font-style-complex="normal"/>
    </style:style>
    <style:style style:name="T267" style:family="text">
      <style:text-properties fo:font-style="normal" officeooo:rsid="00b35efa" style:font-style-asian="normal" style:font-style-complex="normal"/>
    </style:style>
    <style:style style:name="T268" style:family="text">
      <style:text-properties fo:font-style="normal" officeooo:rsid="00b2550d" style:font-style-asian="normal" style:font-style-complex="normal"/>
    </style:style>
    <style:style style:name="T269" style:family="text">
      <style:text-properties fo:font-style="normal" officeooo:rsid="00cc664c" style:font-style-asian="normal" style:font-style-complex="normal"/>
    </style:style>
    <style:style style:name="T270" style:family="text">
      <style:text-properties fo:language="ru" fo:country="RU" fo:font-style="normal" officeooo:rsid="00b2550d" style:font-style-asian="normal" style:font-style-complex="normal"/>
    </style:style>
    <style:style style:name="T271" style:family="text">
      <style:text-properties officeooo:rsid="0047c0e3"/>
    </style:style>
    <style:style style:name="T272" style:family="text">
      <style:text-properties fo:language="ru" fo:country="RU" fo:font-style="normal" officeooo:rsid="00b35efa" style:font-style-asian="normal" style:font-style-complex="normal"/>
    </style:style>
    <style:style style:name="T273" style:family="text">
      <style:text-properties fo:language="en" fo:country="US" fo:font-style="normal" officeooo:rsid="00b35efa" style:font-style-asian="normal" style:font-style-complex="normal"/>
    </style:style>
    <style:style style:name="T274" style:family="text">
      <style:text-properties fo:language="ru" fo:country="RU" fo:font-style="normal" officeooo:rsid="00b52229" style:font-style-asian="normal" style:font-style-complex="normal"/>
    </style:style>
    <style:style style:name="T275" style:family="text">
      <style:text-properties fo:language="ru" fo:country="RU" fo:font-style="normal" officeooo:rsid="00bb6bf2" style:font-style-asian="normal" style:font-style-complex="normal"/>
    </style:style>
    <style:style style:name="T276" style:family="text">
      <style:text-properties fo:language="ru" fo:country="RU" fo:font-style="normal" style:font-style-asian="normal" style:font-style-complex="normal"/>
    </style:style>
    <style:style style:name="T277" style:family="text">
      <style:text-properties fo:language="ru" fo:country="RU" fo:font-style="normal" officeooo:rsid="00b5e1c3" style:font-style-asian="normal" style:font-style-complex="normal"/>
    </style:style>
    <style:style style:name="T278" style:family="text">
      <style:text-properties fo:language="ru" fo:country="RU" fo:font-style="normal" officeooo:rsid="0364b3db" style:font-style-asian="normal" style:font-style-complex="normal"/>
    </style:style>
    <style:style style:name="T279" style:family="text">
      <style:text-properties fo:language="ru" fo:country="RU" fo:font-style="normal" officeooo:rsid="00b5fdd7" style:font-style-asian="normal" style:font-style-complex="normal"/>
    </style:style>
    <style:style style:name="T280" style:family="text">
      <style:text-properties fo:language="ru" fo:country="RU" fo:font-style="italic" officeooo:rsid="023e49aa" style:font-style-asian="italic" style:font-style-complex="italic"/>
    </style:style>
    <style:style style:name="T281" style:family="text">
      <style:text-properties fo:language="ru" fo:country="RU" fo:font-style="normal" officeooo:rsid="00d27c64" style:font-style-asian="normal" style:font-style-complex="normal"/>
    </style:style>
    <style:style style:name="T282" style:family="text">
      <style:text-properties fo:language="ru" fo:country="RU" fo:font-style="normal" officeooo:rsid="00d398ae" style:font-style-asian="normal" style:font-style-complex="normal"/>
    </style:style>
    <style:style style:name="T283" style:family="text">
      <style:text-properties fo:language="ru" fo:country="RU" fo:font-style="normal" officeooo:rsid="00d48812" style:font-style-asian="normal" style:font-style-complex="normal"/>
    </style:style>
    <style:style style:name="T284" style:family="text">
      <style:text-properties fo:language="ru" fo:country="RU" fo:font-style="normal" officeooo:rsid="00d59e7a" style:font-style-asian="normal" style:font-style-complex="normal"/>
    </style:style>
    <style:style style:name="T285" style:family="text">
      <style:text-properties fo:language="ru" fo:country="RU" fo:font-style="normal" officeooo:rsid="00d55e9f" style:font-style-asian="normal" style:font-style-complex="normal"/>
    </style:style>
    <style:style style:name="T286" style:family="text">
      <style:text-properties fo:language="ru" fo:country="RU" fo:font-style="normal" officeooo:rsid="00d58384" style:font-style-asian="normal" style:font-style-complex="normal"/>
    </style:style>
    <style:style style:name="T287" style:family="text">
      <style:text-properties fo:language="ru" fo:country="RU" fo:font-style="normal" officeooo:rsid="00d70a7f" style:font-style-asian="normal" style:font-style-complex="normal"/>
    </style:style>
    <style:style style:name="T288" style:family="text">
      <style:text-properties fo:language="ru" fo:country="RU" fo:font-style="normal" officeooo:rsid="0356c0cd" style:font-style-asian="normal" style:font-style-complex="normal"/>
    </style:style>
    <style:style style:name="T289" style:family="text">
      <style:text-properties fo:language="ru" fo:country="RU" fo:font-style="normal" officeooo:rsid="03657c68" style:font-style-asian="normal" style:font-style-complex="normal"/>
    </style:style>
    <style:style style:name="T290" style:family="text">
      <style:text-properties fo:language="ru" fo:country="RU" fo:font-style="normal" officeooo:rsid="00dff9db" style:font-style-asian="normal" style:font-style-complex="normal"/>
    </style:style>
    <style:style style:name="T291" style:family="text">
      <style:text-properties fo:language="ru" fo:country="RU" fo:font-style="normal" officeooo:rsid="00fb996d" style:font-style-asian="normal" style:font-style-complex="normal"/>
    </style:style>
    <style:style style:name="T292" style:family="text">
      <style:text-properties fo:language="ru" fo:country="RU" fo:font-style="normal" officeooo:rsid="0357bee2" style:font-style-asian="normal" style:font-style-complex="normal"/>
    </style:style>
    <style:style style:name="T293" style:family="text">
      <style:text-properties fo:language="ru" fo:country="RU" fo:font-style="normal" officeooo:rsid="00f8e9a0" style:font-style-asian="normal" style:font-style-complex="normal"/>
    </style:style>
    <style:style style:name="T294" style:family="text">
      <style:text-properties fo:language="ru" fo:country="RU" fo:font-style="normal" officeooo:rsid="00e1a251" style:font-style-asian="normal" style:font-style-complex="normal"/>
    </style:style>
    <style:style style:name="T295" style:family="text">
      <style:text-properties fo:language="ru" fo:country="RU" fo:font-style="normal" officeooo:rsid="00d7583e" style:font-style-asian="normal" style:font-style-complex="normal"/>
    </style:style>
    <style:style style:name="T296" style:family="text">
      <style:text-properties fo:language="ru" fo:country="RU" fo:font-style="normal" officeooo:rsid="00d9a739" style:font-style-asian="normal" style:font-style-complex="normal"/>
    </style:style>
    <style:style style:name="T297" style:family="text">
      <style:text-properties fo:language="ru" fo:country="RU" fo:font-style="normal" officeooo:rsid="00e05c8a" style:font-style-asian="normal" style:font-style-complex="normal"/>
    </style:style>
    <style:style style:name="T298" style:family="text">
      <style:text-properties fo:language="ru" fo:country="RU" fo:font-style="normal" officeooo:rsid="00da7aa7" style:font-style-asian="normal" style:font-style-complex="normal"/>
    </style:style>
    <style:style style:name="T299" style:family="text">
      <style:text-properties fo:language="ru" fo:country="RU" fo:font-style="normal" officeooo:rsid="00dc96bb" style:font-style-asian="normal" style:font-style-complex="normal"/>
    </style:style>
    <style:style style:name="T300" style:family="text">
      <style:text-properties fo:font-style="normal" officeooo:rsid="00dff9db" style:font-style-asian="normal" style:font-style-complex="normal"/>
    </style:style>
    <style:style style:name="T301" style:family="text">
      <style:text-properties officeooo:rsid="02ef077d"/>
    </style:style>
    <style:style style:name="T302" style:family="text">
      <style:text-properties fo:language="ru" fo:country="RU" fo:font-style="normal" officeooo:rsid="00e30a2d" style:font-style-asian="normal" style:font-style-complex="normal"/>
    </style:style>
    <style:style style:name="T303" style:family="text">
      <style:text-properties fo:language="ru" fo:country="RU" fo:font-style="normal" officeooo:rsid="00ec33ad" style:font-style-asian="normal" style:font-style-complex="normal"/>
    </style:style>
    <style:style style:name="T304" style:family="text">
      <style:text-properties fo:language="ru" fo:country="RU" fo:font-style="normal" officeooo:rsid="00da87c2" style:font-style-asian="normal" style:font-style-complex="normal"/>
    </style:style>
    <style:style style:name="T305" style:family="text">
      <style:text-properties fo:language="ru" fo:country="RU" fo:font-style="normal" officeooo:rsid="00eea4db" style:font-style-asian="normal" style:font-style-complex="normal"/>
    </style:style>
    <style:style style:name="T306" style:family="text">
      <style:text-properties fo:language="ru" fo:country="RU" fo:font-style="normal" officeooo:rsid="00ed40df" style:font-style-asian="normal" style:font-style-complex="normal"/>
    </style:style>
    <style:style style:name="T307" style:family="text">
      <style:text-properties fo:language="ru" fo:country="RU" fo:font-style="normal" officeooo:rsid="00f030e1" style:font-style-asian="normal" style:font-style-complex="normal"/>
    </style:style>
    <style:style style:name="T308" style:family="text">
      <style:text-properties fo:language="ru" fo:country="RU" fo:font-style="normal" officeooo:rsid="00a01077" style:font-style-asian="normal" style:font-style-complex="normal"/>
    </style:style>
    <style:style style:name="T309" style:family="text">
      <style:text-properties fo:language="ru" fo:country="RU" fo:font-style="normal" fo:font-weight="normal" officeooo:rsid="03657c68" style:font-style-asian="normal" style:font-weight-asian="normal" style:font-style-complex="normal" style:font-weight-complex="normal"/>
    </style:style>
    <style:style style:name="T310" style:family="text">
      <style:text-properties fo:language="ru" fo:country="RU" fo:font-style="normal" fo:font-weight="normal" officeooo:rsid="00ed40df" style:font-style-asian="normal" style:font-weight-asian="normal" style:font-style-complex="normal" style:font-weight-complex="normal"/>
    </style:style>
    <style:style style:name="T311" style:family="text">
      <style:text-properties fo:language="ru" fo:country="RU" fo:font-style="normal" fo:font-weight="normal" officeooo:rsid="00eea4db" style:font-style-asian="normal" style:font-weight-asian="normal" style:font-style-complex="normal" style:font-weight-complex="normal"/>
    </style:style>
    <style:style style:name="T312" style:family="text">
      <style:text-properties fo:language="ru" fo:country="RU" fo:font-style="normal" fo:font-weight="normal" officeooo:rsid="00f8e9a0" style:font-style-asian="normal" style:font-weight-asian="normal" style:font-style-complex="normal" style:font-weight-complex="normal"/>
    </style:style>
    <style:style style:name="T313" style:family="text">
      <style:text-properties fo:language="ru" fo:country="RU" fo:font-style="normal" fo:font-weight="normal" officeooo:rsid="00fcbde7" style:font-style-asian="normal" style:font-weight-asian="normal" style:font-style-complex="normal" style:font-weight-complex="normal"/>
    </style:style>
    <style:style style:name="T314" style:family="text">
      <style:text-properties fo:language="ru" fo:country="RU" fo:font-style="normal" fo:font-weight="normal" officeooo:rsid="00f2f7ba" style:font-style-asian="normal" style:font-weight-asian="normal" style:font-style-complex="normal" style:font-weight-complex="normal"/>
    </style:style>
    <style:style style:name="T315" style:family="text">
      <style:text-properties fo:language="ru" fo:country="RU" fo:font-style="normal" fo:font-weight="normal" officeooo:rsid="00f1a7bf" style:font-style-asian="normal" style:font-weight-asian="normal" style:font-style-complex="normal" style:font-weight-complex="normal"/>
    </style:style>
    <style:style style:name="T316" style:family="text">
      <style:text-properties fo:language="ru" fo:country="RU" fo:font-style="normal" fo:font-weight="normal" officeooo:rsid="00f1d015" style:font-style-asian="normal" style:font-weight-asian="normal" style:font-style-complex="normal" style:font-weight-complex="normal"/>
    </style:style>
    <style:style style:name="T317" style:family="text">
      <style:text-properties fo:language="ru" fo:country="RU" fo:font-style="normal" fo:font-weight="normal" officeooo:rsid="00f030e1" style:font-style-asian="normal" style:font-weight-asian="normal" style:font-style-complex="normal" style:font-weight-complex="normal"/>
    </style:style>
    <style:style style:name="T318" style:family="text">
      <style:text-properties fo:language="ru" fo:country="RU" fo:font-style="normal" fo:font-weight="normal" officeooo:rsid="00eedb4c" style:font-style-asian="normal" style:font-weight-asian="normal" style:font-style-complex="normal" style:font-weight-complex="normal"/>
    </style:style>
    <style:style style:name="T319" style:family="text">
      <style:text-properties fo:language="ru" fo:country="RU" fo:font-style="normal" fo:font-weight="normal" officeooo:rsid="010eb333" style:font-style-asian="normal" style:font-weight-asian="normal" style:font-style-complex="normal" style:font-weight-complex="normal"/>
    </style:style>
    <style:style style:name="T320" style:family="text">
      <style:text-properties fo:language="ru" fo:country="RU" fo:font-style="normal" fo:font-weight="normal" officeooo:rsid="010aa54b" style:font-style-asian="normal" style:font-weight-asian="normal" style:font-style-complex="normal" style:font-weight-complex="normal"/>
    </style:style>
    <style:style style:name="T321" style:family="text">
      <style:text-properties fo:language="ru" fo:country="RU" fo:font-style="normal" fo:font-weight="normal" officeooo:rsid="010aa54b" fo:background-color="transparent" loext:char-shading-value="0" style:font-style-asian="normal" style:font-weight-asian="normal" style:font-style-complex="normal" style:font-weight-complex="normal"/>
    </style:style>
    <style:style style:name="T322" style:family="text">
      <style:text-properties fo:language="ru" fo:country="RU" fo:font-style="normal" fo:font-weight="normal" officeooo:rsid="00f1a7bf" fo:background-color="transparent" loext:char-shading-value="0" style:font-style-asian="normal" style:font-weight-asian="normal" style:font-style-complex="normal" style:font-weight-complex="normal"/>
    </style:style>
    <style:style style:name="T323" style:family="text">
      <style:text-properties fo:language="ru" fo:country="RU" fo:font-style="normal" fo:font-weight="normal" officeooo:rsid="0222ba69" style:font-style-asian="normal" style:font-weight-asian="normal" style:font-style-complex="normal" style:font-weight-complex="normal"/>
    </style:style>
    <style:style style:name="T324" style:family="text">
      <style:text-properties fo:language="ru" fo:country="RU" fo:font-style="normal" fo:font-weight="normal" officeooo:rsid="00f82e78" style:font-style-asian="normal" style:font-weight-asian="normal" style:font-style-complex="normal" style:font-weight-complex="normal"/>
    </style:style>
    <style:style style:name="T325" style:family="text">
      <style:text-properties fo:language="ru" fo:country="RU" fo:font-style="normal" fo:font-weight="normal" officeooo:rsid="00f3f896" style:font-style-asian="normal" style:font-weight-asian="normal" style:font-style-complex="normal" style:font-weight-complex="normal"/>
    </style:style>
    <style:style style:name="T326" style:family="text">
      <style:text-properties fo:language="ru" fo:country="RU" fo:font-style="normal" fo:font-weight="normal" officeooo:rsid="00fd8423" style:font-style-asian="normal" style:font-weight-asian="normal" style:font-style-complex="normal" style:font-weight-complex="normal"/>
    </style:style>
    <style:style style:name="T327" style:family="text">
      <style:text-properties fo:language="ru" fo:country="RU" fo:font-style="normal" fo:font-weight="normal" officeooo:rsid="0104f69b" style:font-style-asian="normal" style:font-weight-asian="normal" style:font-style-complex="normal" style:font-weight-complex="normal"/>
    </style:style>
    <style:style style:name="T328" style:family="text">
      <style:text-properties fo:language="ru" fo:country="RU" fo:font-style="normal" fo:font-weight="normal" officeooo:rsid="0107272b" style:font-style-asian="normal" style:font-weight-asian="normal" style:font-style-complex="normal" style:font-weight-complex="normal"/>
    </style:style>
    <style:style style:name="T329" style:family="text">
      <style:text-properties fo:language="ru" fo:country="RU" fo:font-style="normal" fo:font-weight="normal" officeooo:rsid="022262ab" style:font-style-asian="normal" style:font-weight-asian="normal" style:font-style-complex="normal" style:font-weight-complex="normal"/>
    </style:style>
    <style:style style:name="T330" style:family="text">
      <style:text-properties fo:language="ru" fo:country="RU" fo:font-style="normal" fo:font-weight="normal" officeooo:rsid="0106a6db" style:font-style-asian="normal" style:font-weight-asian="normal" style:font-style-complex="normal" style:font-weight-complex="normal"/>
    </style:style>
    <style:style style:name="T331" style:family="text">
      <style:text-properties fo:language="ru" fo:country="RU" fo:font-style="normal" fo:font-weight="normal" officeooo:rsid="00f8a646" style:font-style-asian="normal" style:font-weight-asian="normal" style:font-style-complex="normal" style:font-weight-complex="normal"/>
    </style:style>
    <style:style style:name="T332" style:family="text">
      <style:text-properties officeooo:rsid="00f82e78"/>
    </style:style>
    <style:style style:name="T333" style:family="text">
      <style:text-properties officeooo:rsid="01028516"/>
    </style:style>
    <style:style style:name="T334" style:family="text">
      <style:text-properties fo:language="ru" fo:country="RU" officeooo:rsid="01028516"/>
    </style:style>
    <style:style style:name="T335" style:family="text">
      <style:text-properties fo:language="ru" fo:country="RU" officeooo:rsid="010347c0"/>
    </style:style>
    <style:style style:name="T336" style:family="text">
      <style:text-properties officeooo:rsid="03657c68"/>
    </style:style>
    <style:style style:name="T337" style:family="text">
      <style:text-properties officeooo:rsid="010347c0"/>
    </style:style>
    <style:style style:name="T338" style:family="text">
      <style:text-properties officeooo:rsid="010acb14"/>
    </style:style>
    <style:style style:name="T339" style:family="text">
      <style:text-properties officeooo:rsid="00f8a646"/>
    </style:style>
    <style:style style:name="T340" style:family="text">
      <style:text-properties fo:language="ru" fo:country="RU" officeooo:rsid="00f8e6f0"/>
    </style:style>
    <style:style style:name="T341" style:family="text">
      <style:text-properties fo:language="en" fo:country="US" officeooo:rsid="00f8e6f0"/>
    </style:style>
    <style:style style:name="T342" style:family="text">
      <style:text-properties fo:font-style="normal" fo:font-weight="normal" officeooo:rsid="00ed40d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ff6576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10347c0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3657c68" style:font-style-asian="normal" style:font-weight-asian="normal" style:font-style-complex="normal" style:font-weight-complex="normal"/>
    </style:style>
    <style:style style:name="T346" style:family="text">
      <style:text-properties officeooo:rsid="0104f69b"/>
    </style:style>
    <style:style style:name="T347" style:family="text">
      <style:text-properties officeooo:rsid="0105b1ce"/>
    </style:style>
    <style:style style:name="T348" style:family="text">
      <style:text-properties officeooo:rsid="0107272b"/>
    </style:style>
    <style:style style:name="T349" style:family="text">
      <style:text-properties fo:language="ru" fo:country="RU" officeooo:rsid="01242140"/>
    </style:style>
    <style:style style:name="T350" style:family="text">
      <style:text-properties fo:language="ru" fo:country="RU" officeooo:rsid="0120ee32"/>
    </style:style>
    <style:style style:name="T351" style:family="text">
      <style:text-properties fo:language="ru" fo:country="RU" officeooo:rsid="010cc806"/>
    </style:style>
    <style:style style:name="T352" style:family="text">
      <style:text-properties fo:language="ru" fo:country="RU" officeooo:rsid="0112a1f0"/>
    </style:style>
    <style:style style:name="T353" style:family="text">
      <style:text-properties fo:language="ru" fo:country="RU" officeooo:rsid="011f9151"/>
    </style:style>
    <style:style style:name="T354" style:family="text">
      <style:text-properties fo:language="ru" fo:country="RU" officeooo:rsid="01146a51"/>
    </style:style>
    <style:style style:name="T355" style:family="text">
      <style:text-properties fo:language="ru" fo:country="RU" officeooo:rsid="0130ca42"/>
    </style:style>
    <style:style style:name="T356" style:family="text">
      <style:text-properties fo:font-weight="normal" officeooo:rsid="017add70" style:font-weight-asian="normal" style:font-weight-complex="normal"/>
    </style:style>
    <style:style style:name="T357" style:family="text">
      <style:text-properties officeooo:rsid="017add70"/>
    </style:style>
    <style:style style:name="T358" style:family="text">
      <style:text-properties fo:font-weight="normal" officeooo:rsid="0050ecac" style:font-weight-asian="normal" style:font-weight-complex="normal"/>
    </style:style>
    <style:style style:name="T359" style:family="text">
      <style:text-properties fo:language="ru" fo:country="RU" fo:font-weight="normal" style:font-weight-asian="normal" style:font-weight-complex="normal"/>
    </style:style>
    <style:style style:name="T360" style:family="text">
      <style:text-properties fo:language="ru" fo:country="RU" officeooo:rsid="01318900"/>
    </style:style>
    <style:style style:name="T361" style:family="text">
      <style:text-properties fo:language="ru" fo:country="RU" officeooo:rsid="012f70ea"/>
    </style:style>
    <style:style style:name="T362" style:family="text">
      <style:text-properties fo:font-weight="normal" officeooo:rsid="0133a082" style:font-weight-asian="normal" style:font-weight-complex="normal"/>
    </style:style>
    <style:style style:name="T363" style:family="text">
      <style:text-properties fo:font-weight="normal" officeooo:rsid="005631cf" style:font-weight-asian="normal" style:font-weight-complex="normal"/>
    </style:style>
    <style:style style:name="T364" style:family="text">
      <style:text-properties fo:font-weight="normal" officeooo:rsid="0134990f" style:font-weight-asian="normal" style:font-weight-complex="normal"/>
    </style:style>
    <style:style style:name="T365" style:family="text">
      <style:text-properties fo:language="ru" fo:country="RU" fo:font-weight="normal" officeooo:rsid="0133a082" style:font-weight-asian="normal" style:font-weight-complex="normal"/>
    </style:style>
    <style:style style:name="T366" style:family="text">
      <style:text-properties fo:font-weight="normal" officeooo:rsid="005217b9" style:font-weight-asian="normal" style:font-weight-complex="normal"/>
    </style:style>
    <style:style style:name="T367" style:family="text">
      <style:text-properties fo:font-weight="normal" officeooo:rsid="005234e8" style:font-weight-asian="normal" style:font-weight-complex="normal"/>
    </style:style>
    <style:style style:name="T368" style:family="text">
      <style:text-properties fo:language="ru" fo:country="RU" officeooo:rsid="012c8137"/>
    </style:style>
    <style:style style:name="T369" style:family="text">
      <style:text-properties fo:language="ru" fo:country="RU" officeooo:rsid="0128780f"/>
    </style:style>
    <style:style style:name="T370" style:family="text">
      <style:text-properties fo:language="ru" fo:country="RU" officeooo:rsid="012a8ce7"/>
    </style:style>
    <style:style style:name="T371" style:family="text">
      <style:text-properties fo:language="ru" fo:country="RU" officeooo:rsid="0146c77b"/>
    </style:style>
    <style:style style:name="T372" style:family="text">
      <style:text-properties fo:language="ru" fo:country="RU" officeooo:rsid="0124d7ac"/>
    </style:style>
    <style:style style:name="T373" style:family="text">
      <style:text-properties fo:language="ru" fo:country="RU" officeooo:rsid="01330667"/>
    </style:style>
    <style:style style:name="T374" style:family="text">
      <style:text-properties fo:language="ru" fo:country="RU" officeooo:rsid="012a04c6"/>
    </style:style>
    <style:style style:name="T375" style:family="text">
      <style:text-properties fo:language="ru" fo:country="RU" officeooo:rsid="01265992"/>
    </style:style>
    <style:style style:name="T376" style:family="text">
      <style:text-properties fo:language="ru" fo:country="RU" officeooo:rsid="013db4c6"/>
    </style:style>
    <style:style style:name="T377" style:family="text">
      <style:text-properties fo:language="ru" fo:country="RU" officeooo:rsid="011aaf3a"/>
    </style:style>
    <style:style style:name="T378" style:family="text">
      <style:text-properties officeooo:rsid="01623ec5"/>
    </style:style>
    <style:style style:name="T379" style:family="text">
      <style:text-properties officeooo:rsid="01398ab2"/>
    </style:style>
    <style:style style:name="T380" style:family="text">
      <style:text-properties officeooo:rsid="013b3b72"/>
    </style:style>
    <style:style style:name="T381" style:family="text">
      <style:text-properties officeooo:rsid="01438cf2"/>
    </style:style>
    <style:style style:name="T382" style:family="text">
      <style:text-properties officeooo:rsid="013c61d4"/>
    </style:style>
    <style:style style:name="T383" style:family="text">
      <style:text-properties officeooo:rsid="013db4c6"/>
    </style:style>
    <style:style style:name="T384" style:family="text">
      <style:text-properties officeooo:rsid="014644b4"/>
    </style:style>
    <style:style style:name="T385" style:family="text">
      <style:text-properties officeooo:rsid="0146c77b"/>
    </style:style>
    <style:style style:name="T386" style:family="text">
      <style:text-properties officeooo:rsid="0147516d"/>
    </style:style>
    <style:style style:name="T387" style:family="text">
      <style:text-properties officeooo:rsid="0147f519"/>
    </style:style>
    <style:style style:name="T388" style:family="text">
      <style:text-properties officeooo:rsid="01489bbf"/>
    </style:style>
    <style:style style:name="T389" style:family="text">
      <style:text-properties officeooo:rsid="03660bf1"/>
    </style:style>
    <style:style style:name="T390" style:family="text">
      <style:text-properties officeooo:rsid="01492ea0"/>
    </style:style>
    <style:style style:name="T391" style:family="text">
      <style:text-properties officeooo:rsid="014b8386"/>
    </style:style>
    <style:style style:name="T392" style:family="text">
      <style:text-properties officeooo:rsid="014c84b5"/>
    </style:style>
    <style:style style:name="T393" style:family="text">
      <style:text-properties officeooo:rsid="0168e25b"/>
    </style:style>
    <style:style style:name="T394" style:family="text">
      <style:text-properties fo:font-weight="normal" officeooo:rsid="0150e68a" style:font-weight-asian="normal" style:font-weight-complex="normal"/>
    </style:style>
    <style:style style:name="T395" style:family="text">
      <style:text-properties officeooo:rsid="03189742"/>
    </style:style>
    <style:style style:name="T396" style:family="text">
      <style:text-properties officeooo:rsid="0158ece4"/>
    </style:style>
    <style:style style:name="T397" style:family="text">
      <style:text-properties officeooo:rsid="014f0136"/>
    </style:style>
    <style:style style:name="T398" style:family="text">
      <style:text-properties officeooo:rsid="0154990c"/>
    </style:style>
    <style:style style:name="T399" style:family="text">
      <style:text-properties fo:font-style="normal" officeooo:rsid="0150e68a" style:font-style-asian="normal" style:font-style-complex="normal"/>
    </style:style>
    <style:style style:name="T400" style:family="text">
      <style:text-properties fo:font-style="normal" officeooo:rsid="01529e17" style:font-style-asian="normal" style:font-style-complex="normal"/>
    </style:style>
    <style:style style:name="T401" style:family="text">
      <style:text-properties fo:language="en" fo:country="US" fo:font-style="normal" officeooo:rsid="03660bf1" style:font-style-asian="normal" style:font-style-complex="normal"/>
    </style:style>
    <style:style style:name="T402" style:family="text">
      <style:text-properties fo:font-style="normal" officeooo:rsid="0154035c" style:font-style-asian="normal" style:font-style-complex="normal"/>
    </style:style>
    <style:style style:name="T403" style:family="text">
      <style:text-properties fo:font-style="normal" officeooo:rsid="017bb20b" style:font-style-asian="normal" style:font-style-complex="normal"/>
    </style:style>
    <style:style style:name="T404" style:family="text">
      <style:text-properties officeooo:rsid="014e55f8"/>
    </style:style>
    <style:style style:name="T405" style:family="text">
      <style:text-properties fo:language="ru" fo:country="RU" officeooo:rsid="036737b7"/>
    </style:style>
    <style:style style:name="T406" style:family="text">
      <style:text-properties officeooo:rsid="017ef2cc"/>
    </style:style>
    <style:style style:name="T407" style:family="text">
      <style:text-properties officeooo:rsid="036737b7"/>
    </style:style>
    <style:style style:name="T408" style:family="text">
      <style:text-properties officeooo:rsid="0155520f"/>
    </style:style>
    <style:style style:name="T409" style:family="text">
      <style:text-properties officeooo:rsid="015d194b"/>
    </style:style>
    <style:style style:name="T410" style:family="text">
      <style:text-properties officeooo:rsid="016083fb"/>
    </style:style>
    <style:style style:name="T411" style:family="text">
      <style:text-properties officeooo:rsid="01a8140f"/>
    </style:style>
    <style:style style:name="T412" style:family="text">
      <style:text-properties fo:language="ru" fo:country="RU" officeooo:rsid="01621bdd"/>
    </style:style>
    <style:style style:name="T413" style:family="text">
      <style:text-properties fo:language="en" fo:country="US" officeooo:rsid="020f6968"/>
    </style:style>
    <style:style style:name="T414" style:family="text">
      <style:text-properties fo:language="en" fo:country="US" officeooo:rsid="01621bdd"/>
    </style:style>
    <style:style style:name="T415" style:family="text">
      <style:text-properties officeooo:rsid="01610f5d"/>
    </style:style>
    <style:style style:name="T416" style:family="text">
      <style:text-properties officeooo:rsid="01621bdd"/>
    </style:style>
    <style:style style:name="T417" style:family="text">
      <style:text-properties officeooo:rsid="020fb750"/>
    </style:style>
    <style:style style:name="T418" style:family="text">
      <style:text-properties officeooo:rsid="0165218f"/>
    </style:style>
    <style:style style:name="T419" style:family="text">
      <style:text-properties officeooo:rsid="01632e7b"/>
    </style:style>
    <style:style style:name="T420" style:family="text">
      <style:text-properties officeooo:rsid="0165a1f1"/>
    </style:style>
    <style:style style:name="T421" style:family="text">
      <style:text-properties officeooo:rsid="020fd282"/>
    </style:style>
    <style:style style:name="T422" style:family="text">
      <style:text-properties fo:language="ru" fo:country="RU" officeooo:rsid="0155520f"/>
    </style:style>
    <style:style style:name="T423" style:family="text">
      <style:text-properties fo:language="ru" fo:country="RU" officeooo:rsid="0158ece4"/>
    </style:style>
    <style:style style:name="T424" style:family="text">
      <style:text-properties fo:language="ru" fo:country="RU" fo:font-style="normal" officeooo:rsid="014e55f8" style:font-style-asian="normal" style:font-style-complex="normal"/>
    </style:style>
    <style:style style:name="T425" style:family="text">
      <style:text-properties fo:language="ru" fo:country="RU" officeooo:rsid="0165a1f1"/>
    </style:style>
    <style:style style:name="T426" style:family="text">
      <style:text-properties fo:language="ru" fo:country="RU" officeooo:rsid="0155a6a4"/>
    </style:style>
    <style:style style:name="T427" style:family="text">
      <style:text-properties fo:language="ru" fo:country="RU" officeooo:rsid="015bdbaf"/>
    </style:style>
    <style:style style:name="T428" style:family="text">
      <style:text-properties fo:language="ru" fo:country="RU" officeooo:rsid="015d194b"/>
    </style:style>
    <style:style style:name="T429" style:family="text">
      <style:text-properties fo:language="ru" fo:country="RU" officeooo:rsid="011057a4"/>
    </style:style>
    <style:style style:name="T430" style:family="text">
      <style:text-properties fo:language="ru" fo:country="RU" officeooo:rsid="01438cf2"/>
    </style:style>
    <style:style style:name="T431" style:family="text">
      <style:text-properties fo:language="ru" fo:country="RU" officeooo:rsid="01107611"/>
    </style:style>
    <style:style style:name="T432" style:family="text">
      <style:text-properties fo:font-style="normal" officeooo:rsid="014e55f8" style:font-style-asian="normal" style:font-style-complex="normal"/>
    </style:style>
    <style:style style:name="T433" style:family="text">
      <style:text-properties fo:font-style="normal" officeooo:rsid="02480061" style:font-style-asian="normal" style:font-style-complex="normal"/>
    </style:style>
    <style:style style:name="T434" style:family="text">
      <style:text-properties fo:language="en" fo:country="US" fo:font-style="normal" officeooo:rsid="02480061" style:font-style-asian="normal" style:font-style-complex="normal"/>
    </style:style>
    <style:style style:name="T435" style:family="text">
      <style:text-properties officeooo:rsid="0378b04a"/>
    </style:style>
    <style:style style:name="T436" style:family="text">
      <style:text-properties officeooo:rsid="02112c3d"/>
    </style:style>
    <style:style style:name="T437" style:family="text">
      <style:text-properties officeooo:rsid="021d6c1b"/>
    </style:style>
    <style:style style:name="T438" style:family="text">
      <style:text-properties fo:language="ru" fo:country="RU" officeooo:rsid="02480061"/>
    </style:style>
    <style:style style:name="T439" style:family="text">
      <style:text-properties fo:language="ru" fo:country="RU" officeooo:rsid="0217f098"/>
    </style:style>
    <style:style style:name="T440" style:family="text">
      <style:text-properties fo:language="ru" fo:country="RU" officeooo:rsid="02112c3d"/>
    </style:style>
    <style:style style:name="T441" style:family="text">
      <style:text-properties fo:language="ru" fo:country="RU" officeooo:rsid="034c75ee"/>
    </style:style>
    <style:style style:name="T442" style:family="text">
      <style:text-properties officeooo:rsid="02480061"/>
    </style:style>
    <style:style style:name="T443" style:family="text">
      <style:text-properties officeooo:rsid="0249dcbf"/>
    </style:style>
    <style:style style:name="T444" style:family="text">
      <style:text-properties officeooo:rsid="034c75ee"/>
    </style:style>
    <style:style style:name="T445" style:family="text">
      <style:text-properties officeooo:rsid="0217f098"/>
    </style:style>
    <style:style style:name="T446" style:family="text">
      <style:text-properties officeooo:rsid="02337824"/>
    </style:style>
    <style:style style:name="T447" style:family="text">
      <style:text-properties officeooo:rsid="021960a3"/>
    </style:style>
    <style:style style:name="T448" style:family="text">
      <style:text-properties officeooo:rsid="021938a2"/>
    </style:style>
    <style:style style:name="T449" style:family="text">
      <style:text-properties officeooo:rsid="021269f5"/>
    </style:style>
    <style:style style:name="T450" style:family="text">
      <style:text-properties officeooo:rsid="023454e0"/>
    </style:style>
    <style:style style:name="T451" style:family="text">
      <style:text-properties officeooo:rsid="034d6a3e"/>
    </style:style>
    <style:style style:name="T452" style:family="text">
      <style:text-properties officeooo:rsid="034d9e45"/>
    </style:style>
    <style:style style:name="T453" style:family="text">
      <style:text-properties fo:font-style="normal" officeooo:rsid="023454e0" style:font-style-asian="normal" style:font-style-complex="normal"/>
    </style:style>
    <style:style style:name="T454" style:family="text">
      <style:text-properties fo:font-style="normal" officeooo:rsid="034d9e45" style:font-style-asian="normal" style:font-style-complex="normal"/>
    </style:style>
    <style:style style:name="T455" style:family="text">
      <style:text-properties fo:font-style="normal" officeooo:rsid="036737b7" style:font-style-asian="normal" style:font-style-complex="normal"/>
    </style:style>
    <style:style style:name="T456" style:family="text">
      <style:text-properties fo:font-style="normal" officeooo:rsid="034d6a3e" style:font-style-asian="normal" style:font-style-complex="normal"/>
    </style:style>
    <style:style style:name="T457" style:family="text">
      <style:text-properties officeooo:rsid="02143358"/>
    </style:style>
    <style:style style:name="T458" style:family="text">
      <style:text-properties officeooo:rsid="02179624"/>
    </style:style>
    <style:style style:name="T459" style:family="text">
      <style:text-properties officeooo:rsid="034e466e"/>
    </style:style>
    <style:style style:name="T460" style:family="text">
      <style:text-properties officeooo:rsid="0214a9fe"/>
    </style:style>
    <style:style style:name="T461" style:family="text">
      <style:text-properties officeooo:rsid="02169cbe"/>
    </style:style>
    <style:style style:name="T462" style:family="text">
      <style:text-properties officeooo:rsid="021b84ae"/>
    </style:style>
    <style:style style:name="T463" style:family="text">
      <style:text-properties officeooo:rsid="021d95c3"/>
    </style:style>
    <style:style style:name="T464" style:family="text">
      <style:text-properties officeooo:rsid="0239305f"/>
    </style:style>
    <style:style style:name="T465" style:family="text">
      <style:text-properties officeooo:rsid="02364ab2"/>
    </style:style>
    <style:style style:name="T466" style:family="text">
      <style:text-properties fo:font-style="normal" officeooo:rsid="021fcc1c" style:font-style-asian="normal" style:font-style-complex="normal"/>
    </style:style>
    <style:style style:name="T467" style:family="text">
      <style:text-properties fo:font-style="normal" officeooo:rsid="021960a3" style:font-style-asian="normal" style:font-style-complex="normal"/>
    </style:style>
    <style:style style:name="T468" style:family="text">
      <style:text-properties fo:font-style="normal" officeooo:rsid="034f008c" style:font-style-asian="normal" style:font-style-complex="normal"/>
    </style:style>
    <style:style style:name="T469" style:family="text">
      <style:text-properties fo:font-style="normal" officeooo:rsid="02364ab2" style:font-style-asian="normal" style:font-style-complex="normal"/>
    </style:style>
    <style:style style:name="T470" style:family="text">
      <style:text-properties fo:font-style="normal" officeooo:rsid="021d185c" style:font-style-asian="normal" style:font-style-complex="normal"/>
    </style:style>
    <style:style style:name="T471" style:family="text">
      <style:text-properties officeooo:rsid="021d185c"/>
    </style:style>
    <style:style style:name="T472" style:family="text">
      <style:text-properties officeooo:rsid="036841fe"/>
    </style:style>
    <style:style style:name="T473" style:family="text">
      <style:text-properties fo:language="ru" fo:country="RU" fo:font-style="normal" officeooo:rsid="034f008c" style:font-style-asian="normal" style:font-style-complex="normal"/>
    </style:style>
    <style:style style:name="T474" style:family="text">
      <style:text-properties fo:language="ru" fo:country="RU" officeooo:rsid="0118801c"/>
    </style:style>
    <style:style style:name="T475" style:family="text">
      <style:text-properties fo:language="ru" fo:country="RU" officeooo:rsid="0157631f"/>
    </style:style>
    <style:style style:name="T476" style:family="text">
      <style:text-properties fo:language="ru" fo:country="RU" fo:font-style="normal" officeooo:rsid="0157631f" style:font-style-asian="normal" style:font-style-complex="normal"/>
    </style:style>
    <style:style style:name="T477" style:family="text">
      <style:text-properties fo:language="ru" fo:country="RU" fo:font-style="normal" officeooo:rsid="021d185c" style:font-style-asian="normal" style:font-style-complex="normal"/>
    </style:style>
    <style:style style:name="T478" style:family="text">
      <style:text-properties fo:language="ru" fo:country="RU" fo:font-style="normal" officeooo:rsid="0227a62d" style:font-style-asian="normal" style:font-style-complex="normal"/>
    </style:style>
    <style:style style:name="T479" style:family="text">
      <style:text-properties fo:language="ru" fo:country="RU" fo:font-style="normal" officeooo:rsid="021d6c1b" style:font-style-asian="normal" style:font-style-complex="normal"/>
    </style:style>
    <style:style style:name="T480" style:family="text">
      <style:text-properties fo:language="ru" fo:country="RU" officeooo:rsid="015c7788"/>
    </style:style>
    <style:style style:name="T481" style:family="text">
      <style:text-properties fo:language="ru" fo:country="RU" officeooo:rsid="01116b39"/>
    </style:style>
    <style:style style:name="T482" style:family="text">
      <style:text-properties fo:language="ru" fo:country="RU" officeooo:rsid="014314ae"/>
    </style:style>
    <style:style style:name="T483" style:family="text">
      <style:text-properties fo:language="ru" fo:country="RU" officeooo:rsid="015c11bc"/>
    </style:style>
    <style:style style:name="T484" style:family="text">
      <style:text-properties fo:language="ru" fo:country="RU" officeooo:rsid="012ce926"/>
    </style:style>
    <style:style style:name="T485" style:family="text">
      <style:text-properties fo:language="ru" fo:country="RU" officeooo:rsid="012e2e18"/>
    </style:style>
    <style:style style:name="T486" style:family="text">
      <style:text-properties fo:language="ru" fo:country="RU" officeooo:rsid="013faff2"/>
    </style:style>
    <style:style style:name="T487" style:family="text">
      <style:text-properties officeooo:rsid="015c7788"/>
    </style:style>
    <style:style style:name="T488" style:family="text">
      <style:text-properties fo:language="en" fo:country="US" officeooo:rsid="036841fe"/>
    </style:style>
    <style:style style:name="T489" style:family="text">
      <style:text-properties officeooo:rsid="016ab823"/>
    </style:style>
    <style:style style:name="T490" style:family="text">
      <style:text-properties fo:font-style="normal" officeooo:rsid="015d194b" style:font-style-asian="normal" style:font-style-complex="normal"/>
    </style:style>
    <style:style style:name="T491" style:family="text">
      <style:text-properties fo:language="ru" fo:country="RU" fo:font-style="normal" officeooo:rsid="016e8759" style:font-style-asian="normal" style:font-style-complex="normal"/>
    </style:style>
    <style:style style:name="T492" style:family="text">
      <style:text-properties fo:language="ru" fo:country="RU" fo:font-style="normal" officeooo:rsid="01760e1c" style:font-style-asian="normal" style:font-style-complex="normal"/>
    </style:style>
    <style:style style:name="T493" style:family="text">
      <style:text-properties fo:language="ru" fo:country="RU" fo:font-style="normal" officeooo:rsid="016d30a1" style:font-style-asian="normal" style:font-style-complex="normal"/>
    </style:style>
    <style:style style:name="T494" style:family="text">
      <style:text-properties fo:language="ru" fo:country="RU" fo:font-style="normal" officeooo:rsid="016e3d84" style:font-style-asian="normal" style:font-style-complex="normal"/>
    </style:style>
    <style:style style:name="T495" style:family="text">
      <style:text-properties fo:language="ru" fo:country="RU" fo:font-style="normal" officeooo:rsid="0197dda7" style:font-style-asian="normal" style:font-style-complex="normal"/>
    </style:style>
    <style:style style:name="T496" style:family="text">
      <style:text-properties fo:language="ru" fo:country="RU" fo:font-style="normal" officeooo:rsid="016f33ae" style:font-style-asian="normal" style:font-style-complex="normal"/>
    </style:style>
    <style:style style:name="T497" style:family="text">
      <style:text-properties fo:language="ru" fo:country="RU" fo:font-style="normal" officeooo:rsid="01e63fdc" style:font-style-asian="normal" style:font-style-complex="normal"/>
    </style:style>
    <style:style style:name="T498" style:family="text">
      <style:text-properties fo:language="en" fo:country="US" fo:font-style="normal" officeooo:rsid="017120d7" style:font-style-asian="normal" style:font-style-complex="normal"/>
    </style:style>
    <style:style style:name="T499" style:family="text">
      <style:text-properties fo:language="ru" fo:country="RU" fo:font-style="normal" officeooo:rsid="01e800aa" style:font-style-asian="normal" style:font-style-complex="normal"/>
    </style:style>
    <style:style style:name="T500" style:family="text">
      <style:text-properties fo:language="ru" fo:country="RU" fo:font-style="normal" officeooo:rsid="0172c858" style:font-style-asian="normal" style:font-style-complex="normal"/>
    </style:style>
    <style:style style:name="T501" style:family="text">
      <style:text-properties fo:language="ru" fo:country="RU" fo:font-style="normal" officeooo:rsid="017ef2cc" style:font-style-asian="normal" style:font-style-complex="normal"/>
    </style:style>
    <style:style style:name="T502" style:family="text">
      <style:text-properties fo:language="ru" fo:country="RU" fo:font-style="normal" officeooo:rsid="0176c030" style:font-style-asian="normal" style:font-style-complex="normal"/>
    </style:style>
    <style:style style:name="T503" style:family="text">
      <style:text-properties fo:font-weight="bold" officeooo:rsid="005217b9" style:font-weight-asian="bold" style:font-weight-complex="bold"/>
    </style:style>
    <style:style style:name="T504" style:family="text">
      <style:text-properties fo:font-weight="normal" officeooo:rsid="017a099c" style:font-weight-asian="normal" style:font-weight-complex="normal"/>
    </style:style>
    <style:style style:name="T505" style:family="text">
      <style:text-properties fo:language="ru" fo:country="RU" fo:font-style="normal" officeooo:rsid="01811260" style:font-style-asian="normal" style:font-style-complex="normal"/>
    </style:style>
    <style:style style:name="T506" style:family="text">
      <style:text-properties fo:language="ru" fo:country="RU" fo:font-style="normal" officeooo:rsid="01e881bd" style:font-style-asian="normal" style:font-style-complex="normal"/>
    </style:style>
    <style:style style:name="T507" style:family="text">
      <style:text-properties fo:language="en" fo:country="US" fo:font-style="normal" officeooo:rsid="0176c030" style:font-style-asian="normal" style:font-style-complex="normal"/>
    </style:style>
    <style:style style:name="T508" style:family="text">
      <style:text-properties fo:language="ru" fo:country="RU" fo:font-style="normal" officeooo:rsid="01eb3a52" style:font-style-asian="normal" style:font-style-complex="normal"/>
    </style:style>
    <style:style style:name="T509" style:family="text">
      <style:text-properties fo:language="ru" fo:country="RU" fo:font-style="normal" officeooo:rsid="0180de8e" style:font-style-asian="normal" style:font-style-complex="normal"/>
    </style:style>
    <style:style style:name="T510" style:family="text">
      <style:text-properties fo:language="ru" fo:country="RU" fo:font-style="normal" officeooo:rsid="017f1a59" style:font-style-asian="normal" style:font-style-complex="normal"/>
    </style:style>
    <style:style style:name="T511" style:family="text">
      <style:text-properties fo:language="ru" fo:country="RU" fo:font-style="normal" officeooo:rsid="019571d8" style:font-style-asian="normal" style:font-style-complex="normal"/>
    </style:style>
    <style:style style:name="T512" style:family="text">
      <style:text-properties fo:font-style="normal" officeooo:rsid="0180de8e" style:font-style-asian="normal" style:font-style-complex="normal"/>
    </style:style>
    <style:style style:name="T513" style:family="text">
      <style:text-properties fo:font-style="normal" officeooo:rsid="01811260" style:font-style-asian="normal" style:font-style-complex="normal"/>
    </style:style>
    <style:style style:name="T514" style:family="text">
      <style:text-properties fo:language="ru" fo:country="RU" fo:font-style="normal" officeooo:rsid="036841fe" style:font-style-asian="normal" style:font-style-complex="normal"/>
    </style:style>
    <style:style style:name="T515" style:family="text">
      <style:text-properties fo:language="ru" fo:country="RU" fo:font-style="normal" officeooo:rsid="01976236" style:font-style-asian="normal" style:font-style-complex="normal"/>
    </style:style>
    <style:style style:name="T516" style:family="text">
      <style:text-properties fo:language="ru" fo:country="RU" fo:font-style="normal" officeooo:rsid="01bff02b" style:font-style-asian="normal" style:font-style-complex="normal"/>
    </style:style>
    <style:style style:name="T517" style:family="text">
      <style:text-properties fo:language="en" fo:country="US" fo:font-style="normal" officeooo:rsid="01bff02b" style:font-style-asian="normal" style:font-style-complex="normal"/>
    </style:style>
    <style:style style:name="T518" style:family="text">
      <style:text-properties fo:language="ru" fo:country="RU" fo:font-style="normal" officeooo:rsid="024bc39f" style:font-style-asian="normal" style:font-style-complex="normal"/>
    </style:style>
    <style:style style:name="T519" style:family="text">
      <style:text-properties fo:language="ru" fo:country="RU" fo:font-style="normal" officeooo:rsid="019dde0d" style:font-style-asian="normal" style:font-style-complex="normal"/>
    </style:style>
    <style:style style:name="T520" style:family="text">
      <style:text-properties officeooo:rsid="01bff02b"/>
    </style:style>
    <style:style style:name="T521" style:family="text">
      <style:text-properties fo:font-style="normal" officeooo:rsid="01bff02b" style:font-style-asian="normal" style:font-style-complex="normal"/>
    </style:style>
    <style:style style:name="T522" style:family="text">
      <style:text-properties fo:language="ru" fo:country="RU" fo:font-style="normal" officeooo:rsid="01987ea0" style:font-style-asian="normal" style:font-style-complex="normal"/>
    </style:style>
    <style:style style:name="T523" style:family="text">
      <style:text-properties fo:language="ru" fo:country="RU" fo:font-style="normal" officeooo:rsid="017f29f1" style:font-style-asian="normal" style:font-style-complex="normal"/>
    </style:style>
    <style:style style:name="T524" style:family="text">
      <style:text-properties fo:language="ru" fo:country="RU" fo:font-style="normal" officeooo:rsid="018fe629" style:font-style-asian="normal" style:font-style-complex="normal"/>
    </style:style>
    <style:style style:name="T525" style:family="text">
      <style:text-properties fo:language="ru" fo:country="RU" fo:font-style="normal" officeooo:rsid="019f0f2f" style:font-style-asian="normal" style:font-style-complex="normal"/>
    </style:style>
    <style:style style:name="T526" style:family="text">
      <style:text-properties fo:language="ru" fo:country="RU" fo:font-style="normal" officeooo:rsid="0193c103" style:font-style-asian="normal" style:font-style-complex="normal"/>
    </style:style>
    <style:style style:name="T527" style:family="text">
      <style:text-properties fo:language="ru" fo:country="RU" fo:font-style="normal" officeooo:rsid="0189ba62" style:font-style-asian="normal" style:font-style-complex="normal"/>
    </style:style>
    <style:style style:name="T528" style:family="text">
      <style:text-properties fo:language="ru" fo:country="RU" fo:font-style="normal" officeooo:rsid="0183e7d2" style:font-style-asian="normal" style:font-style-complex="normal"/>
    </style:style>
    <style:style style:name="T529" style:family="text">
      <style:text-properties fo:language="ru" fo:country="RU" fo:font-style="normal" officeooo:rsid="01913b54" style:font-style-asian="normal" style:font-style-complex="normal"/>
    </style:style>
    <style:style style:name="T530" style:family="text">
      <style:text-properties fo:language="ru" fo:country="RU" fo:font-style="normal" officeooo:rsid="018feb76" style:font-style-asian="normal" style:font-style-complex="normal"/>
    </style:style>
    <style:style style:name="T531" style:family="text">
      <style:text-properties fo:language="ru" fo:country="RU" fo:font-style="normal" officeooo:rsid="018218d9" style:font-style-asian="normal" style:font-style-complex="normal"/>
    </style:style>
    <style:style style:name="T532" style:family="text">
      <style:text-properties fo:language="ru" fo:country="RU" fo:font-style="normal" officeooo:rsid="03685257" style:font-style-asian="normal" style:font-style-complex="normal"/>
    </style:style>
    <style:style style:name="T533" style:family="text">
      <style:text-properties fo:language="ru" fo:country="RU" fo:font-style="normal" officeooo:rsid="019b384d" style:font-style-asian="normal" style:font-style-complex="normal"/>
    </style:style>
    <style:style style:name="T534" style:family="text">
      <style:text-properties fo:language="ru" fo:country="RU" fo:font-style="normal" officeooo:rsid="01f8b094" style:font-style-asian="normal" style:font-style-complex="normal"/>
    </style:style>
    <style:style style:name="T535" style:family="text">
      <style:text-properties fo:language="ru" fo:country="RU" fo:font-style="normal" officeooo:rsid="01ab3f65" style:font-style-asian="normal" style:font-style-complex="normal"/>
    </style:style>
    <style:style style:name="T536" style:family="text">
      <style:text-properties fo:language="ru" fo:country="RU" fo:font-style="normal" officeooo:rsid="01ab720a" style:font-style-asian="normal" style:font-style-complex="normal"/>
    </style:style>
    <style:style style:name="T537" style:family="text">
      <style:text-properties fo:language="ru" fo:country="RU" fo:font-style="normal" officeooo:rsid="023765ee" style:font-style-asian="normal" style:font-style-complex="normal"/>
    </style:style>
    <style:style style:name="T538" style:family="text">
      <style:text-properties fo:language="ru" fo:country="RU" fo:font-style="normal" officeooo:rsid="022b26bb" style:font-style-asian="normal" style:font-style-complex="normal"/>
    </style:style>
    <style:style style:name="T539" style:family="text">
      <style:text-properties fo:language="ru" fo:country="RU" fo:font-style="normal" officeooo:rsid="01a4f97f" style:font-style-asian="normal" style:font-style-complex="normal"/>
    </style:style>
    <style:style style:name="T540" style:family="text">
      <style:text-properties fo:language="ru" fo:country="RU" fo:font-style="normal" officeooo:rsid="0239305f" style:font-style-asian="normal" style:font-style-complex="normal"/>
    </style:style>
    <style:style style:name="T541" style:family="text">
      <style:text-properties fo:language="ru" fo:country="RU" fo:font-style="normal" officeooo:rsid="01aec9d4" style:font-style-asian="normal" style:font-style-complex="normal"/>
    </style:style>
    <style:style style:name="T542" style:family="text">
      <style:text-properties fo:language="ru" fo:country="RU" fo:font-style="normal" officeooo:rsid="019b6884" style:font-style-asian="normal" style:font-style-complex="normal"/>
    </style:style>
    <style:style style:name="T543" style:family="text">
      <style:text-properties fo:language="ru" fo:country="RU" fo:font-style="normal" officeooo:rsid="01a34b9a" style:font-style-asian="normal" style:font-style-complex="normal"/>
    </style:style>
    <style:style style:name="T544" style:family="text">
      <style:text-properties fo:language="ru" fo:country="RU" fo:font-style="normal" officeooo:rsid="018d1a71" style:font-style-asian="normal" style:font-style-complex="normal"/>
    </style:style>
    <style:style style:name="T545" style:family="text">
      <style:text-properties fo:language="ru" fo:country="RU" fo:font-style="normal" officeooo:rsid="018d55c2" style:font-style-asian="normal" style:font-style-complex="normal"/>
    </style:style>
    <style:style style:name="T546" style:family="text">
      <style:text-properties fo:language="ru" fo:country="RU" fo:font-style="normal" officeooo:rsid="018e36b6" style:font-style-asian="normal" style:font-style-complex="normal"/>
    </style:style>
    <style:style style:name="T547" style:family="text">
      <style:text-properties fo:language="ru" fo:country="RU" fo:font-style="normal" officeooo:rsid="01a9a800" style:font-style-asian="normal" style:font-style-complex="normal"/>
    </style:style>
    <style:style style:name="T548" style:family="text">
      <style:text-properties fo:language="ru" fo:country="RU" fo:font-style="normal" officeooo:rsid="01a6c7d3" style:font-style-asian="normal" style:font-style-complex="normal"/>
    </style:style>
    <style:style style:name="T549" style:family="text">
      <style:text-properties fo:language="ru" fo:country="RU" fo:font-style="normal" officeooo:rsid="018f85c0" style:font-style-asian="normal" style:font-style-complex="normal"/>
    </style:style>
    <style:style style:name="T550" style:family="text">
      <style:text-properties fo:language="ru" fo:country="RU" fo:font-style="normal" officeooo:rsid="01a8140f" style:font-style-asian="normal" style:font-style-complex="normal"/>
    </style:style>
    <style:style style:name="T551" style:family="text">
      <style:text-properties fo:language="ru" fo:country="RU" fo:font-style="normal" officeooo:rsid="01b1a80c" style:font-style-asian="normal" style:font-style-complex="normal"/>
    </style:style>
    <style:style style:name="T552" style:family="text">
      <style:text-properties fo:language="ru" fo:country="RU" fo:font-style="normal" officeooo:rsid="01b7999c" style:font-style-asian="normal" style:font-style-complex="normal"/>
    </style:style>
    <style:style style:name="T553" style:family="text">
      <style:text-properties fo:language="ru" fo:country="RU" fo:font-style="normal" officeooo:rsid="01b615d8" style:font-style-asian="normal" style:font-style-complex="normal"/>
    </style:style>
    <style:style style:name="T554" style:family="text">
      <style:text-properties fo:language="ru" fo:country="RU" fo:font-style="normal" officeooo:rsid="0304b607" style:font-style-asian="normal" style:font-style-complex="normal"/>
    </style:style>
    <style:style style:name="T555" style:family="text">
      <style:text-properties fo:language="ru" fo:country="RU" fo:font-style="normal" officeooo:rsid="01ec70d5" style:font-style-asian="normal" style:font-style-complex="normal"/>
    </style:style>
    <style:style style:name="T556" style:family="text">
      <style:text-properties fo:language="ru" fo:country="RU" fo:font-style="normal" officeooo:rsid="01ed6963" style:font-style-asian="normal" style:font-style-complex="normal"/>
    </style:style>
    <style:style style:name="T557" style:family="text">
      <style:text-properties fo:language="ru" fo:country="RU" fo:font-style="normal" officeooo:rsid="01edff5b" style:font-style-asian="normal" style:font-style-complex="normal"/>
    </style:style>
    <style:style style:name="T558" style:family="text">
      <style:text-properties fo:language="ru" fo:country="RU" fo:font-style="normal" officeooo:rsid="01cf9ef3" style:font-style-asian="normal" style:font-style-complex="normal"/>
    </style:style>
    <style:style style:name="T559" style:family="text">
      <style:text-properties fo:language="ru" fo:country="RU" fo:font-style="normal" officeooo:rsid="01ba4700" style:font-style-asian="normal" style:font-style-complex="normal"/>
    </style:style>
    <style:style style:name="T560" style:family="text">
      <style:text-properties fo:language="en" fo:country="US" fo:font-style="normal" officeooo:rsid="01ba2bb0" style:font-style-asian="normal" style:font-style-complex="normal"/>
    </style:style>
    <style:style style:name="T561" style:family="text">
      <style:text-properties fo:language="ru" fo:country="RU" fo:font-style="normal" officeooo:rsid="01ba2bb0" style:font-style-asian="normal" style:font-style-complex="normal"/>
    </style:style>
    <style:style style:name="T562" style:family="text">
      <style:text-properties fo:language="en" fo:country="US" fo:font-style="normal" officeooo:rsid="01c91fe5" style:font-style-asian="normal" style:font-style-complex="normal"/>
    </style:style>
    <style:style style:name="T563" style:family="text">
      <style:text-properties fo:language="ru" fo:country="RU" fo:font-style="normal" officeooo:rsid="01c91fe5" style:font-style-asian="normal" style:font-style-complex="normal"/>
    </style:style>
    <style:style style:name="T564" style:family="text">
      <style:text-properties fo:language="ru" fo:country="RU" fo:font-style="normal" officeooo:rsid="01bdb4d5" style:font-style-asian="normal" style:font-style-complex="normal"/>
    </style:style>
    <style:style style:name="T565" style:family="text">
      <style:text-properties fo:language="ru" fo:country="RU" fo:font-style="normal" officeooo:rsid="01bd143e" style:font-style-asian="normal" style:font-style-complex="normal"/>
    </style:style>
    <style:style style:name="T566" style:family="text">
      <style:text-properties fo:language="en" fo:country="US" fo:font-style="normal" officeooo:rsid="01bd143e" style:font-style-asian="normal" style:font-style-complex="normal"/>
    </style:style>
    <style:style style:name="T567" style:family="text">
      <style:text-properties fo:language="en" fo:country="US" fo:font-style="normal" officeooo:rsid="0304b607" style:font-style-asian="normal" style:font-style-complex="normal"/>
    </style:style>
    <style:style style:name="T568" style:family="text">
      <style:text-properties fo:language="ru" fo:country="RU" fo:font-style="normal" officeooo:rsid="01ca3cf1" style:font-style-asian="normal" style:font-style-complex="normal"/>
    </style:style>
    <style:style style:name="T569" style:family="text">
      <style:text-properties fo:language="ru" fo:country="RU" fo:font-style="normal" officeooo:rsid="01d9ccec" style:font-style-asian="normal" style:font-style-complex="normal"/>
    </style:style>
    <style:style style:name="T570" style:family="text">
      <style:text-properties fo:language="ru" fo:country="RU" fo:font-style="normal" officeooo:rsid="01dca221" style:font-style-asian="normal" style:font-style-complex="normal"/>
    </style:style>
    <style:style style:name="T571" style:family="text">
      <style:text-properties fo:language="ru" fo:country="RU" fo:font-style="normal" officeooo:rsid="005aec1e" style:font-style-asian="normal" style:font-style-complex="normal"/>
    </style:style>
    <style:style style:name="T572" style:family="text">
      <style:text-properties fo:language="ru" fo:country="RU" fo:font-style="normal" officeooo:rsid="01db373b" style:font-style-asian="normal" style:font-style-complex="normal"/>
    </style:style>
    <style:style style:name="T573" style:family="text">
      <style:text-properties fo:language="ru" fo:country="RU" fo:font-style="normal" officeooo:rsid="01de64c8" style:font-style-asian="normal" style:font-style-complex="normal"/>
    </style:style>
    <style:style style:name="T574" style:family="text">
      <style:text-properties fo:language="ru" fo:country="RU" fo:font-style="normal" officeooo:rsid="01e00ed7" style:font-style-asian="normal" style:font-style-complex="normal"/>
    </style:style>
    <style:style style:name="T575" style:family="text">
      <style:text-properties fo:language="ru" fo:country="RU" fo:font-style="normal" officeooo:rsid="01e1c11f" style:font-style-asian="normal" style:font-style-complex="normal"/>
    </style:style>
    <style:style style:name="T576" style:family="text">
      <style:text-properties fo:language="ru" fo:country="RU" fo:font-style="normal" officeooo:rsid="01e1eace" style:font-style-asian="normal" style:font-style-complex="normal"/>
    </style:style>
    <style:style style:name="T577" style:family="text">
      <style:text-properties fo:language="ru" fo:country="RU" fo:font-style="normal" officeooo:rsid="01e48cf0" style:font-style-asian="normal" style:font-style-complex="normal"/>
    </style:style>
    <style:style style:name="T578" style:family="text">
      <style:text-properties fo:language="ru" fo:country="RU" fo:font-style="normal" officeooo:rsid="034f3809" style:font-style-asian="normal" style:font-style-complex="normal"/>
    </style:style>
    <style:style style:name="T579" style:family="text">
      <style:text-properties fo:language="ru" fo:country="RU" fo:font-style="normal" officeooo:rsid="035ad4fd" style:font-style-asian="normal" style:font-style-complex="normal"/>
    </style:style>
    <style:style style:name="T580" style:family="text">
      <style:text-properties fo:language="ru" fo:country="RU" fo:font-style="normal" officeooo:rsid="01d06147" style:font-style-asian="normal" style:font-style-complex="normal"/>
    </style:style>
    <style:style style:name="T581" style:family="text">
      <style:text-properties fo:language="ru" fo:country="RU" fo:font-style="normal" officeooo:rsid="01cefbf6" style:font-style-asian="normal" style:font-style-complex="normal"/>
    </style:style>
    <style:style style:name="T582" style:family="text">
      <style:text-properties fo:language="ru" fo:country="RU" fo:font-style="normal" officeooo:rsid="03040de9" style:font-style-asian="normal" style:font-style-complex="normal"/>
    </style:style>
    <style:style style:name="T583" style:family="text">
      <style:text-properties fo:language="en" fo:country="US" fo:font-style="normal" officeooo:rsid="01d06147" style:font-style-asian="normal" style:font-style-complex="normal"/>
    </style:style>
    <style:style style:name="T584" style:family="text">
      <style:text-properties fo:language="ru" fo:country="RU" fo:font-style="normal" officeooo:rsid="01d12b41" style:font-style-asian="normal" style:font-style-complex="normal"/>
    </style:style>
    <style:style style:name="T585" style:family="text">
      <style:text-properties fo:language="ru" fo:country="RU" fo:font-style="normal" officeooo:rsid="01ccf33e" style:font-style-asian="normal" style:font-style-complex="normal"/>
    </style:style>
    <style:style style:name="T586" style:family="text">
      <style:text-properties fo:language="ru" fo:country="RU" fo:font-style="normal" officeooo:rsid="01d2ab76" style:font-style-asian="normal" style:font-style-complex="normal"/>
    </style:style>
    <style:style style:name="T587" style:family="text">
      <style:text-properties fo:font-style="normal" officeooo:rsid="03696d2a" style:font-style-asian="normal" style:font-style-complex="normal"/>
    </style:style>
    <style:style style:name="T588" style:family="text">
      <style:text-properties fo:language="ru" fo:country="RU" fo:font-style="normal" style:text-underline-style="none" officeooo:rsid="01cf9ef3" style:font-style-asian="normal" style:font-style-complex="normal"/>
    </style:style>
    <style:style style:name="T589" style:family="text">
      <style:text-properties fo:language="ru" fo:country="RU" fo:font-style="normal" style:text-underline-style="none" officeooo:rsid="01d7d0eb" style:font-style-asian="normal" style:font-style-complex="normal"/>
    </style:style>
    <style:style style:name="T590" style:family="text">
      <style:text-properties fo:language="ru" fo:country="RU" fo:font-style="normal" style:text-underline-style="none" officeooo:rsid="01fc17bf" style:font-style-asian="normal" style:font-style-complex="normal"/>
    </style:style>
    <style:style style:name="T591" style:family="text">
      <style:text-properties fo:language="ru" fo:country="RU" fo:font-style="normal" style:text-underline-style="none" officeooo:rsid="01ca3cf1" style:font-style-asian="normal" style:font-style-complex="normal"/>
    </style:style>
    <style:style style:name="T592" style:family="text">
      <style:text-properties fo:language="ru" fo:country="RU" fo:font-style="normal" style:text-underline-style="none" officeooo:rsid="03696d2a" style:font-style-asian="normal" style:font-style-complex="normal"/>
    </style:style>
    <style:style style:name="T593" style:family="text">
      <style:text-properties fo:language="ru" fo:country="RU" fo:font-style="normal" style:text-underline-style="none" officeooo:rsid="01d27f50" style:font-style-asian="normal" style:font-style-complex="normal"/>
    </style:style>
    <style:style style:name="T594" style:family="text">
      <style:text-properties fo:language="ru" fo:country="RU" fo:font-style="normal" style:text-underline-style="none" officeooo:rsid="01d5d375" style:font-style-asian="normal" style:font-style-complex="normal"/>
    </style:style>
    <style:style style:name="T595" style:family="text">
      <style:text-properties fo:language="ru" fo:country="RU" fo:font-style="normal" style:text-underline-style="none" officeooo:rsid="0306740a" style:font-style-asian="normal" style:font-style-complex="normal"/>
    </style:style>
    <style:style style:name="T596" style:family="text">
      <style:text-properties fo:language="ru" fo:country="RU" fo:font-style="normal" style:text-underline-style="none" officeooo:rsid="01fcc637" style:font-style-asian="normal" style:font-style-complex="normal"/>
    </style:style>
    <style:style style:name="T597" style:family="text">
      <style:text-properties fo:language="en" fo:country="US" fo:font-style="normal" style:text-underline-style="none" officeooo:rsid="01fc17bf" style:font-style-asian="normal" style:font-style-complex="normal"/>
    </style:style>
    <style:style style:name="T598" style:family="text">
      <style:text-properties fo:language="en" fo:country="US" fo:font-style="normal" style:text-underline-style="none" officeooo:rsid="01fc3603" style:font-style-asian="normal" style:font-style-complex="normal"/>
    </style:style>
    <style:style style:name="T599" style:family="text">
      <style:text-properties fo:language="ru" fo:country="RU" fo:font-style="normal" style:text-underline-style="none" officeooo:rsid="01fe9bfa" style:font-style-asian="normal" style:font-style-complex="normal"/>
    </style:style>
    <style:style style:name="T600" style:family="text">
      <style:text-properties fo:language="ru" fo:country="RU" fo:font-style="normal" style:text-underline-style="none" officeooo:rsid="0200f32a" style:font-style-asian="normal" style:font-style-complex="normal"/>
    </style:style>
    <style:style style:name="T601" style:family="text">
      <style:text-properties fo:language="ru" fo:country="RU" fo:font-style="normal" style:text-underline-style="none" officeooo:rsid="01ff72ba" style:font-style-asian="normal" style:font-style-complex="normal"/>
    </style:style>
    <style:style style:name="T602" style:family="text">
      <style:text-properties fo:language="ru" fo:country="RU" fo:font-style="normal" style:text-underline-style="none" officeooo:rsid="020f5d6c" style:font-style-asian="normal" style:font-style-complex="normal"/>
    </style:style>
    <style:style style:name="T603" style:family="text">
      <style:text-properties fo:language="ru" fo:country="RU" fo:font-style="normal" style:text-underline-style="none" officeooo:rsid="02023628" style:font-style-asian="normal" style:font-style-complex="normal"/>
    </style:style>
    <style:style style:name="T604" style:family="text">
      <style:text-properties fo:language="ru" fo:country="RU" fo:font-style="normal" style:text-underline-style="none" officeooo:rsid="0203b183" style:font-style-asian="normal" style:font-style-complex="normal"/>
    </style:style>
    <style:style style:name="T605" style:family="text">
      <style:text-properties fo:language="ru" fo:country="RU" fo:font-style="italic" style:text-underline-style="none" officeooo:rsid="023e49aa" style:font-style-asian="italic" style:font-style-complex="italic"/>
    </style:style>
    <style:style style:name="T606" style:family="text">
      <style:text-properties fo:language="ru" fo:country="RU" fo:font-style="normal" style:text-underline-style="none" officeooo:rsid="01ef0dee" style:font-style-asian="normal" style:font-style-complex="normal"/>
    </style:style>
    <style:style style:name="T607" style:family="text">
      <style:text-properties fo:language="en" fo:country="GB" fo:font-style="normal" style:text-underline-style="none" officeooo:rsid="01ef0dee" style:font-style-asian="normal" style:font-style-complex="normal"/>
    </style:style>
    <style:style style:name="T608" style:family="text">
      <style:text-properties fo:language="en" fo:country="GB" fo:font-style="normal" style:text-underline-style="none" officeooo:rsid="0304b607" style:font-style-asian="normal" style:font-style-complex="normal"/>
    </style:style>
    <style:style style:name="T609" style:family="text">
      <style:text-properties fo:language="ru" fo:country="RU" fo:font-style="normal" style:text-underline-style="none" officeooo:rsid="01f034a2" style:font-style-asian="normal" style:font-style-complex="normal"/>
    </style:style>
    <style:style style:name="T610" style:family="text">
      <style:text-properties fo:language="ru" fo:country="RU" fo:font-style="normal" style:text-underline-style="none" officeooo:rsid="0209f3e8" style:font-style-asian="normal" style:font-style-complex="normal"/>
    </style:style>
    <style:style style:name="T611" style:family="text">
      <style:text-properties fo:language="ru" fo:country="RU" fo:font-style="normal" style:text-underline-style="none" officeooo:rsid="01f3344b" style:font-style-asian="normal" style:font-style-complex="normal"/>
    </style:style>
    <style:style style:name="T612" style:family="text">
      <style:text-properties fo:language="en" fo:country="GB" fo:font-style="normal" style:text-underline-style="none" officeooo:rsid="01f034a2" style:font-style-asian="normal" style:font-style-complex="normal"/>
    </style:style>
    <style:style style:name="T613" style:family="text">
      <style:text-properties fo:language="ru" fo:country="RU" fo:font-style="normal" style:text-underline-style="none" officeooo:rsid="036a1114" style:font-style-asian="normal" style:font-style-complex="normal"/>
    </style:style>
    <style:style style:name="T614" style:family="text">
      <style:text-properties fo:language="ru" fo:country="RU" fo:font-style="normal" style:text-underline-style="none" officeooo:rsid="01f14f28" style:font-style-asian="normal" style:font-style-complex="normal"/>
    </style:style>
    <style:style style:name="T615" style:family="text">
      <style:text-properties fo:language="ru" fo:country="RU" fo:font-style="normal" style:text-underline-style="none" officeooo:rsid="01f546fc" style:font-style-asian="normal" style:font-style-complex="normal"/>
    </style:style>
    <style:style style:name="T616" style:family="text">
      <style:text-properties fo:language="ru" fo:country="RU" fo:font-style="normal" style:text-underline-style="none" officeooo:rsid="01fa4932" style:font-style-asian="normal" style:font-style-complex="normal"/>
    </style:style>
    <style:style style:name="T617" style:family="text">
      <style:text-properties fo:language="ru" fo:country="RU" fo:font-style="normal" style:text-underline-style="none" officeooo:rsid="0224452b" style:font-style-asian="normal" style:font-style-complex="normal"/>
    </style:style>
    <style:style style:name="T618" style:family="text">
      <style:text-properties fo:language="ru" fo:country="RU" fo:font-style="normal" style:text-underline-style="none" officeooo:rsid="020a921e" style:font-style-asian="normal" style:font-style-complex="normal"/>
    </style:style>
    <style:style style:name="T619" style:family="text">
      <style:text-properties fo:language="ru" fo:country="RU" fo:font-style="normal" style:text-underline-style="none" officeooo:rsid="01f6db59" style:font-style-asian="normal" style:font-style-complex="normal"/>
    </style:style>
    <style:style style:name="T620" style:family="text">
      <style:text-properties fo:language="ru" fo:country="RU" fo:font-style="normal" style:text-underline-style="none" officeooo:rsid="020ca2b1" style:font-style-asian="normal" style:font-style-complex="normal"/>
    </style:style>
    <style:style style:name="T621" style:family="text">
      <style:text-properties fo:language="ru" fo:country="RU" fo:font-style="normal" style:text-underline-style="none" officeooo:rsid="0239305f" style:font-style-asian="normal" style:font-style-complex="normal"/>
    </style:style>
    <style:style style:name="T622" style:family="text">
      <style:text-properties fo:language="ru" fo:country="RU" fo:font-style="normal" style:text-underline-style="none" officeooo:rsid="01f8b094" style:font-style-asian="normal" style:font-style-complex="normal"/>
    </style:style>
    <style:style style:name="T623" style:family="text">
      <style:text-properties fo:language="ru" fo:country="RU" fo:font-style="normal" style:text-underline-style="none" officeooo:rsid="01f99113" style:font-style-asian="normal" style:font-style-complex="normal"/>
    </style:style>
    <style:style style:name="T624" style:family="text">
      <style:text-properties fo:language="ru" fo:country="RU" fo:font-style="normal" style:text-underline-style="none" officeooo:rsid="020c3ded" style:font-style-asian="normal" style:font-style-complex="normal"/>
    </style:style>
    <style:style style:name="T625" style:family="text">
      <style:text-properties fo:language="ru" fo:country="RU" fo:font-style="normal" style:text-underline-style="none" officeooo:rsid="02438b49" style:font-style-asian="normal" style:font-style-complex="normal"/>
    </style:style>
    <style:style style:name="T626" style:family="text">
      <style:text-properties fo:language="ru" fo:country="RU" fo:font-style="normal" style:text-underline-style="none" officeooo:rsid="022582a6" style:font-style-asian="normal" style:font-style-complex="normal"/>
    </style:style>
    <style:style style:name="T627" style:family="text">
      <style:text-properties fo:language="ru" fo:country="RU" fo:font-style="normal" style:text-underline-style="none" officeooo:rsid="02274bdf" style:font-style-asian="normal" style:font-style-complex="normal"/>
    </style:style>
    <style:style style:name="T628" style:family="text">
      <style:text-properties fo:language="ru" fo:country="RU" fo:font-style="normal" style:text-underline-style="none" officeooo:rsid="0226f6e8" style:font-style-asian="normal" style:font-style-complex="normal"/>
    </style:style>
    <style:style style:name="T629" style:family="text">
      <style:text-properties fo:language="ru" fo:country="RU" fo:font-style="normal" style:text-underline-style="none" officeooo:rsid="024654f6" style:font-style-asian="normal" style:font-style-complex="normal"/>
    </style:style>
    <style:style style:name="T630" style:family="text">
      <style:text-properties fo:language="ru" fo:country="RU" fo:font-style="normal" style:text-underline-style="none" officeooo:rsid="022f4cba" style:font-style-asian="normal" style:font-style-complex="normal"/>
    </style:style>
    <style:style style:name="T631" style:family="text">
      <style:text-properties fo:language="ru" fo:country="RU" fo:font-style="normal" style:text-underline-style="none" officeooo:rsid="0242a7eb" style:font-style-asian="normal" style:font-style-complex="normal"/>
    </style:style>
    <style:style style:name="T632" style:family="text">
      <style:text-properties fo:language="ru" fo:country="RU" fo:font-style="normal" style:text-underline-style="none" officeooo:rsid="024255bd" style:font-style-asian="normal" style:font-style-complex="normal"/>
    </style:style>
    <style:style style:name="T633" style:family="text">
      <style:text-properties fo:language="en" fo:country="US" fo:font-style="normal" style:text-underline-style="none" officeooo:rsid="022582a6" style:font-style-asian="normal" style:font-style-complex="normal"/>
    </style:style>
    <style:style style:name="T634" style:family="text">
      <style:text-properties fo:language="ru" fo:country="RU" fo:font-style="normal" style:text-underline-style="none" officeooo:rsid="022f9057" style:font-style-asian="normal" style:font-style-complex="normal"/>
    </style:style>
    <style:style style:name="T635" style:family="text">
      <style:text-properties fo:language="ru" fo:country="RU" fo:font-style="normal" style:text-underline-style="none" officeooo:rsid="02551d53" style:font-style-asian="normal" style:font-style-complex="normal"/>
    </style:style>
    <style:style style:name="T636" style:family="text">
      <style:text-properties fo:language="ru" fo:country="RU" fo:font-style="normal" style:text-underline-style="none" officeooo:rsid="0240a19b" style:font-style-asian="normal" style:font-style-complex="normal"/>
    </style:style>
    <style:style style:name="T637" style:family="text">
      <style:text-properties fo:language="ru" fo:country="RU" fo:font-style="normal" style:text-underline-style="none" officeooo:rsid="0247291d" style:font-style-asian="normal" style:font-style-complex="normal"/>
    </style:style>
    <style:style style:name="T638" style:family="text">
      <style:text-properties fo:language="ru" fo:country="RU" fo:font-style="normal" style:text-underline-style="none" officeooo:rsid="0239fcc8" style:font-style-asian="normal" style:font-style-complex="normal"/>
    </style:style>
    <style:style style:name="T639" style:family="text">
      <style:text-properties fo:language="ru" fo:country="RU" fo:font-style="normal" style:text-underline-style="none" officeooo:rsid="0273543d" style:font-style-asian="normal" style:font-style-complex="normal"/>
    </style:style>
    <style:style style:name="T640" style:family="text">
      <style:text-properties fo:language="en" fo:country="US" fo:font-style="normal" style:text-underline-style="none" officeooo:rsid="029cf1db" style:font-style-asian="normal" style:font-style-complex="normal"/>
    </style:style>
    <style:style style:name="T641" style:family="text">
      <style:text-properties fo:language="en" fo:country="US" fo:font-style="normal" style:text-underline-style="none" officeooo:rsid="024654f6" style:font-style-asian="normal" style:font-style-complex="normal"/>
    </style:style>
    <style:style style:name="T642" style:family="text">
      <style:text-properties fo:language="en" fo:country="US" fo:font-weight="normal" officeooo:rsid="029cf1db" style:font-weight-asian="normal" style:font-weight-complex="normal"/>
    </style:style>
    <style:style style:name="T643" style:family="text">
      <style:text-properties fo:language="ru" fo:country="RU" fo:font-style="normal" style:text-underline-style="none" fo:font-weight="normal" officeooo:rsid="029cf1db" style:font-style-asian="normal" style:font-weight-asian="normal" style:font-style-complex="normal" style:font-weight-complex="normal"/>
    </style:style>
    <style:style style:name="T644" style:family="text">
      <style:text-properties fo:language="ru" fo:country="RU" officeooo:rsid="0247291d"/>
    </style:style>
    <style:style style:name="T645" style:family="text">
      <style:text-properties fo:language="ru" fo:country="RU" fo:font-style="normal" style:text-underline-style="none" officeooo:rsid="023a2916" style:font-style-asian="normal" style:font-style-complex="normal"/>
    </style:style>
    <style:style style:name="T646" style:family="text">
      <style:text-properties fo:language="en" fo:country="US" fo:font-style="normal" style:text-underline-style="none" officeooo:rsid="023a2916" style:font-style-asian="normal" style:font-style-complex="normal"/>
    </style:style>
    <style:style style:name="T647" style:family="text">
      <style:text-properties fo:language="ru" fo:country="RU" fo:font-style="normal" style:text-underline-style="none" officeooo:rsid="023ecb57" style:font-style-asian="normal" style:font-style-complex="normal"/>
    </style:style>
    <style:style style:name="T648" style:family="text">
      <style:text-properties fo:language="ru" fo:country="RU" fo:font-style="normal" style:text-underline-style="none" officeooo:rsid="02443121" style:font-style-asian="normal" style:font-style-complex="normal"/>
    </style:style>
    <style:style style:name="T649" style:family="text">
      <style:text-properties fo:language="en" fo:country="US" fo:font-style="normal" style:text-underline-style="none" officeooo:rsid="02438b49" style:font-style-asian="normal" style:font-style-complex="normal"/>
    </style:style>
    <style:style style:name="T650" style:family="text">
      <style:text-properties officeooo:rsid="02443121"/>
    </style:style>
    <style:style style:name="T651" style:family="text">
      <style:text-properties fo:language="ru" fo:country="RU" fo:font-style="normal" style:text-underline-style="none" style:font-style-asian="normal" style:font-style-complex="normal"/>
    </style:style>
    <style:style style:name="T652" style:family="text">
      <style:text-properties fo:language="ru" fo:country="RU" fo:font-style="normal" style:text-underline-style="none" officeooo:rsid="024df28f" style:font-style-asian="normal" style:font-style-complex="normal"/>
    </style:style>
    <style:style style:name="T653" style:family="text">
      <style:text-properties fo:language="ru" fo:country="RU" fo:font-style="normal" style:text-underline-style="none" officeooo:rsid="024dbce6" style:font-style-asian="normal" style:font-style-complex="normal"/>
    </style:style>
    <style:style style:name="T654" style:family="text">
      <style:text-properties fo:language="ru" fo:country="RU" fo:font-style="normal" style:text-underline-style="none" officeooo:rsid="02480061" style:font-style-asian="normal" style:font-style-complex="normal"/>
    </style:style>
    <style:style style:name="T655" style:family="text">
      <style:text-properties fo:language="ru" fo:country="RU" fo:font-style="normal" style:text-underline-style="none" officeooo:rsid="0244d81f" style:font-style-asian="normal" style:font-style-complex="normal"/>
    </style:style>
    <style:style style:name="T656" style:family="text">
      <style:text-properties fo:language="ru" fo:country="RU" fo:font-style="normal" style:text-underline-style="none" officeooo:rsid="02452ec7" style:font-style-asian="normal" style:font-style-complex="normal"/>
    </style:style>
    <style:style style:name="T657" style:family="text">
      <style:text-properties fo:language="ru" fo:country="RU" fo:font-style="normal" style:text-underline-style="none" officeooo:rsid="036a92be" style:font-style-asian="normal" style:font-style-complex="normal"/>
    </style:style>
    <style:style style:name="T658" style:family="text">
      <style:text-properties fo:language="en" fo:country="US" fo:font-style="normal" style:text-underline-style="none" officeooo:rsid="02452ec7" style:font-style-asian="normal" style:font-style-complex="normal"/>
    </style:style>
    <style:style style:name="T659" style:family="text">
      <style:text-properties fo:language="ru" fo:country="RU" fo:font-style="normal" style:text-underline-style="none" officeooo:rsid="024e7470" style:font-style-asian="normal" style:font-style-complex="normal"/>
    </style:style>
    <style:style style:name="T660" style:family="text">
      <style:text-properties fo:language="ru" fo:country="RU" fo:font-style="normal" style:text-underline-style="none" officeooo:rsid="02525ef5" style:font-style-asian="normal" style:font-style-complex="normal"/>
    </style:style>
    <style:style style:name="T661" style:family="text">
      <style:text-properties fo:language="ru" fo:country="RU" fo:font-style="normal" style:text-underline-style="none" officeooo:rsid="0250ca3c" style:font-style-asian="normal" style:font-style-complex="normal"/>
    </style:style>
    <style:style style:name="T662" style:family="text">
      <style:text-properties fo:language="ru" fo:country="RU" fo:font-style="normal" style:text-underline-style="none" officeooo:rsid="029cf1db" style:font-style-asian="normal" style:font-style-complex="normal"/>
    </style:style>
    <style:style style:name="T663" style:family="text">
      <style:text-properties fo:language="en" fo:country="US" fo:font-style="normal" style:text-underline-style="none" officeooo:rsid="024dbce6" style:font-style-asian="normal" style:font-style-complex="normal"/>
    </style:style>
    <style:style style:name="T664" style:family="text">
      <style:text-properties fo:language="ru" fo:country="RU" fo:font-style="normal" style:text-underline-style="none" officeooo:rsid="025400ea" style:font-style-asian="normal" style:font-style-complex="normal"/>
    </style:style>
    <style:style style:name="T665" style:family="text">
      <style:text-properties fo:language="ru" fo:country="RU" fo:font-style="normal" style:text-underline-style="none" officeooo:rsid="025278c5" style:font-style-asian="normal" style:font-style-complex="normal"/>
    </style:style>
    <style:style style:name="T666" style:family="text">
      <style:text-properties fo:language="en" fo:country="US" fo:font-style="normal" style:text-underline-style="none" officeooo:rsid="025278c5" style:font-style-asian="normal" style:font-style-complex="normal"/>
    </style:style>
    <style:style style:name="T667" style:family="text">
      <style:text-properties fo:language="en" fo:country="US" fo:font-style="normal" style:text-underline-style="none" officeooo:rsid="024e7470" style:font-style-asian="normal" style:font-style-complex="normal"/>
    </style:style>
    <style:style style:name="T668" style:family="text">
      <style:text-properties fo:language="ru" fo:country="RU" fo:font-style="normal" style:text-underline-style="none" officeooo:rsid="024f18ab" style:font-style-asian="normal" style:font-style-complex="normal"/>
    </style:style>
    <style:style style:name="T669" style:family="text">
      <style:text-properties fo:language="ru" fo:country="RU" fo:font-style="normal" style:text-underline-style="none" officeooo:rsid="03798236" style:font-style-asian="normal" style:font-style-complex="normal"/>
    </style:style>
    <style:style style:name="T670" style:family="text">
      <style:text-properties fo:language="ru" fo:country="RU" fo:font-style="normal" style:text-underline-style="none" officeooo:rsid="025eaaf8" style:font-style-asian="normal" style:font-style-complex="normal"/>
    </style:style>
    <style:style style:name="T671" style:family="text">
      <style:text-properties fo:language="ru" fo:country="RU" fo:font-style="normal" style:text-underline-style="none" officeooo:rsid="02597966" style:font-style-asian="normal" style:font-style-complex="normal"/>
    </style:style>
    <style:style style:name="T672" style:family="text">
      <style:text-properties fo:language="ru" fo:country="RU" fo:font-style="normal" style:text-underline-style="none" officeooo:rsid="0253b5c9" style:font-style-asian="normal" style:font-style-complex="normal"/>
    </style:style>
    <style:style style:name="T673" style:family="text">
      <style:text-properties fo:language="ru" fo:country="RU" fo:font-style="normal" style:text-underline-style="none" officeooo:rsid="025706ea" style:font-style-asian="normal" style:font-style-complex="normal"/>
    </style:style>
    <style:style style:name="T674" style:family="text">
      <style:text-properties fo:language="ru" fo:country="RU" fo:font-style="normal" style:text-underline-style="none" officeooo:rsid="025753bc" style:font-style-asian="normal" style:font-style-complex="normal"/>
    </style:style>
    <style:style style:name="T675" style:family="text">
      <style:text-properties fo:language="ru" fo:country="RU" fo:font-style="normal" style:text-underline-style="none" officeooo:rsid="0257c1d5" style:font-style-asian="normal" style:font-style-complex="normal"/>
    </style:style>
    <style:style style:name="T676" style:family="text">
      <style:text-properties fo:language="ru" fo:country="RU" fo:font-style="normal" style:text-underline-style="none" officeooo:rsid="025d9969" style:font-style-asian="normal" style:font-style-complex="normal"/>
    </style:style>
    <style:style style:name="T677" style:family="text">
      <style:text-properties fo:language="ru" fo:country="RU" fo:font-style="normal" style:text-underline-style="none" officeooo:rsid="025ac895" style:font-style-asian="normal" style:font-style-complex="normal"/>
    </style:style>
    <style:style style:name="T678" style:family="text">
      <style:text-properties fo:language="ru" fo:country="RU" fo:font-style="normal" style:text-underline-style="none" officeooo:rsid="025874df" style:font-style-asian="normal" style:font-style-complex="normal"/>
    </style:style>
    <style:style style:name="T679" style:family="text">
      <style:text-properties fo:language="ru" fo:country="RU" fo:font-style="normal" style:text-underline-style="none" officeooo:rsid="036b71e6" style:font-style-asian="normal" style:font-style-complex="normal"/>
    </style:style>
    <style:style style:name="T680" style:family="text">
      <style:text-properties fo:language="ru" fo:country="RU" fo:font-style="normal" style:text-underline-style="none" officeooo:rsid="025ad57c" style:font-style-asian="normal" style:font-style-complex="normal"/>
    </style:style>
    <style:style style:name="T681" style:family="text">
      <style:text-properties fo:language="ru" fo:country="RU" fo:font-style="normal" style:text-underline-style="none" officeooo:rsid="025b18eb" style:font-style-asian="normal" style:font-style-complex="normal"/>
    </style:style>
    <style:style style:name="T682" style:family="text">
      <style:text-properties fo:language="ru" fo:country="RU" fo:font-style="normal" style:text-underline-style="none" officeooo:rsid="026d6c49" style:font-style-asian="normal" style:font-style-complex="normal"/>
    </style:style>
    <style:style style:name="T683" style:family="text">
      <style:text-properties fo:language="ru" fo:country="RU" fo:font-style="normal" style:text-underline-style="none" officeooo:rsid="025c5236" style:font-style-asian="normal" style:font-style-complex="normal"/>
    </style:style>
    <style:style style:name="T684" style:family="text">
      <style:text-properties fo:language="ru" fo:country="RU" fo:font-style="normal" style:text-underline-style="none" officeooo:rsid="02768a9d" style:font-style-asian="normal" style:font-style-complex="normal"/>
    </style:style>
    <style:style style:name="T685" style:family="text">
      <style:text-properties fo:language="ru" fo:country="RU" fo:font-style="normal" style:text-underline-style="none" officeooo:rsid="02714841" style:font-style-asian="normal" style:font-style-complex="normal"/>
    </style:style>
    <style:style style:name="T686" style:family="text">
      <style:text-properties fo:language="ru" fo:country="RU" fo:font-style="normal" style:text-underline-style="none" officeooo:rsid="0269a409" style:font-style-asian="normal" style:font-style-complex="normal"/>
    </style:style>
    <style:style style:name="T687" style:family="text">
      <style:text-properties fo:language="ru" fo:country="RU" fo:font-style="normal" style:text-underline-style="none" officeooo:rsid="026f0a15" style:font-style-asian="normal" style:font-style-complex="normal"/>
    </style:style>
    <style:style style:name="T688" style:family="text">
      <style:text-properties fo:language="ru" fo:country="RU" fo:font-style="normal" style:text-underline-style="none" officeooo:rsid="026101d9" style:font-style-asian="normal" style:font-style-complex="normal"/>
    </style:style>
    <style:style style:name="T689" style:family="text">
      <style:text-properties fo:language="ru" fo:country="RU" fo:font-style="normal" style:text-underline-style="none" officeooo:rsid="0267a239" style:font-style-asian="normal" style:font-style-complex="normal"/>
    </style:style>
    <style:style style:name="T690" style:family="text">
      <style:text-properties fo:language="ru" fo:country="RU" fo:font-style="normal" style:text-underline-style="none" officeooo:rsid="026407cd" style:font-style-asian="normal" style:font-style-complex="normal"/>
    </style:style>
    <style:style style:name="T691" style:family="text">
      <style:text-properties fo:language="ru" fo:country="RU" fo:font-style="normal" style:text-underline-style="none" officeooo:rsid="0262d306" style:font-style-asian="normal" style:font-style-complex="normal"/>
    </style:style>
    <style:style style:name="T692" style:family="text">
      <style:text-properties fo:language="ru" fo:country="RU" fo:font-style="normal" style:text-underline-style="none" officeooo:rsid="0265efab" style:font-style-asian="normal" style:font-style-complex="normal"/>
    </style:style>
    <style:style style:name="T693" style:family="text">
      <style:text-properties fo:language="ru" fo:country="RU" fo:font-style="normal" style:text-underline-style="none" officeooo:rsid="026884f8" style:font-style-asian="normal" style:font-style-complex="normal"/>
    </style:style>
    <style:style style:name="T694" style:family="text">
      <style:text-properties fo:language="ru" fo:country="RU" fo:font-style="normal" style:text-underline-style="none" officeooo:rsid="02683cc3" style:font-style-asian="normal" style:font-style-complex="normal"/>
    </style:style>
    <style:style style:name="T695" style:family="text">
      <style:text-properties fo:language="ru" fo:country="RU" fo:font-style="normal" style:text-underline-style="none" officeooo:rsid="026a7834" style:font-style-asian="normal" style:font-style-complex="normal"/>
    </style:style>
    <style:style style:name="T696" style:family="text">
      <style:text-properties fo:language="ru" fo:country="RU" fo:font-style="normal" style:text-underline-style="none" officeooo:rsid="028ff6a3" style:font-style-asian="normal" style:font-style-complex="normal"/>
    </style:style>
    <style:style style:name="T697" style:family="text">
      <style:text-properties fo:language="ru" fo:country="RU" fo:font-style="normal" style:text-underline-style="none" officeooo:rsid="0272919b" style:font-style-asian="normal" style:font-style-complex="normal"/>
    </style:style>
    <style:style style:name="T698" style:family="text">
      <style:text-properties fo:language="ru" fo:country="RU" fo:font-style="normal" style:text-underline-style="none" officeooo:rsid="026bf98c" style:font-style-asian="normal" style:font-style-complex="normal"/>
    </style:style>
    <style:style style:name="T699" style:family="text">
      <style:text-properties officeooo:rsid="028ff6a3"/>
    </style:style>
    <style:style style:name="T700" style:family="text">
      <style:text-properties officeooo:rsid="02931a95"/>
    </style:style>
    <style:style style:name="T701" style:family="text">
      <style:text-properties officeooo:rsid="036c7804"/>
    </style:style>
    <style:style style:name="T702" style:family="text">
      <style:text-properties officeooo:rsid="029194b8"/>
    </style:style>
    <style:style style:name="T703" style:family="text">
      <style:text-properties officeooo:rsid="0273c7c2"/>
    </style:style>
    <style:style style:name="T704" style:family="text">
      <style:text-properties officeooo:rsid="0274a77c"/>
    </style:style>
    <style:style style:name="T705" style:family="text">
      <style:text-properties officeooo:rsid="02768a9d"/>
    </style:style>
    <style:style style:name="T706" style:family="text">
      <style:text-properties officeooo:rsid="02786160"/>
    </style:style>
    <style:style style:name="T707" style:family="text">
      <style:text-properties officeooo:rsid="02bcbe0d"/>
    </style:style>
    <style:style style:name="T708" style:family="text">
      <style:text-properties fo:font-style="normal" officeooo:rsid="02bcbe0d" style:font-style-asian="normal" style:font-style-complex="normal"/>
    </style:style>
    <style:style style:name="T709" style:family="text">
      <style:text-properties fo:font-style="normal" officeooo:rsid="036e46ae" style:font-style-asian="normal" style:font-style-complex="normal"/>
    </style:style>
    <style:style style:name="T710" style:family="text">
      <style:text-properties officeooo:rsid="036e46ae"/>
    </style:style>
    <style:style style:name="T711" style:family="text">
      <style:text-properties fo:font-style="normal" officeooo:rsid="02be7f6d" style:font-style-asian="normal" style:font-style-complex="normal"/>
    </style:style>
    <style:style style:name="T712" style:family="text">
      <style:text-properties fo:font-style="normal" officeooo:rsid="02bef0ee" style:font-style-asian="normal" style:font-style-complex="normal"/>
    </style:style>
    <style:style style:name="T713" style:family="text">
      <style:text-properties officeooo:rsid="02be7f6d"/>
    </style:style>
    <style:style style:name="T714" style:family="text">
      <style:text-properties fo:font-style="normal" officeooo:rsid="02bfe8f4" style:font-style-asian="normal" style:font-style-complex="normal"/>
    </style:style>
    <style:style style:name="T715" style:family="text">
      <style:text-properties officeooo:rsid="029442fe"/>
    </style:style>
    <style:style style:name="T716" style:family="text">
      <style:text-properties fo:language="ru" fo:country="RU" fo:font-style="normal" style:text-underline-style="none" officeooo:rsid="029442fe" style:font-style-asian="normal" style:font-style-complex="normal"/>
    </style:style>
    <style:style style:name="T717" style:family="text">
      <style:text-properties fo:language="en" fo:country="US" fo:font-style="normal" style:text-underline-style="none" officeooo:rsid="029442fe" style:font-style-asian="normal" style:font-style-complex="normal"/>
    </style:style>
    <style:style style:name="T718" style:family="text">
      <style:text-properties fo:language="en" fo:country="US" fo:font-style="normal" style:text-underline-style="none" officeooo:rsid="0273543d" style:font-style-asian="normal" style:font-style-complex="normal"/>
    </style:style>
    <style:style style:name="T719" style:family="text">
      <style:text-properties officeooo:rsid="029807c7"/>
    </style:style>
    <style:style style:name="T720" style:family="text">
      <style:text-properties officeooo:rsid="02a0d1ce"/>
    </style:style>
    <style:style style:name="T721" style:family="text">
      <style:text-properties officeooo:rsid="029c3617"/>
    </style:style>
    <style:style style:name="T722" style:family="text">
      <style:text-properties fo:language="ru" fo:country="RU" officeooo:rsid="029c3617"/>
    </style:style>
    <style:style style:name="T723" style:family="text">
      <style:text-properties officeooo:rsid="02a15c47"/>
    </style:style>
    <style:style style:name="T724" style:family="text">
      <style:text-properties officeooo:rsid="029a20cf"/>
    </style:style>
    <style:style style:name="T725" style:family="text">
      <style:text-properties officeooo:rsid="02d34814"/>
    </style:style>
    <style:style style:name="T726" style:family="text">
      <style:text-properties officeooo:rsid="02d4e48c"/>
    </style:style>
    <style:style style:name="T727" style:family="text">
      <style:text-properties officeooo:rsid="027e4f84"/>
    </style:style>
    <style:style style:name="T728" style:family="text">
      <style:text-properties officeooo:rsid="02957dab"/>
    </style:style>
    <style:style style:name="T729" style:family="text">
      <style:text-properties fo:font-style="normal" officeooo:rsid="02957dab" style:font-style-asian="normal" style:font-style-complex="normal"/>
    </style:style>
    <style:style style:name="T730" style:family="text">
      <style:text-properties fo:font-style="normal" officeooo:rsid="0298a80c" style:font-style-asian="normal" style:font-style-complex="normal"/>
    </style:style>
    <style:style style:name="T731" style:family="text">
      <style:text-properties fo:font-style="normal" officeooo:rsid="02968ab7" style:font-style-asian="normal" style:font-style-complex="normal"/>
    </style:style>
    <style:style style:name="T732" style:family="text">
      <style:text-properties officeooo:rsid="02968ab7"/>
    </style:style>
    <style:style style:name="T733" style:family="text">
      <style:text-properties officeooo:rsid="0299cf28"/>
    </style:style>
    <style:style style:name="T734" style:family="text">
      <style:text-properties officeooo:rsid="029b4855"/>
    </style:style>
    <style:style style:name="T735" style:family="text">
      <style:text-properties officeooo:rsid="029b1690"/>
    </style:style>
    <style:style style:name="T736" style:family="text">
      <style:text-properties officeooo:rsid="02a3ed0e"/>
    </style:style>
    <style:style style:name="T737" style:family="text">
      <style:text-properties fo:language="en" fo:country="US" officeooo:rsid="029b1690"/>
    </style:style>
    <style:style style:name="T738" style:family="text">
      <style:text-properties officeooo:rsid="02c7aa2d"/>
    </style:style>
    <style:style style:name="T739" style:family="text">
      <style:text-properties fo:language="en" fo:country="US" officeooo:rsid="029c3617"/>
    </style:style>
    <style:style style:name="T740" style:family="text">
      <style:text-properties fo:language="ru" fo:country="RU" officeooo:rsid="02ab473c"/>
    </style:style>
    <style:style style:name="T741" style:family="text">
      <style:text-properties officeooo:rsid="02ab473c"/>
    </style:style>
    <style:style style:name="T742" style:family="text">
      <style:text-properties officeooo:rsid="02ad5c9b"/>
    </style:style>
    <style:style style:name="T743" style:family="text">
      <style:text-properties officeooo:rsid="02af0d40"/>
    </style:style>
    <style:style style:name="T744" style:family="text">
      <style:text-properties officeooo:rsid="02b395c0"/>
    </style:style>
    <style:style style:name="T745" style:family="text">
      <style:text-properties officeooo:rsid="02c3eab2"/>
    </style:style>
    <style:style style:name="T746" style:family="text">
      <style:text-properties fo:language="en" fo:country="US" officeooo:rsid="02c3eab2"/>
    </style:style>
    <style:style style:name="T747" style:family="text">
      <style:text-properties fo:language="en" fo:country="US" officeooo:rsid="02ad5c9b"/>
    </style:style>
    <style:style style:name="T748" style:family="text">
      <style:text-properties officeooo:rsid="02adfee0"/>
    </style:style>
    <style:style style:name="T749" style:family="text">
      <style:text-properties officeooo:rsid="02adfee0" fo:background-color="transparent" loext:char-shading-value="0"/>
    </style:style>
    <style:style style:name="T750" style:family="text">
      <style:text-properties officeooo:rsid="02d2322b" fo:background-color="transparent" loext:char-shading-value="0"/>
    </style:style>
    <style:style style:name="T751" style:family="text">
      <style:text-properties officeooo:rsid="02af0d40" fo:background-color="transparent" loext:char-shading-value="0"/>
    </style:style>
    <style:style style:name="T752" style:family="text">
      <style:text-properties officeooo:rsid="02b2417e"/>
    </style:style>
    <style:style style:name="T753" style:family="text">
      <style:text-properties officeooo:rsid="02a9fe0b"/>
    </style:style>
    <style:style style:name="T754" style:family="text">
      <style:text-properties fo:language="ru" fo:country="RU" officeooo:rsid="02c331ef"/>
    </style:style>
    <style:style style:name="T755" style:family="text">
      <style:text-properties fo:language="ru" fo:country="RU" officeooo:rsid="02a91238"/>
    </style:style>
    <style:style style:name="T756" style:family="text">
      <style:text-properties officeooo:rsid="02cdafbb"/>
    </style:style>
    <style:style style:name="T757" style:family="text">
      <style:text-properties officeooo:rsid="02a91238"/>
    </style:style>
    <style:style style:name="T758" style:family="text">
      <style:text-properties officeooo:rsid="02daaa72"/>
    </style:style>
    <style:style style:name="T759" style:family="text">
      <style:text-properties officeooo:rsid="02a002ca"/>
    </style:style>
    <style:style style:name="T760" style:family="text">
      <style:text-properties officeooo:rsid="02a525c9"/>
    </style:style>
    <style:style style:name="T761" style:family="text">
      <style:text-properties fo:language="ru" fo:country="RU" officeooo:rsid="02a3ed0e"/>
    </style:style>
    <style:style style:name="T762" style:family="text">
      <style:text-properties fo:language="ru" fo:country="RU" officeooo:rsid="029d8bfd"/>
    </style:style>
    <style:style style:name="T763" style:family="text">
      <style:text-properties fo:language="ru" fo:country="RU" officeooo:rsid="036f6f3f"/>
    </style:style>
    <style:style style:name="T764" style:family="text">
      <style:text-properties fo:language="en" fo:country="US" officeooo:rsid="029d8bfd"/>
    </style:style>
    <style:style style:name="T765" style:family="text">
      <style:text-properties officeooo:rsid="029d8bfd"/>
    </style:style>
    <style:style style:name="T766" style:family="text">
      <style:text-properties officeooo:rsid="02d5709c"/>
    </style:style>
    <style:style style:name="T767" style:family="text">
      <style:text-properties officeooo:rsid="036f6f3f"/>
    </style:style>
    <style:style style:name="T768" style:family="text">
      <style:text-properties officeooo:rsid="02cf1c11"/>
    </style:style>
    <style:style style:name="T769" style:family="text">
      <style:text-properties fo:language="ru" fo:country="RU" officeooo:rsid="02d8687d"/>
    </style:style>
    <style:style style:name="T770" style:family="text">
      <style:text-properties fo:language="ru" fo:country="RU" officeooo:rsid="02cdafbb"/>
    </style:style>
    <style:style style:name="T771" style:family="text">
      <style:text-properties fo:language="ru" fo:country="RU" officeooo:rsid="02cf1c11"/>
    </style:style>
    <style:style style:name="T772" style:family="text">
      <style:text-properties fo:language="ru" fo:country="RU" officeooo:rsid="02c99ce6"/>
    </style:style>
    <style:style style:name="T773" style:family="text">
      <style:text-properties fo:language="ru" fo:country="RU" officeooo:rsid="02d5709c"/>
    </style:style>
    <style:style style:name="T774" style:family="text">
      <style:text-properties officeooo:rsid="02d8687d"/>
    </style:style>
    <style:style style:name="T775" style:family="text">
      <style:text-properties fo:language="ru" fo:country="RU" officeooo:rsid="02daaa72"/>
    </style:style>
    <style:style style:name="T776" style:family="text">
      <style:text-properties fo:language="ru" fo:country="RU" officeooo:rsid="02db24a1"/>
    </style:style>
    <style:style style:name="T777" style:family="text">
      <style:text-properties fo:language="en" fo:country="US" officeooo:rsid="02daaa72"/>
    </style:style>
    <style:style style:name="T778" style:family="text">
      <style:text-properties fo:language="ru" fo:country="RU" officeooo:rsid="02dd966d"/>
    </style:style>
    <style:style style:name="T779" style:family="text">
      <style:text-properties fo:language="ru" fo:country="RU" officeooo:rsid="027e4f84"/>
    </style:style>
    <style:style style:name="T780" style:family="text">
      <style:text-properties fo:language="ru" fo:country="RU" officeooo:rsid="02df4249"/>
    </style:style>
    <style:style style:name="T781" style:family="text">
      <style:text-properties officeooo:rsid="02df979d"/>
    </style:style>
    <style:style style:name="T782" style:family="text">
      <style:text-properties officeooo:rsid="02dd966d"/>
    </style:style>
    <style:style style:name="T783" style:family="text">
      <style:text-properties officeooo:rsid="02df4249"/>
    </style:style>
    <style:style style:name="T784" style:family="text">
      <style:text-properties fo:language="ru" fo:country="RU" officeooo:rsid="02fb0559"/>
    </style:style>
    <style:style style:name="T785" style:family="text">
      <style:text-properties fo:language="ru" fo:country="RU" officeooo:rsid="02ec5690"/>
    </style:style>
    <style:style style:name="T786" style:family="text">
      <style:text-properties fo:language="ru" fo:country="RU" officeooo:rsid="030bc6eb"/>
    </style:style>
    <style:style style:name="T787" style:family="text">
      <style:text-properties fo:language="ru" fo:country="RU" officeooo:rsid="02f193e9"/>
    </style:style>
    <style:style style:name="T788" style:family="text">
      <style:text-properties fo:font-style="normal" officeooo:rsid="02fb0559" style:font-style-asian="normal" style:font-style-complex="normal"/>
    </style:style>
    <style:style style:name="T789" style:family="text">
      <style:text-properties fo:font-style="normal" officeooo:rsid="02f97b93" style:font-style-asian="normal" style:font-style-complex="normal"/>
    </style:style>
    <style:style style:name="T790" style:family="text">
      <style:text-properties fo:font-style="normal" officeooo:rsid="02fd6d8a" style:font-style-asian="normal" style:font-style-complex="normal"/>
    </style:style>
    <style:style style:name="T791" style:family="text">
      <style:text-properties fo:font-style="normal" officeooo:rsid="03040ccd" style:font-style-asian="normal" style:font-style-complex="normal"/>
    </style:style>
    <style:style style:name="T792" style:family="text">
      <style:text-properties officeooo:rsid="030cbb99"/>
    </style:style>
    <style:style style:name="T793" style:family="text">
      <style:text-properties officeooo:rsid="030fbb4d"/>
    </style:style>
    <style:style style:name="T794" style:family="text">
      <style:text-properties officeooo:rsid="030bc6eb"/>
    </style:style>
    <style:style style:name="T795" style:family="text">
      <style:text-properties fo:language="en" fo:country="US" officeooo:rsid="036f6f3f"/>
    </style:style>
    <style:style style:name="T796" style:family="text">
      <style:text-properties officeooo:rsid="02fb83f0"/>
    </style:style>
    <style:style style:name="T797" style:family="text">
      <style:text-properties officeooo:rsid="02ec5690"/>
    </style:style>
    <style:style style:name="T798" style:family="text">
      <style:text-properties officeooo:rsid="03040ccd"/>
    </style:style>
    <style:style style:name="T799" style:family="text">
      <style:text-properties officeooo:rsid="02fb0559"/>
    </style:style>
    <style:style style:name="T800" style:family="text">
      <style:text-properties officeooo:rsid="02f2d7f4"/>
    </style:style>
    <style:style style:name="T801" style:family="text">
      <style:text-properties officeooo:rsid="02e27dd3"/>
    </style:style>
    <style:style style:name="T802" style:family="text">
      <style:text-properties officeooo:rsid="02fd6d8a"/>
    </style:style>
    <style:style style:name="T803" style:family="text">
      <style:text-properties officeooo:rsid="02f47e71"/>
    </style:style>
    <style:style style:name="T804" style:family="text">
      <style:text-properties officeooo:rsid="02eba529"/>
    </style:style>
    <style:style style:name="T805" style:family="text">
      <style:text-properties fo:language="en" fo:country="US" officeooo:rsid="02eba529"/>
    </style:style>
    <style:style style:name="T806" style:family="text">
      <style:text-properties officeooo:rsid="02fedc3c"/>
    </style:style>
    <style:style style:name="T807" style:family="text">
      <style:text-properties fo:language="ru" fo:country="RU" officeooo:rsid="02ff0ff1"/>
    </style:style>
    <style:style style:name="T808" style:family="text">
      <style:text-properties officeooo:rsid="02ef0a4d"/>
    </style:style>
    <style:style style:name="T809" style:family="text">
      <style:text-properties officeooo:rsid="02ff0ff1"/>
    </style:style>
    <style:style style:name="T810" style:family="text">
      <style:text-properties officeooo:rsid="036f8d78"/>
    </style:style>
    <style:style style:name="T811" style:family="text">
      <style:text-properties officeooo:rsid="02efee79"/>
    </style:style>
    <style:style style:name="T812" style:family="text">
      <style:text-properties officeooo:rsid="02f6f64f"/>
    </style:style>
    <style:style style:name="T813" style:family="text">
      <style:text-properties officeooo:rsid="0300b774"/>
    </style:style>
    <style:style style:name="T814" style:family="text">
      <style:text-properties officeooo:rsid="02f193e9"/>
    </style:style>
    <style:style style:name="T815" style:family="text">
      <style:text-properties officeooo:rsid="02f6e8a9"/>
    </style:style>
    <style:style style:name="T816" style:family="text">
      <style:text-properties fo:language="ru" fo:country="RU" officeooo:rsid="02f6f64f"/>
    </style:style>
    <style:style style:name="T817" style:family="text">
      <style:text-properties officeooo:rsid="02f834ae"/>
    </style:style>
    <style:style style:name="T818" style:family="text">
      <style:text-properties officeooo:rsid="0302b47d"/>
    </style:style>
    <style:style style:name="T819" style:family="text">
      <style:text-properties fo:language="ru" fo:country="RU" officeooo:rsid="0307bff0"/>
    </style:style>
    <style:style style:name="T820" style:family="text">
      <style:text-properties officeooo:rsid="0307bff0"/>
    </style:style>
    <style:style style:name="T821" style:family="text">
      <style:text-properties officeooo:rsid="030f1320"/>
    </style:style>
    <style:style style:name="T822" style:family="text">
      <style:text-properties fo:language="ru" fo:country="RU" officeooo:rsid="030f1320"/>
    </style:style>
    <style:style style:name="T823" style:family="text">
      <style:text-properties fo:font-style="normal" officeooo:rsid="0310b19c" style:font-style-asian="normal" style:font-style-complex="normal"/>
    </style:style>
    <style:style style:name="T824" style:family="text">
      <style:text-properties fo:font-style="normal" officeooo:rsid="03145349" style:font-style-asian="normal" style:font-style-complex="normal"/>
    </style:style>
    <style:style style:name="T825" style:family="text">
      <style:text-properties fo:font-style="normal" officeooo:rsid="0317f5db" style:font-style-asian="normal" style:font-style-complex="normal"/>
    </style:style>
    <style:style style:name="T826" style:family="text">
      <style:text-properties fo:font-style="normal" officeooo:rsid="03124b4f" style:font-style-asian="normal" style:font-style-complex="normal"/>
    </style:style>
    <style:style style:name="T827" style:family="text">
      <style:text-properties fo:font-style="normal" officeooo:rsid="0312ec90" style:font-style-asian="normal" style:font-style-complex="normal"/>
    </style:style>
    <style:style style:name="T828" style:family="text">
      <style:text-properties fo:font-style="normal" officeooo:rsid="0315966c" style:font-style-asian="normal" style:font-style-complex="normal"/>
    </style:style>
    <style:style style:name="T829" style:family="text">
      <style:text-properties fo:font-style="normal" officeooo:rsid="031293a9" style:font-style-asian="normal" style:font-style-complex="normal"/>
    </style:style>
    <style:style style:name="T830" style:family="text">
      <style:text-properties fo:font-style="normal" officeooo:rsid="031966a3" style:font-style-asian="normal" style:font-style-complex="normal"/>
    </style:style>
    <style:style style:name="T831" style:family="text">
      <style:text-properties fo:font-style="normal" officeooo:rsid="03189742" style:font-style-asian="normal" style:font-style-complex="normal"/>
    </style:style>
    <style:style style:name="T832" style:family="text">
      <style:text-properties fo:font-style="normal" officeooo:rsid="03712aa1" style:font-style-asian="normal" style:font-style-complex="normal"/>
    </style:style>
    <style:style style:name="T833" style:family="text">
      <style:text-properties fo:font-style="normal" officeooo:rsid="03717d82" style:font-style-asian="normal" style:font-style-complex="normal"/>
    </style:style>
    <style:style style:name="T834" style:family="text">
      <style:text-properties fo:font-style="normal" officeooo:rsid="031b6ce3" style:font-style-asian="normal" style:font-style-complex="normal"/>
    </style:style>
    <style:style style:name="T835" style:family="text">
      <style:text-properties fo:font-style="normal" officeooo:rsid="031be850" style:font-style-asian="normal" style:font-style-complex="normal"/>
    </style:style>
    <style:style style:name="T836" style:family="text">
      <style:text-properties fo:font-style="normal" officeooo:rsid="031ca7b7" style:font-style-asian="normal" style:font-style-complex="normal"/>
    </style:style>
    <style:style style:name="T837" style:family="text">
      <style:text-properties fo:font-style="normal" officeooo:rsid="031d517c" style:font-style-asian="normal" style:font-style-complex="normal"/>
    </style:style>
    <style:style style:name="T838" style:family="text">
      <style:text-properties fo:font-style="normal" officeooo:rsid="031debf5" style:font-style-asian="normal" style:font-style-complex="normal"/>
    </style:style>
    <style:style style:name="T839" style:family="text">
      <style:text-properties officeooo:rsid="0321fccd"/>
    </style:style>
    <style:style style:name="T840" style:family="text">
      <style:text-properties officeooo:rsid="031ec9b3"/>
    </style:style>
    <style:style style:name="T841" style:family="text">
      <style:text-properties fo:font-style="normal" officeooo:rsid="0321fccd" style:font-style-asian="normal" style:font-style-complex="normal"/>
    </style:style>
    <style:style style:name="T842" style:family="text">
      <style:text-properties officeooo:rsid="03717d82"/>
    </style:style>
    <style:style style:name="T843" style:family="text">
      <style:text-properties officeooo:rsid="032013e4"/>
    </style:style>
    <style:style style:name="T844" style:family="text">
      <style:text-properties officeooo:rsid="032f9bc7"/>
    </style:style>
    <style:style style:name="T845" style:family="text">
      <style:text-properties officeooo:rsid="0328a454"/>
    </style:style>
    <style:style style:name="T846" style:family="text">
      <style:text-properties fo:language="en" fo:country="US" officeooo:rsid="0328a454"/>
    </style:style>
    <style:style style:name="T847" style:family="text">
      <style:text-properties fo:language="en" fo:country="US" officeooo:rsid="032df08f"/>
    </style:style>
    <style:style style:name="T848" style:family="text">
      <style:text-properties fo:language="ru" fo:country="RU" officeooo:rsid="0328a454"/>
    </style:style>
    <style:style style:name="T849" style:family="text">
      <style:text-properties fo:language="ru" fo:country="RU" fo:font-weight="normal" officeooo:rsid="0328a454" style:font-weight-asian="normal" style:font-weight-complex="normal"/>
    </style:style>
    <style:style style:name="T850" style:family="text">
      <style:text-properties fo:language="ru" fo:country="RU" fo:font-weight="normal" officeooo:rsid="032f9bc7" style:font-weight-asian="normal" style:font-weight-complex="normal"/>
    </style:style>
    <style:style style:name="T851" style:family="text">
      <style:text-properties fo:language="ru" fo:country="RU" fo:font-weight="normal" officeooo:rsid="032df08f" style:font-weight-asian="normal" style:font-weight-complex="normal"/>
    </style:style>
    <style:style style:name="T852" style:family="text">
      <style:text-properties fo:font-style="italic" style:font-style-asian="italic" style:font-style-complex="italic"/>
    </style:style>
    <style:style style:name="T853" style:family="text">
      <style:text-properties fo:font-style="italic" officeooo:rsid="03717d82" style:font-style-asian="italic" style:font-style-complex="italic"/>
    </style:style>
    <style:style style:name="T854" style:family="text">
      <style:text-properties fo:font-style="italic" officeooo:rsid="0372736a" style:font-style-asian="italic" style:font-style-complex="italic"/>
    </style:style>
    <style:style style:name="T855" style:family="text">
      <style:text-properties fo:language="en" fo:country="US" fo:font-style="italic" fo:font-weight="normal" officeooo:rsid="0372736a" style:font-style-asian="italic" style:font-weight-asian="normal" style:font-style-complex="italic" style:font-weight-complex="normal"/>
    </style:style>
    <style:style style:name="T856" style:family="text">
      <style:text-properties fo:font-style="italic" officeooo:rsid="037a46cd" style:font-style-asian="italic" style:font-style-complex="italic"/>
    </style:style>
    <style:style style:name="T857" style:family="text">
      <style:text-properties fo:language="ru" fo:country="RU" fo:font-style="italic" officeooo:rsid="0372736a" style:font-style-asian="italic" style:font-style-complex="italic"/>
    </style:style>
    <style:style style:name="T858" style:family="text">
      <style:text-properties officeooo:rsid="037273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 круг<text:span text:style-name="T1">е</text:span> Синаспейса</text:h>
      <text:h text:style-name="Heading_20_3" text:outline-level="3">Михаил Захаров</text:h>
      <text:h text:style-name="P2" text:outline-level="2" text:is-list-header="true">Утро</text:h>
      <text:p text:style-name="Text_20_body"><text:span text:style-name="T2">Засыпать </text:span><text:span text:style-name="T3">в Синаспейсе</text:span><text:span text:style-name="T4"><text:note text:id="ftn1" text:note-class="footnote"><text:note-citation>1</text:note-citation><text:note-body><text:p text:style-name="P3"><text:span text:style-name="Strong_20_Emphasis"><text:span text:style-name="T5">Синаспейс</text:span></text:span><text:span text:style-name="Emphasis"><text:span text:style-name="T5"> — общее название цифровой среды </text:span></text:span><text:span text:style-name="Emphasis"><text:span text:style-name="T6">когнитивного взаимодействия между человеком и системами. </text:span></text:span><text:span text:style-name="Emphasis"><text:span text:style-name="T5">Окружающее, настраиваемое и интерактивное инфопространство, возникшее из слияния нейроинтерфейса Синасинк с вычислительными мощностями, сетевыми узлами и сенсорными данными. </text:span></text:span><text:span text:style-name="T7">В Синаспейсе происходят все повседневные действия: от общения и работы до сна и обучения.</text:span></text:p></text:note-body></text:note></text:span><text:span text:style-name="T2"> </text:span><text:span text:style-name="T8">— </text:span><text:span text:style-name="T2">сплошное удовольствие, </text:span><text:span text:style-name="T9">да</text:span><text:span text:style-name="T2"> и просыпаться </text:span><text:span text:style-name="T9">тоже.</text:span><text:span text:style-name="T2"> </text:span><text:span text:style-name="T10">Ни</text:span><text:span text:style-name="T2"> </text:span><text:span text:style-name="T11">всяких, </text:span><text:span text:style-name="T12">там </text:span><text:span text:style-name="T2">беспокойных мыслей до, </text:span><text:span text:style-name="T10">н</text:span><text:span text:style-name="T2">и гадкого настроения после. </text:span><text:span text:style-name="T9">Уж н</text:span><text:span text:style-name="T13">е знаю, как </text:span><text:span text:style-name="T14">это </text:span><text:span text:style-name="T13">у вас </text:span>— <text:span text:style-name="T14">ведь</text:span><text:span text:style-name="T13"> </text:span>многое <text:span text:style-name="T13">зависит от </text:span><text:span text:style-name="T15">эмпатического</text:span><text:span text:style-name="T13"> </text:span><text:span text:style-name="T15">шаблона </text:span><text:span text:style-name="T16">С</text:span><text:span text:style-name="T17">инасинка</text:span><text:span text:style-name="T17"><text:note text:id="ftn2" text:note-class="footnote"><text:note-citation>2</text:note-citation><text:note-body><text:p text:style-name="P4"><text:span text:style-name="T18">Синасинк </text:span><text:span text:style-name="T17">(</text:span><text:span text:style-name="T7">Synasync</text:span><text:span text:style-name="T19">, </text:span><text:span text:style-name="Strong_20_Emphasis"><text:span text:style-name="T20">простореч </text:span></text:span><text:span text:style-name="Strong_20_Emphasis"><text:span text:style-name="T21">Синк, </text:span></text:span><text:span text:style-name="Strong_20_Emphasis"><text:span text:style-name="T20">Синка, </text:span></text:span><text:span text:style-name="Strong_20_Emphasis"><text:span text:style-name="T22">Синька</text:span></text:span><text:span text:style-name="T23">) </text:span><text:span text:style-name="T8">— нейроинтерфейс нового поколения, </text:span><text:span text:style-name="T24">п</text:span><text:span text:style-name="T8">озволяет подключаться к цифровым средам, </text:span><text:span text:style-name="T25">и</text:span><text:span text:style-name="T8">спользует зрительный, слуховой и когнитивный каналы для синхронного обмена информацией, эмоциями и действиями с устройствами, сервисами и другими людьми.</text:span></text:p></text:note-body></text:note></text:span><text:span text:style-name="T15">,</text:span><text:span text:style-name="T13"> </text:span><text:span text:style-name="T9">но</text:span><text:span text:style-name="T13"> у меня </text:span><text:span text:style-name="T26">от свежих паттернов </text:span><text:span text:style-name="T13">— лишь </text:span><text:span text:style-name="T7">ощущение спокойного счастья и уютно</text:span><text:span text:style-name="T4">й невесомости</text:span><text:span text:style-name="T7">, </text:span><text:span text:style-name="T4">будто бы </text:span><text:span text:style-name="T27">как </text:span><text:span text:style-name="T28">в детстве, </text:span><text:span text:style-name="T4">купаюсь в теплой ванне</text:span><text:span text:style-name="T7">.</text:span></text:p>
      <text:p text:style-name="Text_20_body"><text:span text:style-name="T9">Вп</text:span><text:span text:style-name="T2">рочем, </text:span><text:span text:style-name="T13">что это я </text:span><text:span text:style-name="T7">—</text:span><text:span text:style-name="T13"> </text:span><text:span text:style-name="T2">вы и </text:span><text:span text:style-name="T29">так </text:span><text:span text:style-name="T2">все </text:span><text:span text:style-name="T30">прекрасно </text:span><text:span text:style-name="T2">знаете</text:span><text:span text:style-name="T15">:</text:span><text:span text:style-name="T2"> </text:span><text:span text:style-name="T4">Син</text:span><text:span text:style-name="T31">к</text:span><text:span text:style-name="T32"> </text:span><text:span text:style-name="T27">же </text:span><text:span text:style-name="T31">подключают</text:span><text:span text:style-name="T2"> всем</text:span><text:span text:style-name="T33"><text:note text:id="ftn3" text:note-class="footnote"><text:note-citation>3</text:note-citation><text:note-body><text:p text:style-name="P5"><text:span text:style-name="T34">Согласно С</text:span><text:span text:style-name="T35">тать</text:span><text:span text:style-name="T34">е</text:span><text:span text:style-name="T35"> 30.1 (дополнение к Всеобщей декларации прав человека, редакция 2046 г.): </text:span><text:span text:style-name="T36">Каждый человек имеет неотъемлемое право на безопасное, бесперебойное и этически регулируемое подключение к системе Synasync в целях доступа к информации, получения образования, сохранения психоэмоционального благополучия, участия в цифровой демократии и построения гармоничного сообщества будущего.</text:span></text:p></text:note-body></text:note></text:span><text:span text:style-name="T2">. </text:span><text:span text:style-name="T8">Хотя</text:span><text:span text:style-name="T2">, наверное, </text:span><text:span text:style-name="T37">бывают</text:span><text:span text:style-name="T2"> исключения </text:span><text:span text:style-name="T7">— </text:span><text:span text:style-name="T15">по медицинским показаниям или что-то </text:span><text:span text:style-name="T38">там </text:span><text:span text:style-name="T15">еще… </text:span>Но таки<text:span text:style-name="T39">е</text:span> луддит<text:span text:style-name="T39">ы</text:span> лично <text:span text:style-name="T39">мне </text:span><text:span text:style-name="T40">ни разу не </text:span><text:span text:style-name="T39">попадались</text:span> — разве что <text:span text:style-name="T41">где-нибудь </text:span>в переходных<text:span text:style-name="T41"> </text:span><text:span text:style-name="T42">регионах</text:span> <text:span text:style-name="T43">ещё</text:span><text:span text:style-name="T41"> </text:span>обитают. <text:span text:style-name="T2">Простите, но я </text:span><text:span text:style-name="T12">совершенно</text:span><text:span text:style-name="T8"> </text:span><text:span text:style-name="T2">не представляю, </text:span><text:span text:style-name="T8">как люди обходились без </text:span><text:span text:style-name="T30">Син</text:span><text:span text:style-name="T44">ка</text:span><text:span text:style-name="T8"> раньше </text:span><text:span text:style-name="T30">и</text:span><text:span text:style-name="T11">, вообще,</text:span><text:span text:style-name="T2"> каким нужно быть дикарем, чтобы </text:span><text:span text:style-name="T8">в </text:span><text:span text:style-name="T45">середине </text:span><text:span text:style-name="T8">XXI век</text:span><text:span text:style-name="T45">а</text:span><text:span text:style-name="T8"> </text:span><text:span text:style-name="T2">добровольно </text:span><text:span text:style-name="T4">загонять себя в пещеры. </text:span><text:span text:style-name="T46">О</text:span><text:span text:style-name="T2">тказ</text:span><text:span text:style-name="T46">ат</text:span><text:span text:style-name="T2">ься от </text:span><text:span text:style-name="T8">технологий, открывающих </text:span><text:span text:style-name="T45">весь</text:span><text:span text:style-name="T4"> мир современных возможностей</text:span><text:span text:style-name="T8"> — </text:span><text:span text:style-name="T12">ну, ни бред ли</text:span><text:span text:style-name="T46">!</text:span></text:p>
      <text:p text:style-name="Text_20_body"><text:span text:style-name="T47">Просто так, б</text:span><text:span text:style-name="T48">есцельно </text:span><text:span text:style-name="T42">о</text:span>ж<text:span text:style-name="T42">и</text:span>дать <text:span text:style-name="T42">завершения</text:span> <text:span text:style-name="T49">гигиенических </text:span>процедур было бы скучно, но от приятно блуждающих в полудрёме мыслей Ам<text:span text:style-name="T50">е</text:span> Зи сделалось <text:span text:style-name="T51">настолько</text:span> хорошо, что <text:span text:style-name="T48">в тот момент, когда приш</text:span><text:span text:style-name="T51">ел</text:span><text:span text:style-name="T48"> </text:span><text:span text:style-name="T51">отчет </text:span><text:span text:style-name="T52">об </text:span>эвалюации сна, <text:span text:style-name="T51">блестящий </text:span>смайлик <text:span text:style-name="T53">Э</text:span>мпаметра не выдержал <text:span text:style-name="T54">наплыва позитивных событий </text:span>и, впав в экстаз, <text:span text:style-name="T42">взорвался фейерверком</text:span><text:span text:style-name="T48"> бриллиантовых искр.</text:span></text:p>
      <text:p text:style-name="P6"><text:span text:style-name="T40">А к</text:span><text:span text:style-name="T55">огда «Эмпа», придя в себя, наконец презентовал результаты, у Амы </text:span><text:span text:style-name="T56">тоже </text:span><text:span text:style-name="T55">появился </text:span><text:span text:style-name="T56">веский </text:span><text:span text:style-name="T55">повод для восторга. </text:span><text:span text:style-name="T28">Любые</text:span><text:span text:style-name="T11"> достижени</text:span><text:span text:style-name="T28">я</text:span><text:span text:style-name="T11">, </text:span>даже <text:span text:style-name="T57">такие простейшие, как </text:span>дошкольный NapStar, вручаемый «за сон без капризов», или <text:span text:style-name="T58">Drea</text:span><text:span text:style-name="T59">m</text:span><text:span text:style-name="T58">Sync</text:span> — общепризнанный маркер взросления <text:span text:style-name="T11"><text:s/>— уже повод для радости</text:span><text:span text:style-name="T60">. </text:span><text:span text:style-name="T61">Н</text:span><text:span text:style-name="T62">о </text:span><text:span text:style-name="T40">заработать </text:span><text:span text:style-name="T62">ярлычок </text:span><text:span text:style-name="T63">Морфей, </text:span><text:span text:style-name="T64">и </text:span><text:span text:style-name="T65">получить </text:span><text:span text:style-name="T66">ошеломляющий буст эмпаметрики</text:span><text:span text:style-name="T66"><text:note text:id="ftn4" text:note-class="footnote"><text:note-citation>4</text:note-citation><text:note-body><text:p text:style-name="P7"><text:span text:style-name="Strong_20_Emphasis"><text:span text:style-name="T67">Эмпаметрика</text:span></text:span> <text:span text:style-name="Emphasis"><text:span text:style-name="T68">— </text:span></text:span>система показателей, фиксирующая и анализирующая <text:span text:style-name="T69">когнитивные </text:span>паттерны актора в режиме реального времени. Используется для оценки лояльности, вовлечённости и соответствия <text:span text:style-name="T69">социальным</text:span> ценностям.</text:p></text:note-body></text:note></text:span><text:span text:style-name="T66"> </text:span>— <text:span text:style-name="T64">э</text:span><text:span text:style-name="T70">то </text:span><text:span text:style-name="T71">прямой путь</text:span><text:span text:style-name="T12"> </text:span><text:span text:style-name="T60">на самую вершину</text:span><text:span text:style-name="T12"> </text:span><text:span text:style-name="T72">Син</text:span><text:span text:style-name="T73">а-</text:span><text:span text:style-name="T60">топа</text:span><text:span text:style-name="T72">! </text:span><text:span text:style-name="T74">Да, и </text:span><text:span text:style-name="T75">Ру Лейв </text:span><text:span text:style-name="T28">наверняка </text:span><text:span text:style-name="T30">теперь будет смотреть по-другому!</text:span></text:p>
      <text:p text:style-name="Text_20_body"><text:span text:style-name="T76">Здесь</text:span><text:span text:style-name="T60"> </text:span><text:span text:style-name="T71">Аме пришлось отвлечься, поскольку </text:span><text:span text:style-name="T60">Синасинк, </text:span><text:span text:style-name="T77">реагируя</text:span><text:span text:style-name="T60"> на яркую эмоцию, спроецировал </text:span><text:span text:style-name="T76">на все поле зрения затмевающий образ</text:span><text:span text:style-name="T60"> Ру </text:span><text:span text:style-name="T77">в полный рост в непринужденной обстановке и </text:span>в границах эстетической открытости.</text:p>
      <text:p text:style-name="Text_20_body"><text:soft-page-break/><text:span text:style-name="T78">А м</text:span>ежду тем, Эмпа продолжал <text:span text:style-name="T49">информационный </text:span><text:span text:style-name="T50">обзор</text:span><text:span text:style-name="T79"> </text:span>последни<text:span text:style-name="T79">ми</text:span> новост<text:span text:style-name="T79">ями </text:span><text:span text:style-name="T80">Синаспейса</text:span>:</text:p>
      <text:p text:style-name="Text_20_body">— … <text:span text:style-name="T78">в</text:span> целях борьбы с пластиком принято решение вырубить 12 000 гектаров леса в северных регионах. Это позволит производить больше биоразлагаемых трубочек. Вместе — к зелёному будущему!</text:p>
      <text:p text:style-name="P8"><text:span text:style-name="T81">На это </text:span><text:span text:style-name="T60">Синасинк </text:span><text:span text:style-name="T77">откликнулся </text:span><text:span text:style-name="T82">видеорядом, соответствующим актуальной теме:</text:span><text:span text:style-name="T81"> водн</text:span><text:span text:style-name="T82">ые</text:span><text:span text:style-name="T81"> очистны</text:span><text:span text:style-name="T82">е</text:span><text:span text:style-name="T81"> сооружени</text:span><text:span text:style-name="T82">я</text:span><text:span text:style-name="T81"> </text:span><text:span text:style-name="T82">утопающие</text:span><text:span text:style-name="T83"> в море пластиковых бутылок;</text:span><text:span text:style-name="T81"> панорам</text:span><text:span text:style-name="T82">а</text:span><text:span text:style-name="T81"> заснеженных кедровых лесов</text:span><text:span text:style-name="T82">; эко-трубочки и </text:span><text:span text:style-name="T27">смеющиеся</text:span><text:span text:style-name="T82"> детские лица. </text:span><text:span text:style-name="T84">З</text:span><text:span text:style-name="T44">авершал снип</text:span><text:span text:style-name="T44"><text:note text:id="ftn5" text:note-class="footnote"><text:note-citation>5</text:note-citation><text:note-body><text:p text:style-name="P9"><text:span text:style-name="Strong_20_Emphasis"><text:span text:style-name="T67">Снип (snip)</text:span></text:span> — <text:span text:style-name="T85">Б</text:span>ыстр<text:span text:style-name="T85">ый</text:span> контент, который <text:span text:style-name="T7">легко </text:span><text:span text:style-name="T86">потребить</text:span><text:span text:style-name="T44">: </text:span><text:span text:style-name="T7">короткие отрыв</text:span>ки, фрагменты, кусочки информации <text:span text:style-name="T85">в любом формате.</text:span> <text:s/></text:p></text:note-body></text:note></text:span><text:span text:style-name="T87"> </text:span>зелёный логотип <text:span text:style-name="T88">Э</text:span>ко-департамента — «лист с улыбающейся каплей Био-Дроп <text:span text:style-name="T89">(</text:span><text:span text:style-name="T90">tm</text:span><text:span text:style-name="T89">)</text:span>».</text:p>
      <text:p text:style-name="Text_20_body"><text:span text:style-name="T91">Все</text:span><text:span text:style-name="T92"> предвещал</text:span><text:span text:style-name="T91">о</text:span><text:span text:style-name="T92"> ещё один, </text:span><text:span text:style-name="T93">не просто</text:span><text:span text:style-name="T92"> успешный, </text:span><text:span text:style-name="T89">а</text:span><text:span text:style-name="T93"> </text:span><text:span text:style-name="T94">замечательный</text:span><text:span text:style-name="T92"> </text:span><text:span text:style-name="T95">малый </text:span><text:span text:style-name="T41">цикл</text:span><text:span text:style-name="T92"> в карьере </text:span><text:span text:style-name="T96">д</text:span><text:span text:style-name="T92">жуна </text:span><text:span text:style-name="T97">группы «</text:span><text:span text:style-name="T91">Т</text:span><text:span text:style-name="T98">ета»</text:span><text:span text:style-name="T97"> в </text:span><text:span text:style-name="T88">Д</text:span><text:span text:style-name="T99">еп</text:span><text:span text:style-name="T98">а</text:span><text:span text:style-name="T99">ртамент</text:span><text:span text:style-name="T97">е</text:span><text:span text:style-name="T99"> </text:span><text:span text:style-name="T92">когнитивной кинетики!</text:span></text:p>
      <text:p text:style-name="Text_20_body"><text:span text:style-name="T100">После пары </text:span><text:span text:style-name="T101">бодрящих </text:span><text:span text:style-name="T100">эко-тоников и зевка,</text:span> <text:span text:style-name="T102">который </text:span>был учтён как признак полной <text:span text:style-name="T103">готовности</text:span>, Синасинк <text:span text:style-name="T102">ровно в </text:span><text:span text:style-name="T49">20</text:span><text:span text:style-name="T102">:00 </text:span>подал сигнал <text:span text:style-name="T102">к началу активной фазы рабочего </text:span><text:span text:style-name="T104">времени</text:span><text:span text:style-name="T102">.</text:span></text:p>
      <text:p text:style-name="P10">Поле зрения мягко затемнилось, превратившись в тёплую прозрачную маску интерфейса. Поверх привычных предметов комнаты наложились <text:span text:style-name="Strong_20_Emphasis"><text:span text:style-name="T67">контуры икон</text:span></text:span><text:span text:style-name="Strong_20_Emphasis"><text:span text:style-name="T105">ок</text:span></text:span>, табов, рабочих каналов — всё строго в границах разрешённой плотности <text:span text:style-name="T106">элементов</text:span>. Эмпа юркнул <text:span text:style-name="T107">в правый нижний угол зрения, </text:span><text:span text:style-name="T108">примени</text:span><text:span text:style-name="T109">л</text:span><text:span text:style-name="T107"> подобающий скин </text:span><text:span text:style-name="T109">и</text:span><text:span text:style-name="T107"> предстал в виде, </text:span>—<text:span text:style-name="T107"> если кто-то еще помнит, архаичной скрепки для бумаг </text:span><text:span text:style-name="T108">с глазами и </text:span><text:span text:style-name="T107">в галстуке. Деловым голосом он </text:span><text:span text:style-name="T110">инициировал входной фрейм</text:span>:</text:p>
      <text:p text:style-name="P10"><text:span text:style-name="T7">— Приятного дня, Ама. У тебя </text:span>семь <text:span text:style-name="T7">новых эмпатиков, </text:span><text:span text:style-name="T111">по одной</text:span><text:span text:style-name="T112"> </text:span><text:span text:style-name="T7">благодарности от </text:span><text:span text:style-name="T112">Вер Син и </text:span><text:span text:style-name="T7">Ру Лейв, </text:span><text:span text:style-name="T111">а также</text:span><text:span text:style-name="T7"> </text:span><text:span text:style-name="T113">одно</text:span><text:span text:style-name="T7"> срочное уведомление </text:span><text:span text:style-name="T111">в календаре </text:span><text:span text:style-name="T7">от </text:span>Лиа Корт — <text:span text:style-name="T114">фасилитатора</text:span><text:span text:style-name="T111"> </text:span><text:span text:style-name="T115">Т</text:span><text:span text:style-name="T111">ета-группы.</text:span></text:p>
      <text:p text:style-name="P10">— От Ру?! — <text:span text:style-name="T116">от приятного сюрприза сердце Амы </text:span>дрогнуло, <text:span text:style-name="T116">забилось сильнее и вроде бы попыталось взлететь к небесам, но тут же рухнуло в пропасть, </text:span>потому что в<text:span text:style-name="T109">верху</text:span> интерфейса, в резком контрасте с мягкой гаммой остального оформления, мигала алая полоска календаря<text:span text:style-name="T117">:</text:span></text:p>
      <text:p text:style-name="P11">📎 ОПОВЕЩЕНИЕ</text:p>
      <text:p text:style-name="P12"><text:span text:style-name="T118">Событие</text:span>: <text:span text:style-name="T103">Ф</text:span>асилитационная сессия «<text:span text:style-name="T109">Т</text:span>ета-группы»</text:p>
      <text:p text:style-name="P12"><text:span text:style-name="T118">Локация</text:span>: Inteqra Plaza / Праксис / F3.09.<text:span text:style-name="T119">7</text:span>3</text:p>
      <text:p text:style-name="P12"><text:span text:style-name="T118">Время</text:span>: завтра, 02:00</text:p>
      <text:p text:style-name="P12"><text:span text:style-name="T118">Теги</text:span>: [срочно] [конфиденциально]</text:p>
      <text:p text:style-name="P12">Принять <text:span text:style-name="T120">| </text:span>Отказаться <text:span text:style-name="T120">|</text:span> Предложить иное время</text:p>
      <text:p text:style-name="P13"><text:span text:style-name="T121">У Амы </text:span><text:span text:style-name="T122">неприятно </text:span><text:span text:style-name="T121">похолодело внутри. </text:span><text:span text:style-name="T123">Все </text:span><text:span text:style-name="T124">митинги </text:span><text:span text:style-name="T122">всегда</text:span><text:span text:style-name="T123"> проводятся в Синас</text:span><text:span text:style-name="T125">пейсе</text:span><text:span text:style-name="T123">. А </text:span><text:span text:style-name="T126">приглашения</text:span><text:span text:style-name="T121"> </text:span><text:span text:style-name="T123">от</text:span><text:span text:style-name="T121"> начальств</text:span><text:span text:style-name="T123">а</text:span><text:span text:style-name="T121"> обычно приходят за три-четыре дня, не </text:span><text:span text:style-name="T127">раньше</text:span><text:span text:style-name="T121"> </text:span><text:span text:style-name="T128">и с</text:span><text:span text:style-name="T121">опровождаются инструкциями, эмпатической подготовкой </text:span><text:span text:style-name="T129">а</text:span><text:span text:style-name="T121">, </text:span><text:span text:style-name="T130">при необходимости </text:span>— <text:span text:style-name="T121"><text:s/></text:span><text:span text:style-name="T131">реактивной</text:span><text:span text:style-name="T130"> </text:span><text:span text:style-name="T121">психологической поддержкой. </text:span><text:span text:style-name="T128">Никто </text:span><text:span text:style-name="T130">подобных</text:span><text:span text:style-name="T128"> встреч, </text:span><text:span text:style-name="T130">конечно,</text:span><text:span text:style-name="T128"> не отвергал и уж тем более, не предлагал </text:span><text:span text:style-name="T123">другое</text:span><text:span text:style-name="T128"> время.</text:span></text:p>
      <text:p text:style-name="P14"><text:soft-page-break/><text:span text:style-name="T123">Но, чтобы </text:span><text:span text:style-name="T132">срочный </text:span><text:span text:style-name="T123">вызов </text:span><text:span text:style-name="T132">в </text:span><text:span text:style-name="T123">физический офис, </text:span><text:span text:style-name="T132">да еще и</text:span><text:span text:style-name="T123"> лично? Т</text:span><text:span text:style-name="T121">акого не бывает </text:span><text:span text:style-name="T123">даже в самом ху</text:span><text:span text:style-name="T124">д… лучшем</text:span><text:span text:style-name="T123"> случае!</text:span></text:p>
      <text:p text:style-name="P15"><text:span text:style-name="T133">Неужели </text:span><text:span text:style-name="T134">снова, второй раз за четыре отчетных периода пропуск важного </text:span><text:span text:style-name="T133">уведомлени</text:span><text:span text:style-name="T134">я? </text:span><text:span text:style-name="T132">Цепляясь за остатки надежды и опережая скорость мысли настолько, что Эмпа не успе</text:span><text:span text:style-name="T134">л</text:span><text:span text:style-name="T132"> отреагировать, </text:span><text:span text:style-name="T133">Ам</text:span><text:span text:style-name="T135">е</text:span><text:span text:style-name="T133"> удалось </text:span><text:span text:style-name="T136">пролист</text:span><text:span text:style-name="T133">ать</text:span><text:span text:style-name="T136"> истори</text:span><text:span text:style-name="T135">ю</text:span><text:span text:style-name="T136"> уведомлений, </text:span><text:span text:style-name="T133">сообщений, новостей и </text:span><text:span text:style-name="T136">д</text:span>аже <text:span text:style-name="T137">заглянуть </text:span>в «слеп<text:span text:style-name="T138">ую</text:span> зон<text:span text:style-name="T138">у</text:span>» буфера <text:span text:style-name="T139">Синасинка </text:span>— <text:span text:style-name="T138">корзину спама,</text:span> куда попадают неопределённые сигналы. <text:span text:style-name="T139">В</text:span><text:span text:style-name="T140">езде </text:span>пусто.</text:p>
      <text:p text:style-name="Text_20_body">Эмпа <text:span text:style-name="T53">запоздало</text:span> <text:span text:style-name="T139">уловил</text:span> <text:span text:style-name="T139">паническое настроение</text:span>:</text:p>
      <text:p text:style-name="Text_20_body">— Не переживай, Ама! Уведомление действительно пришло <text:span text:style-name="Strong_20_Emphasis"><text:span text:style-name="T67">только что</text:span></text:span><text:span text:style-name="T67">.</text:span> <text:span text:style-name="T141">Там пояснение, э</text:span>то специальная, внеплановая встреча в рамках новой инициативы — <text:span text:style-name="T142">воркшоп </text:span><text:span text:style-name="Strong_20_Emphasis"><text:span text:style-name="T143">«</text:span></text:span><text:span text:style-name="Strong_20_Emphasis"><text:span text:style-name="T144">ПроПро</text:span></text:span><text:span text:style-name="Strong_20_Emphasis"><text:span text:style-name="T144"><text:note text:id="ftn6" text:note-class="footnote"><text:note-citation>6</text:note-citation><text:note-body><text:p text:style-name="P16"><text:span text:style-name="Strong_20_Emphasis"><text:span text:style-name="T145">«Проактивная прозрачность»</text:span></text:span></text:p></text:note-body></text:note></text:span></text:span><text:span text:style-name="Strong_20_Emphasis"><text:span text:style-name="T143">»</text:span></text:span><text:span text:style-name="T67">.</text:span> Поздравляем: ты в числе первых выбранных!</text:p>
      <text:p text:style-name="Text_20_body">— <text:span text:style-name="T146">Да-да, я</text:span>… рад<text:span text:style-name="T146">уюсь,</text:span> — ответ прозвучал не слишком убедительно, <text:span text:style-name="T139">но</text:span> Эмпа <text:span text:style-name="T139">все же</text:span> засчитал улыбку, <text:span text:style-name="T139">хоть и не сразу.</text:span></text:p>
      <text:p text:style-name="Text_20_body">Мир вокруг остался таким же <text:span text:style-name="T147">чистым</text:span>, цвета не изменились, <text:span text:style-name="T148">эко-аромат «Пихта-18» освежал как и прежде, </text:span><text:span text:style-name="T139">а</text:span><text:span text:style-name="T148"> </text:span>Синасинк <text:span text:style-name="T149">не</text:span> фиксировал <text:span text:style-name="T139">никаких </text:span>аномалий. И всё же в линии текста, в хлёсткости формулировки «в числе первых выбранных» чувствовалась <text:span text:style-name="T150">некоторая неуловимая шероховатость. </text:span><text:span text:style-name="T139">А может быть,</text:span><text:span text:style-name="T151"> проблема </text:span><text:span text:style-name="T139">заключалась</text:span><text:span text:style-name="T151"> </text:span><text:span text:style-name="T152">именно </text:span><text:span text:style-name="T151">в самой необходимости выбраться в </text:span><text:span text:style-name="T152">дефрейм</text:span><text:span text:style-name="T152"><text:note text:id="ftn7" text:note-class="footnote"><text:note-citation>7</text:note-citation><text:note-body><text:p text:style-name="P17"><text:span text:style-name="Strong_20_Emphasis"><text:span text:style-name="T153">Дефрейм (</text:span></text:span><text:span text:style-name="Strong_20_Emphasis"><text:span text:style-name="T67">от англ. de-frame — «выйти из рамки»</text:span></text:span><text:span text:style-name="Strong_20_Emphasis"><text:span text:style-name="T153">) </text:span></text:span><text:span text:style-name="Strong_20_Emphasis"><text:span text:style-name="T154">—</text:span></text:span><text:span text:style-name="Strong_20_Emphasis"><text:span text:style-name="T155"> </text:span></text:span><text:span text:style-name="Strong_20_Emphasis"><text:span text:style-name="T67">Процесс частичного выхода из когнитивной реальности (CR) с активацией физического тела и включением внешнего сенсорного канала. Не подразумевает полной </text:span></text:span><text:span text:style-name="Strong_20_Emphasis"><text:span text:style-name="T156">автономности</text:span></text:span><text:span text:style-name="Strong_20_Emphasis"><text:span text:style-name="T67"> Synasync </text:span></text:span><text:span text:style-name="Strong_20_Emphasis"><text:span text:style-name="T157">от</text:span></text:span><text:span text:style-name="Strong_20_Emphasis"><text:span text:style-name="T67"> </text:span></text:span><text:span text:style-name="Strong_20_Emphasis"><text:span text:style-name="T153">С</text:span></text:span><text:span text:style-name="Strong_20_Emphasis"><text:span text:style-name="T67">ин</text:span></text:span><text:span text:style-name="Strong_20_Emphasis"><text:span text:style-name="T156">аспейс.</text:span></text:span></text:p></text:note-body></text:note></text:span><text:span text:style-name="T158">.</text:span></text:p>
      <text:p text:style-name="Text_20_body"><text:span text:style-name="T150">Поверх интерфейса проглядывало</text:span> окно <text:span text:style-name="T159">на улицу </text:span>— там был<text:span text:style-name="T160">о</text:span> <text:span text:style-name="T110">летн</text:span><text:span text:style-name="T160">ее</text:span><text:span text:style-name="T110"> </text:span><text:span text:style-name="T160">утро.</text:span><text:span text:style-name="T110"> </text:span><text:span text:style-name="T160">Пели птицы (</text:span><text:span text:style-name="T161">предположительно</text:span><text:span text:style-name="T160"> </text:span><text:span text:style-name="T161">соловьи</text:span><text:span text:style-name="T160">),</text:span> <text:span text:style-name="T162">небо было безоблачным, а </text:span><text:span text:style-name="T160">глаза слепило солнце, </text:span><text:span text:style-name="T163">тщательно </text:span>отрендеренн<text:span text:style-name="T160">ое</text:span> в соответствии с локальн<text:span text:style-name="T80">ыми</text:span> политик<text:span text:style-name="T80">ами</text:span> погоды <text:span text:style-name="T110">и </text:span><text:span text:style-name="T163">времени года</text:span><text:span text:style-name="T80">.</text:span></text:p>
      <text:p text:style-name="P18"><text:span text:style-name="T148">Эмокорректоры </text:span><text:span text:style-name="T164">С</text:span><text:span text:style-name="T165">инасинка </text:span><text:span text:style-name="T148">справлялись </text:span><text:span text:style-name="T160">неважно.</text:span><text:span text:style-name="T148"> </text:span>Эмпа, утратив деловой вид, съёжился в синюшного <text:span text:style-name="T163">вида </text:span>смайл с отвисшими уголками губ и <text:span text:style-name="T166">мечущимся</text:span> взглядом. <text:span text:style-name="Emphasis"><text:span text:style-name="T167">В таком эмоциональном состоянии выдержать </text:span></text:span><text:span text:style-name="Emphasis"><text:span text:style-name="T168">полуторачасовой </text:span></text:span><text:span text:style-name="Emphasis"><text:span text:style-name="T169">Сейфток</text:span></text:span><text:span text:style-name="Emphasis"><text:span text:style-name="T169"><text:note text:id="ftn8" text:note-class="footnote"><text:note-citation>8</text:note-citation><text:note-body><text:p text:style-name="P19"><text:span text:style-name="Strong_20_Emphasis"><text:span text:style-name="T67">Сейфток (Safetalk)</text:span></text:span><text:span text:style-name="T67"> — </text:span><text:span text:style-name="T170">общее название кластера </text:span><text:span text:style-name="T67">обязательны</text:span><text:span text:style-name="T170">х</text:span><text:span text:style-name="T67"> к посещению воркшоп</text:span><text:span text:style-name="T170">ов</text:span><text:span text:style-name="T67"> по корпоративной безопасности.</text:span> </text:p></text:note-body></text:note></text:span></text:span><text:span text:style-name="Emphasis"><text:span text:style-name="T169"> по Синаптической безопасности</text:span></text:span><text:span text:style-name="Emphasis"><text:span text:style-name="T169"><text:note text:id="ftn9" text:note-class="footnote"><text:note-citation>9</text:note-citation><text:note-body><text:p text:style-name="P19">Синаптическая безопасность (Synaptic Hygiene) <text:span text:style-name="T67">— </text:span><text:span text:style-name="T171">курс основ безопасности при работе </text:span><text:span text:style-name="T156">в Синаспейсе.</text:span></text:p></text:note-body></text:note></text:span></text:span><text:span text:style-name="Emphasis"><text:span text:style-name="T169"> </text:span></text:span><text:span text:style-name="Emphasis"><text:span text:style-name="T172">Аме </text:span></text:span><text:span text:style-name="Emphasis"><text:span text:style-name="T169">было крайне трудно</text:span></text:span><text:span text:style-name="Emphasis"><text:span text:style-name="T173">.</text:span></text:span></text:p>
      <text:p text:style-name="P20"><text:span text:style-name="Emphasis"><text:span text:style-name="T174">Нарочито серьёзный диктор разжёвывал очевидные истины — про «своевременное обновление когнитивных сигнатур доверия», «верификацию отправителя перед реакцией на команды </text:span></text:span><text:span text:style-name="Emphasis"><text:span text:style-name="T175">из</text:span></text:span><text:span text:style-name="Emphasis"><text:span text:style-name="T176"> Синаспейс</text:span></text:span><text:span text:style-name="Emphasis"><text:span text:style-name="T175">а</text:span></text:span><text:span text:style-name="Emphasis"><text:span text:style-name="T174">» </text:span></text:span><text:span text:style-name="Emphasis"><text:span text:style-name="T177">и все в таком духе</text:span></text:span><text:span text:style-name="Emphasis"><text:span text:style-name="T174">. Режим обучения запрещал пропуски и ускорение подачи материала, </text:span></text:span><text:span text:style-name="Emphasis"><text:span text:style-name="T177">а</text:span></text:span><text:span text:style-name="Emphasis"><text:span text:style-name="T174"> </text:span></text:span><text:span text:style-name="Emphasis"><text:span text:style-name="T177">и</text:span></text:span><text:span text:style-name="Emphasis"><text:span text:style-name="T174">нтерактивные вставки, замаскированные под «развлекательно-игрово</text:span></text:span><text:span text:style-name="Emphasis"><text:span text:style-name="T175">й</text:span></text:span><text:span text:style-name="Emphasis"><text:span text:style-name="T174"> контент», раздражали куда больше обычного.</text:span></text:span></text:p>
      <text:p text:style-name="P21"><text:soft-page-break/><text:span text:style-name="Emphasis"><text:span text:style-name="T178">Но делать было нечего, </text:span></text:span><text:span text:style-name="T179">п</text:span><text:span text:style-name="T165">оскольку физит</text:span><text:span text:style-name="T165"><text:note text:id="ftn10" text:note-class="footnote"><text:note-citation>10</text:note-citation><text:note-body><text:p text:style-name="P22"><text:span text:style-name="Strong_20_Emphasis"><text:span text:style-name="T67">Физит </text:span></text:span><text:span text:style-name="Strong_20_Emphasis"><text:span text:style-name="T180">(</text:span></text:span><text:span text:style-name="Strong_20_Emphasis"><text:span text:style-name="T181">искаж. </text:span></text:span><text:span text:style-name="Emphasis"><text:span text:style-name="T181">от англ. </text:span></text:span><text:span text:style-name="Emphasis"><text:span text:style-name="T182">v</text:span></text:span><text:span text:style-name="Emphasis"><text:span text:style-name="T181">isit</text:span></text:span><text:span text:style-name="Emphasis"><text:span text:style-name="T183">) </text:span></text:span><text:span text:style-name="Strong_20_Emphasis"><text:span text:style-name="T184">— </text:span></text:span><text:span text:style-name="Strong_20_Emphasis"><text:span text:style-name="T183">ф</text:span></text:span><text:span text:style-name="Strong_20_Emphasis"><text:span text:style-name="T67">изическое посещение или присутствие в оффлайн-пространстве. Используется исключительно для подчёркивания реального, телесного визита, в противоположность повсеместному виртуальному участию через Синаспейс.</text:span></text:span></text:p></text:note-body></text:note></text:span><text:span text:style-name="T165"> </text:span>предстоял только через четыре часа, <text:span text:style-name="Emphasis"><text:span text:style-name="T178">Аме пришлось впитать все до конца, сдать тест и получить допуск к работе. Без него система автоматически приостанавливала доступ.</text:span></text:span></text:p>
      <text:p text:style-name="P23">Зато эта обязаловка помогла хоть немного унять нервозность, собраться с мыслями и набраться решимости <text:span text:style-name="T163">для того, чтобы </text:span>позвонить коллеге. <text:span text:style-name="T163">В</text:span>друг получится <text:span text:style-name="T163">узнать</text:span>, что происходит на самом деле.</text:p>
      <text:p text:style-name="Text_20_body"><text:span text:style-name="T185">З</text:span><text:span text:style-name="T186">аспанная проекция </text:span><text:span text:style-name="T187">Вер Син </text:span><text:span text:style-name="T188">откликнул</text:span><text:span text:style-name="T186">ась</text:span><text:span text:style-name="T187"> на вызов </text:span><text:span text:style-name="T185">довольно быстро.</text:span></text:p>
      <text:p text:style-name="P24">— Вер, <text:span text:style-name="T159">и</text:span><text:span text:style-name="T189">звини, пожалуйста,</text:span>— <text:span text:style-name="T190">несмотря на </text:span><text:span text:style-name="T191">напряжение, </text:span>Ам<text:span text:style-name="T190">е</text:span> Зи <text:span text:style-name="T192">удалось</text:span><text:span text:style-name="T190"> </text:span>сохранить голос <text:span text:style-name="T190">почти </text:span><text:span text:style-name="T159">обыденным</text:span><text:span text:style-name="T190">,</text:span> — <text:span text:style-name="T159">я </text:span><text:span text:style-name="T193">понимаю</text:span><text:span text:style-name="T159">, что ты работаешь в другом режиме..</text:span><text:span text:style-name="T189">. </text:span><text:span text:style-name="T159">Можно спросить? </text:span><text:span text:style-name="T194">Меня </text:span><text:span text:style-name="T195">тут </text:span><text:span text:style-name="T163">приглашают</text:span><text:span text:style-name="T194"> на </text:span>физит <text:span text:style-name="T195">прямо </text:span><text:span text:style-name="T191">в офис</text:span>. Срочн<text:span text:style-name="T196">о</text:span>. <text:span text:style-name="T194">Т</text:span>еб<text:span text:style-name="T194">е</text:span> <text:span text:style-name="T163">вызов</text:span><text:span text:style-name="T159"> </text:span><text:span text:style-name="T163">не </text:span><text:span text:style-name="T194">приходил</text:span>?</text:p>
      <text:p text:style-name="Text_20_body"><text:span text:style-name="T148">— </text:span><text:span text:style-name="T197">Да ладно, ничего страшного…</text:span><text:span text:style-name="T148"> — </text:span><text:span text:style-name="T197">и сразу без перехода, </text:span><text:span text:style-name="T148">голос Вер </text:span><text:span text:style-name="T192">почти взвизгнул от </text:span><text:span text:style-name="T148">восторг</text:span><text:span text:style-name="T192">а</text:span><text:span text:style-name="T148">, — </text:span><text:span text:style-name="T198">Дефрейм</text:span><text:span text:style-name="T148">!? Ты в жив</text:span><text:span text:style-name="T192">ую пойдешь? </text:span><text:span text:style-name="T199">На </text:span><text:span text:style-name="T200">ф</text:span>асилита<text:span text:style-name="T199">цию</text:span><text:span text:style-name="T148">? Обалдеть! </text:span><text:span text:style-name="T192">Ты меня сейчас </text:span><text:span text:style-name="T201">траллишь</text:span><text:span text:style-name="T192">, </text:span><text:span text:style-name="T202">да</text:span><text:span text:style-name="T192">?</text:span></text:p>
      <text:p text:style-name="P24">— Очень смешно, — натянутая улыбка сползла <text:span text:style-name="T203">с лица </text:span>Ам<text:span text:style-name="T203">ы</text:span>. — Просто <text:span text:style-name="T204">совсем </text:span>ничего не понятно. Там сказано — «Проактивная прозрачность». Ты о таком слышал?</text:p>
      <text:p text:style-name="Text_20_body">— Хм… что-то мелькало в инфоленте. Только у меня на корпоснипы с цитатами фильтр стоит. Ща… <text:span text:style-name="T163">поищу…</text:span></text:p>
      <text:p text:style-name="Text_20_body">— <text:span text:style-name="T205">Да, будет здорово! </text:span><text:span text:style-name="T206">Заранее с</text:span>пасибо.</text:p>
      <text:p text:style-name="P25"><text:span text:style-name="T148">— </text:span><text:span text:style-name="T205">А</text:span><text:span text:style-name="T189">, </text:span><text:span text:style-name="T142">вот, еще</text:span><text:span text:style-name="T189"> </text:span><text:span text:style-name="T207">про странности:</text:span><text:span text:style-name="T189"> мн</text:span><text:span text:style-name="T163">е</text:span><text:span text:style-name="T189"> тут сообщение от Ру </text:span><text:span text:style-name="T142">Лейв </text:span><text:span text:style-name="T163">пришло</text:span><text:span text:style-name="T189">, </text:span><text:span text:style-name="T148">— </text:span><text:span text:style-name="T189">повторяя жест Вер Син, </text:span><text:span text:style-name="T207">слегка </text:span><text:span text:style-name="T205">порозовевший </text:span><text:span text:style-name="T189">Эмпа развел крошечными </text:span><text:span text:style-name="T205">ручонками</text:span><text:span text:style-name="T189"> </text:span><text:span text:style-name="T207">и, кажется, беззвучно изобразил губами «пшик»</text:span><text:span text:style-name="T189">, </text:span><text:span text:style-name="T148">—</text:span><text:span text:style-name="T189"> но оно не открывается.</text:span></text:p>
      <text:p text:style-name="Text_20_body"><text:span text:style-name="T148">— </text:span><text:span text:style-name="T208">Хм, а ведь и правда! </text:span><text:span text:style-name="T209">— </text:span>щ<text:span text:style-name="T210">елчок</text:span> <text:span text:style-name="T163">по</text:span> <text:span text:style-name="T210">значк</text:span><text:span text:style-name="T163">у</text:span><text:span text:style-name="T210"> </text:span>на вкладке эмпатиков <text:span text:style-name="T211">явил Аме обтекаемое:</text:span></text:p>
      <text:p text:style-name="Text_20_body">«Эмпатическое сообщение находится в состоянии отложенной обработки. Пожалуйста, дождитесь синхронизации с сервером отправителя. <text:span text:style-name="T142">Референс к</text:span>од: W84RU.» </text:p>
      <text:p text:style-name="P26"><text:span text:style-name="T209">— W84RU? «Wait for Ru»? — </text:span><text:span text:style-name="T212">С</text:span><text:span text:style-name="T213">ерьезно?</text:span><text:span text:style-name="T214"> </text:span><text:span text:style-name="T215">Э</text:span><text:span text:style-name="T216">то что, шутка какая-то, или издевательство?</text:span><text:span text:style-name="T217"> </text:span><text:span text:style-name="T216">А может </text:span><text:span text:style-name="T209">— </text:span>когнитивный <text:span text:style-name="T216">тест перед физитом на «</text:span><text:span text:style-name="T212">П</text:span><text:span text:style-name="T216">розрачность»?</text:span></text:p>
      <text:p text:style-name="Text_20_body">— Кстати, <text:span text:style-name="T218">а</text:span> Ру сейчас в онлайне?</text:p>
      <text:p text:style-name="Text_20_body">— <text:span text:style-name="T142">Нет</text:span>. Пишет: «Актор<text:note text:id="ftn11" text:note-class="footnote"><text:note-citation>11</text:note-citation><text:note-body><text:p text:style-name="P27"><text:span text:style-name="Strong_20_Emphasis"><text:span text:style-name="T67">Актор (Actor)</text:span></text:span><text:span text:style-name="Strong_20_Emphasis"> </text:span><text:span text:style-name="Strong_20_Emphasis"><text:span text:style-name="T155">— </text:span></text:span><text:span text:style-name="Strong_20_Emphasis"><text:span text:style-name="T219">т</text:span></text:span><text:span text:style-name="Strong_20_Emphasis"><text:span text:style-name="T67">ермин для обозначения активного участника социальных или цифровых процессов в Синаспейсе.</text:span></text:span></text:p></text:note-body></text:note> временно недоступен. Перегрузка когнитивного канала». Ни пинга<text:note text:id="ftn12" text:note-class="footnote"><text:note-citation>12</text:note-citation><text:note-body><text:p text:style-name="P28"><text:span text:style-name="T67">Пинг</text:span> (<text:span text:style-name="T58">ping</text:span>) — короткое системное <text:span text:style-name="T220">диагностическое </text:span>сообщение, <text:span text:style-name="T220">проверка связи.</text:span></text:p></text:note-body></text:note>, ни флукта<text:note text:id="ftn13" text:note-class="footnote"><text:note-citation>13</text:note-citation><text:note-body><text:p text:style-name="P29"><text:span text:style-name="T221">Флукт </text:span><text:span text:style-name="T222">— </text:span><text:span text:style-name="T221">к</text:span>раткое взаимодействие <text:span text:style-name="T223">а</text:span>ктора с Синаспейсом, например, публикация <text:span text:style-name="T224">снипк</text:span><text:span text:style-name="T223">а</text:span>.</text:p></text:note-body></text:note>, — голос Вер Син стал тише.<text:span text:style-name="T225"> </text:span>— <text:span text:style-name="T226">О</text:span>трезано. <text:span text:style-name="T226">К</text:span>ак <text:span text:style-name="T225">при... полном увольнени</text:span><text:span text:style-name="T226">и.</text:span></text:p>
      <text:p text:style-name="Text_20_body"><text:span text:style-name="T218">В</text:span> потоке связи <text:span text:style-name="T226">повисла </text:span><text:span text:style-name="T163">долгая</text:span><text:span text:style-name="T226"> </text:span><text:span text:style-name="T227">пауза,</text:span><text:span text:style-name="T226"> </text:span><text:span text:style-name="T228">но</text:span> Эмпа, <text:span text:style-name="T229">не терпящий </text:span><text:span text:style-name="T228">тишины</text:span><text:span text:style-name="T229">,</text:span> <text:span text:style-name="T228">немедленно заполнил пустоту</text:span>:</text:p>
      <text:p text:style-name="Text_20_body"><text:soft-page-break/><text:span text:style-name="Emphasis"><text:span text:style-name="T230">— Пока вы </text:span></text:span><text:span text:style-name="Emphasis"><text:span text:style-name="T231">отвисаете</text:span></text:span><text:span text:style-name="Emphasis"><text:span text:style-name="T230">, </text:span></text:span><text:span text:style-name="Emphasis"><text:span text:style-name="T232">могу </text:span></text:span><text:span text:style-name="Emphasis"><text:span text:style-name="T230">заинтере</text:span></text:span><text:span text:style-name="Emphasis"><text:span text:style-name="T232">совать</text:span></text:span><text:span text:style-name="Emphasis"><text:span text:style-name="T230"> </text:span></text:span><text:span text:style-name="Emphasis"><text:span text:style-name="T232">вас</text:span></text:span><text:span text:style-name="Emphasis"><text:span text:style-name="T230"> подборк</text:span></text:span><text:span text:style-name="Emphasis"><text:span text:style-name="T232">ой</text:span></text:span><text:span text:style-name="Emphasis"><text:span text:style-name="T230"> новостей </text:span></text:span><text:span text:style-name="Emphasis"><text:span text:style-name="T233">нашего</text:span></text:span><text:span text:style-name="Emphasis"><text:span text:style-name="T234"> </text:span></text:span><text:span text:style-name="Emphasis"><text:span text:style-name="T230">корпоративного канала!</text:span></text:span></text:p>
      <text:p text:style-name="Text_20_body"><text:span text:style-name="Emphasis"><text:span text:style-name="T230">Перед глазами тут же всплыл снип: </text:span></text:span><text:span text:style-name="Emphasis"><text:span text:style-name="T235">опытного вида </text:span></text:span><text:span text:style-name="Emphasis"><text:span text:style-name="T230">человек в окружении серверных стоек обращался к зрителям. Стараясь вызывать доверие невербальными методами — многократно повторяя жест обеими руками от груди к аудитории, — он </text:span></text:span><text:span text:style-name="Emphasis"><text:span text:style-name="T235">приветливо-деловым </text:span></text:span><text:span text:style-name="Emphasis"><text:span text:style-name="T230">голосом </text:span></text:span><text:span text:style-name="Emphasis"><text:span text:style-name="T236">говорил</text:span></text:span><text:span text:style-name="Emphasis"><text:span text:style-name="T237">:</text:span></text:span></text:p>
      <text:p text:style-name="P30"><text:span text:style-name="Emphasis"><text:span text:style-name="T238">«Проявляя инициативу, в</text:span></text:span><text:span text:style-name="Emphasis"><text:span text:style-name="T230"> рамках экологической и экономической реструктуризации, корпорация </text:span></text:span><text:span text:style-name="Strong_20_Emphasis"><text:span text:style-name="T239">Inteqra</text:span></text:span><text:span text:style-name="Emphasis"><text:span text:style-name="T230">, </text:span></text:span><text:span text:style-name="Emphasis"><text:span text:style-name="T240">в обмен на эквивалентное значение </text:span></text:span><text:span text:style-name="Emphasis"><text:span text:style-name="T241">Рейткоинов</text:span></text:span><text:span text:style-name="Emphasis"><text:span text:style-name="T241"><text:note text:id="ftn14" text:note-class="footnote"><text:note-citation>14</text:note-citation><text:note-body><text:p text:style-name="P31"><text:span text:style-name="Strong_20_Emphasis"><text:span text:style-name="T242">Рейткоин, R-coin, РК — репутационная, </text:span></text:span><text:span text:style-name="T230">цифровая валюта, основанная на социальном рейтинге, оценках </text:span><text:span text:style-name="T243">когнитивных и </text:span><text:span text:style-name="T230">эмпатических взаимодействий через Синасинк, заменяющая традиционные </text:span><text:span text:style-name="T244">виды валют</text:span><text:span text:style-name="T230"> в большинстве сфер жизни.</text:span></text:p></text:note-body></text:note></text:span></text:span><text:span text:style-name="Emphasis"><text:span text:style-name="T241"> </text:span></text:span><text:span text:style-name="Emphasis"><text:span text:style-name="T230">с радостью объявляет о передаче </text:span></text:span><text:span text:style-name="Emphasis"><text:span text:style-name="T245">последней партии</text:span></text:span><text:span text:style-name="Emphasis"><text:span text:style-name="T230"> внутренних датацентров в фонд </text:span></text:span><text:span text:style-name="Emphasis"><text:span text:style-name="T238">КоРоС</text:span></text:span><text:span text:style-name="Emphasis"><text:span text:style-name="T238"><text:note text:id="ftn15" text:note-class="footnote"><text:note-citation>15</text:note-citation><text:note-body><text:p text:style-name="P32"><text:span text:style-name="Strong_20_Emphasis"><text:span text:style-name="T67">КоРоС</text:span></text:span><text:span text:style-name="T67"> — </text:span><text:span text:style-name="Strong_20_Emphasis"><text:span text:style-name="T67">Когнитивно-Рейтинговая Служба</text:span></text:span></text:p></text:note-body></text:note></text:span></text:span><text:span text:style-name="Emphasis"><text:span text:style-name="T238"> </text:span></text:span><text:span text:style-name="Emphasis"><text:span text:style-name="T230">под управление</text:span></text:span><text:span text:style-name="Emphasis"><text:span text:style-name="T238">м</text:span></text:span><text:span text:style-name="Emphasis"><text:span text:style-name="T230"> </text:span></text:span><text:span text:style-name="Emphasis"><text:span text:style-name="T238">АГИС</text:span></text:span><text:span text:style-name="Emphasis"><text:span text:style-name="T238"><text:note text:id="ftn16" text:note-class="footnote"><text:note-citation>16</text:note-citation><text:note-body><text:p text:style-name="Footnote"><text:span text:style-name="Strong_20_Emphasis"><text:span text:style-name="T67">АГИС</text:span></text:span><text:span text:style-name="T67"> — </text:span><text:span text:style-name="Strong_20_Emphasis"><text:span text:style-name="T67">Агентство </text:span></text:span><text:span text:style-name="Strong_20_Emphasis"><text:span text:style-name="T246">Г</text:span></text:span><text:span text:style-name="Strong_20_Emphasis"><text:span text:style-name="T67">армонии и </text:span></text:span><text:span text:style-name="Strong_20_Emphasis"><text:span text:style-name="T246">И</text:span></text:span><text:span text:style-name="Strong_20_Emphasis"><text:span text:style-name="T67">нформационной </text:span></text:span><text:span text:style-name="Strong_20_Emphasis"><text:span text:style-name="T246">С</text:span></text:span><text:span text:style-name="Strong_20_Emphasis"><text:span text:style-name="T67">инхронизации</text:span></text:span></text:p></text:note-body></text:note></text:span></text:span><text:span text:style-name="Emphasis"><text:span text:style-name="T230">. Это позволит </text:span></text:span><text:span text:style-name="Strong_20_Emphasis"><text:span text:style-name="T239">Inteqra</text:span></text:span><text:span text:style-name="Emphasis"><text:span text:style-name="T230"> сократить капитальные расходы, повысить гибкость и раскрыть когнитивную синергию через аутсорсинг мышления!»</text:span></text:span></text:p>
      <text:p text:style-name="Text_20_body"><text:span text:style-name="Emphasis"><text:span text:style-name="T230">— </text:span></text:span><text:span text:style-name="Emphasis"><text:span text:style-name="T245">Интересно, а что-</text:span></text:span><text:span text:style-name="Emphasis"><text:span text:style-name="T236">то еще</text:span></text:span><text:span text:style-name="Emphasis"><text:span text:style-name="T245"> осталось во владении нашей </text:span></text:span><text:span text:style-name="Emphasis"><text:span text:style-name="T236">конторы</text:span></text:span><text:span text:style-name="Emphasis"><text:span text:style-name="T245">?</text:span></text:span></text:p>
      <text:p text:style-name="Text_20_body"><text:span text:style-name="Emphasis"><text:span text:style-name="T247">Не известно, что Эмпа </text:span></text:span><text:span text:style-name="Emphasis"><text:span text:style-name="T248">сообщил</text:span></text:span><text:span text:style-name="Emphasis"><text:span text:style-name="T247"> Вер Син, но Аме достался ответ </text:span></text:span><text:span text:style-name="Emphasis"><text:span text:style-name="T236">следующего содержания</text:span></text:span><text:span text:style-name="Emphasis"><text:span text:style-name="T247">:</text:span></text:span></text:p>
      <text:p text:style-name="Text_20_body"><text:span text:style-name="Emphasis"><text:span text:style-name="T249">— Согласно рамочной декларации об органическом высвобождении ресурсов в парадигме FLUX</text:span></text:span><text:span text:style-name="Emphasis"><text:span text:style-name="T249"><text:note text:id="ftn17" text:note-class="footnote"><text:note-citation>17</text:note-citation><text:note-body><text:p text:style-name="P33"><text:span text:style-name="Strong_20_Emphasis"><text:span text:style-name="T67">FLUX (Flexible Linear Unified Execution) — методология гибкого, линейного и унифицированного исполнения. </text:span></text:span><text:span text:style-name="T67">Описывается как универсальная система принятия решений и самоконтроля.</text:span></text:p></text:note-body></text:note></text:span></text:span><text:span text:style-name="Emphasis"><text:span text:style-name="T249">, активы с нулевой степенью когнитивной реактивности были реклассифицированы как пассивы внепрофильной значимости. Это открыло путь к их миграции в экстерн-контуры под SMILE</text:span></text:span><text:span text:style-name="Emphasis"><text:span text:style-name="T249"><text:note text:id="ftn18" text:note-class="footnote"><text:note-citation>18</text:note-citation><text:note-body><text:p text:style-name="P34"><text:span text:style-name="T67">SMILE (Systemic Management for Innovation, Loyalty &amp; Efficiency) </text:span><text:span text:style-name="Strong_20_Emphasis"><text:span text:style-name="T67">— </text:span></text:span>Улыбка <text:span text:style-name="Strong_20_Emphasis"><text:span text:style-name="T67">— </text:span></text:span>как корпоративный стандарт поведения и мышления.</text:p></text:note-body></text:note></text:span></text:span><text:span text:style-name="Emphasis"><text:span text:style-name="T249">-совместимым SLA</text:span></text:span><text:span text:style-name="Emphasis"><text:span text:style-name="T249"><text:note text:id="ftn19" text:note-class="footnote"><text:note-citation>19</text:note-citation><text:note-body><text:p text:style-name="P35"><text:span text:style-name="T250">Не путать с </text:span>Service Level Agreement! <text:span text:style-name="T251">В данном контексте</text:span><text:span text:style-name="T252"> </text:span><text:span text:style-name="Strong_20_Emphasis"><text:span text:style-name="T252">SLA — (Synced Liability Architecture)</text:span></text:span><text:span text:style-name="T252"> —</text:span><text:span text:style-name="T250"> </text:span><text:span text:style-name="Emphasis"><text:span text:style-name="T253">Синхронизированная Архитектура Ответственности. </text:span></text:span><text:span text:style-name="T250">Концепция распределения когнитивной, юридической и операционной ответственности между корпоративными и внешне-государственными субъектами в рамках процедур экстернализации.</text:span></text:p></text:note-body></text:note></text:span></text:span><text:span text:style-name="Emphasis"><text:span text:style-name="T249"> на базе гетеро-фазной ответственности.</text:span></text:span></text:p>
      <text:p text:style-name="Text_20_body"><text:span text:style-name="Emphasis"><text:span text:style-name="T247">Внутренний ст</text:span></text:span><text:span text:style-name="Emphasis"><text:span text:style-name="T254">е</text:span></text:span><text:span text:style-name="Emphasis"><text:span text:style-name="T247">к продолжает функционировать в пределах адаптивной зоны синхросервиса, контролируемой по протоколу iMAP3</text:span></text:span><text:span text:style-name="Emphasis"><text:span text:style-name="T247"><text:note text:id="ftn20" text:note-class="footnote"><text:note-citation>20</text:note-citation><text:note-body><text:p text:style-name="P36"><text:span text:style-name="T255">IMAP3 (</text:span><text:span text:style-name="Emphasis"><text:span text:style-name="T247">Intelligent Modular Alignment Protocol </text:span></text:span><text:span text:style-name="Emphasis"><text:span text:style-name="T256">edition 3</text:span></text:span><text:span text:style-name="Emphasis"><text:span text:style-name="T247">). </text:span></text:span>Не путать с <text:span text:style-name="T58">IMAP </text:span><text:span text:style-name="T257">одним из </text:span>устаревшими <text:span text:style-name="T58">email </text:span>протокол<text:span text:style-name="T257">ов</text:span> из <text:span text:style-name="T257">Докогнетивной </text:span>эпохи.</text:p></text:note-body></text:note></text:span></text:span><text:span text:style-name="Emphasis"><text:span text:style-name="T247">, с когнитивным зеркалированием через кластерные ячейки CRF</text:span></text:span><text:span text:style-name="Emphasis"><text:span text:style-name="T247"><text:note text:id="ftn21" text:note-class="footnote"><text:note-citation>21</text:note-citation><text:note-body><text:p text:style-name="P37"><text:span text:style-name="Emphasis"><text:span text:style-name="T247">CRF </text:span></text:span><text:span text:style-name="Emphasis"><text:span text:style-name="T258">— </text:span></text:span><text:span text:style-name="Emphasis"><text:span text:style-name="T247">Cognitive Redundancy Fabric</text:span></text:span></text:p></text:note-body></text:note></text:span></text:span><text:span text:style-name="Emphasis"><text:span text:style-name="T247">.</text:span></text:span></text:p>
      <text:p text:style-name="Text_20_body"><text:span text:style-name="Emphasis"><text:span text:style-name="T247">Таким образом, корпорация не столько </text:span></text:span><text:span text:style-name="Emphasis"><text:span text:style-name="T259">обладает</text:span></text:span><text:span text:style-name="Emphasis"><text:span text:style-name="T247"> ресурсами, сколько находится в состоянии их контекстуальной оркестрации согласно третьему уровню нейро</text:span></text:span><text:span text:style-name="Emphasis"><text:span text:style-name="T235">кинетической</text:span></text:span><text:span text:style-name="Emphasis"><text:span text:style-name="T247"> гармонизации, как это предусмотрено в обновлении PATH</text:span></text:span><text:span text:style-name="Emphasis"><text:span text:style-name="T247"><text:note text:id="ftn22" text:note-class="footnote"><text:note-citation>22</text:note-citation><text:note-body><text:p text:style-name="P37"><text:span text:style-name="Strong_20_Emphasis"><text:span text:style-name="T67">PATH </text:span></text:span><text:span text:style-name="Emphasis"><text:span text:style-name="T242">(</text:span></text:span><text:span text:style-name="Strong_20_Emphasis"><text:span text:style-name="T67">Productive Adaptive Thought Harmony) </text:span></text:span><text:span text:style-name="Emphasis"><text:span text:style-name="T258">—</text:span></text:span><text:span text:style-name="Strong_20_Emphasis"><text:span text:style-name="T258"> </text:span></text:span><text:span text:style-name="Emphasis"><text:span text:style-name="T242">Гармония продуктивного адаптивного мышления.</text:span></text:span><text:span text:style-name="Emphasis"><text:span text:style-name="T67"> </text:span></text:span><text:span text:style-name="Strong_20_Emphasis"><text:span text:style-name="T67">Государственно-корпоративная методология формирования устойчивых, предсказуемых и </text:span></text:span><text:span text:style-name="Strong_20_Emphasis"><text:span text:style-name="T260">этически-</text:span></text:span><text:span text:style-name="Strong_20_Emphasis"><text:span text:style-name="T67">синхронизированных моделей мышления, внедряемая с детства.</text:span></text:span></text:p></text:note-body></text:note></text:span></text:span><text:span text:style-name="Emphasis"><text:span text:style-name="T247">-2.9.</text:span></text:span></text:p>
      <text:p text:style-name="Text_20_body"><text:span text:style-name="Emphasis"><text:span text:style-name="T259">В</text:span></text:span><text:span text:style-name="Emphasis"><text:span text:style-name="T247"> этом контексте мы с гордостью переходим к модели распределённого участия, в рамках которой каждому сотруднику будет начислен фиксированный пакет </text:span></text:span><text:span text:style-name="Emphasis"><text:span text:style-name="Strong_20_Emphasis"><text:span text:style-name="T258">когноакций</text:span></text:span></text:span><text:span text:style-name="Emphasis"><text:span text:style-name="Strong_20_Emphasis"><text:span text:style-name="T258"><text:note text:id="ftn23" text:note-class="footnote"><text:note-citation>23</text:note-citation><text:note-body><text:p text:style-name="P38"><text:span text:style-name="Strong_20_Emphasis"><text:span text:style-name="T242">К</text:span></text:span><text:span text:style-name="Strong_20_Emphasis"><text:span text:style-name="T258">огноакци</text:span></text:span><text:span text:style-name="Strong_20_Emphasis"><text:span text:style-name="T242">и</text:span></text:span><text:span text:style-name="Emphasis"><text:span text:style-name="T247"> — </text:span></text:span><text:span text:style-name="Emphasis"><text:span text:style-name="T230">ценные бумаги </text:span></text:span><text:span text:style-name="Emphasis"><text:span text:style-name="T261">в</text:span></text:span><text:span text:style-name="Emphasis"><text:span text:style-name="T230"> формате </text:span></text:span><text:span text:style-name="Emphasis"><text:span text:style-name="T247">цифровы</text:span></text:span><text:span text:style-name="Emphasis"><text:span text:style-name="T230">х</text:span></text:span><text:span text:style-name="Emphasis"><text:span text:style-name="T247"> актив</text:span></text:span><text:span text:style-name="Emphasis"><text:span text:style-name="T230">ов</text:span></text:span></text:p></text:note-body></text:note></text:span></text:span></text:span><text:span text:style-name="Emphasis"><text:span text:style-name="Strong_20_Emphasis"><text:span text:style-name="T258"> </text:span></text:span></text:span><text:soft-page-break/><text:span text:style-name="Emphasis"><text:span text:style-name="T247">доверительного фонда, отражающих вклад в общую когнитивную экосистему. </text:span></text:span><text:span text:style-name="Emphasis"><text:span text:style-name="T259">По истечени</text:span></text:span><text:span text:style-name="Emphasis"><text:span text:style-name="T262">и</text:span></text:span><text:span text:style-name="Emphasis"><text:span text:style-name="T259"> </text:span></text:span><text:span text:style-name="Emphasis"><text:span text:style-name="T262">пятилетнего цикла, </text:span></text:span><text:span text:style-name="Emphasis"><text:span text:style-name="T235">к</text:span></text:span><text:span text:style-name="Emphasis"><text:span text:style-name="T247">огноакции подлежат долгосрочной конверсии в эквивалентный объём Рейткоинов с учётом персонального рейтинга, эмпатического следа и индекса когнитивной вовлечённости. Это первый шаг к тому, чтобы каждый из нас ощутил реальные </text:span></text:span><text:span text:style-name="Emphasis"><text:span text:style-name="Strong_20_Emphasis"><text:span text:style-name="T258">дивиденды когнитивного обмена</text:span></text:span></text:span><text:span text:style-name="Emphasis"><text:span text:style-name="T258"> </text:span></text:span><text:span text:style-name="Emphasis"><text:span text:style-name="T247">и стал полноправным партнёром на пути к </text:span></text:span><text:span text:style-name="Emphasis"><text:span text:style-name="T263">синергичному</text:span></text:span><text:span text:style-name="Emphasis"><text:span text:style-name="T247"> будущему. </text:span></text:span></text:p>
      <text:p text:style-name="Text_20_body"><text:span text:style-name="Emphasis"><text:span text:style-name="T247">— </text:span></text:span><text:span text:style-name="Emphasis"><text:span text:style-name="T236">Ама, н</text:span></text:span><text:span text:style-name="Emphasis"><text:span text:style-name="T247">адеюсь, это прояснило картину? — </text:span></text:span><text:span text:style-name="Emphasis"><text:span text:style-name="T235">Довольный собой Эмпа приподнял левую бровь.</text:span></text:span></text:p>
      <text:p text:style-name="P39"><text:span text:style-name="Emphasis"><text:span text:style-name="T248">Нельзя сказать, что</text:span></text:span><text:span text:style-name="Emphasis"><text:span text:style-name="T264"> </text:span></text:span><text:span text:style-name="Emphasis"><text:span text:style-name="T248">Эмпа преуспел в заполнении </text:span></text:span><text:span text:style-name="Emphasis"><text:span text:style-name="T265">тягостных </text:span></text:span><text:span text:style-name="Emphasis"><text:span text:style-name="T248">пауз, поскольку снова настала тишина во время которой </text:span></text:span><text:span text:style-name="Emphasis"><text:span text:style-name="T266">оба </text:span></text:span><text:span text:style-name="Emphasis"><text:span text:style-name="T236">человеческих</text:span></text:span><text:span text:style-name="Emphasis"><text:span text:style-name="T266"> участника диалога пытались осознать каждый свою, индивидуально </text:span></text:span><text:span text:style-name="Emphasis"><text:span text:style-name="T265">синтезированную</text:span></text:span><text:span text:style-name="Emphasis"><text:span text:style-name="T266"> версию полученного ответа. </text:span></text:span><text:span text:style-name="Emphasis"><text:span text:style-name="T267">Разрушить молчание не помогло д</text:span></text:span><text:span text:style-name="Emphasis"><text:span text:style-name="T268">аже заманчивое предложение оформить подписк</text:span></text:span><text:span text:style-name="Emphasis"><text:span text:style-name="T267">у</text:span></text:span><text:span text:style-name="Emphasis"><text:span text:style-name="T268"> на подборку популярных </text:span></text:span><text:span text:style-name="Emphasis"><text:span text:style-name="T269">син</text:span></text:span><text:span text:style-name="Emphasis"><text:span text:style-name="T270">кастов</text:span></text:span><text:span text:style-name="Emphasis"><text:span text:style-name="T270"><text:note text:id="ftn24" text:note-class="footnote"><text:note-citation>24</text:note-citation><text:note-body><text:p text:style-name="P40"><text:span text:style-name="Strong_20_Emphasis"><text:span text:style-name="T242">Синкаст</text:span></text:span><text:span text:style-name="T242"> </text:span><text:span text:style-name="Emphasis"><text:span text:style-name="T242">(SynCast, Синакаст)</text:span></text:span><text:span text:style-name="T271"> — п</text:span>ередача (вещание, трансляция) визуального, аудиального или когнитивного контента непосредственно в Синасинк™ (С)инореальность. </text:p></text:note-body></text:note></text:span></text:span><text:span text:style-name="Emphasis"><text:span text:style-name="T270"> о развитии личностного роста. </text:span></text:span><text:span text:style-name="Emphasis"><text:span text:style-name="T272">А между тем, это всего лишь 0.35 </text:span></text:span><text:span text:style-name="Emphasis"><text:span text:style-name="T273">R-</text:span></text:span><text:span text:style-name="Emphasis"><text:span text:style-name="T272">коина за цикл, </text:span></text:span><text:span text:style-name="Emphasis"><text:span text:style-name="T274">которые </text:span></text:span><text:span text:style-name="Emphasis"><text:span text:style-name="T275">без сомнения </text:span></text:span><text:span text:style-name="Emphasis"><text:span text:style-name="T274">окупятся многократно</text:span></text:span><text:span text:style-name="Emphasis"><text:span text:style-name="T275"><text:note text:id="ftn25" text:note-class="footnote"><text:note-citation>25</text:note-citation><text:note-body><text:p text:style-name="P41"><text:span text:style-name="Emphasis"><text:span text:style-name="T276">П</text:span></text:span><text:span text:style-name="Emphasis"><text:span text:style-name="T274">ри </text:span></text:span><text:span text:style-name="Emphasis"><text:span text:style-name="T276">условии п</text:span></text:span><text:span text:style-name="Emphasis"><text:span text:style-name="T274">равильно</text:span></text:span><text:span text:style-name="Emphasis"><text:span text:style-name="T276">го</text:span></text:span><text:span text:style-name="Emphasis"><text:span text:style-name="T274"> следовани</text:span></text:span><text:span text:style-name="Emphasis"><text:span text:style-name="T276">я</text:span></text:span><text:span text:style-name="Emphasis"><text:span text:style-name="T274"> ре</text:span></text:span><text:span text:style-name="Emphasis"><text:span text:style-name="T277">к</text:span></text:span><text:span text:style-name="Emphasis"><text:span text:style-name="T274">омендациям </text:span></text:span><text:span text:style-name="Emphasis"><text:span text:style-name="T276">по применению.</text:span></text:span></text:p></text:note-body></text:note></text:span></text:span><text:span text:style-name="Emphasis"><text:span text:style-name="T275">, </text:span></text:span><text:span text:style-name="Emphasis"><text:span text:style-name="T278">особенно для участников программы Морфей</text:span></text:span><text:span text:style-name="Emphasis"><text:span text:style-name="T274">. </text:span></text:span><text:span text:style-name="Emphasis"><text:span text:style-name="T279">Странно, но после этого, </text:span></text:span><text:span text:style-name="Emphasis"><text:span text:style-name="T278">Ама и Вер</text:span></text:span><text:span text:style-name="Emphasis"><text:span text:style-name="T279"> почему-то </text:span></text:span><text:span text:style-name="Emphasis"><text:span text:style-name="T278">быстро</text:span></text:span><text:span text:style-name="Emphasis"><text:span text:style-name="T279"> попрощались и разорвали соединение.</text:span></text:span></text:p>
      <text:h text:style-name="P42" text:outline-level="2"><text:span text:style-name="Emphasis"><text:span text:style-name="T280">День</text:span></text:span></text:h>
      <text:p text:style-name="Text_20_body"><text:span text:style-name="Emphasis"><text:span text:style-name="T281">Одни всё держат под контролем и </text:span></text:span><text:span text:style-name="Emphasis"><text:span text:style-name="T282">почти </text:span></text:span><text:span text:style-name="Emphasis"><text:span text:style-name="T281">никогда не опаздывают, другие, </text:span></text:span><text:span text:style-name="Emphasis"><text:span text:style-name="T283">напротив, сильно не заморачиваются, но </text:span></text:span><text:span text:style-name="Emphasis"><text:span text:style-name="T282">тоже иногда успевают вовремя. </text:span></text:span><text:span text:style-name="Emphasis"><text:span text:style-name="T284">О</text:span></text:span><text:span text:style-name="Emphasis"><text:span text:style-name="T283">днако,</text:span></text:span><text:span text:style-name="Emphasis"><text:span text:style-name="T282"> Ама Зи — это совсем другое дело! Боясь опоздать, </text:span></text:span><text:span text:style-name="Emphasis"><text:span text:style-name="T285">всегда и везде, </text:span></text:span><text:span text:style-name="Emphasis"><text:span text:style-name="T282">Ама, на всякий случай, </text:span></text:span><text:span text:style-name="Emphasis"><text:span text:style-name="T286">обычно </text:span></text:span><text:span text:style-name="Emphasis"><text:span text:style-name="T287">долго </text:span></text:span><text:span text:style-name="Emphasis"><text:span text:style-name="T282">готовится </text:span></text:span><text:span text:style-name="Emphasis"><text:span text:style-name="T285">к собранию </text:span></text:span><text:span text:style-name="Emphasis"><text:span text:style-name="T282">и подключается </text:span></text:span><text:span text:style-name="Emphasis"><text:span text:style-name="T285">сильно </text:span></text:span><text:span text:style-name="Emphasis"><text:span text:style-name="T282">заранее, </text:span></text:span><text:span text:style-name="Emphasis"><text:span text:style-name="T288">а</text:span></text:span><text:span text:style-name="Emphasis"><text:span text:style-name="T285"> потом все оставшееся время постоянно проверяет сколько </text:span></text:span><text:span text:style-name="Emphasis"><text:span text:style-name="T289">времени </text:span></text:span><text:span text:style-name="Emphasis"><text:span text:style-name="T285">осталось </text:span></text:span><text:span text:style-name="Emphasis"><text:span text:style-name="T290">до встречи</text:span></text:span><text:span text:style-name="Emphasis"><text:span text:style-name="T285">, все ли </text:span></text:span><text:span text:style-name="Emphasis"><text:span text:style-name="T284">в порядке</text:span></text:span><text:span text:style-name="Emphasis"><text:span text:style-name="T285"> с соединением </text:span></text:span><text:span text:style-name="Emphasis"><text:span text:style-name="T284">и нормально-ли выглядит проекция</text:span></text:span><text:span text:style-name="Emphasis"><text:span text:style-name="T285">. </text:span></text:span><text:span text:style-name="Emphasis"><text:span text:style-name="T291">Болтаться</text:span></text:span><text:span text:style-name="Emphasis"><text:span text:style-name="T290"> </text:span></text:span><text:span text:style-name="Emphasis"><text:span text:style-name="T292">в лобби</text:span></text:span><text:span text:style-name="Emphasis"><text:span text:style-name="T290"> </text:span></text:span><text:span text:style-name="Emphasis"><text:span text:style-name="T292">совещания </text:span></text:span><text:span text:style-name="Emphasis"><text:span text:style-name="T291">в ожидании </text:span></text:span><text:span text:style-name="Emphasis"><text:span text:style-name="T290">остальных участников то еще тягостное занятие, но не </text:span></text:span><text:span text:style-name="Emphasis"><text:span text:style-name="T293">подсоединиться</text:span></text:span><text:span text:style-name="Emphasis"><text:span text:style-name="T290"> и чувствовать себя расслаблено пока этот дамоклов меч </text:span></text:span><text:span text:style-name="Emphasis"><text:span text:style-name="T291">висит над душой </text:span></text:span><text:span text:style-name="Emphasis"><text:span text:style-name="T290">было просто невозможно.</text:span></text:span></text:p>
      <text:p text:style-name="Text_20_body"><text:span text:style-name="Emphasis"><text:span text:style-name="T290">Конечно же, </text:span></text:span><text:span text:style-name="Emphasis"><text:span text:style-name="T292">такое</text:span></text:span><text:span text:style-name="Emphasis"><text:span text:style-name="T294"> беспокойство</text:span></text:span><text:span text:style-name="Emphasis"><text:span text:style-name="T295"> провоцирует эмо</text:span></text:span><text:span text:style-name="Emphasis"><text:span text:style-name="T293">корректоры</text:span></text:span><text:span text:style-name="Emphasis"><text:span text:style-name="T295">, что </text:span></text:span><text:span text:style-name="Emphasis"><text:span text:style-name="T290">непременно</text:span></text:span><text:span text:style-name="Emphasis"><text:span text:style-name="T286"> огорчают Эмпу, </text:span></text:span><text:span text:style-name="Emphasis"><text:span text:style-name="T296">ведь</text:span></text:span><text:span text:style-name="Emphasis"><text:span text:style-name="T286"> </text:span></text:span><text:span text:style-name="Emphasis"><text:span text:style-name="T296">и</text:span></text:span><text:span text:style-name="Emphasis"><text:span text:style-name="T295">з-за внезапного падения рейтинга </text:span></text:span><text:span text:style-name="Emphasis"><text:span text:style-name="T296">в Сина-топе ему приходится</text:span></text:span><text:span text:style-name="Emphasis"><text:span text:style-name="T286"> записыват</text:span></text:span><text:span text:style-name="Emphasis"><text:span text:style-name="T290">ь</text:span></text:span><text:span text:style-name="Emphasis"><text:span text:style-name="T286"> Аму на </text:span></text:span><text:span text:style-name="Emphasis"><text:span text:style-name="T295">внеочередной </text:span></text:span><text:span text:style-name="Emphasis"><text:span text:style-name="T286">сеанс к э</text:span></text:span><text:span text:style-name="Emphasis"><text:span text:style-name="T284">м</text:span></text:span><text:span text:style-name="Emphasis"><text:span text:style-name="T286">патологу</text:span></text:span><text:span text:style-name="Emphasis"><text:span text:style-name="T284">. </text:span></text:span><text:span text:style-name="Emphasis"><text:span text:style-name="T294">Да-да, в</text:span></text:span><text:span text:style-name="Emphasis"><text:span text:style-name="T297"> этой точке</text:span></text:span><text:span text:style-name="Emphasis"><text:span text:style-name="T295"> круг замыкается, и вся история повторяется </text:span></text:span><text:span text:style-name="Emphasis"><text:span text:style-name="T298">снова: </text:span></text:span><text:span text:style-name="Emphasis"><text:span text:style-name="T299">десинкрастия</text:span></text:span><text:span text:style-name="Emphasis"><text:span text:style-name="T299"><text:note text:id="ftn26" text:note-class="footnote"><text:note-citation>26</text:note-citation><text:note-body><text:p text:style-name="P43"><text:span text:style-name="Emphasis"><text:span text:style-name="T299">Десинкрастия </text:span></text:span><text:span text:style-name="Emphasis"><text:span text:style-name="T290">(</text:span></text:span><text:span text:style-name="Emphasis"><text:span text:style-name="T230">Desynchrastia</text:span></text:span><text:span text:style-name="Emphasis"><text:span text:style-name="T300">)</text:span></text:span><text:span text:style-name="T230"> — </text:span>тревожное расстройство, вызванное навязчивым страхом выпадения из син<text:span text:style-name="T301">а-</text:span>потока, задержки при подключении, сбоя проекции или падения рейтинга в Сина-топе. Может проявляться в виде обсессивных проверок соединения, чрезмерной подготовки к подключениям и предсинхронной паники. Чаще наблюдается у пользователей с низким фильтром эмоциональной гибкости или повышенной эмпатической чувствительностью. </text:p></text:note-body></text:note></text:span></text:span><text:span text:style-name="Emphasis"><text:span text:style-name="T299">, не так уж </text:span></text:span><text:span text:style-name="Emphasis"><text:span text:style-name="T292">легка</text:span></text:span><text:span text:style-name="Emphasis"><text:span text:style-name="T299">, как кажется. </text:span></text:span><text:span text:style-name="Emphasis"><text:span text:style-name="T302">А тут еще этот физит, </text:span></text:span><text:span text:style-name="Emphasis"><text:span text:style-name="T303">будь он неладен</text:span></text:span><text:span text:style-name="Emphasis"><text:span text:style-name="T302">!</text:span></text:span></text:p>
      <text:p text:style-name="Text_20_body"><text:span text:style-name="Emphasis"><text:span text:style-name="T304">Так, или иначе, </text:span></text:span><text:span text:style-name="Emphasis"><text:span text:style-name="T302">но деваться было некуда</text:span></text:span><text:span text:style-name="Emphasis"><text:span text:style-name="T305">.</text:span></text:span><text:span text:style-name="Emphasis"><text:span text:style-name="T302"> </text:span></text:span><text:span text:style-name="Emphasis"><text:span text:style-name="T305">Н</text:span></text:span><text:span text:style-name="Emphasis"><text:span text:style-name="T306">есмотря на всю гамму </text:span></text:span><text:span text:style-name="Emphasis"><text:span text:style-name="T293">этих </text:span></text:span><text:span text:style-name="Emphasis"><text:span text:style-name="T306">противоречивых, зачастую несанкционированных чувств и мыслей, Аме </text:span></text:span><text:span text:style-name="Emphasis"><text:span text:style-name="T289">все таки </text:span></text:span><text:span text:style-name="Emphasis"><text:span text:style-name="T306">пришлось отдать команду на дефрейм. К счастью </text:span></text:span><text:span text:style-name="Emphasis"><text:span text:style-name="T305">сам</text:span></text:span><text:span text:style-name="Emphasis"><text:span text:style-name="T306"> процесс, </text:span></text:span><text:span text:style-name="Emphasis"><text:span text:style-name="T307">был</text:span></text:span><text:span text:style-name="Emphasis"><text:span text:style-name="T306"> </text:span></text:span><text:span text:style-name="Emphasis"><text:span text:style-name="T292">отнюдь не</text:span></text:span><text:span text:style-name="Emphasis"><text:span text:style-name="T305"> </text:span></text:span><text:span text:style-name="Emphasis"><text:span text:style-name="T306">неприятен </text:span></text:span><text:span text:style-name="Emphasis"><text:span text:style-name="T308">—</text:span></text:span><text:span text:style-name="Emphasis"><text:span text:style-name="T306"> скорее </text:span></text:span><text:span text:style-name="Emphasis"><text:span text:style-name="T291">даже </text:span></text:span><text:span text:style-name="Emphasis"><text:span text:style-name="T306">наоборот. </text:span></text:span></text:p>
      <text:p text:style-name="P44"><text:span text:style-name="Emphasis"><text:span text:style-name="T309">К</text:span></text:span><text:span text:style-name="Emphasis"><text:span text:style-name="T310">ак после долгого сна </text:span></text:span><text:span text:style-name="Emphasis"><text:span text:style-name="T309">п</text:span></text:span><text:span text:style-name="Emphasis"><text:span text:style-name="T310">робуждение физического тела </text:span></text:span><text:span text:style-name="Emphasis"><text:span text:style-name="T309">и</text:span></text:span><text:span text:style-name="Emphasis"><text:span text:style-name="T310"> постепенное возвращение ощущений </text:span></text:span><text:span text:style-name="Emphasis"><text:span text:style-name="T311">начиналось с </text:span></text:span><text:span text:style-name="Emphasis"><text:span text:style-name="T312">щекотки и </text:span></text:span><text:span text:style-name="Emphasis"><text:span text:style-name="T311">покалывания в конечностях, когда мозг пытался заново установить потерянные соединения.</text:span></text:span><text:span text:style-name="Emphasis"><text:span text:style-name="T310"> </text:span></text:span><text:span text:style-name="Strong_20_Emphasis"><text:span text:style-name="T310">Мягкий шелест, едва уловимый, словно звук сухого шёлка, </text:span></text:span><text:soft-page-break/><text:span text:style-name="Strong_20_Emphasis"><text:span text:style-name="T313">предвосхитил</text:span></text:span><text:span text:style-name="Strong_20_Emphasis"><text:span text:style-name="T310"> размыкание контуров капсулы. </text:span></text:span><text:span text:style-name="Strong_20_Emphasis"><text:span text:style-name="T314">По коже пробежал холодок, с</text:span></text:span><text:span text:style-name="Strong_20_Emphasis"><text:span text:style-name="T310">еребристая вата полупрозрачн</text:span></text:span><text:span text:style-name="Strong_20_Emphasis"><text:span text:style-name="T309">ого</text:span></text:span><text:span text:style-name="Strong_20_Emphasis"><text:span text:style-name="T315"> псевдодерм</text:span></text:span><text:span text:style-name="Strong_20_Emphasis"><text:span text:style-name="T309">а</text:span></text:span><text:span text:style-name="Strong_20_Emphasis"><text:span text:style-name="T310"> медленно опал</text:span></text:span><text:span text:style-name="Strong_20_Emphasis"><text:span text:style-name="T316">а</text:span></text:span><text:span text:style-name="Strong_20_Emphasis"><text:span text:style-name="T310">, оседая по стенкам ложемента. </text:span></text:span><text:span text:style-name="Strong_20_Emphasis"><text:span text:style-name="T317">О</text:span></text:span><text:span text:style-name="Strong_20_Emphasis"><text:span text:style-name="T311">тключ</text:span></text:span><text:span text:style-name="Strong_20_Emphasis"><text:span text:style-name="T314">и</text:span></text:span><text:span text:style-name="Strong_20_Emphasis"><text:span text:style-name="T311">лась внешняя система </text:span></text:span><text:span text:style-name="Strong_20_Emphasis"><text:span text:style-name="T316">интегрированной биоподдержки </text:span></text:span><text:span text:style-name="Strong_20_Emphasis"><text:span text:style-name="T309">и</text:span></text:span><text:span text:style-name="Strong_20_Emphasis"><text:span text:style-name="T315"> с</text:span></text:span><text:span text:style-name="Strong_20_Emphasis"><text:span text:style-name="T318">инокапсула </text:span></text:span><text:span text:style-name="Strong_20_Emphasis"><text:span text:style-name="T310">как бы нехотя </text:span></text:span><text:span text:style-name="Strong_20_Emphasis"><text:span text:style-name="T309">выпустила</text:span></text:span><text:span text:style-name="Strong_20_Emphasis"><text:span text:style-name="T310"> Аму наружу.</text:span></text:span></text:p>
      <text:p text:style-name="Text_20_body"><text:span text:style-name="Strong_20_Emphasis"><text:span text:style-name="T313">Даже н</text:span></text:span><text:span text:style-name="Strong_20_Emphasis"><text:span text:style-name="T318">есмотря на полуавтономный режим, мир </text:span></text:span><text:span text:style-name="Strong_20_Emphasis"><text:span text:style-name="T313">в первые мгновения </text:span></text:span><text:span text:style-name="Strong_20_Emphasis"><text:span text:style-name="T318">вокруг </text:span></text:span><text:span text:style-name="Strong_20_Emphasis"><text:span text:style-name="T309">Амы </text:span></text:span><text:span text:style-name="Strong_20_Emphasis"><text:span text:style-name="T314">оказался</text:span></text:span><text:span text:style-name="Strong_20_Emphasis"><text:span text:style-name="T310"> </text:span></text:span><text:span text:style-name="Strong_20_Emphasis"><text:span text:style-name="T309">чересчур</text:span></text:span><text:span text:style-name="Strong_20_Emphasis"><text:span text:style-name="T310"> ощутимым, слишком осязаемым, </text:span></text:span><text:span text:style-name="Strong_20_Emphasis"><text:span text:style-name="T309">непомерно</text:span></text:span><text:span text:style-name="Strong_20_Emphasis"><text:span text:style-name="T318"> грубым в своей физической форме. </text:span></text:span><text:span text:style-name="Strong_20_Emphasis"><text:span text:style-name="T319">Неожиданная п</text:span></text:span><text:span text:style-name="Strong_20_Emphasis"><text:span text:style-name="T320">рохлада</text:span></text:span><text:span text:style-name="Strong_20_Emphasis"><text:span text:style-name="T310"> воздуха, </text:span></text:span><text:span text:style-name="Strong_20_Emphasis"><text:span text:style-name="T321">контраст</text:span></text:span><text:span text:style-name="Strong_20_Emphasis"><text:span text:style-name="T322"> </text:span></text:span><text:span text:style-name="Strong_20_Emphasis"><text:span text:style-name="T310">цвета, </text:span></text:span><text:span text:style-name="Strong_20_Emphasis"><text:span text:style-name="T320">громкость</text:span></text:span><text:span text:style-name="Strong_20_Emphasis"><text:span text:style-name="T315"> </text:span></text:span><text:span text:style-name="Strong_20_Emphasis"><text:span text:style-name="T310">звук</text:span></text:span><text:span text:style-name="Strong_20_Emphasis"><text:span text:style-name="T315">а</text:span></text:span><text:span text:style-name="Strong_20_Emphasis"><text:span text:style-name="T310"> — всё это </text:span></text:span><text:span text:style-name="Strong_20_Emphasis"><text:span text:style-name="T316">сквозь фильтры Синасинка </text:span></text:span><text:span text:style-name="Strong_20_Emphasis"><text:span text:style-name="T310">вторгалось в сознание не спрашивая разрешения </text:span></text:span><text:span text:style-name="Strong_20_Emphasis"><text:span text:style-name="T318">и ставя под угрозу границы личной свободы.</text:span></text:span></text:p>
      <text:p text:style-name="Text_20_body"><text:span text:style-name="Emphasis"><text:span text:style-name="T323">Щ</text:span></text:span><text:span text:style-name="Emphasis"><text:span text:style-name="T314">урясь на </text:span></text:span><text:span text:style-name="Emphasis"><text:span text:style-name="T324">ядовитую</text:span></text:span><text:span text:style-name="Emphasis"><text:span text:style-name="T325"> полоску маршрутного индикатора</text:span></text:span><text:span text:style-name="Emphasis"><text:span text:style-name="T326"> </text:span></text:span><text:span text:style-name="Emphasis"><text:span text:style-name="T325">между </text:span></text:span><text:span text:style-name="Emphasis"><text:span text:style-name="T327">рядов</text:span></text:span><text:span text:style-name="Emphasis"><text:span text:style-name="T325"> синокапсул </text:span></text:span><text:span text:style-name="Emphasis"><text:span text:style-name="T323">и следуя подсказкам Эмпы,</text:span></text:span><text:span text:style-name="Emphasis"><text:span text:style-name="T325"> Аме </text:span></text:span><text:span text:style-name="Emphasis"><text:span text:style-name="T323">все же </text:span></text:span><text:span text:style-name="Emphasis"><text:span text:style-name="T314">уда</text:span></text:span><text:span text:style-name="Emphasis"><text:span text:style-name="T327">лось</text:span></text:span><text:span text:style-name="Emphasis"><text:span text:style-name="T314"> проковылять до </text:span></text:span><text:span text:style-name="Emphasis"><text:span text:style-name="T328">стены шкафчиков</text:span></text:span><text:span text:style-name="Emphasis"><text:span text:style-name="T314"> с одеждой. </text:span></text:span><text:span text:style-name="Emphasis"><text:span text:style-name="T329">Одеваться было непросто: пальцы не слушались, комбинезон сопротивлялся — процесс шёл </text:span></text:span><text:span text:style-name="Emphasis"><text:span text:style-name="T309">трудно, </text:span></text:span><text:span text:style-name="Emphasis"><text:span text:style-name="T329">мучительно </text:span></text:span><text:span text:style-name="Emphasis"><text:span text:style-name="T309">долго</text:span></text:span><text:span text:style-name="Emphasis"><text:span text:style-name="T329">. П</text:span></text:span><text:span text:style-name="Emphasis"><text:span text:style-name="T324">ока стимуляторы </text:span></text:span><text:span text:style-name="Emphasis"><text:span text:style-name="T309">еще </text:span></text:span><text:span text:style-name="Emphasis"><text:span text:style-name="T324">не подейств</text:span></text:span><text:span text:style-name="Emphasis"><text:span text:style-name="T330">овали</text:span></text:span><text:span text:style-name="Emphasis"><text:span text:style-name="T324"> </text:span></text:span><text:span text:style-name="Emphasis"><text:span text:style-name="T331">Эмпа </text:span></text:span><text:span text:style-name="Emphasis"><text:span text:style-name="T323">рекомендовал</text:span></text:span><text:span text:style-name="Emphasis"><text:span text:style-name="T329"> подождать, </text:span></text:span><text:span text:style-name="Emphasis"><text:span text:style-name="T309">благо т</text:span></text:span><text:span text:style-name="Emphasis"><text:span text:style-name="T324">ут же </text:span></text:span><text:span text:style-name="Emphasis"><text:span text:style-name="T327">у стены </text:span></text:span><text:span text:style-name="Emphasis"><text:span text:style-name="T324">стоял</text:span></text:span><text:span text:style-name="Emphasis"><text:span text:style-name="T327">и скамеечки.</text:span></text:span></text:p>
      <text:p text:style-name="Text_20_body"><text:span text:style-name="T332">Наконец, </text:span><text:span text:style-name="T333">когда </text:span><text:span text:style-name="T332">скины прогрузились, </text:span><text:span text:style-name="T334">тусклый </text:span><text:span text:style-name="T335">зал</text:span><text:span text:style-name="T332"> </text:span><text:span text:style-name="T336">главного </text:span><text:span text:style-name="T337">сегмента </text:span><text:span text:style-name="T338">общежития </text:span><text:span text:style-name="T332">обрел перспективу </text:span><text:span text:style-name="T333">и </text:span>корпоративно-<text:span text:style-name="T333">жизнерадостную раскраску</text:span><text:span text:style-name="T332">, а комбез </text:span><text:span text:style-name="T336">Амы </text:span><text:span text:style-name="Strong_20_Emphasis"><text:span text:style-name="T310">— </text:span></text:span><text:span text:style-name="T339">форму костюма </text:span><text:span text:style-name="T340">сотрудника </text:span><text:span text:style-name="T341">Inteqra.</text:span></text:p>
      <text:p text:style-name="Text_20_body"><text:span text:style-name="Strong_20_Emphasis"><text:span text:style-name="T342">— </text:span></text:span><text:span text:style-name="Strong_20_Emphasis"><text:span text:style-name="T343">Цель </text:span></text:span><text:span text:style-name="Strong_20_Emphasis"><text:span text:style-name="T344">определена, маршрут</text:span></text:span><text:span text:style-name="Strong_20_Emphasis"><text:span text:style-name="T343"> </text:span></text:span><text:span text:style-name="Strong_20_Emphasis"><text:span text:style-name="T345">проложен</text:span></text:span><text:span text:style-name="Strong_20_Emphasis"><text:span text:style-name="T343">. </text:span></text:span><text:span text:style-name="Strong_20_Emphasis"><text:span text:style-name="T342">— </text:span></text:span><text:span text:style-name="Strong_20_Emphasis"><text:span text:style-name="T343">Эмпа довольно удачно притворился навигатором. </text:span></text:span><text:span text:style-name="Strong_20_Emphasis"><text:span text:style-name="T342">— </text:span></text:span><text:span text:style-name="Strong_20_Emphasis"><text:span text:style-name="T242">Двигайся прямо </text:span></text:span><text:span text:style-name="Strong_20_Emphasis"><text:span text:style-name="T343">до двери, в коридоре поверни направо...</text:span></text:span></text:p>
      <text:p text:style-name="Text_20_body">Синхронно включились навигационные маркеры: стрелки на полу, мягкое пульсирующее свечение вокруг дверного проёма, субвизуальные подсказки <text:span text:style-name="T337">обозначили </text:span><text:span text:style-name="T346">оптимальную траекторию движения по </text:span><text:span text:style-name="T347">этажам </text:span><text:span text:style-name="T348">этого </text:span><text:span text:style-name="T346">вечно-сонно</text:span><text:span text:style-name="T347">го</text:span><text:span text:style-name="T346"> синомуравейник</text:span><text:span text:style-name="T347">а</text:span><text:span text:style-name="T346">.</text:span></text:p>
      <text:p text:style-name="Text_20_body"/>
      <text:p text:style-name="P30"><text:span text:style-name="T349">Климат задавал максимальный темп, и г</text:span><text:span text:style-name="T350">ород, </text:span><text:span text:style-name="T349">стараясь не отставать, </text:span><text:span text:style-name="T350">менялся </text:span>столь же стремительно<text:span text:style-name="T350">. </text:span><text:span text:style-name="Strong_20_Emphasis"><text:span text:style-name="T239">Inteqra</text:span></text:span><text:span text:style-name="T351"> </text:span><text:span text:style-name="T352">была </text:span><text:span text:style-name="T351">как дом, как семья </text:span><text:span text:style-name="T350">— </text:span><text:span text:style-name="T353">и, н</text:span><text:span text:style-name="T351">аверное, </text:span><text:span text:style-name="T354">даже больше</text:span><text:span text:style-name="T351">. </text:span><text:span text:style-name="T350">Живя и работая внутри синокапсулы быстро забываешь даже об облике родного </text:span><text:span text:style-name="T355">хаба</text:span><text:span text:style-name="T355"><text:note text:id="ftn27" text:note-class="footnote"><text:note-citation>27</text:note-citation><text:note-body><text:p text:style-name="P45"><text:span text:style-name="Strong_20_Emphasis"><text:span text:style-name="T356">Хаб </text:span></text:span><text:span text:style-name="Strong_20_Emphasis"><text:span text:style-name="T155">— </text:span></text:span><text:span text:style-name="Strong_20_Emphasis"><text:span text:style-name="T357">к</text:span></text:span><text:span text:style-name="Strong_20_Emphasis"><text:span text:style-name="T358">омпактное жилое и, </text:span></text:span><text:span text:style-name="Strong_20_Emphasis"><text:span text:style-name="T359">и</text:span></text:span><text:span text:style-name="Strong_20_Emphasis"><text:span text:style-name="T358">ли рабочее пространство — от индивидуального </text:span></text:span><text:span text:style-name="Strong_20_Emphasis"><text:span text:style-name="T67">сино</text:span></text:span><text:span text:style-name="Strong_20_Emphasis"><text:span text:style-name="T358">капсульного блока до офисного модуля.</text:span></text:span></text:p></text:note-body></text:note></text:span><text:span text:style-name="T350">. А уж различать очертания </text:span><text:span text:style-name="T360">целых </text:span><text:span text:style-name="T361">кластеров</text:span><text:span text:style-name="T350"> </text:span><text:span text:style-name="T350"><text:note text:id="ftn28" text:note-class="footnote"><text:note-citation>28</text:note-citation><text:note-body><text:p text:style-name="P46"><text:span text:style-name="Strong_20_Emphasis"><text:span text:style-name="T356">Кластер </text:span></text:span><text:span text:style-name="Strong_20_Emphasis"><text:span text:style-name="T154">— </text:span></text:span><text:span text:style-name="Strong_20_Emphasis"><text:span text:style-name="T356">к</text:span></text:span><text:span text:style-name="Strong_20_Emphasis"><text:span text:style-name="T362">рупная </text:span></text:span><text:span text:style-name="Strong_20_Emphasis"><text:span text:style-name="T363">городская </text:span></text:span><text:span text:style-name="Strong_20_Emphasis"><text:span text:style-name="T362">структура, объединяющая несколько мегабашен, платформ, жилых и промышленных зон под единым управлением. </text:span></text:span><text:span text:style-name="Strong_20_Emphasis"><text:span text:style-name="T364">Различают </text:span></text:span><text:span text:style-name="Strong_20_Emphasis"><text:span text:style-name="T362">з</text:span></text:span><text:span text:style-name="Strong_20_Emphasis"><text:span text:style-name="T67">амкнутый кластер (гермокластер) </text:span></text:span><text:span text:style-name="Strong_20_Emphasis"><text:span text:style-name="T155">—</text:span></text:span><text:span text:style-name="Strong_20_Emphasis"><text:span text:style-name="T67"> </text:span></text:span><text:span text:style-name="Strong_20_Emphasis"><text:span text:style-name="T362">полностью изолирован от внешней среды, с контролируемым климатом и ограниченным доступом; </text:span></text:span><text:span text:style-name="Strong_20_Emphasis"><text:span text:style-name="T365">о</text:span></text:span><text:span text:style-name="Strong_20_Emphasis"><text:span text:style-name="T362">ткрытый </text:span></text:span><text:span text:style-name="Strong_20_Emphasis"><text:span text:style-name="T366">кластер (-район, </text:span></text:span><text:span text:style-name="Strong_20_Emphasis"><text:span text:style-name="T362">свободная зона) </text:span></text:span><text:span text:style-name="Strong_20_Emphasis"><text:span text:style-name="T155">— </text:span></text:span><text:span text:style-name="Strong_20_Emphasis"><text:span text:style-name="T362">территория за пределами гермокластеров — старые жилые кварталы и промышленные районы с высокой внешней экспозицией, частично заброшенные и слабо контролируемые</text:span></text:span><text:span text:style-name="Strong_20_Emphasis"><text:span text:style-name="T367">.</text:span></text:span></text:p></text:note-body></text:note></text:span><text:span text:style-name="T350">— вовсе немыслимо. </text:span><text:span text:style-name="T368">Замкнутые</text:span><text:span text:style-name="T369"> </text:span><text:span text:style-name="T370">конгломераты </text:span><text:span text:style-name="T371">с каждым годом </text:span><text:span text:style-name="T372">все плотнее </text:span>переплетались <text:span text:style-name="T350">сетями транспортных коридоров и магистралей. Внутри </text:span><text:span text:style-name="T360">гермо</text:span><text:span text:style-name="T368">кластеров </text:span><text:span text:style-name="T370">возводились</text:span><text:span text:style-name="T350"> мегабашни</text:span><text:span text:style-name="T350"><text:note text:id="ftn29" text:note-class="footnote"><text:note-citation>29</text:note-citation><text:note-body><text:p text:style-name="P47"><text:span text:style-name="Strong_20_Emphasis"><text:span text:style-name="T356">Мегабашня </text:span></text:span><text:span text:style-name="Strong_20_Emphasis"><text:span text:style-name="T155">—</text:span></text:span><text:span text:style-name="Strong_20_Emphasis"><text:span text:style-name="T154"> </text:span></text:span><text:span text:style-name="Strong_20_Emphasis"><text:span text:style-name="T356">о</text:span></text:span><text:span text:style-name="Strong_20_Emphasis"><text:span text:style-name="T154">сновная вертикальная структура в кластере — гигантское многофункциональное здание, постепенно надстраиваемое новыми ярусами и уровнями.</text:span></text:span></text:p></text:note-body></text:note></text:span><text:span text:style-name="T350">, </text:span><text:span text:style-name="T370">непрерывно </text:span><text:span text:style-name="T350">обрастающие ярусами </text:span><text:span text:style-name="T373">новых уровней</text:span><text:span text:style-name="T350">. Над историческим центром, </text:span><text:span text:style-name="T372">словно</text:span><text:span text:style-name="T350"> шляпка </text:span><text:span text:style-name="T371">надкушенного</text:span><text:span text:style-name="T370"> </text:span><text:span text:style-name="T350">гриба, нависла </text:span><text:span text:style-name="T371">недостроенная </text:span><text:span text:style-name="T350">платформа Верхнего города, </text:span><text:span text:style-name="T374">а</text:span><text:span text:style-name="T350"> старые улицы внизу накрыли</text:span><text:span text:style-name="T375">сь</text:span><text:span text:style-name="T350"> матовым пластиком и превратили</text:span><text:span text:style-name="T375">сь</text:span><text:span text:style-name="T350"> в крытые галереи с поддерживаемым климатом. </text:span><text:span text:style-name="T376">Старые</text:span><text:span text:style-name="T374">, о</text:span><text:span text:style-name="T350">ткрытые промышленные и жилые районы XX века </text:span><text:span text:style-name="T375">на окраинах города </text:span><text:span text:style-name="T350">медленно </text:span><text:span text:style-name="T375">опустели, </text:span><text:span text:style-name="T369">обветшали</text:span><text:span text:style-name="T350"> и маргинализировались.</text:span></text:p>
      <text:p text:style-name="Text_20_body"><text:soft-page-break/><text:span text:style-name="T377">Сегодня, впервые за долгое время Аме п</text:span><text:span text:style-name="T351">редстояло увидеть, </text:span><text:span text:style-name="T368">город, таким каким он был в настоящее время.</text:span></text:p>
      <text:p text:style-name="Text_20_body">Жилой сектор корпорации Интекра, предназначенный для сотрудников позиционного бэнда ниже L8, находился на краю <text:span text:style-name="T378">В</text:span>осточного кластера, прямо у границы открытых ретрорайон<text:span text:style-name="T379">ов</text:span>. <text:span text:style-name="T380">Днем, п</text:span>ри <text:span text:style-name="T381">отключенных</text:span><text:span text:style-name="T382"> светофильтрах</text:span> отсюда открывался вид на <text:span text:style-name="T379">облупленные</text:span> <text:span text:style-name="T379">жилые кварталы, ржавые остовы </text:span><text:span text:style-name="T380">фабричных корпусов</text:span> и <text:span text:style-name="T382">колышущуюся в мареве</text:span><text:span text:style-name="T379"> сухую траву до горизонта. </text:span><text:span text:style-name="T382">А ночью, без городской засветки </text:span><text:span text:style-name="T383">прежних</text:span><text:span text:style-name="T382"> времен, </text:span><text:span text:style-name="T384">было</text:span><text:span text:style-name="T382"> видно </text:span><text:span text:style-name="T385">бездонное</text:span><text:span text:style-name="T382"> </text:span><text:span text:style-name="T386">космическое </text:span><text:span text:style-name="T382">небо и миллиарды звезд </text:span><text:span text:style-name="T383">на нем</text:span><text:span text:style-name="T382">. </text:span><text:span text:style-name="T385">Что </text:span><text:span text:style-name="T386">в первом</text:span><text:span text:style-name="T385">, что </text:span><text:span text:style-name="T386">во втором случае,</text:span><text:span text:style-name="T385"> зрелище было величественное, но </text:span><text:span text:style-name="T386">совершенно </text:span><text:span text:style-name="T385">безлюдное, </text:span><text:span text:style-name="T386">поскольку в </text:span><text:span text:style-name="T387">синокапульных</text:span><text:span text:style-name="T386"> </text:span><text:span text:style-name="T388">блоках</text:span><text:span text:style-name="T386"> мало кто просто-так, без </text:span><text:span text:style-name="T389">причины</text:span><text:span text:style-name="T386"> прогуливался по коридорам. </text:span><text:span text:style-name="T390">Первый человек, </text:span><text:span text:style-name="T391">да и то</text:span><text:span text:style-name="T392">т,</text:span><text:span text:style-name="T391"> </text:span><text:span text:style-name="T392">похоже, из </text:span><text:span text:style-name="T391">корпуса </text:span><text:span text:style-name="T393">инфраобеспечения</text:span><text:span text:style-name="T391">,</text:span><text:span text:style-name="T390"> обнаружился ближе к центу яруса, на стыковочном пункте флексвэя</text:span><text:span text:style-name="T390"><text:note text:id="ftn30" text:note-class="footnote"><text:note-citation>30</text:note-citation><text:note-body><text:p text:style-name="P48"><text:span text:style-name="Strong_20_Emphasis"><text:span text:style-name="T67">Флексвей </text:span></text:span><text:span text:style-name="Strong_20_Emphasis"><text:span text:style-name="T394">(простореч. флекс) </text:span></text:span><text:span text:style-name="Strong_20_Emphasis"><text:span text:style-name="T67">— многофункциональная модульная транспортная система, основанная на автономных капсулах-шаттлах, способных динамично формировать составы и изменять маршруты в реальном времени. </text:span></text:span></text:p></text:note-body></text:note></text:span><text:span text:style-name="T390">. </text:span>Шат<text:span text:style-name="T395">т</text:span>л, заметив возникшую очередь, приехал достаточно быстро, так что <text:span text:style-name="T389">им </text:span>не пришлось общаться. К счастью, второй <text:span text:style-name="T396">пассажир </text:span>не отрывался от снипов<text:span text:style-name="T397"> </text:span>и <text:span text:style-name="T397">тоже </text:span>не <text:span text:style-name="T398">пытался</text:span> установить физконтакт.</text:p>
      <text:p text:style-name="Text_20_body"><text:span text:style-name="T230">Когда двери </text:span><text:span text:style-name="T399">флекса</text:span><text:span text:style-name="T230"> сомкнулись, Сина</text:span><text:span text:style-name="T399">с</text:span><text:span text:style-name="T230">инк </text:span><text:span text:style-name="T399">отозвался теплым импульсом в районе левого виска </text:span><text:span text:style-name="T230">— произошло подключение к инфосистеме транспорта. В поле зрения, </text:span><text:span text:style-name="T400">один за другим, </text:span><text:span text:style-name="T230">вспыхнули свежие уведомления: «</text:span><text:span text:style-name="T400">С</text:span><text:span text:style-name="Emphasis"><text:span text:style-name="T230">егодня в </text:span></text:span><text:span text:style-name="Emphasis"><text:span text:style-name="T400">трендах </text:span></text:span><text:span text:style-name="Emphasis"><text:span text:style-name="T401">Inequra</text:span></text:span><text:span text:style-name="Emphasis"><text:span text:style-name="T230"> — день заботы о</text:span></text:span><text:span text:style-name="Emphasis"><text:span text:style-name="T399">б</text:span></text:span><text:span text:style-name="Emphasis"><text:span text:style-name="T230"> </text:span></text:span><text:span text:style-name="Emphasis"><text:span text:style-name="T399">экологии приграничных районов</text:span></text:span><text:span text:style-name="Emphasis"><text:span text:style-name="T230">!»</text:span></text:span><text:span text:style-name="Emphasis"><text:span text:style-name="T400">,</text:span></text:span><text:span text:style-name="Emphasis"><text:span text:style-name="T230"> «Выберите челлендж: энергия, продуктивность или счастье», «Лучшие акторы недели получат апгрейд поощрений!»</text:span></text:span><text:span text:style-name="Emphasis"><text:span text:style-name="T402">.</text:span></text:span><text:span text:style-name="Emphasis"><text:span text:style-name="T230"> </text:span></text:span><text:span text:style-name="Emphasis"><text:span text:style-name="T400">Затем п</text:span></text:span><text:span text:style-name="T399">робежала реклама аэрофлек</text:span><text:span text:style-name="T403">с</text:span><text:span text:style-name="T399">а, </text:span><text:span text:style-name="T400">а ч</text:span><text:span text:style-name="T230">уть ниже всплыло напоминание: </text:span><text:span text:style-name="Emphasis"><text:span text:style-name="T230">«Платформа Верхнего города сегодня открыта для физитов </text:span></text:span><text:span text:style-name="Emphasis"><text:span text:style-name="T399">из Нижнего города</text:span></text:span><text:span text:style-name="Emphasis"><text:span text:style-name="T230">. Не пропустите VR-шоу «Будущее </text:span></text:span><text:span text:style-name="Emphasis"><text:span text:style-name="T399">наступило вчера</text:span></text:span><text:span text:style-name="Emphasis"><text:span text:style-name="T230">!».</text:span></text:span></text:p>
      <text:p text:style-name="Text_20_body"><text:span text:style-name="T404">Система синхронизировала маршруты, отметила ближайшие узлы с минимальн</text:span><text:span text:style-name="T164">ыми</text:span><text:span text:style-name="T404"> очеред</text:span><text:span text:style-name="T164">ями </text:span><text:span text:style-name="T404">и снова растворилась в привычном фон</text:span><text:span text:style-name="T405">е</text:span><text:span text:style-name="T404"> </text:span><text:span text:style-name="T406">с</text:span><text:span text:style-name="T164">ино</text:span><text:span text:style-name="T404">шум</text:span><text:span text:style-name="T407">а</text:span><text:span text:style-name="T404">, </text:span><text:span text:style-name="T408">унося </text:span><text:span text:style-name="T396">флекс по тоннелям вверх, а </text:span><text:span text:style-name="T408">сознание </text:span><text:span text:style-name="T396">Амы</text:span><text:span text:style-name="T408"> в приятн</text:span><text:span text:style-name="T396">ую</text:span><text:span text:style-name="T408"> </text:span><text:span text:style-name="T396">дымку </text:span><text:span text:style-name="T409">полузабытья</text:span><text:span text:style-name="T396">. </text:span>Где‑то на границе сна привычно ощущал<text:span text:style-name="T410">ась</text:span> лёгк<text:span text:style-name="T410">ая</text:span> <text:span text:style-name="T410">щекотка</text:span> — Синасинк <text:span text:style-name="T411">чистил кэш, </text:span>выгружал из мозга ненужные воспоминания, <text:span text:style-name="T412">вст</text:span><text:span text:style-name="T413">р</text:span><text:span text:style-name="T414">аивал</text:span><text:span text:style-name="T415"> свежие когнитивные паттерны и </text:span><text:span text:style-name="T416">осваивал</text:span><text:span text:style-name="T415"> свободные ресурсы</text:span>. <text:span text:style-name="T417">По факту, </text:span><text:span text:style-name="T409">Эмпа с удовольствием засчитал </text:span><text:span text:style-name="T407">состояние</text:span><text:span text:style-name="T409"> сна и начислил баллы.</text:span></text:p>
      <text:p text:style-name="Text_20_body"><text:span text:style-name="T378">Когда флекс </text:span><text:span text:style-name="T407">выскочил</text:span><text:span text:style-name="T378"> за предела Восточного кластера, Синасинк на мгновение моргнул, поле зрения очистилось от конструктов и декораций дополнительной реальности, от чего дефрейм явился в своем непритязательном </text:span><text:span text:style-name="T418">натуральном </text:span><text:span text:style-name="T378">виде: исчезли </text:span>сияющие фасады и рекламные <text:span text:style-name="T419">проекции</text:span>, <text:span text:style-name="T420">навигационные</text:span><text:span text:style-name="T419"> метки, </text:span><text:span text:style-name="T418">скины, неоновая иллюминация. Погас</text:span><text:span text:style-name="T419"> </text:span><text:span text:style-name="T418">океан света над Верхним городом, как-будто тьма проглотила его. Вместо этого за окном шаттла мелькнули прямоугольники серых структур</text:span>, <text:span text:style-name="T418">железобетон и невнятная ржавчина на нижних уровнях. </text:span>Никто не обратил на это внимания, <text:span text:style-name="T407">обычное дело:</text:span> Синаспейс подгружал новый пакет визуализации. Через секунду всё снова залилось <text:span text:style-name="T418">чистыми цветами </text:span><text:span text:style-name="T417">светофильтров: «</text:span><text:span text:style-name="T421">Д</text:span><text:span text:style-name="T418">иодной </text:span><text:span text:style-name="T417">энергии»</text:span><text:span text:style-name="T418"> и модным в этом сезоне </text:span><text:span text:style-name="T420">теплым, «</text:span><text:span text:style-name="T421">Л</text:span><text:span text:style-name="T420">амповым </text:span><text:span text:style-name="T417">ореолом»</text:span><text:span text:style-name="T418">.</text:span> <text:span text:style-name="T418">Ф</text:span>лекс уверенно нёсся <text:span text:style-name="T418">по направлению </text:span>к <text:span text:style-name="T418">Деловому</text:span> <text:span text:style-name="T418">кластеру</text:span>.</text:p>
      <text:p text:style-name="Text_20_body"><text:soft-page-break/><text:span text:style-name="T422">Попутчик был хоть и не близок Аме по бэнду </text:span><text:span text:style-name="T423">н</text:span><text:span text:style-name="T422">о, по крайней мере, понятен </text:span><text:span text:style-name="Emphasis"><text:span text:style-name="T424">—</text:span></text:span><text:span text:style-name="T422"> коллега Интекровец. Однако, оказавшись за </text:span><text:span text:style-name="T351">предел</text:span><text:span text:style-name="T422">ами</text:span><text:span text:style-name="T351"> </text:span><text:span text:style-name="T425">Восточного кластера</text:span><text:span text:style-name="T351"> </text:span><text:span text:style-name="T426">шаттл начал постоянно останавливаться </text:span>— <text:span text:style-name="T426">входили и выходили люди, </text:span><text:span text:style-name="T427">и чем ближе подъезжали к Верхнему городу, тем больше во флекс втискивалось пассажиров</text:span><text:span text:style-name="T426">. </text:span><text:span text:style-name="T427">Признаться честно, </text:span><text:span text:style-name="T428">несмотря на полусонное состояние, </text:span><text:span text:style-name="T422">Ам</text:span><text:span text:style-name="T426">е </text:span><text:span text:style-name="T405">было</text:span><text:span text:style-name="T427"> неуютно</text:span><text:span text:style-name="T426"> от</text:span><text:span text:style-name="T351"> изобили</text:span><text:span text:style-name="T426">я посторонних </text:span><text:span text:style-name="T351">акторов в униформ</text:span><text:span text:style-name="T426">ах</text:span><text:span text:style-name="T351"> других компаний и людей в свободной, нерегламентированной одежде.</text:span><text:span text:style-name="T429"> </text:span><text:span text:style-name="T354">И это, </text:span><text:span text:style-name="T430">даже </text:span><text:span text:style-name="T428">если </text:span><text:span text:style-name="T430">не обращать внимание на </text:span><text:span text:style-name="T354">индивид</text:span><text:span text:style-name="T430">уумов</text:span><text:span text:style-name="T354"> в</text:span><text:span text:style-name="T429"> провоцирующ</text:span><text:span text:style-name="T354">их</text:span><text:span text:style-name="T429"> скин</text:span><text:span text:style-name="T354">ах</text:span><text:span text:style-name="T429"> </text:span><text:span text:style-name="T431">и вызывающ</text:span><text:span text:style-name="T354">их</text:span><text:span text:style-name="T431"> аватар</text:span><text:span text:style-name="T354">ах! </text:span><text:span text:style-name="T426">Многие г</text:span><text:span text:style-name="T422">ромко разговаривали и смеялись в реале!</text:span></text:p>
      <text:p text:style-name="Text_20_body"><text:span text:style-name="Emphasis"><text:span text:style-name="T432">— </text:span></text:span><text:span text:style-name="Emphasis"><text:span text:style-name="T433">В </text:span></text:span><text:span text:style-name="Emphasis"><text:span text:style-name="T434">Inteqra</text:span></text:span><text:span text:style-name="Emphasis"><text:span text:style-name="T433"> мы так не говорим, </text:span></text:span><text:span text:style-name="Emphasis"><text:span text:style-name="T432">— </text:span></text:span><text:span text:style-name="Emphasis"><text:span text:style-name="T433">мягко, но уверенно напомнил Эмпа, </text:span></text:span><text:span text:style-name="Emphasis"><text:span text:style-name="T432">—</text:span></text:span><text:span text:style-name="Emphasis"><text:span text:style-name="T433"> вместо «в реале» лучше использовать «в физическом пространстве».</text:span></text:span></text:p>
      <text:p text:style-name="Text_20_body">Аме сразу <text:span text:style-name="T409">сделалось</text:span> стыдно за обидную мысле<text:span text:style-name="T435">о</text:span>говорку, <text:span text:style-name="T436">а</text:span> Эмпа, великодушно, не стал пересчитывать уровень эмпаметрики, <text:span text:style-name="T409">накопившейся за время путешествия, </text:span><text:span text:style-name="T436">еще и из-за того, что в шаттле </text:span><text:span text:style-name="T437">случилось неприятное. </text:span></text:p>
      <text:p text:style-name="Text_20_body"><text:span text:style-name="T438">Дело в том, что н</text:span><text:span text:style-name="T439">а </text:span><text:span text:style-name="T438">одной из </text:span><text:span text:style-name="T439">останов</text:span><text:span text:style-name="T438">ок</text:span><text:span text:style-name="T439"> </text:span><text:span text:style-name="T440">в двери ввалился субъект </text:span><text:span text:style-name="T441">токсично-гендерного вида.</text:span><text:span text:style-name="T440"> </text:span><text:span text:style-name="T441">Его</text:span><text:span text:style-name="T440"> трудно было назвать лояльным актором: </text:span>высокий, худой, в рваном пальто <text:span text:style-name="T442">с голым скином</text:span><text:span text:style-name="T442"><text:note text:id="ftn31" text:note-class="footnote"><text:note-citation>31</text:note-citation><text:note-body><text:p text:style-name="P49">Вероятно, <text:span text:style-name="T443">имелось в виду, что </text:span>скин одежды «слетел» <text:span text:style-name="T443">оставив серый или белый фон без деталей.</text:span></text:p></text:note-body></text:note></text:span>. <text:span text:style-name="T436">От него </text:span><text:span text:style-name="T444">сильно </text:span><text:span text:style-name="T436">разило </text:span><text:span text:style-name="T444">тем</text:span>, что <text:span text:style-name="T436">травмир</text:span><text:span text:style-name="T444">ует</text:span> <text:span text:style-name="T445">обонятельные </text:span>фильтры — смесь<text:span text:style-name="T446">ю</text:span> <text:span text:style-name="T436">алкоголя, </text:span><text:span text:style-name="T407">дешевой еды</text:span> и чего-то гнилого. Глаза<text:span text:style-name="T447"> пассажира</text:span><text:span text:style-name="T448"> </text:span><text:span text:style-name="T447">беспокойно </text:span><text:span text:style-name="T436">бегали</text:span>, <text:span text:style-name="T436">рот </text:span><text:span text:style-name="T449">непрерывно исторгал</text:span> агрессивную кашу <text:span text:style-name="T449">нечленораздельных ругательст</text:span>в. <text:span text:style-name="T450">Проталкиваясь в глубину салона, он задел Аму и на ходу сплюнул что-то </text:span><text:span text:style-name="T451">презрительное </text:span><text:span text:style-name="T452">типа</text:span><text:span text:style-name="T453"> </text:span><text:span text:style-name="Emphasis"><text:span text:style-name="T453">«</text:span></text:span><text:span text:style-name="Emphasis"><text:span text:style-name="T454">син</text:span></text:span><text:span text:style-name="Emphasis"><text:span text:style-name="T455">а</text:span></text:span><text:span text:style-name="Emphasis"><text:span text:style-name="T453">с</text:span></text:span><text:span text:style-name="Emphasis"><text:span text:style-name="T456">инявка</text:span></text:span><text:span text:style-name="Emphasis"><text:span text:style-name="T453">»</text:span></text:span><text:span text:style-name="T450">.</text:span></text:p>
      <text:p text:style-name="Text_20_body"><text:span text:style-name="T457">Наконец,</text:span> Синасинк на <text:span text:style-name="T457">виске</text:span> <text:span text:style-name="T447">дебошира </text:span><text:span text:style-name="T446">все-таки </text:span><text:span text:style-name="T457">полыхнул красным </text:span><text:span text:style-name="T458">и применил </text:span><text:span text:style-name="T446">к нему</text:span><text:span text:style-name="T458"> «депрессию».</text:span> <text:span text:style-name="T446">Хулиган</text:span><text:span text:style-name="T457"> дернулся </text:span><text:span text:style-name="T447">и</text:span><text:span text:style-name="T457"> </text:span><text:span text:style-name="T458">побелел, </text:span><text:span text:style-name="T457">вместо злобы в его глазах мелькнул</text:span><text:span text:style-name="T458">а</text:span><text:span text:style-name="T457"> </text:span><text:span text:style-name="T458">паника</text:span><text:span text:style-name="T457">, </text:span><text:span text:style-name="T448">а </text:span><text:span text:style-name="T457">затем </text:span><text:span text:style-name="T459">его б</text:span><text:span text:style-name="T460">ез остатка </text:span><text:span text:style-name="T457">поглотил</text:span><text:span text:style-name="T458">о</text:span><text:span text:style-name="T457"> </text:span><text:span text:style-name="T458">отчаяние</text:span><text:span text:style-name="T457">. </text:span><text:span text:style-name="T448">Несчастный</text:span><text:span text:style-name="T457"> </text:span><text:span text:style-name="T458">едва успел простонать</text:span><text:span text:style-name="T461"> </text:span><text:span text:style-name="T407">свое </text:span><text:span text:style-name="T458">жалобное</text:span><text:span text:style-name="T461">:</text:span><text:span text:style-name="T457"> «</text:span><text:span text:style-name="T448">еба-а-а</text:span><text:span text:style-name="T457">» и </text:span><text:span text:style-name="T460">безвольно</text:span><text:span text:style-name="T457"> осел на пол. </text:span><text:span text:style-name="T458">По </text:span><text:span text:style-name="T459">его </text:span><text:span text:style-name="T458">щекам </text:span><text:span text:style-name="T448">безостановочно</text:span><text:span text:style-name="T458"> </text:span><text:span text:style-name="T459">катились</text:span><text:span text:style-name="T458"> слезы, </text:span><text:span text:style-name="T448">а рейтинг эмпаметрики на глазах вытек</text:span><text:span text:style-name="T462">ал</text:span><text:span text:style-name="T448"> с тревожно-оранжевого, до опасно-багрового.</text:span></text:p>
      <text:p text:style-name="Text_20_body"><text:span text:style-name="T462">С</text:span><text:span text:style-name="T447">пасителем </text:span><text:span text:style-name="T407">страдальца </text:span><text:span text:style-name="T463">явился</text:span> бархатный голос <text:span text:style-name="T464">стандартного</text:span><text:span text:style-name="T465"> </text:span>эмпатолога:<text:line-break/><text:span text:style-name="Emphasis"><text:span text:style-name="T230">— Дышите ровно. Всё хорошо. </text:span></text:span><text:span text:style-name="Emphasis"><text:span text:style-name="T466">Нам в</text:span></text:span><text:span text:style-name="Emphasis"><text:span text:style-name="T230">ажны вы и ваше состояние. </text:span></text:span><text:span text:style-name="Emphasis"><text:span text:style-name="T467">Сейчас мы </text:span></text:span><text:span text:style-name="Emphasis"><text:span text:style-name="T468">почистим</text:span></text:span><text:span text:style-name="Emphasis"><text:span text:style-name="T467"> </text:span></text:span><text:span text:style-name="Emphasis"><text:span text:style-name="T469">все </text:span></text:span><text:span text:style-name="Emphasis"><text:span text:style-name="T467">ваши </text:span></text:span><text:span text:style-name="Emphasis"><text:span text:style-name="T470">когнитивные</text:span></text:span><text:span text:style-name="Emphasis"><text:span text:style-name="T467"> паттерны...</text:span></text:span></text:p>
      <text:p text:style-name="Text_20_body">Через пару минут <text:span text:style-name="T471">обновленный </text:span>пассажир <text:span text:style-name="T471">поднялся, широко и чуть наивно улыбнулся, </text:span><text:span text:style-name="T472">а потом</text:span><text:span text:style-name="T471"> поблагодарив за </text:span>«за понимание» <text:span text:style-name="T471">и вышел на следующей остановке.</text:span></text:p>
      <text:p text:style-name="Text_20_body"><text:span text:style-name="Emphasis"><text:span text:style-name="T424">— </text:span></text:span><text:span text:style-name="Emphasis"><text:span text:style-name="T473">...</text:span></text:span><text:span text:style-name="T474">А </text:span><text:span text:style-name="T475">кроме того, </text:span><text:span text:style-name="Emphasis"><text:span text:style-name="T424">—</text:span></text:span><text:span text:style-name="Emphasis"><text:span text:style-name="T476"> </text:span></text:span><text:span text:style-name="Emphasis"><text:span text:style-name="T477">после </text:span></text:span><text:span text:style-name="Emphasis"><text:span text:style-name="T478">благополучно-разрешенного </text:span></text:span><text:span text:style-name="Emphasis"><text:span text:style-name="T477">инци</text:span></text:span><text:span text:style-name="Emphasis"><text:span text:style-name="T479">д</text:span></text:span><text:span text:style-name="Emphasis"><text:span text:style-name="T477">ента, </text:span></text:span><text:span text:style-name="T423">м</text:span><text:span text:style-name="T475">ысли Амы </text:span><text:span text:style-name="T480">потихоньку вернулись в прежнее русло</text:span><text:span text:style-name="T475">, </text:span><text:span text:style-name="Emphasis"><text:span text:style-name="T424">—</text:span></text:span><text:span text:style-name="T475"> </text:span><text:span text:style-name="T474">м</text:span><text:span text:style-name="T481">ногие </text:span><text:span text:style-name="T482">люди</text:span><text:span text:style-name="T354"> </text:span><text:span text:style-name="T430">оставались </text:span><text:span text:style-name="T474">привязан</text:span><text:span text:style-name="T430">ными</text:span><text:span text:style-name="T474"> к </text:span><text:span text:style-name="T475">ре</text:span><text:span text:style-name="T483">а</text:span><text:span text:style-name="T475">… </text:span><text:span text:style-name="T483">дефрейму</text:span><text:span text:style-name="T474">, они </text:span><text:span text:style-name="T481">до сих пор жили вне </text:span><text:span text:style-name="T352">общежитий</text:span><text:span text:style-name="T481"> в собственных </text:span><text:span text:style-name="T355">хабах</text:span><text:span text:style-name="T481">, имели семьи и заводили домашних животных </text:span><text:span text:style-name="T474">или ИИ-питомцев</text:span><text:span text:style-name="T481">. </text:span><text:span text:style-name="T484">Наиболее бедные слои </text:span><text:span text:style-name="T427">акторов </text:span><text:span text:style-name="T484">продолжали </text:span><text:span text:style-name="T485">обитать</text:span><text:span text:style-name="T484"> в </text:span><text:span text:style-name="T486">ретро</text:span><text:span text:style-name="T484">домах и квартирах от</text:span><text:span text:style-name="T430">к</text:span><text:span text:style-name="T484">рытых районов.</text:span></text:p>
      <text:p text:style-name="Text_20_body">Так, шаттл добрался до кластеров <text:span text:style-name="T472">в центре</text:span>, а затем, обогнув по дуге сверкающий панцирь Верхнего города, нырнул под платформу и ушел на запад, на верхушку Делового кластера. <text:span text:style-name="T487">Здесь он высадил Аму и еще нескольких акторов у сектора </text:span><text:span text:style-name="T488">Inteqra</text:span><text:span text:style-name="T487"> и исчез в туннеле.</text:span></text:p>
      <text:p text:style-name="Text_20_body"><text:span text:style-name="Emphasis"><text:span text:style-name="T432">—</text:span></text:span> <text:span text:style-name="T409">Уровень эмпаметирики поднялся на 0.</text:span><text:span text:style-name="T489">4</text:span><text:span text:style-name="T409"> балла, </text:span><text:span text:style-name="Emphasis"><text:span text:style-name="T432">— </text:span></text:span><text:span text:style-name="Emphasis"><text:span text:style-name="T490">констатировал Эмпа.</text:span></text:span></text:p>
      <text:p text:style-name="Text_20_body"><text:soft-page-break/><text:s/></text:p>
      <text:p text:style-name="Text_20_body"><text:span text:style-name="Emphasis"><text:span text:style-name="T491">Здесь, на ц</text:span></text:span><text:span text:style-name="Emphasis"><text:span text:style-name="T492">ентральной </text:span></text:span><text:span text:style-name="Emphasis"><text:span text:style-name="T491">площади, в</text:span></text:span><text:span text:style-name="Emphasis"><text:span text:style-name="T493">ысоко </text:span></text:span><text:span text:style-name="Emphasis"><text:span text:style-name="T491">под</text:span></text:span><text:span text:style-name="Emphasis"><text:span text:style-name="T493"> самой </text:span></text:span><text:span text:style-name="Emphasis"><text:span text:style-name="T494">крышей </text:span></text:span><text:span text:style-name="Emphasis"><text:span text:style-name="T492">сектора </text:span></text:span><text:span text:style-name="Emphasis"><text:span text:style-name="T494">оранжево-красным пламенел</text:span></text:span><text:span text:style-name="Emphasis"><text:span text:style-name="T491">и</text:span></text:span><text:span text:style-name="Emphasis"><text:span text:style-name="T494"> </text:span></text:span><text:span text:style-name="Emphasis"><text:span text:style-name="T491">буквы </text:span></text:span><text:span text:style-name="Emphasis"><text:span text:style-name="T495">винтажного диодного</text:span></text:span><text:span text:style-name="Emphasis"><text:span text:style-name="T496"> </text:span></text:span><text:span text:style-name="Emphasis"><text:span text:style-name="T494">баннер</text:span></text:span><text:span text:style-name="Emphasis"><text:span text:style-name="T491">а</text:span></text:span><text:span text:style-name="Emphasis"><text:span text:style-name="T494"> </text:span></text:span><text:span text:style-name="Emphasis"><text:span text:style-name="T497">с надписью </text:span></text:span><text:span text:style-name="Emphasis"><text:span text:style-name="T494">«I</text:span></text:span><text:span text:style-name="Emphasis"><text:span text:style-name="T498">n</text:span></text:span><text:span text:style-name="Emphasis"><text:span text:style-name="T494">teqra»</text:span></text:span><text:span text:style-name="Emphasis"><text:span text:style-name="T497">.</text:span></text:span><text:span text:style-name="Emphasis"><text:span text:style-name="T494"> За ними следовал амбициозный слоган</text:span></text:span><text:span text:style-name="Emphasis"><text:span text:style-name="T499">:</text:span></text:span><text:span text:style-name="Emphasis"><text:span text:style-name="T494"> «Мы не изобретаем колесо. Мы конструируем будущее!». </text:span></text:span><text:span text:style-name="Emphasis"><text:span text:style-name="T500">Ниже вспыхивало: «Хаос искусства под у</text:span></text:span><text:span text:style-name="Emphasis"><text:span text:style-name="T492">правлением</text:span></text:span><text:span text:style-name="Emphasis"><text:span text:style-name="T500"> когнитивных процессов». </text:span></text:span><text:span text:style-name="Emphasis"><text:span text:style-name="T501">Одна из г</text:span></text:span><text:span text:style-name="Emphasis"><text:span text:style-name="T500">ородск</text:span></text:span><text:span text:style-name="Emphasis"><text:span text:style-name="T501">их</text:span></text:span><text:span text:style-name="Emphasis"><text:span text:style-name="T500"> легенд </text:span></text:span><text:span text:style-name="Emphasis"><text:span text:style-name="T501">утверждает</text:span></text:span><text:span text:style-name="Emphasis"><text:span text:style-name="T500">: </text:span></text:span><text:span text:style-name="Emphasis"><text:span text:style-name="T502">давным-давно еще в докогнитивную эпоху</text:span></text:span><text:span text:style-name="Emphasis"><text:span text:style-name="T502"><text:note text:id="ftn32" text:note-class="footnote"><text:note-citation>32</text:note-citation><text:note-body><text:p text:style-name="P50"><text:span text:style-name="T67">Когнитивная эра </text:span><text:span text:style-name="Strong_20_Emphasis"><text:span text:style-name="T154">—</text:span></text:span><text:span text:style-name="Strong_20_Emphasis"><text:span text:style-name="T155"> </text:span></text:span>Период новейшей истории, начавшийся после внедрения нейроинтерфейса <text:span text:style-name="Strong_20_Emphasis"><text:span text:style-name="T67">Synasync</text:span></text:span> и построения <text:span text:style-name="Strong_20_Emphasis"><text:span text:style-name="T67">Синаспейса.</text:span></text:span> Когнитивная эра ознаменовала переход от оперирования информацией к управлению вниманием, мышлением и восприятием.</text:p><text:p text:style-name="P50"><text:span text:style-name="Strong_20_Emphasis"><text:span text:style-name="T503"><text:tab/></text:span></text:span></text:p><text:p text:style-name="P50"><text:span text:style-name="Strong_20_Emphasis"><text:span text:style-name="T503"><text:tab/></text:span></text:span><text:span text:style-name="Strong_20_Emphasis"><text:span text:style-name="T366">Докогнитивная эра — </text:span></text:span><text:span text:style-name="Strong_20_Emphasis"><text:span text:style-name="T504">Архаичный исторический период, предшествующий Когнитивной эре. Характеризуется примитивным взаимодействием человека с устройствами через физические интерфейсы (клавиатуры, экраны), неконтролируемым распространением данных (интернет), а также устаревшими формами мышления: логическим, творческим, философским.</text:span></text:span></text:p></text:note-body></text:note></text:span></text:span><text:span text:style-name="Emphasis"><text:span text:style-name="T502">, когда баннер корпорации только монтировали, из всего </text:span></text:span><text:span text:style-name="Emphasis"><text:span text:style-name="T505">девиза</text:span></text:span><text:span text:style-name="Emphasis"><text:span text:style-name="T502"> </text:span></text:span><text:span text:style-name="Emphasis"><text:span text:style-name="T506">якобы </text:span></text:span><text:span text:style-name="Emphasis"><text:span text:style-name="T502">зажглись лишь три слова: «</text:span></text:span><text:span text:style-name="Emphasis"><text:span text:style-name="T507">Inteqra</text:span></text:span><text:span text:style-name="Emphasis"><text:span text:style-name="T502">»</text:span></text:span><text:span text:style-name="Emphasis"><text:span text:style-name="T507">, </text:span></text:span><text:span text:style-name="Emphasis"><text:span text:style-name="T502">«хаос» и «процессов». </text:span></text:span><text:span text:style-name="Emphasis"><text:span text:style-name="T501">Разумеется, это </text:span></text:span><text:span text:style-name="Emphasis"><text:span text:style-name="T499">была </text:span></text:span><text:span text:style-name="Emphasis"><text:span text:style-name="T508">выдумка!</text:span></text:span><text:span text:style-name="Emphasis"><text:span text:style-name="T501"> </text:span></text:span><text:span text:style-name="Emphasis"><text:span text:style-name="T499">В</text:span></text:span><text:span text:style-name="Emphasis"><text:span text:style-name="T501">от и Эмпа правильно </text:span></text:span><text:span text:style-name="Emphasis"><text:span text:style-name="T509">нахмурился</text:span></text:span><text:span text:style-name="Emphasis"><text:span text:style-name="T501">, знает, что глупым слухам верить нельзя.</text:span></text:span></text:p>
      <text:p text:style-name="Text_20_body"><text:span text:style-name="Emphasis"><text:span text:style-name="T509">Между тем, городская система </text:span></text:span><text:span text:style-name="Emphasis"><text:span text:style-name="T510">навигаци</text:span></text:span><text:span text:style-name="Emphasis"><text:span text:style-name="T509">и</text:span></text:span><text:span text:style-name="Emphasis"><text:span text:style-name="T510"> </text:span></text:span><text:span text:style-name="Emphasis"><text:span text:style-name="T509">довела Аму до точки в </text:span></text:span><text:span text:style-name="Emphasis"><text:span text:style-name="T511">середине</text:span></text:span><text:span text:style-name="Emphasis"><text:span text:style-name="T509"> площади и Эмпа, сменив гнев на милость, объявил:</text:span></text:span></text:p>
      <text:p text:style-name="P51"><text:span text:style-name="Emphasis"><text:span text:style-name="T432">— </text:span></text:span><text:span text:style-name="Emphasis"><text:span text:style-name="T512">Мы прибыли в пункт назначения, </text:span></text:span><text:span text:style-name="Emphasis"><text:span text:style-name="T513">добавляю</text:span></text:span><text:span text:style-name="Emphasis"><text:span text:style-name="T512"> </text:span></text:span><text:span text:style-name="Emphasis"><text:span text:style-name="T514">внутренние </text:span></text:span><text:span text:style-name="Emphasis"><text:span text:style-name="T512">маршруты </text:span></text:span><text:span text:style-name="Emphasis"><text:span text:style-name="T494">I</text:span></text:span><text:span text:style-name="Emphasis"><text:span text:style-name="T498">n</text:span></text:span><text:span text:style-name="Emphasis"><text:span text:style-name="T494">teqra</text:span></text:span><text:span text:style-name="Emphasis"><text:span text:style-name="T512">.</text:span></text:span></text:p>
      <text:p text:style-name="Text_20_body"><text:span text:style-name="Emphasis"><text:span text:style-name="T515">В самом сердце Inteqra Plaza бил голографический фонтан Тессы — сверкающий водоворот света и смысла. </text:span></text:span><text:span text:style-name="Emphasis"><text:span text:style-name="T516">Прикрепленный </text:span></text:span><text:span text:style-name="Emphasis"><text:span text:style-name="T517">AR-</text:span></text:span><text:span text:style-name="Emphasis"><text:span text:style-name="T516">т</text:span></text:span><text:span text:style-name="Emphasis"><text:span text:style-name="T518">е</text:span></text:span><text:span text:style-name="Emphasis"><text:span text:style-name="T516">г гласил: «П</text:span></text:span><text:span text:style-name="Emphasis"><text:span text:style-name="T515">освящ</text:span></text:span><text:span text:style-name="Emphasis"><text:span text:style-name="T516">ается</text:span></text:span><text:span text:style-name="Emphasis"><text:span text:style-name="T515"> </text:span></text:span><text:span text:style-name="Emphasis"><text:span text:style-name="T519">легендарной </text:span></text:span><text:span text:style-name="Emphasis"><text:span text:style-name="T515">Тессе М. Хенли, когноархитектору, </text:span></text:span><text:span text:style-name="Emphasis"><text:span text:style-name="T516">которая </text:span></text:span><text:span text:style-name="Emphasis"><text:span text:style-name="T515">впервые запусти</text:span></text:span><text:span text:style-name="Emphasis"><text:span text:style-name="T516">ла</text:span></text:span><text:span text:style-name="Emphasis"><text:span text:style-name="T515"> модель восприятия внутри потока когнитивной реальности Синаспейса</text:span></text:span><text:span text:style-name="Emphasis"><text:span text:style-name="T516">»</text:span></text:span><text:span text:style-name="Emphasis"><text:span text:style-name="T516"><text:note text:id="ftn33" text:note-class="footnote"><text:note-citation>33</text:note-citation><text:note-body><text:p text:style-name="P52"><text:span text:style-name="T520">Согласно внутренней документации Inteqra Research Labs, разработка модели была выполнена системой Inteqra Cognitive Engine (ICE v3.14) на основе текстового запроса, подготовленного Т. М. Хенли: </text:span><text:span text:style-name="Emphasis"><text:span text:style-name="T521">«</text:span></text:span><text:span text:style-name="Emphasis"><text:span text:style-name="T230">Смоделировать систему направленного восприятия в режиме постоянного когнитивного потока, обеспечив согласованность смысловых структур и устойчивость фокуса</text:span></text:span><text:span text:style-name="Emphasis"><text:span text:style-name="T521">»</text:span></text:span></text:p></text:note-body></text:note></text:span></text:span><text:span text:style-name="Emphasis"><text:span text:style-name="T515">.</text:span></text:span></text:p>
      <text:p text:style-name="Text_20_body"><text:span text:style-name="Emphasis"><text:span text:style-name="T510">По периметру </text:span></text:span><text:span text:style-name="Emphasis"><text:span text:style-name="T522">площади,</text:span></text:span><text:span text:style-name="Emphasis"><text:span text:style-name="T523"> </text:span></text:span><text:span text:style-name="Emphasis"><text:span text:style-name="T524">блистающей </text:span></text:span><text:span text:style-name="Emphasis"><text:span text:style-name="T522">рекламными, </text:span></text:span><text:span text:style-name="Emphasis"><text:span text:style-name="T524">мотивационными снипами </text:span></text:span><text:span text:style-name="Emphasis"><text:span text:style-name="T522">и брызгами фонтана</text:span></text:span><text:span text:style-name="Emphasis"><text:span text:style-name="T524">,</text:span></text:span><text:span text:style-name="Emphasis"><text:span text:style-name="T510"> располагались </text:span></text:span><text:span text:style-name="Emphasis"><text:span text:style-name="T505">наиболее важные представительские и парадные </text:span></text:span><text:span text:style-name="Emphasis"><text:span text:style-name="T510">модули </text:span></text:span><text:span text:style-name="Emphasis"><text:span text:style-name="T523">корпорации. </text:span></text:span><text:span text:style-name="Emphasis"><text:span text:style-name="T525">Рядом </text:span></text:span><text:span text:style-name="Emphasis"><text:span text:style-name="T424">—</text:span></text:span><text:span text:style-name="Emphasis"><text:span text:style-name="T511"> многочисленные кафе, магазины и демонстрационные залы</text:span></text:span><text:span text:style-name="Emphasis"><text:span text:style-name="T523">. </text:span></text:span><text:span text:style-name="Emphasis"><text:span text:style-name="T526">Д</text:span></text:span><text:span text:style-name="Emphasis"><text:span text:style-name="T510">альше, </text:span></text:span><text:span text:style-name="Emphasis"><text:span text:style-name="T525">по</text:span></text:span><text:span text:style-name="Emphasis"><text:span text:style-name="T527"> радиальны</text:span></text:span><text:span text:style-name="Emphasis"><text:span text:style-name="T525">м</text:span></text:span><text:span text:style-name="Emphasis"><text:span text:style-name="T527"> туннел</text:span></text:span><text:span text:style-name="Emphasis"><text:span text:style-name="T525">ям</text:span></text:span><text:span text:style-name="Emphasis"><text:span text:style-name="T527"> и коридор</text:span></text:span><text:span text:style-name="Emphasis"><text:span text:style-name="T525">ам</text:span></text:span><text:span text:style-name="Emphasis"><text:span text:style-name="T526">,</text:span></text:span><text:span text:style-name="Emphasis"><text:span text:style-name="T527"> </text:span></text:span><text:span text:style-name="Emphasis"><text:span text:style-name="T528">постепенно </text:span></text:span><text:span text:style-name="Emphasis"><text:span text:style-name="T526">удаляясь</text:span></text:span><text:span text:style-name="Emphasis"><text:span text:style-name="T505"> от центра </text:span></text:span><text:span text:style-name="Emphasis"><text:span text:style-name="T526">во всю глубину </text:span></text:span><text:span text:style-name="Emphasis"><text:span text:style-name="T510">сектора </text:span></text:span><text:span text:style-name="Emphasis"><text:span text:style-name="T505">уходили </text:span></text:span><text:span text:style-name="Emphasis"><text:span text:style-name="T528">регулярные</text:span></text:span><text:span text:style-name="Emphasis"><text:span text:style-name="T505"> офисные хабы, служебные и даже оперативно-складские помещения, </text:span></text:span><text:span text:style-name="Emphasis"><text:span text:style-name="T529">вид </text:span></text:span><text:span text:style-name="Emphasis"><text:span text:style-name="T530">которы</text:span></text:span><text:span text:style-name="Emphasis"><text:span text:style-name="T529">х</text:span></text:span><text:span text:style-name="Emphasis"><text:span text:style-name="T530"> </text:span></text:span><text:span text:style-name="Emphasis"><text:span text:style-name="T528">почему-то </text:span></text:span><text:span text:style-name="Emphasis"><text:span text:style-name="T531">вызыва</text:span></text:span><text:span text:style-name="Emphasis"><text:span text:style-name="T530">л</text:span></text:span><text:span text:style-name="Emphasis"><text:span text:style-name="T531"> в памяти </text:span></text:span><text:span text:style-name="Emphasis"><text:span text:style-name="T528">какое-то </text:span></text:span><text:span text:style-name="Emphasis"><text:span text:style-name="T531">непонятное, </text:span></text:span><text:span text:style-name="Emphasis"><text:span text:style-name="T528">давно </text:span></text:span><text:span text:style-name="Emphasis"><text:span text:style-name="T532">ушедшее</text:span></text:span><text:span text:style-name="Emphasis"><text:span text:style-name="T531"> слово — «лабазы»</text:span></text:span><text:span text:style-name="Emphasis"><text:span text:style-name="T510">.</text:span></text:span></text:p>
      <text:p text:style-name="Text_20_body"><text:span text:style-name="Emphasis"><text:span text:style-name="T533">На площади было многолюдно. Сотрудники корпорации, горожане и туристы сновали между хабами, то и дело застревая у кафе или ныряя в магазины. В воздухе висели гул голосов </text:span></text:span><text:span text:style-name="Emphasis"><text:span text:style-name="T534">и</text:span></text:span><text:span text:style-name="Emphasis"><text:span text:style-name="T535"> </text:span></text:span><text:span text:style-name="Emphasis"><text:span text:style-name="T533">музыка, </text:span></text:span><text:span text:style-name="Emphasis"><text:span text:style-name="T536">издалека доносились</text:span></text:span><text:span text:style-name="Emphasis"><text:span text:style-name="T533"> </text:span></text:span><text:span text:style-name="Emphasis"><text:span text:style-name="T535">неясный смех и покашливание</text:span></text:span><text:span text:style-name="Emphasis"><text:span text:style-name="T533">. Вокруг фонтана слонялся полицейский патруль. </text:span></text:span><text:span text:style-name="Emphasis"><text:span text:style-name="T537">Н</text:span></text:span><text:span text:style-name="Emphasis"><text:span text:style-name="T533">еспешно двига</text:span></text:span><text:span text:style-name="Emphasis"><text:span text:style-name="T538">ясь</text:span></text:span><text:span text:style-name="Emphasis"><text:span text:style-name="T533"> по часовой стрелке </text:span></text:span><text:span text:style-name="Emphasis"><text:span text:style-name="T537">они с притворной суровостью делали вид, что проверяют </text:span></text:span><text:span text:style-name="Emphasis"><text:span text:style-name="T533">полоски рейтинга прохожих и </text:span></text:span><text:span text:style-name="Emphasis"><text:span text:style-name="T538">с удовольствием позировали для снипов туристов.</text:span></text:span></text:p>
      <text:p text:style-name="Text_20_body"><text:span text:style-name="Emphasis"><text:span text:style-name="T533">Примерно там, где на воображаемом циферблате должно было </text:span></text:span><text:span text:style-name="Emphasis"><text:span text:style-name="T539">располагаться</text:span></text:span><text:span text:style-name="Emphasis"><text:span text:style-name="T533"> 13:00, они </text:span></text:span><text:span text:style-name="Emphasis"><text:span text:style-name="T535">внезапно</text:span></text:span><text:span text:style-name="Emphasis"><text:span text:style-name="T533"> остан</text:span></text:span><text:span text:style-name="Emphasis"><text:span text:style-name="T535">овились</text:span></text:span><text:span text:style-name="Emphasis"><text:span text:style-name="T533">, </text:span></text:span><text:span text:style-name="Emphasis"><text:span text:style-name="T535">развернулись — и некоторое время пристально изучали Аму. Однако, </text:span></text:span><text:soft-page-break/><text:span text:style-name="Emphasis"><text:span text:style-name="T535">прежде чем </text:span></text:span><text:span text:style-name="Emphasis"><text:span text:style-name="T538">в Аме успело зародиться беспокойство, </text:span></text:span><text:span text:style-name="Emphasis"><text:span text:style-name="T540">офицеры</text:span></text:span><text:span text:style-name="Emphasis"><text:span text:style-name="T535"> переключил</text:span></text:span><text:span text:style-name="Emphasis"><text:span text:style-name="T540">и</text:span></text:span><text:span text:style-name="Emphasis"><text:span text:style-name="T535"> внимание на других акторов и двинулся в обратную сторону. </text:span></text:span><text:span text:style-name="Emphasis"><text:span text:style-name="T540">Служебный р</text:span></text:span><text:span text:style-name="Emphasis"><text:span text:style-name="T535">обопёс </text:span></text:span><text:span text:style-name="Emphasis"><text:span text:style-name="T541">уныло</text:span></text:span><text:span text:style-name="Emphasis"><text:span text:style-name="T535"> семенил следом. </text:span></text:span></text:p>
      <text:p text:style-name="P53"><text:span text:style-name="Emphasis"><text:span text:style-name="T530">Между тем, путь </text:span></text:span><text:span text:style-name="Emphasis"><text:span text:style-name="T542">Амы </text:span></text:span><text:span text:style-name="Emphasis"><text:span text:style-name="T530">лежал в гигантский глянцевый модуль «Праксис» — один из свеже-перестроенных центральных хабов. У входа, как всегда, толпились сотрудники: кто-то курил здоровые эко-стики, кто-то спешил на физит, кто-то просто отрабатывал социальные очки присутствия. Попасть </text:span></text:span><text:span text:style-name="Emphasis"><text:span text:style-name="T543">внутрь</text:span></text:span><text:span text:style-name="Emphasis"><text:span text:style-name="T530"> </text:span></text:span><text:span text:style-name="Emphasis"><text:span text:style-name="T526">было</text:span></text:span><text:span text:style-name="Emphasis"><text:span text:style-name="T530"> несложно: система безопасности без </text:span></text:span><text:span text:style-name="Emphasis"><text:span text:style-name="T526">проблем</text:span></text:span><text:span text:style-name="Emphasis"><text:span text:style-name="T530"> распознала Синасинк сотрудника и, мигнув зелёным, открыла доступ </text:span></text:span><text:span text:style-name="Emphasis"><text:span text:style-name="T532">в недра.</text:span></text:span><text:span text:style-name="Emphasis"><text:span text:style-name="T530"> </text:span></text:span></text:p>
      <text:p text:style-name="Text_20_body"><text:span text:style-name="Emphasis"><text:span text:style-name="T544">Все же, несмотря на </text:span></text:span><text:span text:style-name="Emphasis"><text:span text:style-name="T545">активную </text:span></text:span><text:span text:style-name="Emphasis"><text:span text:style-name="T544">помощь </text:span></text:span><text:span text:style-name="Emphasis"><text:span text:style-name="T545">Эмпы и все преимущества мобильного </text:span></text:span><text:span text:style-name="Emphasis"><text:span text:style-name="T544">Синка, дефрейм </text:span></text:span><text:span text:style-name="Emphasis"><text:span text:style-name="T546">из-за своей </text:span></text:span><text:span text:style-name="Emphasis"><text:span text:style-name="T529">архаичной </text:span></text:span><text:span text:style-name="Emphasis"><text:span text:style-name="T546">телесности, </text:span></text:span><text:span text:style-name="Emphasis"><text:span text:style-name="T545">ощуща</text:span></text:span><text:span text:style-name="Emphasis"><text:span text:style-name="T546">лся</text:span></text:span><text:span text:style-name="Emphasis"><text:span text:style-name="T545"> </text:span></text:span><text:span text:style-name="Emphasis"><text:span text:style-name="T544">как </text:span></text:span><text:span text:style-name="Emphasis"><text:span text:style-name="T545">неразноше</text:span></text:span><text:span text:style-name="Emphasis"><text:span text:style-name="T547">н</text:span></text:span><text:span text:style-name="Emphasis"><text:span text:style-name="T545">ный н</text:span></text:span><text:span text:style-name="Emphasis"><text:span text:style-name="T544">ейрокостюм </text:span></text:span><text:span text:style-name="Emphasis"><text:span text:style-name="T545">или, </text:span></text:span><text:span text:style-name="Emphasis"><text:span text:style-name="T546">хуже того,</text:span></text:span><text:span text:style-name="Emphasis"><text:span text:style-name="T545"> чужая синокапсула. </text:span></text:span><text:span text:style-name="Emphasis"><text:span text:style-name="T548">От этого н</text:span></text:span><text:span text:style-name="Emphasis"><text:span text:style-name="T543">а всем протяжении пути Аме </text:span></text:span><text:span text:style-name="Emphasis"><text:span text:style-name="T549">было несколько неловко: то посторонние взгляды </text:span></text:span><text:span text:style-name="Emphasis"><text:span text:style-name="T524">и </text:span></text:span><text:span text:style-name="Emphasis"><text:span text:style-name="T549">голоса, </text:span></text:span><text:span text:style-name="Emphasis"><text:span text:style-name="T524">пробивающиеся сквозь виртуальное окружение, то </text:span></text:span><text:span text:style-name="Emphasis"><text:span text:style-name="T529">потенциальная </text:span></text:span><text:span text:style-name="Emphasis"><text:span text:style-name="T549">необходимость прикосновений к поверхностям! </text:span></text:span><text:span text:style-name="Emphasis"><text:span text:style-name="T529">Ох, недаром все самое вульгарно-плотское называется тактингом! </text:span></text:span></text:p>
      <text:p text:style-name="Text_20_body"><text:span text:style-name="Emphasis"><text:span text:style-name="T550">Зато все эти неестественные, досадные неудобства разом исчезли внутри хаба, как исчезает лишний груз эмоций и памяти после очистки </text:span></text:span><text:span text:style-name="Emphasis"><text:span text:style-name="T532">кэша </text:span></text:span><text:span text:style-name="Emphasis"><text:span text:style-name="T550">Синасинк</text:span></text:span><text:span text:style-name="Emphasis"><text:span text:style-name="T532">а</text:span></text:span><text:span text:style-name="Emphasis"><text:span text:style-name="T550">. </text:span></text:span><text:span text:style-name="Emphasis"><text:span text:style-name="T551">Здесь было меньше акторов, внешних раздражителей и, вообще, </text:span></text:span><text:span text:style-name="Emphasis"><text:span text:style-name="T552">вся атмосфера</text:span></text:span><text:span text:style-name="Emphasis"><text:span text:style-name="T551"> был</text:span></text:span><text:span text:style-name="Emphasis"><text:span text:style-name="T552">а</text:span></text:span><text:span text:style-name="Emphasis"><text:span text:style-name="T551"> в полном согласии с этико-культурной политикой компании.</text:span></text:span></text:p>
      <text:p text:style-name="Text_20_body"><text:span text:style-name="Emphasis"><text:span text:style-name="T553">Согласно указаниям динамической навигации, помещение F3.09.</text:span></text:span><text:span text:style-name="Emphasis"><text:span text:style-name="T554">7</text:span></text:span><text:span text:style-name="Emphasis"><text:span text:style-name="T553">3 находилось совсем рядом. </text:span></text:span><text:span text:style-name="Emphasis"><text:span text:style-name="T555">Мельком проверив </text:span></text:span><text:span text:style-name="Emphasis"><text:span text:style-name="T556">маршрут</text:span></text:span><text:span text:style-name="Emphasis"><text:span text:style-name="T555">, </text:span></text:span><text:span text:style-name="Emphasis"><text:span text:style-name="T553">Аме не составило труда найти лифт, подняться на третий этаж, </text:span></text:span><text:span text:style-name="Emphasis"><text:span text:style-name="T557">затем </text:span></text:span><text:span text:style-name="Emphasis"><text:span text:style-name="T558">повернуть направо</text:span></text:span><text:span text:style-name="Emphasis"><text:span text:style-name="T553"> и добраться до блока девять.</text:span></text:span></text:p>
      <text:p text:style-name="Text_20_body"><text:span text:style-name="Emphasis"><text:span text:style-name="T553">А вот с помещением номер </text:span></text:span><text:span text:style-name="Emphasis"><text:span text:style-name="T532">семьдесят три</text:span></text:span><text:span text:style-name="Emphasis"><text:span text:style-name="T553"> возникли проблемы: за спиной у Амы была чётко обозначенная дверь с номером </text:span></text:span><text:span text:style-name="Emphasis"><text:span text:style-name="T532">7</text:span></text:span><text:span text:style-name="Emphasis"><text:span text:style-name="T553">2, впереди — комната </text:span></text:span><text:span text:style-name="Emphasis"><text:span text:style-name="T532">7</text:span></text:span><text:span text:style-name="Emphasis"><text:span text:style-name="T553">4, а на месте предполагаемого входа в </text:span></text:span><text:span text:style-name="Emphasis"><text:span text:style-name="T554">конференц-</text:span></text:span><text:span text:style-name="Emphasis"><text:span text:style-name="T553">зал #</text:span></text:span><text:span text:style-name="Emphasis"><text:span text:style-name="T554">7</text:span></text:span><text:span text:style-name="Emphasis"><text:span text:style-name="T553">3 находилась гладкая стена, украшенная AR-т</text:span></text:span><text:span text:style-name="Emphasis"><text:span text:style-name="T518">е</text:span></text:span><text:span text:style-name="Emphasis"><text:span text:style-name="T553">гом, который </text:span></text:span><text:span text:style-name="Emphasis"><text:span text:style-name="T559">на 24 языках, </text:span></text:span><text:span text:style-name="Emphasis"><text:span text:style-name="T532">включая кодировку Брайля,</text:span></text:span><text:span text:style-name="Emphasis"><text:span text:style-name="T559"> невозмутимо</text:span></text:span><text:span text:style-name="Emphasis"><text:span text:style-name="T553"> сообщал</text:span></text:span><text:span text:style-name="Emphasis"><text:span text:style-name="T560">: </text:span></text:span><text:span text:style-name="Emphasis"><text:span text:style-name="T561">«</text:span></text:span><text:span text:style-name="Emphasis"><text:span text:style-name="T560">Aligned. Engaged. Beyond.</text:span></text:span><text:span text:style-name="Emphasis"><text:span text:style-name="T561">» Надпись, как и положено </text:span></text:span><text:span text:style-name="Emphasis"><text:span text:style-name="T562">в</text:span></text:span><text:span text:style-name="Emphasis"><text:span text:style-name="T563">сякому достойному</text:span></text:span><text:span text:style-name="Emphasis"><text:span text:style-name="T561"> AR-т</text:span></text:span><text:span text:style-name="Emphasis"><text:span text:style-name="T518">е</text:span></text:span><text:span text:style-name="Emphasis"><text:span text:style-name="T561">гу, переливалась цветами бренда </text:span></text:span><text:span text:style-name="Emphasis"><text:span text:style-name="T564">в </text:span></text:span><text:span text:style-name="Emphasis"><text:span text:style-name="T561">ритме, рассчитанном на когнитивное успокоение</text:span></text:span><text:span text:style-name="Emphasis"><text:span text:style-name="T564">. Она </text:span></text:span><text:span text:style-name="Emphasis"><text:span text:style-name="T561">звучала почти как обещание или предупреждение, </text:span></text:span><text:span text:style-name="Emphasis"><text:span text:style-name="T565">но </text:span></text:span><text:span text:style-name="Emphasis"><text:span text:style-name="T532">к сожалению, </text:span></text:span><text:span text:style-name="Emphasis"><text:span text:style-name="T565">ничего не говорила о комнате </text:span></text:span><text:span text:style-name="Emphasis"><text:span text:style-name="T566">#</text:span></text:span><text:span text:style-name="Emphasis"><text:span text:style-name="T567">7</text:span></text:span><text:span text:style-name="Emphasis"><text:span text:style-name="T566">3.</text:span></text:span></text:p>
      <text:p text:style-name="Text_20_body"><text:span text:style-name="Emphasis"><text:span text:style-name="T568">Примечательно, что стрелка навигатора ничуть не колеблясь продолжала упорно указывать прямо в стену. </text:span></text:span><text:span text:style-name="Emphasis"><text:span text:style-name="T569">А между тем, счетчик </text:span></text:span><text:span text:style-name="Emphasis"><text:span text:style-name="T473">присоединившихся</text:span></text:span><text:span text:style-name="Emphasis"><text:span text:style-name="T570"> </text:span></text:span><text:span text:style-name="Emphasis"><text:span text:style-name="T569">участников </text:span></text:span><text:span text:style-name="Emphasis"><text:span text:style-name="T571">фасилитационн</text:span></text:span><text:span text:style-name="Emphasis"><text:span text:style-name="T572">ой</text:span></text:span><text:span text:style-name="Emphasis"><text:span text:style-name="T571"> сесс</text:span></text:span><text:span text:style-name="Emphasis"><text:span text:style-name="T572">ии продолжал неуклонно расти. </text:span></text:span><text:span text:style-name="Emphasis"><text:span text:style-name="T573">С</text:span></text:span><text:span text:style-name="Emphasis"><text:span text:style-name="T570">обрание должно было начаться </text:span></text:span><text:span text:style-name="Emphasis"><text:span text:style-name="T573">с минуты на минуту</text:span></text:span><text:span text:style-name="Emphasis"><text:span text:style-name="T570">. </text:span></text:span><text:span text:style-name="Emphasis"><text:span text:style-name="T574">И это немного… Ах, кого тут можно обмануть?! Если честно, Аме было уже </text:span></text:span><text:span text:style-name="Emphasis"><text:span text:style-name="T575">настолько</text:span></text:span><text:span text:style-name="Emphasis"><text:span text:style-name="T574"> не по себе, </text:span></text:span><text:span text:style-name="Emphasis"><text:span text:style-name="T575">что бледнеющий Эмпа начал потихоньку истекать рейтингом.</text:span></text:span></text:p>
      <text:p text:style-name="Text_20_body"><text:span text:style-name="Emphasis"><text:span text:style-name="T532">В горле </text:span></text:span><text:span text:style-name="Emphasis"><text:span text:style-name="T575">Ам</text:span></text:span><text:span text:style-name="Emphasis"><text:span text:style-name="T532">ы образовался неприятный ком, перехватило дыхание.</text:span></text:span><text:span text:style-name="Emphasis"><text:span text:style-name="T575"> Синасинк тут же откликнулся: на экране вспыхнула анимация «дыхательной практики», но от неё стало только хуже. </text:span></text:span></text:p>
      <text:p text:style-name="Text_20_body"><text:span text:style-name="Emphasis"><text:span text:style-name="T576">Мимо проходили сотрудники, но было </text:span></text:span><text:span text:style-name="Emphasis"><text:span text:style-name="T577">мучительно </text:span></text:span><text:span text:style-name="Emphasis"><text:span text:style-name="T576">даже подумать </text:span></text:span><text:span text:style-name="Emphasis"><text:span text:style-name="T578">о том, чтобы </text:span></text:span><text:span text:style-name="Emphasis"><text:span text:style-name="T576">обратиться к кому-либо из </text:span></text:span><text:span text:style-name="Emphasis"><text:span text:style-name="T578">этих </text:span></text:span><text:span text:style-name="Emphasis"><text:span text:style-name="T576">деловито снующих акторов, поглощенных работой </text:span></text:span><text:span text:style-name="Emphasis"><text:span text:style-name="T532">в</text:span></text:span><text:span text:style-name="Emphasis"><text:span text:style-name="T576"> </text:span></text:span><text:span text:style-name="Emphasis"><text:span text:style-name="T532">С</text:span></text:span><text:span text:style-name="Emphasis"><text:span text:style-name="T576">инасинк</text:span></text:span><text:span text:style-name="Emphasis"><text:span text:style-name="T532">е</text:span></text:span><text:span text:style-name="Emphasis"><text:span text:style-name="T576">.</text:span></text:span></text:p>
      <text:p text:style-name="Text_20_body"><text:span text:style-name="Emphasis"><text:span text:style-name="T532">Зато и</text:span></text:span><text:span text:style-name="Emphasis"><text:span text:style-name="T568">скусственный интеллект инфопомощника на </text:span></text:span><text:span text:style-name="Emphasis"><text:span text:style-name="T579">стойке регистрации</text:span></text:span><text:span text:style-name="Emphasis"><text:span text:style-name="T568"> старался помочь изо всех сил: быстро сориентировался, понял, что от него требуется, обновил схемы и поэтажные планы — а затем выдал Аме ровно тот же маршрут, что и прежде</text:span></text:span><text:span text:style-name="Emphasis"><text:span text:style-name="T558">:</text:span></text:span></text:p>
      <text:list text:style-name="L1">
        <text:list-item>
          <text:p text:style-name="P54"><text:soft-page-break/><text:span text:style-name="Emphasis"><text:span text:style-name="T580">П</text:span></text:span><text:span text:style-name="Emphasis"><text:span text:style-name="T581">одняться на третий этаж</text:span></text:span></text:p>
        </text:list-item>
        <text:list-item>
          <text:p text:style-name="P54"><text:span text:style-name="Emphasis"><text:span text:style-name="T580">В</text:span></text:span><text:span text:style-name="Emphasis"><text:span text:style-name="T558"> холле</text:span></text:span><text:span text:style-name="Emphasis"><text:span text:style-name="T581"> повернуть налево</text:span></text:span></text:p>
        </text:list-item>
        <text:list-item>
          <text:p text:style-name="P54"><text:span text:style-name="Emphasis"><text:span text:style-name="T580">П</text:span></text:span><text:span text:style-name="Emphasis"><text:span text:style-name="T581">ройти сканиров</text:span></text:span><text:span text:style-name="Emphasis"><text:span text:style-name="T582">ание</text:span></text:span><text:span text:style-name="Emphasis"><text:span text:style-name="T581"> безопасности </text:span></text:span><text:span text:style-name="Emphasis"><text:span text:style-name="T580">блока </text:span></text:span><text:span text:style-name="Emphasis"><text:span text:style-name="T583">#9</text:span></text:span></text:p>
        </text:list-item>
        <text:list-item>
          <text:p text:style-name="P54"><text:span text:style-name="Emphasis"><text:span text:style-name="T580">П</text:span></text:span><text:span text:style-name="Emphasis"><text:span text:style-name="T581">роследовать </text:span></text:span><text:span text:style-name="Emphasis"><text:span text:style-name="T584">прямо </text:span></text:span><text:span text:style-name="Emphasis"><text:span text:style-name="T581">по коридору до помещения номер </text:span></text:span><text:span text:style-name="Emphasis"><text:span text:style-name="T554">7</text:span></text:span><text:span text:style-name="Emphasis"><text:span text:style-name="T581">3</text:span></text:span></text:p>
        </text:list-item>
      </text:list>
      <text:p text:style-name="Text_20_body"><text:span text:style-name="Emphasis"><text:span text:style-name="T585">Напоследок, </text:span></text:span><text:span text:style-name="Emphasis"><text:span text:style-name="T586">весьма </text:span></text:span><text:span text:style-name="Emphasis"><text:span text:style-name="T584">довольный собой, </text:span></text:span><text:span text:style-name="Emphasis"><text:span text:style-name="T581">инфопомошник ничуть не смущаясь </text:span></text:span><text:span text:style-name="Emphasis"><text:span text:style-name="T585">спросил:</text:span></text:span></text:p>
      <text:p text:style-name="Text_20_body"><text:span text:style-name="Emphasis"><text:span text:style-name="T230">— Насколько вы бы рекомендовали </text:span></text:span><text:span text:style-name="Emphasis"><text:span text:style-name="T587">наш</text:span></text:span><text:span text:style-name="Emphasis"><text:span text:style-name="T230"> сервис друзьям и коллегам? Оцените по шкале от 0 до 10.</text:span></text:span></text:p>
      <text:p text:style-name="Text_20_body"><text:span text:style-name="Emphasis"><text:span text:style-name="T588">Ту</text:span></text:span><text:span text:style-name="Emphasis"><text:span text:style-name="T589">т</text:span></text:span><text:span text:style-name="Emphasis"><text:span text:style-name="T588"> было что-то не так. И это не просьба оценки, а нечто-то </text:span></text:span><text:span text:style-name="Emphasis"><text:span text:style-name="T590">иное </text:span></text:span><text:span text:style-name="Emphasis"><text:span text:style-name="T591">— </text:span></text:span><text:span text:style-name="Emphasis"><text:span text:style-name="T590">ощущение, что </text:span></text:span><text:span text:style-name="Emphasis"><text:span text:style-name="T592">здесь скрывается</text:span></text:span><text:span text:style-name="Emphasis"><text:span text:style-name="T590"> </text:span></text:span><text:span text:style-name="Emphasis"><text:span text:style-name="T592">нечто </text:span></text:span><text:span text:style-name="Emphasis"><text:span text:style-name="T590">важное, </text:span></text:span><text:span text:style-name="Emphasis"><text:span text:style-name="T592">но незаметное</text:span></text:span><text:span text:style-name="Emphasis"><text:span text:style-name="T590">.</text:span></text:span><text:span text:style-name="Emphasis"><text:span text:style-name="T588"> </text:span></text:span><text:span text:style-name="Emphasis"><text:span text:style-name="T590">Проблема, корень которой требовалось извлечь и устранить, </text:span></text:span><text:span text:style-name="Emphasis"><text:span text:style-name="T593">был совсем рядом </text:span></text:span><text:span text:style-name="Emphasis"><text:span text:style-name="T590">просто не виден над поверхностью</text:span></text:span><text:span text:style-name="Emphasis"><text:span text:style-name="T594">, </text:span></text:span><text:span text:style-name="Emphasis"><text:span text:style-name="T595">но </text:span></text:span><text:span text:style-name="Emphasis"><text:span text:style-name="T594">присмотревшись к маршруту как следует, Аме стало ясно и стыдно одновременно.</text:span></text:span><text:span text:style-name="Emphasis"><text:span text:style-name="T589"> Хорошо хоть, никто из коллег не </text:span></text:span><text:span text:style-name="Emphasis"><text:span text:style-name="T596">заметил</text:span></text:span><text:span text:style-name="Emphasis"><text:span text:style-name="T589">. </text:span></text:span><text:span text:style-name="Emphasis"><text:span text:style-name="T596">З</text:span></text:span><text:span text:style-name="Emphasis"><text:span text:style-name="T590">ато Емпа, </text:span></text:span><text:span text:style-name="Emphasis"><text:span text:style-name="T596">обратил внимание</text:span></text:span><text:span text:style-name="Emphasis"><text:span text:style-name="T590">:</text:span></text:span></text:p>
      <text:p text:style-name="P55"><text:span text:style-name="Emphasis"><text:span text:style-name="Strong_20_Emphasis"><text:span text:style-name="T590">[</text:span></text:span></text:span><text:span text:style-name="Emphasis"><text:span text:style-name="Strong_20_Emphasis"><text:span text:style-name="T597">ALERT</text:span></text:span></text:span><text:span text:style-name="Emphasis"><text:span text:style-name="Strong_20_Emphasis"><text:span text:style-name="T590"> </text:span></text:span></text:span><text:span text:style-name="Emphasis"><text:span text:style-name="Strong_20_Emphasis"><text:span text:style-name="T598">AFM</text:span></text:span></text:span><text:span text:style-name="Emphasis"><text:span text:style-name="Strong_20_Emphasis"><text:span text:style-name="T590">-1074]</text:span></text:span></text:span><text:span text:style-name="Emphasis"><text:span text:style-name="T590"> Ваша мысль содержала лексему «корень», классифицированную как флороагрессивная метафора. Рекомендуемая замена: «первопричина» или «основная причина». Контекст употребления значения не имеет. Ваш профиль этического соответствия скорректирован.</text:span></text:span></text:p>
      <text:p text:style-name="Text_20_body"><text:span text:style-name="Emphasis"><text:span text:style-name="T599">Впрочем, Эмпа долго сердится не </text:span></text:span><text:span text:style-name="Emphasis"><text:span text:style-name="T600">умел:</text:span></text:span><text:span text:style-name="Emphasis"><text:span text:style-name="T601"> </text:span></text:span><text:span text:style-name="Emphasis"><text:span text:style-name="T602">п</text:span></text:span><text:span text:style-name="Emphasis"><text:span text:style-name="T599">очти сразу</text:span></text:span><text:span text:style-name="Emphasis"><text:span text:style-name="T601"> </text:span></text:span><text:span text:style-name="Emphasis"><text:span text:style-name="T599">его нахмуренная мордашка расплылась в улыбке </text:span></text:span><text:span text:style-name="Emphasis"><text:span text:style-name="T600">и он выдал корпоративную мудрость, </text:span></text:span><text:span text:style-name="Emphasis"><text:span text:style-name="T603">соответствующую текущей </text:span></text:span><text:span text:style-name="Emphasis"><text:span text:style-name="T604">ситуации</text:span></text:span><text:span text:style-name="Emphasis"><text:span text:style-name="T601">: «</text:span></text:span><text:span text:style-name="Emphasis"><text:span text:style-name="T592">Любой</text:span></text:span><text:span text:style-name="Emphasis"><text:span text:style-name="T601"> слой почвы </text:span></text:span><text:span text:style-name="Emphasis"><text:span text:style-name="T602">хранит зерна для</text:span></text:span><text:span text:style-name="Emphasis"><text:span text:style-name="T601"> роста команды».</text:span></text:span></text:p>
      <text:h text:style-name="P56" text:outline-level="2"><text:span text:style-name="Emphasis"><text:span text:style-name="T605">Вечер</text:span></text:span></text:h>
      <text:p text:style-name="Text_20_body"><text:span text:style-name="Emphasis"><text:span text:style-name="T606">Помещение </text:span></text:span><text:span text:style-name="Emphasis"><text:span text:style-name="T607">#</text:span></text:span><text:span text:style-name="Emphasis"><text:span text:style-name="T608">7</text:span></text:span><text:span text:style-name="Emphasis"><text:span text:style-name="T607">3 </text:span></text:span><text:span text:style-name="Emphasis"><text:span text:style-name="T606">оказалось </text:span></text:span><text:span text:style-name="Emphasis"><text:span text:style-name="T609">просторным </text:span></text:span><text:span text:style-name="Emphasis"><text:span text:style-name="T606">конференц-</text:span></text:span><text:span text:style-name="Emphasis"><text:span text:style-name="T609">залом с модульной </text:span></text:span><text:span text:style-name="Emphasis"><text:span text:style-name="T610">эргономической</text:span></text:span><text:span text:style-name="Emphasis"><text:span text:style-name="T609"> мебелью, высоким потолком и стенами </text:span></text:span><text:span text:style-name="Emphasis"><text:span text:style-name="T611">сплошь </text:span></text:span><text:span text:style-name="Emphasis"><text:span text:style-name="T609">покрытыми интерактивными панелями. Здесь проходили почти все важные собрания местного офиса </text:span></text:span><text:span text:style-name="Emphasis"><text:span text:style-name="T612">Inteqra: </text:span></text:span><text:span text:style-name="Emphasis"><text:span text:style-name="T611">тут отправляли на подвиги, объявляли о победах, </text:span></text:span><text:span text:style-name="Emphasis"><text:span text:style-name="T613">вручали награды.</text:span></text:span></text:p>
      <text:p text:style-name="P57"><text:span text:style-name="Emphasis"><text:span text:style-name="T611">Здесь</text:span></text:span><text:span text:style-name="Emphasis"><text:span text:style-name="T606"> </text:span></text:span><text:span text:style-name="Emphasis"><text:span text:style-name="T609">да</text:span></text:span><text:span text:style-name="Emphasis"><text:span text:style-name="T606">же была </text:span></text:span><text:span text:style-name="Emphasis"><text:span text:style-name="T609">настоящая </text:span></text:span><text:span text:style-name="Emphasis"><text:span text:style-name="T606">трибуна </text:span></text:span><text:span text:style-name="Emphasis"><text:span text:style-name="T591">— </text:span></text:span><text:span text:style-name="Emphasis"><text:span text:style-name="T606">раритет </text:span></text:span><text:span text:style-name="Emphasis"><text:span text:style-name="T609">времен основания корпорации.</text:span></text:span><text:span text:style-name="Emphasis"><text:span text:style-name="T606"> </text:span></text:span><text:span text:style-name="Emphasis"><text:span text:style-name="T609">Выбиваясь своим архаичным видом из общего </text:span></text:span><text:span text:style-name="Emphasis"><text:span text:style-name="T613">неофункционального </text:span></text:span><text:span text:style-name="Emphasis"><text:span text:style-name="T609">стиля, о</text:span></text:span><text:span text:style-name="Emphasis"><text:span text:style-name="T606">на </text:span></text:span><text:span text:style-name="Emphasis"><text:span text:style-name="T609">одиноко </text:span></text:span><text:span text:style-name="Emphasis"><text:span text:style-name="T606">стояла в углу и никто, конечно, не пытался разложить на ней свои бумаги, как это делали ораторы древности. </text:span></text:span><text:span text:style-name="Emphasis"><text:span text:style-name="T614">Зато почти каждый, кто попадал в помещение, пытался подойти к ней и, потакая своим докогнитивным инстинктам, норовил потрогать ее. </text:span></text:span><text:span text:style-name="Emphasis"><text:span text:style-name="T615">Множество акторов получили за это снижение рейтинга, но по какой-то причине, людей это не останавливало. </text:span></text:span><text:span text:style-name="Emphasis"><text:span text:style-name="T613">Г</text:span></text:span><text:span text:style-name="Emphasis"><text:span text:style-name="T616">о</text:span></text:span><text:span text:style-name="Emphasis"><text:span text:style-name="T617">л</text:span></text:span><text:span text:style-name="Emphasis"><text:span text:style-name="T616">ографический проектор, </text:span></text:span><text:span text:style-name="Emphasis"><text:span text:style-name="T613">торчащий </text:span></text:span><text:span text:style-name="Emphasis"><text:span text:style-name="T616">в противоположном углу </text:span></text:span><text:span text:style-name="Emphasis"><text:span text:style-name="T618">зала, </text:span></text:span><text:span text:style-name="Emphasis"><text:span text:style-name="T613">был</text:span></text:span><text:span text:style-name="Emphasis"><text:span text:style-name="T618"> </text:span></text:span><text:span text:style-name="Emphasis"><text:span text:style-name="T616">тоже не молод, </text:span></text:span><text:span text:style-name="Emphasis"><text:span text:style-name="T613">но</text:span></text:span><text:span text:style-name="Emphasis"><text:span text:style-name="T616"> настолько выраженного интереса </text:span></text:span><text:span text:style-name="Emphasis"><text:span text:style-name="T613">он </text:span></text:span><text:span text:style-name="Emphasis"><text:span text:style-name="T616">почему-то не вызывал.</text:span></text:span></text:p>
      <text:p text:style-name="Text_20_body"><text:span text:style-name="Emphasis"><text:span text:style-name="T619">Зал был </text:span></text:span><text:span text:style-name="Emphasis"><text:span text:style-name="T613">уже </text:span></text:span><text:span text:style-name="Emphasis"><text:span text:style-name="T620">почти полон</text:span></text:span><text:span text:style-name="Emphasis"><text:span text:style-name="T619">, но Аме удалось отыскать местечко, равноудаленное от ближайших соседей. Остальные вновь-прибывшие, сконфуж</text:span></text:span><text:span text:style-name="Emphasis"><text:span text:style-name="T621">е</text:span></text:span><text:span text:style-name="Emphasis"><text:span text:style-name="T619">но поглядывая сквозь интерфейс </text:span></text:span><text:span text:style-name="Emphasis"><text:span text:style-name="T613">С</text:span></text:span><text:span text:style-name="Emphasis"><text:span text:style-name="T622">инасинка</text:span></text:span><text:span text:style-name="Emphasis"><text:span text:style-name="T619">, поступали </text:span></text:span><text:span text:style-name="Emphasis"><text:span text:style-name="T622">примерно </text:span></text:span><text:span text:style-name="Emphasis"><text:span text:style-name="T619">также. </text:span></text:span><text:span text:style-name="Emphasis"><text:span text:style-name="T622">Помещение в дефрейме </text:span></text:span><text:span text:style-name="Emphasis"><text:span text:style-name="T618">наводн</text:span></text:span><text:span text:style-name="Emphasis"><text:span text:style-name="T621">и</text:span></text:span><text:span text:style-name="Emphasis"><text:span text:style-name="T618">лось</text:span></text:span><text:span text:style-name="Emphasis"><text:span text:style-name="T622"> тем </text:span></text:span><text:span text:style-name="Emphasis"><text:span text:style-name="T623">полузадуше</text:span></text:span><text:span text:style-name="Emphasis"><text:span text:style-name="T621">н</text:span></text:span><text:span text:style-name="Emphasis"><text:span text:style-name="T623">ным</text:span></text:span><text:span text:style-name="Emphasis"><text:span text:style-name="T622"> шелестом, </text:span></text:span><text:span text:style-name="Emphasis"><text:span text:style-name="T624">который</text:span></text:span><text:span text:style-name="Emphasis"><text:span text:style-name="T622"> некогда </text:span></text:span><text:span text:style-name="Emphasis"><text:span text:style-name="T618">был </text:span></text:span><text:span text:style-name="Emphasis"><text:span text:style-name="T622">характерен для публичных библиотек, зато лобби митинга в </text:span></text:span><text:span text:style-name="Emphasis"><text:span text:style-name="T613">С</text:span></text:span><text:span text:style-name="Emphasis"><text:span text:style-name="T622">инке </text:span></text:span><text:span text:style-name="Emphasis"><text:span text:style-name="T625">встретило Аму гулом голосов </text:span></text:span><text:span text:style-name="Emphasis"><text:span text:style-name="T623">давно знакомых,</text:span></text:span><text:span text:style-name="Emphasis"><text:span text:style-name="T625"> работающих вместе людей.</text:span></text:span></text:p>
      <text:p text:style-name="Text_20_body"><text:soft-page-break/><text:span text:style-name="Emphasis"><text:span text:style-name="T617">На </text:span></text:span><text:span text:style-name="Emphasis"><text:span text:style-name="T626">невысокий </text:span></text:span><text:span text:style-name="Emphasis"><text:span text:style-name="T617">подиум между </text:span></text:span><text:span text:style-name="Emphasis"><text:span text:style-name="T626">трибуной и голопроектором, </text:span></text:span><text:span text:style-name="Emphasis"><text:span text:style-name="T627">не прекращая переговариваться и дружески посмеиваться </text:span></text:span><text:span text:style-name="Emphasis"><text:span text:style-name="T628">между </text:span></text:span><text:span text:style-name="Emphasis"><text:span text:style-name="T627">собой, </text:span></text:span><text:span text:style-name="Emphasis"><text:span text:style-name="T626">поднялись </text:span></text:span><text:span text:style-name="Emphasis"><text:span text:style-name="T629">фасилитатор группы и </text:span></text:span><text:span text:style-name="Emphasis"><text:span text:style-name="T626">несколько </text:span></text:span><text:span text:style-name="Emphasis"><text:span text:style-name="T628">довольных жизнью </text:span></text:span><text:span text:style-name="Emphasis"><text:span text:style-name="T630">акторов</text:span></text:span><text:span text:style-name="Emphasis"><text:span text:style-name="T626"> в </text:span></text:span><text:span text:style-name="Emphasis"><text:span text:style-name="T631">солидных</text:span></text:span><text:span text:style-name="Emphasis"><text:span text:style-name="T632"> </text:span></text:span><text:span text:style-name="Emphasis"><text:span text:style-name="T626">скинах </text:span></text:span><text:span text:style-name="Emphasis"><text:span text:style-name="T629">высших </text:span></text:span><text:span text:style-name="Emphasis"><text:span text:style-name="T626">руководителей </text:span></text:span><text:span text:style-name="Emphasis"><text:span text:style-name="T633">Inteqra.</text:span></text:span></text:p>
      <text:p text:style-name="Text_20_body"><text:span text:style-name="Emphasis"><text:span text:style-name="T634">— Добро пожаловать на </text:span></text:span><text:span text:style-name="Emphasis"><text:span text:style-name="T621">специальную</text:span></text:span><text:span text:style-name="Emphasis"><text:span text:style-name="T634"> сессию </text:span></text:span><text:span text:style-name="Emphasis"><text:span text:style-name="T613">Т</text:span></text:span><text:span text:style-name="Emphasis"><text:span text:style-name="T634">ета-группы! — </text:span></text:span><text:span text:style-name="Emphasis"><text:span text:style-name="T635">Излучая</text:span></text:span><text:span text:style-name="Emphasis"><text:span text:style-name="T636"> </text:span></text:span><text:span text:style-name="Emphasis"><text:span text:style-name="T637">правдоподобн</text:span></text:span><text:span text:style-name="Emphasis"><text:span text:style-name="T635">ое</text:span></text:span><text:span text:style-name="Emphasis"><text:span text:style-name="T637"> </text:span></text:span><text:span text:style-name="Emphasis"><text:span text:style-name="T636">счастье </text:span></text:span><text:span text:style-name="Emphasis"><text:span text:style-name="T634">начал</text:span></text:span><text:span text:style-name="Emphasis"><text:span text:style-name="T638">а </text:span></text:span><text:span text:style-name="Emphasis"><text:span text:style-name="T639">Маргарита Вальден, </text:span></text:span><text:span text:style-name="Emphasis"><text:span text:style-name="T640">NEX</text:span></text:span><text:span text:style-name="Emphasis"><text:span text:style-name="T641"><text:note text:id="ftn34" text:note-class="footnote"><text:note-citation>34</text:note-citation><text:note-body><text:p text:style-name="P58"><text:span text:style-name="Strong_20_Emphasis"><text:span text:style-name="T642">NEX </text:span></text:span><text:span text:style-name="Emphasis"><text:span text:style-name="T643">— </text:span></text:span><text:span text:style-name="Strong_20_Emphasis"><text:span text:style-name="T67">Node Executive</text:span></text:span>, <text:span text:style-name="T644">иными словами директор филиала</text:span></text:p></text:note-body></text:note></text:span></text:span><text:span text:style-name="Emphasis"><text:span text:style-name="T638"> местного филиала — высокий актор с аватаром улыбчивой блондинки. </text:span></text:span><text:span text:style-name="Emphasis"><text:span text:style-name="T634">— В Inteqra мы читаем не слова, а мысли. Следите за сигналами, считывайте нюансы </text:span></text:span><text:span text:style-name="Emphasis"><text:span text:style-name="T638">и помните, что паттернизация КК</text:span></text:span><text:span text:style-name="Emphasis"><text:span text:style-name="T638"><text:note text:id="ftn35" text:note-class="footnote"><text:note-citation>35</text:note-citation><text:note-body><text:p text:style-name="P59">Когнитивная кинетика</text:p></text:note-body></text:note></text:span></text:span><text:span text:style-name="Emphasis"><text:span text:style-name="T638"> это не искусство, а </text:span></text:span><text:span text:style-name="Emphasis"><text:span text:style-name="T645">процесс</text:span></text:span><text:span text:style-name="Emphasis"><text:span text:style-name="T639">.</text:span></text:span><text:span text:style-name="Emphasis"><text:span text:style-name="T638"> Сегодня, </text:span></text:span><text:span text:style-name="Emphasis"><text:span text:style-name="T645">с последними новостями о проекте </text:span></text:span><text:span text:style-name="Emphasis"><text:span text:style-name="T646">Morpheus</text:span></text:span><text:span text:style-name="Emphasis"><text:span text:style-name="T638"> у нас в гостях </text:span></text:span><text:span text:style-name="Emphasis"><text:span text:style-name="T647">Гарольд</text:span></text:span><text:span text:style-name="Emphasis"><text:span text:style-name="T638"> </text:span></text:span><text:span text:style-name="Emphasis"><text:span text:style-name="T647">Брейс! </text:span></text:span><text:span text:style-name="Emphasis"><text:span text:style-name="T645">— </text:span></text:span><text:span text:style-name="Emphasis"><text:span text:style-name="T639">Тут она покосилась на высокопоставленного гостя. </text:span></text:span><text:span text:style-name="Emphasis"><text:span text:style-name="T645">—</text:span></text:span><text:span text:style-name="Emphasis"><text:span text:style-name="T648"> Да-да, тот самый знаменитый</text:span></text:span><text:span text:style-name="Emphasis"><text:span text:style-name="T647"> </text:span></text:span><text:span text:style-name="Emphasis"><text:span text:style-name="T649">CHO</text:span></text:span><text:span text:style-name="Emphasis"><text:span text:style-name="T638"> </text:span></text:span><text:span text:style-name="Emphasis"><text:span text:style-name="T648">департамента </text:span></text:span><text:span text:style-name="Emphasis"><text:span text:style-name="T646">HARD</text:span></text:span><text:span text:style-name="Emphasis"><text:span text:style-name="T646"><text:note text:id="ftn36" text:note-class="footnote"><text:note-citation>36</text:note-citation><text:note-body><text:p text:style-name="P60"><text:span text:style-name="T650">CHO </text:span><text:span text:style-name="Emphasis"><text:span text:style-name="T651">— </text:span></text:span>Chief Harmony Officer; <text:span text:style-name="T650">HARD </text:span><text:span text:style-name="Emphasis"><text:span text:style-name="T651">— </text:span></text:span>Human and Artificial Resources Department</text:p></text:note-body></text:note></text:span></text:span><text:span text:style-name="Emphasis"><text:span text:style-name="T646">.</text:span></text:span><text:span text:style-name="Emphasis"><text:span text:style-name="T645"> Но сперва, несколько важных </text:span></text:span><text:span text:style-name="Emphasis"><text:span text:style-name="T652">слов</text:span></text:span><text:span text:style-name="Emphasis"><text:span text:style-name="T645"> от фасилитатора </text:span></text:span><text:span text:style-name="Emphasis"><text:span text:style-name="T613">Т</text:span></text:span><text:span text:style-name="Emphasis"><text:span text:style-name="T645">ета-группы — </text:span></text:span><text:span text:style-name="Emphasis"><text:span text:style-name="T632">Лиа, прошу!</text:span></text:span></text:p>
      <text:p text:style-name="Text_20_body"><text:span text:style-name="Emphasis"><text:span text:style-name="T629">По </text:span></text:span><text:span text:style-name="Emphasis"><text:span text:style-name="T653">свеже</text:span></text:span><text:span text:style-name="Emphasis"><text:span text:style-name="T629">-</text:span></text:span><text:span text:style-name="Emphasis"><text:span text:style-name="T654">отрендеренному</text:span></text:span><text:span text:style-name="Emphasis"><text:span text:style-name="T629"> а</text:span></text:span><text:span text:style-name="Emphasis"><text:span text:style-name="T655">ватар</text:span></text:span><text:span text:style-name="Emphasis"><text:span text:style-name="T629">у</text:span></text:span><text:span text:style-name="Emphasis"><text:span text:style-name="T655"> </text:span></text:span><text:span text:style-name="Emphasis"><text:span text:style-name="T625">Лиа Корт </text:span></text:span><text:span text:style-name="Emphasis"><text:span text:style-name="T655">был</text:span></text:span><text:span text:style-name="Emphasis"><text:span text:style-name="T629">о</text:span></text:span><text:span text:style-name="Emphasis"><text:span text:style-name="T655"> </text:span></text:span><text:span text:style-name="Emphasis"><text:span text:style-name="T656">видно, что фасилитатор </text:span></text:span><text:span text:style-name="Emphasis"><text:span text:style-name="T653">тщательно </text:span></text:span><text:span text:style-name="Emphasis"><text:span text:style-name="T656">готовил</text:span></text:span><text:span text:style-name="Emphasis"><text:span text:style-name="T653">ась</text:span></text:span><text:span text:style-name="Emphasis"><text:span text:style-name="T656"> к</text:span></text:span><text:span text:style-name="Emphasis"><text:span text:style-name="T654">о</text:span></text:span><text:span text:style-name="Emphasis"><text:span text:style-name="T629"> </text:span></text:span><text:span text:style-name="Emphasis"><text:span text:style-name="T656">встрече. </text:span></text:span><text:span text:style-name="Emphasis"><text:span text:style-name="T657">Ее</text:span></text:span><text:span text:style-name="Emphasis"><text:span text:style-name="T656"> </text:span></text:span><text:span text:style-name="Emphasis"><text:span text:style-name="T657">г</text:span></text:span><text:span text:style-name="Emphasis"><text:span text:style-name="T655">олос </text:span></text:span><text:span text:style-name="Emphasis"><text:span text:style-name="T656">звенел</text:span></text:span><text:span text:style-name="Emphasis"><text:span text:style-name="T655"> торжественн</text:span></text:span><text:span text:style-name="Emphasis"><text:span text:style-name="T656">остью,</text:span></text:span><text:span text:style-name="Emphasis"><text:span text:style-name="T655"> но слегка подрагивал — то-ли от </text:span></text:span><text:span text:style-name="Emphasis"><text:span text:style-name="T654">важности</text:span></text:span><text:span text:style-name="Emphasis"><text:span text:style-name="T656"> момента</text:span></text:span><text:span text:style-name="Emphasis"><text:span text:style-name="T655">, то-ли от </text:span></text:span><text:span text:style-name="Emphasis"><text:span text:style-name="T656">напряжения</text:span></text:span><text:span text:style-name="Emphasis"><text:span text:style-name="T658"> </text:span></text:span><text:span text:style-name="Emphasis"><text:span text:style-name="T659">из-за</text:span></text:span><text:span text:style-name="Emphasis"><text:span text:style-name="T658"> </text:span></text:span><text:span text:style-name="Emphasis"><text:span text:style-name="T656">присутстви</text:span></text:span><text:span text:style-name="Emphasis"><text:span text:style-name="T659">я</text:span></text:span><text:span text:style-name="Emphasis"><text:span text:style-name="T656"> </text:span></text:span><text:span text:style-name="Emphasis"><text:span text:style-name="T660">лидеров</text:span></text:span><text:span text:style-name="Emphasis"><text:span text:style-name="T656"> бэндов </text:span></text:span><text:span text:style-name="Emphasis"><text:span text:style-name="T653">три </text:span></text:span><text:span text:style-name="Emphasis"><text:span text:style-name="T656">и </text:span></text:span><text:span text:style-name="Emphasis"><text:span text:style-name="T653">два</text:span></text:span><text:span text:style-name="Emphasis"><text:span text:style-name="T656">+. </text:span></text:span><text:span text:style-name="Emphasis"><text:span text:style-name="T653">После легкой заминки Лиа Корт </text:span></text:span><text:span text:style-name="Emphasis"><text:span text:style-name="T661">сделала полшага </text:span></text:span><text:span text:style-name="Emphasis"><text:span text:style-name="T653">вперед и начала:</text:span></text:span></text:p>
      <text:p text:style-name="Text_20_body"><text:span text:style-name="Emphasis"><text:span text:style-name="T645">— </text:span></text:span><text:span text:style-name="Emphasis"><text:span text:style-name="T653">Спасибо, </text:span></text:span><text:span text:style-name="Emphasis"><text:span text:style-name="T652">Марго…</text:span></text:span><text:span text:style-name="Emphasis"><text:span text:style-name="T653"> </text:span></text:span><text:span text:style-name="Emphasis"><text:span text:style-name="T645">— </text:span></text:span><text:span text:style-name="Emphasis"><text:span text:style-name="T653">тут, </text:span></text:span><text:span text:style-name="Emphasis"><text:span text:style-name="T659">не зная дозволенных границ фамильярности, она, </text:span></text:span><text:span text:style-name="Emphasis"><text:span text:style-name="T661">кажется покраснела</text:span></text:span><text:span text:style-name="Emphasis"><text:span text:style-name="T659"> и </text:span></text:span><text:span text:style-name="Emphasis"><text:span text:style-name="T653">бросила смущенною улыбку в сторону </text:span></text:span><text:span text:style-name="Emphasis"><text:span text:style-name="T662">N</text:span></text:span><text:span text:style-name="Emphasis"><text:span text:style-name="T640">EX</text:span></text:span><text:span text:style-name="Emphasis"><text:span text:style-name="T663">, </text:span></text:span><text:span text:style-name="Emphasis"><text:span text:style-name="T645">— </text:span></text:span><text:span text:style-name="Emphasis"><text:span text:style-name="T663"><text:s/></text:span></text:span><text:span text:style-name="Emphasis"><text:span text:style-name="T659">...</text:span></text:span><text:span text:style-name="Emphasis"><text:span text:style-name="T652">Р</text:span></text:span><text:span text:style-name="Emphasis"><text:span text:style-name="T653">ита!</text:span></text:span><text:span text:style-name="Emphasis"><text:span text:style-name="T659">.. </text:span></text:span><text:span text:style-name="Emphasis"><text:span text:style-name="T652">Да!.. </text:span></text:span><text:span text:style-name="Emphasis"><text:span text:style-name="T659">С одной стороны, </text:span></text:span><text:span text:style-name="Emphasis"><text:span text:style-name="T652">у </text:span></text:span><text:span text:style-name="Emphasis"><text:span text:style-name="T659">меня грустные новости, ведь нашу команду покинул весьма ценный сотрудник и прекрасный актор! С другой, мы </text:span></text:span><text:span text:style-name="Emphasis"><text:span text:style-name="T664">должны</text:span></text:span><text:span text:style-name="Emphasis"><text:span text:style-name="T659"> </text:span></text:span><text:span text:style-name="Emphasis"><text:span text:style-name="T664">по</text:span></text:span><text:span text:style-name="Emphasis"><text:span text:style-name="T659">радоваться, тому, что </text:span></text:span><text:span text:style-name="Emphasis"><text:span text:style-name="T665">нашу работу над проектом </text:span></text:span><text:span text:style-name="Emphasis"><text:span text:style-name="T666">Morpheus </text:span></text:span><text:span text:style-name="Emphasis"><text:span text:style-name="T665">заметили и оценили! Поздравляю всю команду: </text:span></text:span><text:span text:style-name="Emphasis"><text:span text:style-name="T659">Ру Лейв заслуженно идет на повышение и переводится а штаб квартиру </text:span></text:span><text:span text:style-name="Emphasis"><text:span text:style-name="T667">Inte...</text:span></text:span></text:p>
      <text:p text:style-name="Text_20_body"><text:span text:style-name="Emphasis"><text:span text:style-name="T660">Последние слова Лиа потонули в </text:span></text:span><text:span text:style-name="Emphasis"><text:span text:style-name="T635">лавине </text:span></text:span><text:span text:style-name="Emphasis"><text:span text:style-name="T668">зар</text:span></text:span><text:span text:style-name="Emphasis"><text:span text:style-name="T664">я</text:span></text:span><text:span text:style-name="Emphasis"><text:span text:style-name="T668">женн</text:span></text:span><text:span text:style-name="Emphasis"><text:span text:style-name="T660">ой</text:span></text:span><text:span text:style-name="Emphasis"><text:span text:style-name="T668"> энтузиазмом корпоративн</text:span></text:span><text:span text:style-name="Emphasis"><text:span text:style-name="T660">ой</text:span></text:span><text:span text:style-name="Emphasis"><text:span text:style-name="T668"> музык</text:span></text:span><text:span text:style-name="Emphasis"><text:span text:style-name="T669">и</text:span></text:span><text:span text:style-name="Emphasis"><text:span text:style-name="T660">.</text:span></text:span><text:span text:style-name="Emphasis"><text:span text:style-name="T668"> </text:span></text:span><text:span text:style-name="Emphasis"><text:span text:style-name="T660">Одновременно с этим, з</text:span></text:span><text:span text:style-name="Emphasis"><text:span text:style-name="T659">а спиной </text:span></text:span><text:span text:style-name="Emphasis"><text:span text:style-name="T661">выступающих,</text:span></text:span><text:span text:style-name="Emphasis"><text:span text:style-name="T659"> во всю стену </text:span></text:span><text:span text:style-name="Emphasis"><text:span text:style-name="T635">развернулся</text:span></text:span><text:span text:style-name="Emphasis"><text:span text:style-name="T659"> снип: </text:span></text:span><text:span text:style-name="Emphasis"><text:span text:style-name="T657">в</text:span></text:span><text:span text:style-name="Emphasis"><text:span text:style-name="T661"> </text:span></text:span><text:span text:style-name="Emphasis"><text:span text:style-name="T659">окружении </text:span></text:span><text:span text:style-name="Emphasis"><text:span text:style-name="T670">радушных</text:span></text:span><text:span text:style-name="Emphasis"><text:span text:style-name="T668"> сотрудников штаб квартиры, </text:span></text:span><text:span text:style-name="Emphasis"><text:span text:style-name="T635">сияя</text:span></text:span><text:span text:style-name="Emphasis"><text:span text:style-name="T659"> </text:span></text:span><text:span text:style-name="Emphasis"><text:span text:style-name="T671">официальной </text:span></text:span><text:span text:style-name="Emphasis"><text:span text:style-name="T635">улыбкой </text:span></text:span><text:span text:style-name="Emphasis"><text:span text:style-name="T659">Ру Лейв</text:span></text:span><text:span text:style-name="Emphasis"><text:span text:style-name="T661"> уже </text:span></text:span><text:span text:style-name="Emphasis"><text:span text:style-name="T659">в </text:span></text:span><text:span text:style-name="Emphasis"><text:span text:style-name="T661">скин</text:span></text:span><text:span text:style-name="Emphasis"><text:span text:style-name="T635">ах</text:span></text:span><text:span text:style-name="Emphasis"><text:span text:style-name="T661"> руководителя,</text:span></text:span><text:span text:style-name="Emphasis"><text:span text:style-name="T672"> </text:span></text:span><text:span text:style-name="Emphasis"><text:span text:style-name="T668">жмет руку </text:span></text:span><text:span text:style-name="Emphasis"><text:span text:style-name="T660">мудрому, </text:span></text:span><text:span text:style-name="Emphasis"><text:span text:style-name="T661">очевидно </text:span></text:span><text:span text:style-name="Emphasis"><text:span text:style-name="T668">строгому, но </text:span></text:span><text:span text:style-name="Emphasis"><text:span text:style-name="T661">явно </text:span></text:span><text:span text:style-name="Emphasis"><text:span text:style-name="T668">справедливому генеральному директору компании. </text:span></text:span><text:span text:style-name="Emphasis"><text:span text:style-name="T673">Снип дублировался в Синк, голос на фоне декламировал что-то вдохновляющее, внизу архаич</text:span></text:span><text:span text:style-name="Emphasis"><text:span text:style-name="T674">но</text:span></text:span><text:span text:style-name="Emphasis"><text:span text:style-name="T673"> бежала строка субтитров, </text:span></text:span><text:span text:style-name="Emphasis"><text:span text:style-name="T674">а Эмпа одобрительно кивал головой, Лиа ждала.</text:span></text:span></text:p>
      <text:p text:style-name="Text_20_body"><text:span text:style-name="Emphasis"><text:span text:style-name="T230">Когда полутораминутный ролик закончился, Лиа Корт смогла продолжить:</text:span></text:span></text:p>
      <text:p text:style-name="Text_20_body"><text:span text:style-name="Emphasis"><text:span text:style-name="T645">— </text:span></text:span><text:span text:style-name="Emphasis"><text:span text:style-name="T674">Мы уверены, </text:span></text:span><text:span text:style-name="Emphasis"><text:span text:style-name="T645">— </text:span></text:span><text:span text:style-name="Emphasis"><text:span text:style-name="T674">тут фасилитатор быстро оглянулась на остальных менеджеров, </text:span></text:span><text:span text:style-name="Emphasis"><text:span text:style-name="T645">— </text:span></text:span><text:span text:style-name="Emphasis"><text:span text:style-name="T675">нам всем будет приятно поздравить Ру Лейв с повышением! Всё внимание на Синат</text:span></text:span><text:span text:style-name="Emphasis"><text:span text:style-name="T676">а</text:span></text:span><text:span text:style-name="Emphasis"><text:span text:style-name="T675">лк!</text:span></text:span></text:p>
      <text:p text:style-name="Text_20_body"><text:span text:style-name="Emphasis"><text:span text:style-name="T677">В</text:span></text:span><text:span text:style-name="Emphasis"><text:span text:style-name="T678"> </text:span></text:span><text:span text:style-name="Emphasis"><text:span text:style-name="T675">дефрейме Лиа Корт захлопала в </text:span></text:span><text:span text:style-name="Emphasis"><text:span text:style-name="T678">ладоши</text:span></text:span><text:span text:style-name="Emphasis"><text:span text:style-name="T675">, в зале кто-то поддержал, в </text:span></text:span><text:span text:style-name="Emphasis"><text:span text:style-name="T679">С</text:span></text:span><text:span text:style-name="Emphasis"><text:span text:style-name="T675">инке </text:span></text:span><text:span text:style-name="Emphasis"><text:span text:style-name="T670">потянулась струйка</text:span></text:span><text:span text:style-name="Emphasis"><text:span text:style-name="T675"> лайк</text:span></text:span><text:span text:style-name="Emphasis"><text:span text:style-name="T670">ов</text:span></text:span><text:span text:style-name="Emphasis"><text:span text:style-name="T675">. </text:span></text:span><text:span text:style-name="Emphasis"><text:span text:style-name="T677">В поле зрения всплыло окошко Синат</text:span></text:span><text:span text:style-name="Emphasis"><text:span text:style-name="T676">а</text:span></text:span><text:span text:style-name="Emphasis"><text:span text:style-name="T677">лка, послышались переливчатые трели вызова </text:span></text:span><text:span text:style-name="Emphasis"><text:span text:style-name="T680">абонента.</text:span></text:span></text:p>
      <text:p text:style-name="Text_20_body"><text:span text:style-name="Emphasis"><text:span text:style-name="T670">Конечно, п</text:span></text:span><text:span text:style-name="Emphasis"><text:span text:style-name="T676">ришлось немного подождать</text:span></text:span><text:span text:style-name="Emphasis"><text:span text:style-name="T681"> </text:span></text:span><text:span text:style-name="Emphasis"><text:span text:style-name="T676">пока </text:span></text:span><text:span text:style-name="Emphasis"><text:span text:style-name="T679">Ру Лейв</text:span></text:span><text:span text:style-name="Emphasis"><text:span text:style-name="T676"> ответит,</text:span></text:span><text:span text:style-name="Emphasis"><text:span text:style-name="T681"> но </text:span></text:span><text:span text:style-name="Emphasis"><text:span text:style-name="T682">фасилитатор </text:span></text:span><text:span text:style-name="Emphasis"><text:span text:style-name="T681">Лиа не успела </text:span></text:span><text:span text:style-name="Emphasis"><text:span text:style-name="T670">еще даже</text:span></text:span><text:span text:style-name="Emphasis"><text:span text:style-name="T681"> занервничать, </text:span></text:span><text:span text:style-name="Emphasis"><text:span text:style-name="T683">как в окне Синаталка </text:span></text:span><text:span text:style-name="Emphasis"><text:span text:style-name="T670">крупным планом возник</text:span></text:span><text:span text:style-name="Emphasis"><text:span text:style-name="T681"> аватар Ру: </text:span></text:span><text:span text:style-name="Emphasis"><text:span text:style-name="T683">л</text:span></text:span><text:span text:style-name="Emphasis"><text:span text:style-name="T681">ицо </text:span></text:span><text:span text:style-name="Emphasis"><text:span text:style-name="T670">вначале официально-</text:span></text:span><text:span text:style-name="Emphasis"><text:span text:style-name="T683">деловое, </text:span></text:span><text:span text:style-name="Emphasis"><text:span text:style-name="T681">сосредоточенное </text:span></text:span><text:span text:style-name="Emphasis"><text:span text:style-name="T670">мгновенно расплылось в</text:span></text:span><text:span text:style-name="Emphasis"><text:span text:style-name="T683"> </text:span></text:span><text:span text:style-name="Emphasis"><text:span text:style-name="T684">широкой</text:span></text:span><text:span text:style-name="Emphasis"><text:span text:style-name="T670"> </text:span></text:span><text:span text:style-name="Emphasis"><text:span text:style-name="T683">улыб</text:span></text:span><text:span text:style-name="Emphasis"><text:span text:style-name="T670">ке</text:span></text:span><text:span text:style-name="Emphasis"><text:span text:style-name="T683">. </text:span></text:span><text:span text:style-name="Emphasis"><text:span text:style-name="T670">И </text:span></text:span><text:soft-page-break/><text:span text:style-name="Emphasis"><text:span text:style-name="T670">только </text:span></text:span><text:span text:style-name="Emphasis"><text:span text:style-name="T685">актор </text:span></text:span><text:span text:style-name="Emphasis"><text:span text:style-name="T670">вроде Амы, </text:span></text:span><text:span text:style-name="Emphasis"><text:span text:style-name="T685">кто </text:span></text:span><text:span text:style-name="Emphasis"><text:span text:style-name="T670">хорошо зна</text:span></text:span><text:span text:style-name="Emphasis"><text:span text:style-name="T685">ет</text:span></text:span><text:span text:style-name="Emphasis"><text:span text:style-name="T670"> </text:span></text:span><text:span text:style-name="Emphasis"><text:span text:style-name="T685">Ру</text:span></text:span><text:span text:style-name="Emphasis"><text:span text:style-name="T670">, мог </text:span></text:span><text:span text:style-name="Emphasis"><text:span text:style-name="T685">бы </text:span></text:span><text:span text:style-name="Emphasis"><text:span text:style-name="T670">заподозрить в </text:span></text:span><text:span text:style-name="Emphasis"><text:span text:style-name="T679">этом </text:span></text:span><text:span text:style-name="Emphasis"><text:span text:style-name="T670">изображении </text:span></text:span><text:span text:style-name="Emphasis"><text:span text:style-name="T686">следы </text:span></text:span><text:span text:style-name="Emphasis"><text:span text:style-name="T670">мимическ</text:span></text:span><text:span text:style-name="Emphasis"><text:span text:style-name="T686">ой</text:span></text:span><text:span text:style-name="Emphasis"><text:span text:style-name="T670"> коррек</text:span></text:span><text:span text:style-name="Emphasis"><text:span text:style-name="T679">ции</text:span></text:span><text:span text:style-name="Emphasis"><text:span text:style-name="T670">.</text:span></text:span></text:p>
      <text:p text:style-name="Text_20_body"><text:span text:style-name="Emphasis"><text:span text:style-name="T645">— </text:span></text:span><text:span text:style-name="Emphasis"><text:span text:style-name="T682">Привет, Ру! </text:span></text:span><text:span text:style-name="Emphasis"><text:span text:style-name="T645">— </text:span></text:span><text:span text:style-name="Emphasis"><text:span text:style-name="T682">Лиа Корт с облегчением помахала рукой стене, на которую проецировал</text:span></text:span><text:span text:style-name="Emphasis"><text:span text:style-name="T685">а</text:span></text:span><text:span text:style-name="Emphasis"><text:span text:style-name="T682">сь </text:span></text:span><text:span text:style-name="Emphasis"><text:span text:style-name="T685">картинка</text:span></text:span><text:span text:style-name="Emphasis"><text:span text:style-name="T682"> из </text:span></text:span><text:span text:style-name="Emphasis"><text:span text:style-name="T687">просторного</text:span></text:span><text:span text:style-name="Emphasis"><text:span text:style-name="T682"> офиса </text:span></text:span><text:span text:style-name="Emphasis"><text:span text:style-name="T645">— </text:span></text:span><text:span text:style-name="Emphasis"><text:span text:style-name="T682">как тебе на новом месте?</text:span></text:span></text:p>
      <text:p text:style-name="Text_20_body"><text:span text:style-name="Emphasis"><text:span text:style-name="T645">— </text:span></text:span><text:span text:style-name="Emphasis"><text:span text:style-name="T682">Привет, Лиа! Привет, все! Так замеча...</text:span></text:span></text:p>
      <text:p text:style-name="Text_20_body"><text:span text:style-name="Emphasis"><text:span text:style-name="T645">— </text:span></text:span><text:span text:style-name="Emphasis"><text:span text:style-name="T670">«</text:span></text:span><text:span text:style-name="Emphasis"><text:span text:style-name="T688">А в </text:span></text:span><text:span text:style-name="Emphasis"><text:span text:style-name="T689">лице</text:span></text:span><text:span text:style-name="Emphasis"><text:span text:style-name="T688"> ее конкретно, что-то счастья незаметно</text:span></text:span><text:span text:style-name="Emphasis"><text:span text:style-name="T670">»,</text:span></text:span><text:span text:style-name="Emphasis"><text:span text:style-name="T688"> </text:span></text:span><text:span text:style-name="Emphasis"><text:span text:style-name="T645">— </text:span></text:span><text:span text:style-name="Emphasis"><text:span text:style-name="T690">Вер Син </text:span></text:span><text:span text:style-name="Emphasis"><text:span text:style-name="T691">неожиданно </text:span></text:span><text:span text:style-name="Emphasis"><text:span text:style-name="T692">ворвался в личку Амы,</text:span></text:span><text:span text:style-name="Emphasis"><text:span text:style-name="T690"> </text:span></text:span><text:span text:style-name="Emphasis"><text:span text:style-name="T679">с </text:span></text:span><text:span text:style-name="Emphasis"><text:span text:style-name="T693">не совсем уместным </text:span></text:span><text:span text:style-name="Emphasis"><text:span text:style-name="T689">парафразом</text:span></text:span><text:span text:style-name="Emphasis"><text:span text:style-name="T692"> давно забытой </text:span></text:span><text:span text:style-name="Emphasis"><text:span text:style-name="T694">строки</text:span></text:span><text:span text:style-name="Emphasis"><text:span text:style-name="T692"> </text:span></text:span><text:span text:style-name="Emphasis"><text:span text:style-name="T693">одного прекрасного в молодости, но ужасного в старости поэта, </text:span></text:span><text:span text:style-name="Emphasis"><text:span text:style-name="T679">жившего на</text:span></text:span><text:span text:style-name="Emphasis"><text:span text:style-name="T685"> закате </text:span></text:span><text:span text:style-name="Emphasis"><text:span text:style-name="T693">докогнитивной эпохи.</text:span></text:span></text:p>
      <text:p text:style-name="Text_20_body"><text:span text:style-name="Emphasis"><text:span text:style-name="T645">— </text:span></text:span><text:span text:style-name="Emphasis"><text:span text:style-name="T695">Да… уж…действительно… </text:span></text:span><text:span text:style-name="Emphasis"><text:span text:style-name="T645">— </text:span></text:span><text:span text:style-name="Emphasis"><text:span text:style-name="T695">Аме почему-то было больно смотреть и неприятно слушать корпоративный спич Ру Лейв. Гораздо лучше было общаться с Вер Син</text:span></text:span><text:span text:style-name="Emphasis"><text:span text:style-name="T687">.</text:span></text:span><text:span text:style-name="Emphasis"><text:span text:style-name="T695"> </text:span></text:span><text:span text:style-name="Emphasis"><text:span text:style-name="T645">— </text:span></text:span><text:span text:style-name="Emphasis"><text:span text:style-name="T695">А ты тут, вообще, как, откуда?</text:span></text:span></text:p>
      <text:p text:style-name="Text_20_body"><text:span text:style-name="Emphasis"><text:span text:style-name="T645">— </text:span></text:span><text:span text:style-name="Emphasis"><text:span text:style-name="T695">Ну, хоть я и не такая большая шишка вроде вас, и нет моей заслуги в </text:span></text:span><text:span text:style-name="Emphasis"><text:span text:style-name="T696">разработке </text:span></text:span><text:span text:style-name="Emphasis"><text:span text:style-name="T695">Морфе</text:span></text:span><text:span text:style-name="Emphasis"><text:span text:style-name="T679">я</text:span></text:span><text:span text:style-name="Emphasis"><text:span text:style-name="T695">, я </text:span></text:span><text:span text:style-name="Emphasis"><text:span text:style-name="T697">тем не менее,</text:span></text:span><text:span text:style-name="Emphasis"><text:span text:style-name="T695"> сотрудник </text:span></text:span><text:span text:style-name="Emphasis"><text:span text:style-name="T679">Т</text:span></text:span><text:span text:style-name="Emphasis"><text:span text:style-name="T695">ета-группы. </text:span></text:span><text:span text:style-name="Emphasis"><text:span text:style-name="T698">Поэтому меня тоже позвали на собрание, хоть и без всяких, там, элитарных физитов. </text:span></text:span><text:span text:style-name="Emphasis"><text:span text:style-name="T697">Приглашение пришло сразу, после твоего звонка.</text:span></text:span></text:p>
      <text:p text:style-name="Text_20_body">— <text:span text:style-name="T699">Ха-ха, если бы «разработка Морфея»?! </text:span><text:span text:style-name="T700">Мы же с тобой в одной </text:span><text:span text:style-name="T701">Т</text:span><text:span text:style-name="T700">ета-лодке. С</text:span><text:span text:style-name="T699"> чего бы нам — тестировщикам что-то доверили разрабатывать? </text:span><text:span text:style-name="T700">Мы здесь совсем не для этого… </text:span><text:span text:style-name="T702">И потом,</text:span><text:span text:style-name="T703"> это </text:span>же <text:span text:style-name="T703">твоя присказка:</text:span> чем меньше <text:span text:style-name="T703">начальство тебя видит</text:span>, тем <text:span text:style-name="T704">крепче</text:span><text:span text:style-name="T703"> сон</text:span>.</text:p>
      <text:p text:style-name="Text_20_body">— Вот именно! Я и без Морфея прекрасно высыпаюсь. — <text:span text:style-name="T704">Было видно, что Вер Син нравится комментарий Амы. </text:span>— Хотя не исключено, что меня просто забыли включить в список «<text:span text:style-name="T703">выдающихся</text:span> акторов». Такое тоже бывает.</text:p>
      <text:p text:style-name="Text_20_body"><text:span text:style-name="T705">Тут Аме </text:span><text:span text:style-name="T706">приш</text:span><text:span text:style-name="T701">ла очередь </text:span><text:span text:style-name="T705">улыб</text:span><text:span text:style-name="T701">нуться</text:span><text:span text:style-name="T705">. И, кажется, в</text:span> отличие от сияющей <text:span text:style-name="T705">на всю стену Ру</text:span>, эта улыбка была настоящей — пусть и грустной.</text:p>
      <text:p text:style-name="Text_20_body">Тем временем звонок Ру Лейв закончился, <text:span text:style-name="T701">и </text:span>в дефрейме опять зааплодировали, а Синк отреагировал лайками.</text:p>
      <text:p text:style-name="Text_20_body">— А теперь! Мы приглашаем Гарольда Брейса! — Лиа отступила назад, с облегчением пропуская главу HARD вперёд.</text:p>
      <text:p text:style-name="Text_20_body">— Дорогие коллеги, акторы, друзья! — голос Брейса звучал чуть громче, чем нужно, с той самой нарочитой энергией, которой обычно открывают спортивные шоу. — Для меня огромная честь быть сегодня здесь в дефрейме, в вашем прекрасном офисе в-в-в… городе!</text:p>
      <text:p text:style-name="Text_20_body">Он <text:span text:style-name="T707">наиграно </text:span>запнулся, «забыв» название очередного населённого пункта в своей гастрольной программе, и Синк замелькал эмодзи-подсказками: 🌷🌀 и «АмстерНова» от самых внимательных зрителей. Но Брейс ни капли<text:note text:id="ftn37" text:note-class="footnote"><text:note-citation>37</text:note-citation><text:note-body><text:p text:style-name="P61">Термин «капля» в настоящем контексте употребляется в прямом значении (существительное) и не связан с товарным знаком эко-департамента — «зелёный лист с улыбающейся каплей Био-Дроп™»</text:p></text:note-body></text:note> не смутился — напротив, сам пошутил:</text:p>
      <text:p text:style-name="Text_20_body">— Видите? Я родился в ту эпоху, когда не все свободно владели алфавитом эмодзи. Для нас <text:span text:style-name="T701">это </text:span>был<text:span text:style-name="T701">о</text:span> чем-то вроде знаков препинания. Знаков препинания, коллеги!</text:p>
      <text:p text:style-name="Text_20_body"><text:span text:style-name="Emphasis"><text:span text:style-name="T230">На панелях за его спиной ожили древние чаты с ASCII-артом и смс-окнами с крошечными </text:span></text:span><text:span text:style-name="Emphasis"><text:span text:style-name="T708">желтыми</text:span></text:span><text:span text:style-name="Emphasis"><text:span text:style-name="T230"> смайликами; рядом плашкой вспыхнул мемный набор скобочек «:))))». Зал </text:span></text:span><text:soft-page-break/><text:span text:style-name="Emphasis"><text:span text:style-name="T230">взорвался смехом, а в </text:span></text:span><text:span text:style-name="Emphasis"><text:span text:style-name="T709">Синасинке</text:span></text:span><text:span text:style-name="Emphasis"><text:span text:style-name="T230"> прокатился поток колобков — старых «классических» смайлов.</text:span></text:span></text:p>
      <text:p text:style-name="Text_20_body">— Но посмотрите, как далеко <text:span text:style-name="T710">зашел прогресс</text:span>: теперь мы передаем не просто смыслы, но чувства и эмоции, создаем и меняем паттерны как восприятия, так и поведения! Через Синасинк мы говорим с миром напрямую, и мир нам отвечает... голосом ИИ. И это <text:span text:style-name="T707">и </text:span>есть <text:span text:style-name="T707">то, </text:span>настоящее чудо, <text:span text:style-name="T707">о котором мечтали поколения наших предков</text:span>!</text:p>
      <text:p text:style-name="Text_20_body">Он сделал театральную паузу, вздохнул, и с печальной улыбкой продолжил:</text:p>
      <text:p text:style-name="Text_20_body">— Подумать только! Когда-то успех измеряли в объёме индивидуальных знаний. Чем больше человек помнил, тем ценнее он считался. В XVIII веке французские энциклопедисты гордились своими <text:span text:style-name="T710">томами</text:span>, университеты копили горы книг, которые ещё нужно было прочитать… Но это было в прошлом.</text:p>
      <text:p text:style-name="Text_20_body"><text:span text:style-name="Emphasis"><text:span text:style-name="T230">На </text:span></text:span><text:span text:style-name="Emphasis"><text:span text:style-name="T708">голо-</text:span></text:span><text:span text:style-name="Emphasis"><text:span text:style-name="T230">панелях выросла гравюра старинного салона, дамы в париках спорили у книжных шкафов</text:span></text:span><text:span text:style-name="Emphasis"><text:span text:style-name="T708"> с энциклопедией</text:span></text:span><text:span text:style-name="Emphasis"><text:span text:style-name="T230">; потом книги одна за другой растворились в облачке пиксельного дыма, превращаясь в схему нейросети.</text:span></text:span></text:p>
      <text:p text:style-name="Text_20_body">Он слегка наклонился вперёд, будто открывал слушателям личн<text:span text:style-name="T710">ую тайну</text:span>:</text:p>
      <text:p text:style-name="Text_20_body">— Образование потребляет ваше время и лишь иногда показывает теоретические возможности. Навыки же развивают усердие и превращают талант в прямое действие. Знания мёртвым грузом лежат <text:span text:style-name="T707">на полках</text:span> — навыки живут в каждом мгновении практики.</text:p>
      <text:p text:style-name="Text_20_body"><text:span text:style-name="Emphasis"><text:span text:style-name="T230">На экранах мелькнули два мема: с одной стороны крошечный росток над- и огромная морковь под землёй (навыки); с другой — пышный куст зелени и едва заметный корешок (образование).</text:span></text:span></text:p>
      <text:p text:style-name="Text_20_body">Теперь голос Брейса снова набрал силу:</text:p>
      <text:p text:style-name="Text_20_body">— И здесь мы вступаем в новый этап. Мы учимся у <text:span text:style-name="T710">искусственного интеллекта</text:span>, а ИИ учится у нас. Мы даём ему данные своих действий, свои паттерны — а он возвращает их нам очищенными, ускоренными, улучшенными. Это симбиоз, взаимный рост! Вместе мы идём к цели: в будущее!</text:p>
      <text:p text:style-name="P62"><text:span text:style-name="Emphasis"><text:span text:style-name="T230">На панелях закрутилась бесконечная спираль зеркал: человек — </text:span></text:span><text:span text:style-name="Emphasis"><text:span text:style-name="T709">андроид</text:span></text:span><text:span text:style-name="Emphasis"><text:span text:style-name="T230"> — человек — </text:span></text:span><text:span text:style-name="Emphasis"><text:span text:style-name="T709">андроид</text:span></text:span><text:span text:style-name="Emphasis"><text:span text:style-name="T230">, пока ряды лиц не слились в единую, </text:span></text:span><text:span text:style-name="Emphasis"><text:span text:style-name="T711">сияющую </text:span></text:span><text:span text:style-name="Emphasis"><text:span text:style-name="T712">светом антропоморфную </text:span></text:span><text:span text:style-name="Emphasis"><text:span text:style-name="T711">фигуру</text:span></text:span><text:span text:style-name="Emphasis"><text:span text:style-name="T230">.</text:span></text:span></text:p>
      <text:p text:style-name="Text_20_body">Он развёл руки в стороны, будто охватывая зал вместе с миром:</text:p>
      <text:p text:style-name="Text_20_body">— Сегодня я хочу сказать о главном: Morpheus — это не просто очередной продукт, не только полезная программа. Это шаг к новой когнитивной культуре. Отныне мы больше не делим сон и работу — теперь любое мгновение <text:span text:style-name="T713">жизни </text:span>возвращается обществу в виде энергии, в виде прогресса. От всего руководства Inteqra, я хочу сказать вам спасибо за прекрасную работу!</text:p>
      <text:p text:style-name="Text_20_body">Он взмахнул руками, как бы гоня волну или посылая потоки магической энергии в направлении зала, а потом застыл в комично напряжённом предвкушении. В ответ в зале послышались невнятные аплодисменты.</text:p>
      <text:p text:style-name="Text_20_body"><text:soft-page-break/>— А, так вы уже получили бэйджи Morpheus? Эх, ну, ладно, тогда фокус не удался, — он шутливо отмахнулся рукой и продолжил:</text:p>
      <text:p text:style-name="Text_20_body">— На раннем этапе разработки бейдж Morpheus задумывался как символ элитарности. Но ведь эксклюзивность — это всегда лишь переходный этап, не так ли? Настоящее признание приходит тогда, когда инновация становится доступной каждому. Сегодня, когда мы запустили систему Morpheus в онлайн, миллионы подписчиков включились в программу. И чтобы подчеркнуть нашу открытость и доступность, мы с радостью упростили условия получения бейджа Morpheus. С этого дня каждый актор на планете может быть с нами на равных!</text:p>
      <text:p text:style-name="Text_20_body">Брейс сделал вдох, поднял руки ладонями вверх, словно собирал в них аплодисменты всего дефрейма, и сказал:</text:p>
      <text:p text:style-name="Text_20_body">— Morpheus — это не про сон. Это про пробуждение общества! Мы верим, что вместе с Inteqra мы строим будущее, где каждый сон — вклад в общее дело, где каждая ночь — источник силы для завтрашнего дня.</text:p>
      <text:p text:style-name="Text_20_body"><text:span text:style-name="Emphasis"><text:span text:style-name="T230">И тут за его спиной миллионы</text:span></text:span><text:span text:style-name="Emphasis"><text:span text:style-name="T714"> изумрудных </text:span></text:span><text:span text:style-name="Emphasis"><text:span text:style-name="T230">точек — </text:span></text:span><text:span text:style-name="Emphasis"><text:span text:style-name="T714">статусов эмпаметрики </text:span></text:span><text:span text:style-name="Emphasis"><text:span text:style-name="T230">— на тёмной карте мира начали сливаться в единый светящийся контур земного шара. В центре развернулся гигантский логотип Inteqra.</text:span></text:span></text:p>
      <text:p text:style-name="Text_20_body">— Спасибо за то, что вы с нами. Спасибо за то, что мы — вместе!</text:p>
      <text:p text:style-name="Text_20_body">В этот момент зал в дефрейме взорвался аплодисментами, в Синке замелькали фейерверки эмодзи, а столбик эмпаметрики показал радостный зелёный пик.</text:p>
      <text:p text:style-name="Text_20_body"><text:span text:style-name="T715">Снип закончился, м</text:span>узыка стихла, <text:span text:style-name="T715">а</text:span> свет в дефрейме чуть потеплел, сигнализируя о завершении официальной части. <text:span text:style-name="T715">Жестом, о</text:span><text:span text:style-name="Emphasis"><text:span text:style-name="T716">тработанным за годы службы на должности</text:span></text:span><text:span text:style-name="Emphasis"><text:span text:style-name="T717"> </text:span></text:span><text:span text:style-name="Emphasis"><text:span text:style-name="T640">NEX</text:span></text:span><text:span text:style-name="Emphasis"><text:span text:style-name="T717">, </text:span></text:span><text:span text:style-name="Emphasis"><text:span text:style-name="T639">Маргарита Вальден,</text:span></text:span><text:span text:style-name="Emphasis"><text:span text:style-name="T718"> </text:span></text:span>развернула руки в сторону зала:</text:p>
      <text:p text:style-name="Text_20_body">— Благодарим всех акторов за вовлечённость и вдохновение!</text:p>
      <text:p text:style-name="Text_20_body">В Синке разлетелись финальные лайки и эмодзи-конфетти. Казалось, можно, <text:span text:style-name="T715">наконец, </text:span><text:span text:style-name="T719">свободно </text:span>выдохнуть, но тут Лиа Корт снова шагнула вперёд, с <text:span text:style-name="T715">вирт-планшатом</text:span> в руках. Голос её стал слишком ровным, даже для фасилитатора:</text:p>
      <text:p text:style-name="Text_20_body">— В рамках практики «ПроПро» <text:span text:style-name="T227">некоторые</text:span> из вас получи<text:span text:style-name="T227">ли</text:span> персональную обратную связь. Пожалуйста, воспринимайте её как возможность <text:span text:style-name="T227">личностного </text:span>роста. <text:span text:style-name="T720">Эту сессию можно будет заклеймить как один час образовательной активности.</text:span></text:p>
      <text:p text:style-name="Text_20_body"><text:span text:style-name="T721">Панели на стенах тут же </text:span><text:span text:style-name="T722">отобразили баннер: «</text:span><text:span text:style-name="T715">От тимбилдингов к Про</text:span><text:span text:style-name="T723">активной </text:span><text:span text:style-name="T715">Про</text:span><text:span text:style-name="T723">зрачности</text:span><text:span text:style-name="T715">: построй команду мечты!». </text:span></text:p>
      <text:p text:style-name="Text_20_body">Парочка акторов из тех, кого точно не пригласли, или кто был не в курсе, позволили себе пошутить:</text:p>
      <text:p text:style-name="Text_20_body">— <text:span text:style-name="T724">Воркшоп про-про, про что?</text:span></text:p>
      <text:p text:style-name="Text_20_body"><text:span text:style-name="T724">Однако, все остальные притихли, </text:span><text:span text:style-name="T720">а </text:span>Лиа, не поднимая глаз, начала зачитывать:</text:p>
      <text:p text:style-name="Text_20_body"><text:soft-page-break/>— Тесс Ванг, Юли Орр, Ама Зи… — имена <text:span text:style-name="T725">в довольно длинном списке </text:span>шли ровным, привычным темпом. И только после короткой паузы <text:span text:style-name="T726">в конце, </text:span>словно после дополнительной сверки, Лиа добавила:</text:p>
      <text:p text:style-name="Text_20_body">— А также, Вер… нон Сингх. </text:p>
      <text:p text:style-name="Text_20_body"><text:span text:style-name="T727">— Кто-то? — </text:span>Некоторые акторы удивлённо переглянулись: Вернон Сингх?</text:p>
      <text:p text:style-name="Text_20_body">В Синке <text:span text:style-name="T728">Амы </text:span>тут же всплыло сообщение с его аватара:</text:p>
      <text:p text:style-name="Text_20_body"><text:span text:style-name="Emphasis"><text:span text:style-name="T230">«Ну, </text:span></text:span><text:span text:style-name="Emphasis"><text:span text:style-name="T729">вот, </text:span></text:span><text:span text:style-name="Emphasis"><text:span text:style-name="T730">откопали</text:span></text:span><text:span text:style-name="Emphasis"><text:span text:style-name="T729"> </text:span></text:span><text:span text:style-name="Emphasis"><text:span text:style-name="T731">динозавра</text:span></text:span><text:span text:style-name="Emphasis"><text:span text:style-name="T230">. Да, да. </text:span></text:span><text:span text:style-name="Emphasis"><text:span text:style-name="T729">Это я </text:span></text:span><text:span text:style-name="Emphasis"><text:span text:style-name="T230">— Вер Син.»</text:span></text:span></text:p>
      <text:p text:style-name="Text_20_body"><text:span text:style-name="T727">Некоторые усмехнулись </text:span><text:span text:style-name="T732">неожиданному открытию</text:span><text:span text:style-name="T727">, но </text:span><text:span text:style-name="T732">веселье</text:span><text:span text:style-name="T727"> быстро </text:span><text:span text:style-name="T732">угасло, </text:span><text:span text:style-name="T733">когда в </text:span><text:span text:style-name="T734">помещении</text:span><text:span text:style-name="T733"> остались </text:span><text:span text:style-name="T724">лишь</text:span><text:span text:style-name="T733"> те, </text:span><text:span text:style-name="T724">кому</text:span><text:span text:style-name="T733"> </text:span><text:span text:style-name="T724">положено</text:span><text:span text:style-name="T733">. </text:span><text:span text:style-name="T735">Вскоре, </text:span><text:span text:style-name="T734">продолжая </text:span><text:span text:style-name="T736">вести </text:span>дежурный смолток<text:span text:style-name="T737"> </text:span><text:span text:style-name="T734">зал </text:span><text:span text:style-name="T735">покинули </text:span><text:span text:style-name="T734">и </text:span><text:span text:style-name="T735">все три менеджера. Закрыв за собой дверь, они будто </text:span><text:span text:style-name="T734">бы </text:span><text:span text:style-name="T735">растворились </text:span><text:span text:style-name="T734">в дефрейме</text:span><text:span text:style-name="T735">, </text:span><text:span text:style-name="T734">а вместо них материализовался </text:span><text:span text:style-name="T738">какой-то невзрачный </text:span><text:span text:style-name="T734">актор, </text:span><text:span text:style-name="T738">без личного профиля, зато</text:span><text:span text:style-name="T734"> </text:span><text:span text:style-name="T721">с бейджиком </text:span><text:span text:style-name="T739">HARD </text:span><text:span text:style-name="T740">и повадками грызуна</text:span><text:span text:style-name="T739">. </text:span>Он поёрзал на месте, кашлянул в ладонь, снова кашлянул — «кхе-кхе» — и с <text:span text:style-name="T736">преувеличенной</text:span> <text:span text:style-name="T736">воодушевленностью</text:span> потер <text:span text:style-name="T741">лапки</text:span>:</text:p>
      <text:p text:style-name="Text_20_body">— <text:span text:style-name="T742">Та-а-к, у нас тут </text:span><text:span text:style-name="T743">полный состав, кхе-кхе, </text:span><text:span text:style-name="T742">кроме В. </text:span><text:span text:style-name="T744">П. </text:span><text:span text:style-name="T742">Сингха. Вас, </text:span>— <text:span text:style-name="T745">офицер</text:span><text:span text:style-name="T746"> HARD</text:span><text:span text:style-name="T747"> </text:span><text:span text:style-name="T742">пробежал взглядом по залу, </text:span>— <text:s/>будут приглашать по одному<text:span text:style-name="T742">. А ва</text:span><text:span text:style-name="T748">ш,..</text:span><text:span text:style-name="T742"> Сингх, опр</text:span><text:span text:style-name="T748">ос...</text:span><text:span text:style-name="T742"> </text:span><text:span text:style-name="T748">будет проходить </text:span><text:span text:style-name="T745">удаленно</text:span><text:span text:style-name="T749">, </text:span><text:span text:style-name="T750">в контуре активной безопасности</text:span><text:span text:style-name="T751">,</text:span><text:span text:style-name="T743"> кхе-кхе. </text:span>Да, вы, присаживайтесь, присаживайтесь. — <text:span text:style-name="T741">он </text:span><text:span text:style-name="T752">добродушно </text:span><text:span text:style-name="T741">махнул рук</text:span><text:span text:style-name="T748">ой </text:span><text:span text:style-name="T752">в сторону </text:span><text:span text:style-name="T745">онемевших</text:span><text:span text:style-name="T752"> акторов</text:span><text:span text:style-name="T741">. —</text:span> <text:span text:style-name="T743">В ногах правды нет. </text:span>Сейчас я запущу снип, чтобы <text:span text:style-name="T736">нам с вами </text:span>было <text:span text:style-name="T753">не </text:span>скучно, кхе-кхе. </text:p>
      <text:p text:style-name="Text_20_body"><text:span text:style-name="T754">На одной из</text:span><text:span text:style-name="T755"> стен развернулся</text:span><text:span text:style-name="T721"> </text:span><text:span text:style-name="T756">плоский, двумерный </text:span><text:span text:style-name="T736">образовательный</text:span><text:span text:style-name="T721"> </text:span><text:span text:style-name="T743">ролик</text:span><text:span text:style-name="T721">, </text:span><text:span text:style-name="T757">и диктор </text:span><text:span text:style-name="T758">в пол-голоса</text:span><text:span text:style-name="T723"> </text:span><text:span text:style-name="T759">забубнил </text:span><text:span text:style-name="T721">корпоративн</text:span><text:span text:style-name="T760">ые заклинания</text:span><text:span text:style-name="T721"> о культуре, </text:span><text:span text:style-name="T736">синергии</text:span><text:span text:style-name="T721"> команд, горизонтальных связях и </text:span>обязательном <text:span text:style-name="T721">взаимоуважении ИИ. </text:span><text:span text:style-name="T761">В </text:span><text:span text:style-name="T740">э</text:span><text:span text:style-name="T762">то же время</text:span><text:span text:style-name="T722"> в </text:span><text:span text:style-name="T763">С</text:span><text:span text:style-name="T722">ин</text:span><text:span text:style-name="T763">асинке</text:span><text:span text:style-name="T722"> образовал</text:span><text:span text:style-name="T762">ись</text:span><text:span text:style-name="T722"> ник</text:span><text:span text:style-name="T762">и</text:span><text:span text:style-name="T722"> HR</text:span><text:span text:style-name="T764">SEC</text:span><text:span text:style-name="T739">0507, HR</text:span><text:span text:style-name="T764">SEC</text:span><text:span text:style-name="T739">090</text:span><text:span text:style-name="T762">7 и </text:span><text:span text:style-name="T722">HR</text:span><text:span text:style-name="T764">SEC</text:span><text:span text:style-name="T739">0805 </text:span><text:span text:style-name="T734">с дефолтным</text:span><text:span text:style-name="T765">и</text:span><text:span text:style-name="T734"> аватар</text:span><text:span text:style-name="T765">ами и пустыми полями профилей.</text:span></text:p>
      <text:p text:style-name="Text_20_body"><text:span text:style-name="T738">Безымянный </text:span>HARDовец устроился неподалеку от выхода и<text:span text:style-name="T756"> </text:span>углубился в изучение вирт-планшета. <text:span text:style-name="T766">Казалось, что он полностью потерял интерес к сотрудникам </text:span><text:span text:style-name="T767">Т</text:span><text:span text:style-name="T766">ета-группы,</text:span> <text:span text:style-name="T766">которым</text:span> <text:span text:style-name="T768">ничего не оставалось делать, </text:span><text:span text:style-name="T766">кроме как </text:span>опусти<text:span text:style-name="T766">ться</text:span> на свои места.</text:p>
      <text:p text:style-name="Text_20_body"><text:span text:style-name="T769">Внезапно с</text:span><text:span text:style-name="T770">вязь с </text:span><text:span text:style-name="T3">С</text:span><text:span text:style-name="T770">ин</text:span><text:span text:style-name="T3">а</text:span><text:span text:style-name="T770">спейсом </text:span><text:span text:style-name="T771">оборвалась</text:span><text:span text:style-name="T770">. Синк полностью </text:span><text:span text:style-name="T769">ушел</text:span><text:span text:style-name="T770"> в оффлайн, явив к</text:span><text:span text:style-name="T772">онференц зал обнаж</text:span><text:span text:style-name="T770">енным</text:span><text:span text:style-name="T772"> до дефолтных серых стен и </text:span><text:span text:style-name="T773">скелета </text:span><text:span text:style-name="T772">навигаци</text:span><text:span text:style-name="T773">онных линий</text:span><text:span text:style-name="T772"> </text:span><text:span text:style-name="T773">на полу</text:span><text:span text:style-name="T772">. </text:span>В <text:span text:style-name="T774">обширном</text:span> прямоугольном помещении нелепыми островками торчала округлая эргономическая мебель, за которой неподвижно сидели растерянные люди. Словно кто-то выключил декорации: исчезли пользовательские аватары, стерлись уютные интерфейсы, а вместе с ними замер живой пульс эмпаметрики. Никто из акторов, однако, не возмутился. Они больше не смотрели друг на друга, не разговаривали и тем более не шутили. Не считая <text:span text:style-name="T758">приглушенных </text:span>звуков древнего корпоративного снипа, в зале установилась гробовая тишина.</text:p>
      <text:p text:style-name="Text_20_body"><text:span text:style-name="T722">— </text:span>Юли Орр! <text:span text:style-name="T758">П</text:span><text:span text:style-name="T775">рямо по коридору. Вас ждут.</text:span></text:p>
      <text:p text:style-name="Text_20_body"><text:span text:style-name="T776">К</text:span><text:span text:style-name="T775">огда </text:span><text:span text:style-name="T777">HARD</text:span><text:span text:style-name="T775">овец </text:span><text:span text:style-name="T778">вдруг</text:span><text:span text:style-name="T775"> назвал имя, </text:span><text:span text:style-name="T776">в</text:span><text:span text:style-name="T775">се разом вздрогнули, </text:span><text:span text:style-name="T776">но</text:span><text:span text:style-name="T775"> </text:span><text:span text:style-name="T776">п</text:span><text:span text:style-name="T775">роводив печальными взглядами фигуру </text:span><text:span text:style-name="T779">Юли Орр, </text:span><text:span text:style-name="T776">через некоторое время погрузились обратно в </text:span><text:span text:style-name="T780">то </text:span><text:span text:style-name="T776">напряженное оцепенени</text:span><text:span text:style-name="T780">е</text:span><text:span text:style-name="T776">, </text:span><text:span text:style-name="T780">которое испытывает </text:span>кролик, глядя в глаза удаву, <text:span text:style-name="T781">буквально </text:span>за миг до того, как <text:span text:style-name="T782">начать</text:span> сво<text:span text:style-name="T783">й путь</text:span> внутри <text:span text:style-name="T782">его живота.</text:span></text:p>
      <text:p text:style-name="Text_20_body"><text:soft-page-break/>Имена назывались не в том порядке, в котором зачитал их фасилитатор Лиа Корт, поэтому Аме пришлось еще несколько раз вздрогнуть, прежде чем оказаться «прямо по коридору». </text:p>
      <text:p text:style-name="Text_20_body"/>
      <text:p text:style-name="Text_20_body"><text:span text:style-name="T784">Опрос проводил с</text:span><text:span text:style-name="T7">толь же серый, как и его профиль, квазисотрудник HARD — не тот, что остался в конференц-зале, а другой, почти </text:span><text:span text:style-name="T785">такой же. </text:span><text:span text:style-name="T786">Этот</text:span><text:span text:style-name="T7"> </text:span><text:span text:style-name="T787">глядел</text:span><text:span text:style-name="T7"> на Аму</text:span><text:span text:style-name="T786"> </text:span><text:span text:style-name="T7">прозрачными глазами </text:span><text:span text:style-name="T786">прямо в упор</text:span><text:span text:style-name="T7">, </text:span><text:span text:style-name="T784">зато </text:span><text:span text:style-name="T7">не кхе-кхекал</text:span><text:span text:style-name="T785">.</text:span></text:p>
      <text:p text:style-name="Text_20_body"><text:span text:style-name="Emphasis"><text:span text:style-name="T788">Выключенный </text:span></text:span><text:span text:style-name="Emphasis"><text:span text:style-name="T789">Синк ничего не фиксировал, Эмпа не помогал успокоиться, </text:span></text:span><text:span text:style-name="Emphasis"><text:span text:style-name="T788">не работал</text:span></text:span><text:span text:style-name="Emphasis"><text:span text:style-name="T789"> </text:span></text:span><text:span text:style-name="Emphasis"><text:span text:style-name="T788">поиск, не было доступа к архиву воспоминаний. Поэтому, а может быть из-за </text:span></text:span><text:span text:style-name="Emphasis"><text:span text:style-name="T790">разыгравшихся </text:span></text:span><text:span text:style-name="Emphasis"><text:span text:style-name="T788">нервов, в</text:span></text:span><text:span text:style-name="Emphasis"><text:span text:style-name="T789">се, что происходило</text:span></text:span><text:span text:style-name="Emphasis"><text:span text:style-name="T788"> дальше</text:span></text:span><text:span text:style-name="Emphasis"><text:span text:style-name="T789">, запомнилось Аме </text:span></text:span><text:span text:style-name="Emphasis"><text:span text:style-name="T788">весьма</text:span></text:span><text:span text:style-name="Emphasis"><text:span text:style-name="T789"> плохо, о</text:span></text:span><text:span text:style-name="Emphasis"><text:span text:style-name="T791">т</text:span></text:span><text:span text:style-name="Emphasis"><text:span text:style-name="T789">рывочно.</text:span></text:span></text:p>
      <text:p text:style-name="Text_20_body">Вот, <text:span text:style-name="T792">в самом начале, </text:span><text:span text:style-name="T767">псевдо-</text:span><text:span text:style-name="T793">сотрудник</text:span><text:span text:style-name="T794"> </text:span><text:span text:style-name="T795">HARD </text:span><text:span text:style-name="T796">слегка</text:span> наклоняется <text:span text:style-name="T796">вперед </text:span>и подчеркнуто стереотипно произносит:</text:p>
      <text:p text:style-name="Text_20_body">— Вы же <text:span text:style-name="T797">собираетесь</text:span> сотрудничать?</text:p>
      <text:p text:style-name="Text_20_body"><text:span text:style-name="T794">А в</text:span><text:span text:style-name="T798"> ответ </text:span><text:span text:style-name="T799">Ама, так-же </text:span>шаблонно <text:span text:style-name="T800">подтверждая </text:span><text:span text:style-name="T801">готовность, </text:span><text:span text:style-name="T796">энергично </text:span><text:span text:style-name="T800">кивает головой.</text:span></text:p>
      <text:p text:style-name="Text_20_body"><text:span text:style-name="T794">Следом</text:span><text:span text:style-name="T798"> </text:span><text:span text:style-name="T794">идут муторные</text:span><text:span text:style-name="T798"> </text:span><text:span text:style-name="T794">однотипные </text:span><text:span text:style-name="T798">вопросы о</text:span><text:span text:style-name="T802"> </text:span>Ру: </text:p>
      <text:p text:style-name="Text_20_body"><text:span text:style-name="T801">— </text:span><text:span text:style-name="T796">К</text:span><text:span text:style-name="T801">огда вы </text:span><text:span text:style-name="T803">встречались с</text:span><text:span text:style-name="T801"> Лейв </text:span><text:span text:style-name="T796">в дефрейме</text:span><text:span text:style-name="T801">? </text:span><text:span text:style-name="T796">А в Синаспейсе? </text:span><text:span text:style-name="T801">Что вы знаете о работе </text:span><text:span text:style-name="T804">Лейв</text:span><text:span text:style-name="T801">? Конкретно — о </text:span><text:span text:style-name="T804">проекте </text:span><text:span text:style-name="T805">Morpheus</text:span><text:span text:style-name="T801">?</text:span></text:p>
      <text:p text:style-name="Text_20_body"><text:span text:style-name="T806">Блеклого</text:span> лже-<text:span text:style-name="T58">HARD</text:span><text:span text:style-name="T7">овца очень волновали детали работы над Морфеем </text:span><text:span text:style-name="T807">и, особенно, </text:span><text:span text:style-name="T7">результаты тестирования. Но и личные вопросы он тоже задавал:</text:span></text:p>
      <text:p text:style-name="Text_20_body">— Какие у вас <text:span text:style-name="T804">были </text:span>отношения <text:span text:style-name="T804">с Лейв</text:span>? Как вы оцени<text:span text:style-name="T808">ваете</text:span> Лейв? <text:span text:style-name="T802">С профессиональной точки зрения... </text:span><text:span text:style-name="T806">А</text:span><text:span text:style-name="T802"> как человека?</text:span></text:p>
      <text:p text:style-name="Text_20_body">Аме было неудобно <text:span text:style-name="T809">говорить про личное</text:span>. И <text:span text:style-name="T810">наверняка</text:span>, <text:span text:style-name="T810">все </text:span>колебания, <text:span text:style-name="T810">все </text:span>торопливые ответы, <text:span text:style-name="T810">да</text:span> <text:span text:style-name="T809">тщетные </text:span>попытки не покраснеть, безопасник тоже <text:span text:style-name="T810">увидел,</text:span> <text:span text:style-name="T810">зафиксировал</text:span>, проанализировал <text:span text:style-name="T809">и </text:span><text:span text:style-name="T811">сравнивал </text:span><text:span text:style-name="T803">с</text:span><text:span text:style-name="T811"> показател</text:span><text:span text:style-name="T803">ями</text:span><text:span text:style-name="T811"> полиграфа.</text:span></text:p>
      <text:p text:style-name="Text_20_body"><text:span text:style-name="T809">А еще </text:span><text:span text:style-name="T792">Аме </text:span><text:span text:style-name="T809">запомнились вопросы про Вер Сина. Оказывается у него </text:span><text:span text:style-name="T794">есть</text:span><text:span text:style-name="T809"> загадочное, </text:span><text:span text:style-name="T798">так и не названное отчество </text:span><text:span text:style-name="T809">«П»!</text:span></text:p>
      <text:p text:style-name="Text_20_body">— А, <text:span text:style-name="T812">гм</text:span>… В<text:span text:style-name="T813">ернон</text:span> П. Сингх? — <text:span text:style-name="T814">сверив </text:span><text:span text:style-name="T815">имя</text:span><text:span text:style-name="T814"> с вирт-планшетом, спросил серый сотрудник. </text:span>— Что вы знаете о <text:span text:style-name="T804">его участии в </text:span><text:span text:style-name="T805">Morpheus</text:span>?</text:p>
      <text:p text:style-name="Text_20_body">— <text:span text:style-name="T804">Вер Син? Так он же на другом проекте! </text:span><text:span text:style-name="T812">Но, я</text:span><text:span text:style-name="T804"> не знаю, </text:span><text:span text:style-name="T812">чем он занимается</text:span><text:span text:style-name="T804">… </text:span><text:span text:style-name="T816">мы тестируем совсем разные продукты.</text:span></text:p>
      <text:p text:style-name="Text_20_body">— Когда они <text:span text:style-name="T815">последний раз </text:span>общались и о чём?</text:p>
      <text:p text:style-name="Text_20_body"><text:span text:style-name="T801">— </text:span><text:span text:style-name="T812">Вер и Ру? </text:span><text:span text:style-name="T817">Ну-у, я</text:span> понятия не имею<text:span text:style-name="T804">… через… в Синаталке? По работе, наверное...</text:span></text:p>
      <text:p text:style-name="Text_20_body">Потом всё начиналось сначала. Одни и те же вопросы в новых формулировках — <text:span text:style-name="T810">опять</text:span> про тесты Морфея, про Ру Лейв и <text:span text:style-name="T798">иногда</text:span> про Вера Сина. </text:p>
      <text:p text:style-name="Text_20_body"><text:span text:style-name="T792">Так продолжалось снова и снова, п</text:span>ока наконец, <text:span text:style-name="T818">функционер не сжалился и не спросил напоследок</text:span>:</text:p>
      <text:p text:style-name="Text_20_body"><text:soft-page-break/>— Вы хотите рассказать нам что-то важное, о чём нам следует знать?</text:p>
      <text:p text:style-name="Text_20_body">— Нет, ничего. <text:span text:style-name="T804">Я </text:span><text:span text:style-name="T817">правда</text:span><text:span text:style-name="T804"> ничего </text:span><text:span text:style-name="T817">такого </text:span><text:span text:style-name="T804">не знаю… </text:span><text:span text:style-name="T812">Простите…</text:span></text:p>
      <text:p text:style-name="Text_20_body">— <text:span text:style-name="T819">Напоминаю, что</text:span><text:span text:style-name="T820"> </text:span><text:span text:style-name="T821">вы уведомлены и согласились, что сессия</text:span><text:span text:style-name="T822"> ПроПро</text:span><text:span text:style-name="T819"> </text:span><text:span text:style-name="T820">содержит частную информацию и не подлежит разглашению. Санкции вам известны. До свидания.</text:span></text:p>
      <text:h text:style-name="P42" text:outline-level="2"><text:span text:style-name="Emphasis"><text:span text:style-name="T42">Ночь</text:span></text:span></text:h>
      <text:p text:style-name="Text_20_body"><text:span text:style-name="Emphasis"><text:span text:style-name="T823">Дорога </text:span></text:span><text:span text:style-name="Emphasis"><text:span text:style-name="T824">обратно</text:span></text:span><text:span text:style-name="Emphasis"><text:span text:style-name="T823"> всегда кажется короче, </text:span></text:span><text:span text:style-name="Emphasis"><text:span text:style-name="T825">но это </text:span></text:span><text:span text:style-name="Emphasis"><text:span text:style-name="T823">не </text:span></text:span><text:span text:style-name="Emphasis"><text:span text:style-name="T826">из-за того</text:span></text:span><text:span text:style-name="Emphasis"><text:span text:style-name="T823">, что капсула флексвея движется быстрее или маршруты изменены, а потому что вс</text:span></text:span><text:span text:style-name="Emphasis"><text:span text:style-name="T827">е происшествия дня</text:span></text:span><text:span text:style-name="Emphasis"><text:span text:style-name="T823"> растворя</text:span></text:span><text:span text:style-name="Emphasis"><text:span text:style-name="T828">ю</text:span></text:span><text:span text:style-name="Emphasis"><text:span text:style-name="T823">тся в </text:span></text:span><text:span text:style-name="Emphasis"><text:span text:style-name="T828">полусне</text:span></text:span><text:span text:style-name="Emphasis"><text:span text:style-name="T823">, </text:span></text:span><text:span text:style-name="Emphasis"><text:span text:style-name="T829">в то время, как</text:span></text:span><text:span text:style-name="Emphasis"><text:span text:style-name="T823"> Синасинк охотно </text:span></text:span><text:span text:style-name="Emphasis"><text:span text:style-name="T826">подтирает</text:span></text:span><text:span text:style-name="Emphasis"><text:span text:style-name="T823"> неприятные детали, </text:span></text:span><text:span text:style-name="Emphasis"><text:span text:style-name="T830">сохраняя</text:span></text:span><text:span text:style-name="Emphasis"><text:span text:style-name="T823"> только </text:span></text:span><text:span text:style-name="Emphasis"><text:span text:style-name="T830">медитативное </text:span></text:span><text:span text:style-name="Emphasis"><text:span text:style-name="T823">движение </text:span></text:span><text:span text:style-name="Emphasis"><text:span text:style-name="T830">шаттла </text:span></text:span><text:span text:style-name="Emphasis"><text:span text:style-name="T823">и привыч</text:span></text:span><text:span text:style-name="Emphasis"><text:span text:style-name="T824">ное мелькание</text:span></text:span><text:span text:style-name="Emphasis"><text:span text:style-name="T823"> за окн</text:span></text:span><text:span text:style-name="Emphasis"><text:span text:style-name="T824">ом</text:span></text:span><text:span text:style-name="Emphasis"><text:span text:style-name="T823">.</text:span></text:span></text:p>
      <text:p text:style-name="Text_20_body"><text:span text:style-name="Emphasis"><text:span text:style-name="T828">И сегодня </text:span></text:span><text:span text:style-name="Emphasis"><text:span text:style-name="T823">путь домой</text:span></text:span><text:span text:style-name="Emphasis"><text:span text:style-name="T826"> </text:span></text:span><text:span text:style-name="Emphasis"><text:span text:style-name="T827">о</text:span></text:span><text:span text:style-name="Emphasis"><text:span text:style-name="T826">став</text:span></text:span><text:span text:style-name="Emphasis"><text:span text:style-name="T828">лял</text:span></text:span><text:span text:style-name="Emphasis"><text:span text:style-name="T826"> </text:span></text:span><text:span text:style-name="Emphasis"><text:span text:style-name="T824">то</text:span></text:span><text:span text:style-name="Emphasis"><text:span text:style-name="T826"> смутное </text:span></text:span><text:span text:style-name="Emphasis"><text:span text:style-name="T828">ощущение</text:span></text:span><text:span text:style-name="Emphasis"><text:span text:style-name="T826">, которое </text:span></text:span><text:span text:style-name="Emphasis"><text:span text:style-name="T828">иногда возникает</text:span></text:span><text:span text:style-name="Emphasis"><text:span text:style-name="T826"> </text:span></text:span><text:span text:style-name="Emphasis"><text:span text:style-name="T828">в полудреме</text:span></text:span><text:span text:style-name="Emphasis"><text:span text:style-name="T826">, </text:span></text:span><text:span text:style-name="Emphasis"><text:span text:style-name="T824">когда</text:span></text:span><text:span text:style-name="Emphasis"><text:span text:style-name="T826"> невозможно ухватить ни начало </text:span></text:span><text:span text:style-name="Emphasis"><text:span text:style-name="T828">его</text:span></text:span><text:span text:style-name="Emphasis"><text:span text:style-name="T826">, ни конец. </text:span></text:span><text:span text:style-name="Emphasis"><text:span text:style-name="T824">Правда </text:span></text:span><text:span text:style-name="Emphasis"><text:span text:style-name="T828">на сей раз</text:span></text:span><text:span text:style-name="Emphasis"><text:span text:style-name="T824">, это было какое-то липкое, неприятное </text:span></text:span><text:span text:style-name="Emphasis"><text:span text:style-name="T828">чувство</text:span></text:span><text:span text:style-name="Emphasis"><text:span text:style-name="T824">: </text:span></text:span><text:span text:style-name="Emphasis"><text:span text:style-name="T828">Аме никак не давали покоя, </text:span></text:span><text:span text:style-name="Emphasis"><text:span text:style-name="T826">то ли белый свет над столом </text:span></text:span><text:span text:style-name="Emphasis"><text:span text:style-name="T828">в тесной комнатке</text:span></text:span><text:span text:style-name="Emphasis"><text:span text:style-name="T826">, то ли вопросы, которые ещё звучали </text:span></text:span><text:span text:style-name="Emphasis"><text:span text:style-name="T828">в голове</text:span></text:span><text:span text:style-name="Emphasis"><text:span text:style-name="T826">, </text:span></text:span><text:span text:style-name="Emphasis"><text:span text:style-name="T828">то ли </text:span></text:span><text:span text:style-name="Emphasis"><text:span text:style-name="T831">тот, второй </text:span></text:span><text:span text:style-name="Emphasis"><text:span text:style-name="T828">серый сотрудник с неуловимой внешностью и стеклянными глазами. Впрочем, Синасинк-таки делал свое дело.</text:span></text:span></text:p>
      <text:p text:style-name="Text_20_body"><text:span text:style-name="Emphasis"><text:span text:style-name="T230">Между тем шаттл скользил привычным маршрутом, а в прозрачной поверхности окон, бесстрастным потоком шли новости. Ровным, слегка приглушённым голосом ИИ диктор говорил о том, что «в переходных регионах зафиксирована очередная волна эскалации. Новые очаги напряженности возникли на ближнем востоке, Сибири и в интегрированных западных округах КНР», и что «Совет АТС</text:span></text:span><text:span text:style-name="Emphasis"><text:span text:style-name="T230"><text:note text:id="ftn38" text:note-class="footnote"><text:note-citation>38</text:note-citation><text:note-body><text:p text:style-name="P63">АТС — Альянс Трансатлантической Стабильности</text:p></text:note-body></text:note></text:span></text:span><text:span text:style-name="Emphasis"><text:span text:style-name="T230"> подтверждает: ситуация остаётся под </text:span></text:span><text:span text:style-name="Emphasis"><text:span text:style-name="T832">полным</text:span></text:span><text:span text:style-name="Emphasis"><text:span text:style-name="T230"> контролем».</text:span></text:span></text:p>
      <text:p text:style-name="Text_20_body"><text:span text:style-name="Emphasis"><text:span text:style-name="T230">И тут же экран перехватывал другую картинку: океан в рассветном свете, улыбающаяся женщина в белом, мягкий голос, который будто бы звучал прямо изнутри черепа: «Морфей™. Спокойный сон. Гарантированная когнитивная перезагрузка </text:span></text:span><text:span text:style-name="Emphasis"><text:span text:style-name="T833">+</text:span></text:span><text:span text:style-name="Emphasis"><text:span text:style-name="T230"> </text:span></text:span><text:span text:style-name="Emphasis"><text:span text:style-name="T834">позитивная экометрика</text:span></text:span><text:span text:style-name="Emphasis"><text:span text:style-name="T230">». Музыка капала, струилась, обволакивала, и </text:span></text:span><text:span text:style-name="Emphasis"><text:span text:style-name="T833">Аме казалось,</text:span></text:span><text:span text:style-name="Emphasis"><text:span text:style-name="T230"> что даже шум вентиляции </text:span></text:span><text:span text:style-name="Emphasis"><text:span text:style-name="T835">шаттла</text:span></text:span><text:span text:style-name="Emphasis"><text:span text:style-name="T230"> сливается с этой музыкой, и различить, где реклама, а где реальность, уже невозможно.</text:span></text:span></text:p>
      <text:p text:style-name="Text_20_body"><text:span text:style-name="Emphasis"><text:span text:style-name="T230">Дома капсула встретила </text:span></text:span><text:span text:style-name="Emphasis"><text:span text:style-name="T836">Аму </text:span></text:span><text:span text:style-name="Emphasis"><text:span text:style-name="T230">привычным теплом, мягкой фиксацией тела </text:span></text:span><text:span text:style-name="Emphasis"><text:span text:style-name="T836">и</text:span></text:span><text:span text:style-name="Emphasis"><text:span text:style-name="T230"> ровным светом интерфейса. Жизнеобеспечение спокойно подстраивалось под дыхание, </text:span></text:span><text:span text:style-name="Emphasis"><text:span text:style-name="T836">Э</text:span></text:span><text:span text:style-name="Emphasis"><text:span text:style-name="T230">мпа </text:span></text:span><text:span text:style-name="Emphasis"><text:span text:style-name="T836">сиял от удовольствия</text:span></text:span><text:span text:style-name="Emphasis"><text:span text:style-name="T230">, уверяя, что всё в порядке </text:span></text:span><text:span text:style-name="Emphasis"><text:span text:style-name="T836">и с гордостью демонстрировал зеленую полоску эмпаметрики</text:span></text:span><text:span text:style-name="Emphasis"><text:span text:style-name="T230">.</text:span></text:span></text:p>
      <text:p text:style-name="P64"><text:span text:style-name="Emphasis"><text:span text:style-name="T230">Мысль о Ру появилась так же внезапно, как исчезла: что в </text:span></text:span><text:span text:style-name="Emphasis"><text:span text:style-name="T837">Ру</text:span></text:span><text:span text:style-name="Emphasis"><text:span text:style-name="T230"> </text:span></text:span><text:span text:style-name="Emphasis"><text:span text:style-name="T837">Лейв </text:span></text:span><text:span text:style-name="Emphasis"><text:span text:style-name="T833">было такого особенного, </text:span></text:span><text:span text:style-name="Emphasis"><text:span text:style-name="T230">кроме того, что формулировалось в корпоративных снипах, </text:span></text:span><text:span text:style-name="Emphasis"><text:span text:style-name="T833">как</text:span></text:span><text:span text:style-name="Emphasis"><text:span text:style-name="T837"> </text:span></text:span><text:span text:style-name="Emphasis"><text:span text:style-name="T230">«прекрасный сотрудник и блестящий тим-лид». </text:span></text:span><text:span text:style-name="Emphasis"><text:span text:style-name="T837">Однако</text:span></text:span><text:span text:style-name="Emphasis"><text:span text:style-name="T230"> ничего не приходило </text:span></text:span><text:span text:style-name="Emphasis"><text:span text:style-name="T837">на ум —</text:span></text:span><text:span text:style-name="Emphasis"><text:span text:style-name="T230"> ни голос, ни улыбка, ни жест.</text:span></text:span></text:p>
      <text:p text:style-name="Text_20_body"><text:span text:style-name="Emphasis"><text:span text:style-name="T833">Еда</text:span></text:span><text:span text:style-name="Emphasis"><text:span text:style-name="T230"> был</text:span></text:span><text:span text:style-name="Emphasis"><text:span text:style-name="T833">а</text:span></text:span><text:span text:style-name="Emphasis"><text:span text:style-name="T230"> не нужн</text:span></text:span><text:span text:style-name="Emphasis"><text:span text:style-name="T833">а</text:span></text:span><text:span text:style-name="Emphasis"><text:span text:style-name="T230">: организм получал всё автоматически </text:span></text:span><text:span text:style-name="Emphasis"><text:span text:style-name="T833">от системы жизнеобеспечения</text:span></text:span><text:span text:style-name="Emphasis"><text:span text:style-name="T230">, но интерфейс настойчиво проецировал картинку тарелки с правильным ужином — салат с идеальной симметрией, бокал прозрачной жидкости без пузырьков, кусок белого протеинового хлеба.</text:span></text:span></text:p>
      <text:p text:style-name="Text_20_body"><text:soft-page-break/><text:span text:style-name="Emphasis"><text:span text:style-name="T838">Включились новости.</text:span></text:span><text:span text:style-name="Emphasis"><text:span text:style-name="T230"> </text:span></text:span><text:span text:style-name="Emphasis"><text:span text:style-name="T838">Н</text:span></text:span><text:span text:style-name="Emphasis"><text:span text:style-name="T230">а этот раз о будущем: «для ускоренного отказа от </text:span></text:span><text:span text:style-name="Emphasis"><text:span text:style-name="T833">двигателей внутреннего сгорания</text:span></text:span><text:span text:style-name="Emphasis"><text:span text:style-name="T230"> и углеводородов на территориях бывших национальных заповедников открыты новые месторождения редкоземельных металлов, </text:span></text:span><text:span text:style-name="Emphasis"><text:span text:style-name="T833">благодаря чему</text:span></text:span><text:span text:style-name="Emphasis"><text:span text:style-name="T230"> к концу квартала в строй войдут дополнительные линии электропоездов, шаттлы флек</text:span></text:span><text:span text:style-name="Emphasis"><text:span text:style-name="T838">с</text:span></text:span><text:span text:style-name="Emphasis"><text:span text:style-name="T230">- и аэро</text:span></text:span><text:span text:style-name="Emphasis"><text:span text:style-name="T838">вея</text:span></text:span><text:span text:style-name="Emphasis"><text:span text:style-name="T230"> нового поколения». </text:span></text:span><text:span text:style-name="Emphasis"><text:span text:style-name="T838">В углу зрения возник</text:span></text:span><text:span text:style-name="Emphasis"><text:span text:style-name="T230"> зелёный лист, на который падала </text:span></text:span><text:span text:style-name="Emphasis"><text:span text:style-name="T838">улыбающаяся</text:span></text:span><text:span text:style-name="Emphasis"><text:span text:style-name="T230"> капля</text:span></text:span><text:span text:style-name="Emphasis"><text:span text:style-name="T230"><text:note text:id="ftn39" text:note-class="footnote"><text:note-citation>39</text:note-citation><text:note-body><text:p text:style-name="P65"><text:span text:style-name="T839">Л</text:span>ист с улыбающейся каплей <text:span text:style-name="T840">— </text:span><text:span text:style-name="T839">логотип </text:span>Био-Дроп (tm)</text:p></text:note-body></text:note></text:span></text:span><text:span text:style-name="Emphasis"><text:span text:style-name="T230">. </text:span></text:span><text:span text:style-name="Emphasis"><text:span text:style-name="T841">Она </text:span></text:span><text:span text:style-name="Emphasis"><text:span text:style-name="T230">дрожала, сияла в студийном свете и в замедленном кадре скатывалась вниз, растворяясь в белом фоне.</text:span></text:span></text:p>
      <text:p text:style-name="Text_20_body"><text:span text:style-name="Strong_20_Emphasis"><text:span text:style-name="T242">«Чистая энергия — чистое будущее!»</text:span></text:span><text:span text:style-name="T242"> — вспыхивал лозунг.</text:span></text:p>
      <text:p text:style-name="Text_20_body">Эмпа <text:span text:style-name="T842">был счастлив</text:span> <text:span text:style-name="T843">и</text:span> <text:span text:style-name="T843">Ама </text:span>вместе с н<text:span text:style-name="T843">им</text:span>. Завтра <text:span text:style-name="T844">снова </text:span>обещало быть прекрасным. <text:span text:style-name="T845">Вот только новый тег, полученный за прохождение ступени</text:span><text:span text:style-name="T846"> </text:span><text:span text:style-name="T847">I</text:span><text:span text:style-name="T846"> </text:span><text:span text:style-name="T845">воркшопа </text:span><text:span text:style-name="T848">ПроПро </text:span><text:span text:style-name="Strong_20_Emphasis"><text:span text:style-name="T849">— глаз, наблюдающий, как луч света расщепляется на компоненты, вызывал </text:span></text:span><text:span text:style-name="Strong_20_Emphasis"><text:span text:style-name="T850">у Амы </text:span></text:span><text:span text:style-name="Strong_20_Emphasis"><text:span text:style-name="T849">двоякие чувства. С одной стороны заслуженная гордость </text:span></text:span><text:span text:style-name="Strong_20_Emphasis"><text:span text:style-name="T850">за свои достижения</text:span></text:span><text:span text:style-name="Strong_20_Emphasis"><text:span text:style-name="T849">, а с другой — какое-то смутное беспокойство. </text:span></text:span><text:span text:style-name="Strong_20_Emphasis"><text:span text:style-name="T851">Да и Вер Син куда-то </text:span></text:span><text:span text:style-name="Strong_20_Emphasis"><text:span text:style-name="T850">запропастился</text:span></text:span><text:span text:style-name="Strong_20_Emphasis"><text:span text:style-name="T851"> и не отвечает на вызовы. Может, его тоже повысили?</text:span></text:span></text:p>
      <text:h text:style-name="Heading_20_2" text:outline-level="2"><text:span text:style-name="Emphasis"><text:span text:style-name="T852">Заключение</text:span></text:span></text:h>
      <text:p text:style-name="Text_20_body"><text:span text:style-name="Emphasis">Сначала мне казалось странным изучать такой короткий и почти забытый кусок истории. Но чем дальше я </text:span><text:span text:style-name="Emphasis"><text:span text:style-name="T842">копал</text:span></text:span><text:span text:style-name="Emphasis">, тем яснее понимал: для моих предков это была целая жизнь — со своими привычками, словами и правилами. В хрониках я встретил имена, похожие на наши семейные: Ама, Ру. Может, это просто совпадение, но я хочу верить, что они и правда жили в то время.</text:span></text:p>
      <text:p text:style-name="Text_20_body"/>
      <text:p text:style-name="Text_20_body"><text:span text:style-name="T852">Описанные события, которые наши предки называли </text:span><text:span text:style-name="Emphasis"><text:span text:style-name="T852">Когнитивной эрой</text:span></text:span><text:span text:style-name="T852">, происходили в середине XXI века, между Третьей и Четвёртой мировыми войнами. В отличие от архаичной </text:span><text:span text:style-name="Emphasis"><text:span text:style-name="T852">докогнитивной </text:span></text:span><text:span text:style-name="Emphasis"><text:span text:style-name="T853">эпохи</text:span></text:span><text:span text:style-name="T852"> с её интернетом и </text:span><text:span text:style-name="T854">внешними</text:span><text:span text:style-name="T852"> экранами, здесь уже были нейроинтерфейсы и зачатки Синаспейса. Но сохранилось мало источников: многое уничтожили войны, многое искажено. Из-за этого мы до конца не понимаем значения некоторых слов, а обычаи того времени кажутся нам странными.</text:span></text:p>
      <text:p text:style-name="P66"><text:span text:style-name="T852">Главной идеей общества </text:span><text:span text:style-name="T854">в то время </text:span><text:span text:style-name="T852">была модель</text:span><text:span text:style-name="T181"> </text:span><text:span text:style-name="T855">S</text:span><text:span text:style-name="Strong_20_Emphasis"><text:span text:style-name="T181">kills–</text:span></text:span><text:span text:style-name="Strong_20_Emphasis"><text:span text:style-name="T855">R</text:span></text:span><text:span text:style-name="Strong_20_Emphasis"><text:span text:style-name="T181">ules–</text:span></text:span><text:span text:style-name="Strong_20_Emphasis"><text:span text:style-name="T855">K</text:span></text:span><text:span text:style-name="Strong_20_Emphasis"><text:span text:style-name="T181">nowledge (SRK)</text:span></text:span><text:span text:style-name="T181">. </text:span><text:span text:style-name="T852">Изначально разработанная инженером Йенсом Расмуссеном как когнитивная модель поведения оператора, в управленческих практиках она </text:span><text:span text:style-name="T856">со временем </text:span><text:span text:style-name="T852">превратилась в социальную лестницу: простые сотрудники должны были отрабатывать навыки (</text:span><text:span text:style-name="Emphasis"><text:span text:style-name="T852">skills</text:span></text:span><text:span text:style-name="T852">), менеджеры — следовать и писать правила (</text:span><text:span text:style-name="Emphasis"><text:span text:style-name="T852">rules</text:span></text:span><text:span text:style-name="T852">), а учёные-стратеги — владеть знанием (</text:span><text:span text:style-name="Emphasis"><text:span text:style-name="T852">knowledge</text:span></text:span><text:span text:style-name="T852">). Вместо развития мышления это закрепляло разницу между людьми и мешало им расти.</text:span></text:p>
      <text:p text:style-name="P67"><text:span text:style-name="T852">Люди тогда тесно взаимодействовали с искусственным интеллектом. Они учились у ИИ, а искусственны</text:span><text:span text:style-name="T857">й</text:span><text:span text:style-name="T852"> интеллект учился у них и у своих прежних версий. Получилась замкнутая петля, которую позже назвали </text:span><text:span text:style-name="Emphasis"><text:span text:style-name="T852">коллапсом модели</text:span></text:span><text:span text:style-name="T852"> или «уроборосом данных»: система питалась собственными результатами и становилась всё беднее и однообразнее. Всё это делало общество уязвимым.</text:span></text:p>
      <text:p text:style-name="P68"><text:soft-page-break/>Катастрофа Четвёртой мировой войны прервала этот процесс. После неё люди были вынуждены отказаться от примитивных схем вроде «идеальной фабрики» с её SRK-логикой. Поэтому сейчас Когнитивную эру изучают не только как эпоху новых технологий, но и как пример того, как общество может разрушать само себя.</text:p>
      <text:p text:style-name="P67">— Рума Лей, студент Колледжа всеобщей памяти, <text:span text:style-name="T858">первый кур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1</text:page-number><text:bookmark-end text:name="PageNumWizard_FOOTER_Default Page Style1"/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4:00:37.633938400</meta:creation-date>
    <dc:date>2025-09-18T16:43:18.186121900</dc:date>
    <meta:editing-duration>P3DT4H54M26S</meta:editing-duration>
    <meta:editing-cycles>624</meta:editing-cycles>
    <meta:generator>LibreOffice/25.2.5.2$Windows_X86_64 LibreOffice_project/03d19516eb2e1dd5d4ccd751a0d6f35f35e08022</meta:generator>
    <meta:print-date>2025-09-18T16:41:01.131381400</meta:print-date>
    <meta:printed-by>PDF files</meta:printed-by>
    <meta:document-statistic meta:table-count="0" meta:image-count="0" meta:object-count="0" meta:page-count="21" meta:paragraph-count="258" meta:word-count="7695" meta:character-count="56387" meta:non-whitespace-character-count="48688"/>
  </office:meta>
</office:document-meta>
</file>